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7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10000"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" office:value-type="float" office:value="0.567798" calcext:value-type="float">
            <text:p>0.567798</text:p>
          </table:table-cell>
          <table:table-cell table:style-name="ce6" office:value-type="float" office:value="0.61413" calcext:value-type="float">
            <text:p>0.61413</text:p>
          </table:table-cell>
          <table:table-cell table:style-name="ce6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6" office:value-type="float" office:value="0.075976" calcext:value-type="float">
            <text:p>0.075976</text:p>
          </table:table-cell>
          <table:table-cell table:style-name="ce6" office:value-type="float" office:value="0.52531" calcext:value-type="float">
            <text:p>0.5253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626994" calcext:value-type="float">
            <text:p>0.62699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504357" calcext:value-type="float">
            <text:p>0.504357</text:p>
          </table:table-cell>
          <table:table-cell table:style-name="ce6" office:value-type="float" office:value="0.593059" calcext:value-type="float">
            <text:p>0.593059</text:p>
          </table:table-cell>
          <table:table-cell office:value-type="float" office:value="0" calcext:value-type="float">
            <text:p>0</text:p>
          </table:table-cell>
          <table:table-cell office:value-type="float" office:value="0.621879" calcext:value-type="float">
            <text:p>0.621879</text:p>
          </table:table-cell>
          <table:table-cell office:value-type="float" office:value="0.550978" calcext:value-type="float">
            <text:p>0.550978</text:p>
          </table:table-cell>
          <table:table-cell table:number-columns-repeated="1000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table:style-name="ce6" office:value-type="float" office:value="0.598035" calcext:value-type="float">
            <text:p>0.598035</text:p>
          </table:table-cell>
          <table:table-cell table:style-name="ce6" office:value-type="float" office:value="0.564866" calcext:value-type="float">
            <text:p>0.564866</text:p>
          </table:table-cell>
          <table:table-cell table:style-name="ce6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6" office:value-type="float" office:value="0.549681" calcext:value-type="float">
            <text:p>0.549681</text:p>
          </table:table-cell>
          <table:table-cell table:style-name="ce6" office:value-type="float" office:value="0.621198" calcext:value-type="float">
            <text:p>0.6211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000177" calcext:value-type="float">
            <text:p>0.000177</text:p>
          </table:table-cell>
          <table:table-cell table:style-name="ce6" office:value-type="float" office:value="0.574068" calcext:value-type="float">
            <text:p>0.57406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346863" calcext:value-type="float">
            <text:p>0.346863</text:p>
          </table:table-cell>
          <table:table-cell office:value-type="float" office:value="0.655479" calcext:value-type="float">
            <text:p>0.655479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.620019" calcext:value-type="float">
            <text:p>0.620019</text:p>
          </table:table-cell>
          <table:table-cell table:style-name="ce6" office:value-type="float" office:value="0.609311" calcext:value-type="float">
            <text:p>0.609311</text:p>
          </table:table-cell>
          <table:table-cell office:value-type="float" office:value="0" calcext:value-type="float">
            <text:p>0</text:p>
          </table:table-cell>
          <table:table-cell office:value-type="float" office:value="0.646239" calcext:value-type="float">
            <text:p>0.646239</text:p>
          </table:table-cell>
          <table:table-cell office:value-type="float" office:value="0.654373" calcext:value-type="float">
            <text:p>0.654373</text:p>
          </table:table-cell>
          <table:table-cell table:number-columns-repeated="1000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table:style-name="ce6" office:value-type="float" office:value="0.63742" calcext:value-type="float">
            <text:p>0.63742</text:p>
          </table:table-cell>
          <table:table-cell table:style-name="ce6" office:value-type="float" office:value="0.649903" calcext:value-type="float">
            <text:p>0.649903</text:p>
          </table:table-cell>
          <table:table-cell table:style-name="ce6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6" office:value-type="float" office:value="0.583352" calcext:value-type="float">
            <text:p>0.583352</text:p>
          </table:table-cell>
          <table:table-cell table:style-name="ce6" office:value-type="float" office:value="0.65396" calcext:value-type="float">
            <text:p>0.65396</text:p>
          </table:table-cell>
          <table:table-cell table:style-name="ce6" office:value-type="float" office:value="0.36143" calcext:value-type="float">
            <text:p>0.36143</text:p>
          </table:table-cell>
          <table:table-cell table:style-name="ce6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581111" calcext:value-type="float">
            <text:p>0.58111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50289" calcext:value-type="float">
            <text:p>0.50289</text:p>
          </table:table-cell>
          <table:table-cell office:value-type="float" office:value="0.658476" calcext:value-type="float">
            <text:p>0.658476</text:p>
          </table:table-cell>
          <table:table-cell office:value-type="float" office:value="0.424311" calcext:value-type="float">
            <text:p>0.424311</text:p>
          </table:table-cell>
          <table:table-cell table:style-name="ce6" office:value-type="float" office:value="0.634444" calcext:value-type="float">
            <text:p>0.634444</text:p>
          </table:table-cell>
          <table:table-cell table:style-name="ce6" office:value-type="float" office:value="0.619827" calcext:value-type="float">
            <text:p>0.619827</text:p>
          </table:table-cell>
          <table:table-cell office:value-type="float" office:value="0.187613" calcext:value-type="float">
            <text:p>0.187613</text:p>
          </table:table-cell>
          <table:table-cell office:value-type="float" office:value="0.651915" calcext:value-type="float">
            <text:p>0.651915</text:p>
          </table:table-cell>
          <table:table-cell office:value-type="float" office:value="0.662446" calcext:value-type="float">
            <text:p>0.662446</text:p>
          </table:table-cell>
          <table:table-cell table:number-columns-repeated="1000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table:style-name="ce6" office:value-type="float" office:value="0.657243" calcext:value-type="float">
            <text:p>0.657243</text:p>
          </table:table-cell>
          <table:table-cell table:style-name="ce6" office:value-type="float" office:value="0.656454" calcext:value-type="float">
            <text:p>0.656454</text:p>
          </table:table-cell>
          <table:table-cell table:style-name="ce6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6" office:value-type="float" office:value="0.595916" calcext:value-type="float">
            <text:p>0.595916</text:p>
          </table:table-cell>
          <table:table-cell table:style-name="ce6" office:value-type="float" office:value="0.650886" calcext:value-type="float">
            <text:p>0.650886</text:p>
          </table:table-cell>
          <table:table-cell table:style-name="ce6" office:value-type="float" office:value="0.596184" calcext:value-type="float">
            <text:p>0.596184</text:p>
          </table:table-cell>
          <table:table-cell table:style-name="ce6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09855" calcext:value-type="float">
            <text:p>0.60985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2822" calcext:value-type="float">
            <text:p>0.602822</text:p>
          </table:table-cell>
          <table:table-cell office:value-type="float" office:value="0.661838" calcext:value-type="float">
            <text:p>0.661838</text:p>
          </table:table-cell>
          <table:table-cell office:value-type="float" office:value="0.617653" calcext:value-type="float">
            <text:p>0.617653</text:p>
          </table:table-cell>
          <table:table-cell table:style-name="ce6" office:value-type="float" office:value="0.649136" calcext:value-type="float">
            <text:p>0.649136</text:p>
          </table:table-cell>
          <table:table-cell table:style-name="ce6" office:value-type="float" office:value="0.648652" calcext:value-type="float">
            <text:p>0.648652</text:p>
          </table:table-cell>
          <table:table-cell office:value-type="float" office:value="0.412427" calcext:value-type="float">
            <text:p>0.412427</text:p>
          </table:table-cell>
          <table:table-cell office:value-type="float" office:value="0.671118" calcext:value-type="float">
            <text:p>0.671118</text:p>
          </table:table-cell>
          <table:table-cell office:value-type="float" office:value="0.664514" calcext:value-type="float">
            <text:p>0.664514</text:p>
          </table:table-cell>
          <table:table-cell table:number-columns-repeated="1000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table:style-name="ce6" office:value-type="float" office:value="0.659481" calcext:value-type="float">
            <text:p>0.659481</text:p>
          </table:table-cell>
          <table:table-cell table:style-name="ce6" office:value-type="float" office:value="0.616058" calcext:value-type="float">
            <text:p>0.616058</text:p>
          </table:table-cell>
          <table:table-cell table:style-name="ce6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6" office:value-type="float" office:value="0.620729" calcext:value-type="float">
            <text:p>0.620729</text:p>
          </table:table-cell>
          <table:table-cell table:style-name="ce6" office:value-type="float" office:value="0.661981" calcext:value-type="float">
            <text:p>0.661981</text:p>
          </table:table-cell>
          <table:table-cell table:style-name="ce6" office:value-type="float" office:value="0.614736" calcext:value-type="float">
            <text:p>0.614736</text:p>
          </table:table-cell>
          <table:table-cell table:style-name="ce6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18708" calcext:value-type="float">
            <text:p>0.61870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04505" calcext:value-type="float">
            <text:p>0.604505</text:p>
          </table:table-cell>
          <table:table-cell office:value-type="float" office:value="0.671785" calcext:value-type="float">
            <text:p>0.671785</text:p>
          </table:table-cell>
          <table:table-cell office:value-type="float" office:value="0.640882" calcext:value-type="float">
            <text:p>0.640882</text:p>
          </table:table-cell>
          <table:table-cell table:style-name="ce6" office:value-type="float" office:value="0.655726" calcext:value-type="float">
            <text:p>0.655726</text:p>
          </table:table-cell>
          <table:table-cell table:style-name="ce6" office:value-type="float" office:value="0.631846" calcext:value-type="float">
            <text:p>0.631846</text:p>
          </table:table-cell>
          <table:table-cell office:value-type="float" office:value="0.600524" calcext:value-type="float">
            <text:p>0.600524</text:p>
          </table:table-cell>
          <table:table-cell office:value-type="float" office:value="0.670702" calcext:value-type="float">
            <text:p>0.670702</text:p>
          </table:table-cell>
          <table:table-cell office:value-type="float" office:value="0.672733" calcext:value-type="float">
            <text:p>0.672733</text:p>
          </table:table-cell>
          <table:table-cell table:number-columns-repeated="1000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table:style-name="ce6" office:value-type="float" office:value="0.648629" calcext:value-type="float">
            <text:p>0.648629</text:p>
          </table:table-cell>
          <table:table-cell table:style-name="ce6" office:value-type="float" office:value="0.651341" calcext:value-type="float">
            <text:p>0.651341</text:p>
          </table:table-cell>
          <table:table-cell table:style-name="ce6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6" office:value-type="float" office:value="0.655592" calcext:value-type="float">
            <text:p>0.655592</text:p>
          </table:table-cell>
          <table:table-cell table:style-name="ce6" office:value-type="float" office:value="0.669113" calcext:value-type="float">
            <text:p>0.669113</text:p>
          </table:table-cell>
          <table:table-cell table:style-name="ce6" office:value-type="float" office:value="0.641604" calcext:value-type="float">
            <text:p>0.641604</text:p>
          </table:table-cell>
          <table:table-cell table:style-name="ce6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1397" calcext:value-type="float">
            <text:p>0.64139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34294" calcext:value-type="float">
            <text:p>0.634294</text:p>
          </table:table-cell>
          <table:table-cell office:value-type="float" office:value="0.675949" calcext:value-type="float">
            <text:p>0.675949</text:p>
          </table:table-cell>
          <table:table-cell office:value-type="float" office:value="0.648276" calcext:value-type="float">
            <text:p>0.648276</text:p>
          </table:table-cell>
          <table:table-cell table:style-name="ce6" office:value-type="float" office:value="0.638203" calcext:value-type="float">
            <text:p>0.638203</text:p>
          </table:table-cell>
          <table:table-cell table:style-name="ce6" office:value-type="float" office:value="0.671388" calcext:value-type="float">
            <text:p>0.671388</text:p>
          </table:table-cell>
          <table:table-cell office:value-type="float" office:value="0.605149" calcext:value-type="float">
            <text:p>0.605149</text:p>
          </table:table-cell>
          <table:table-cell office:value-type="float" office:value="0.676239" calcext:value-type="float">
            <text:p>0.676239</text:p>
          </table:table-cell>
          <table:table-cell office:value-type="float" office:value="0.654719" calcext:value-type="float">
            <text:p>0.654719</text:p>
          </table:table-cell>
          <table:table-cell table:number-columns-repeated="1000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table:style-name="ce6" office:value-type="float" office:value="0.669622" calcext:value-type="float">
            <text:p>0.669622</text:p>
          </table:table-cell>
          <table:table-cell table:style-name="ce6" office:value-type="float" office:value="0.66587" calcext:value-type="float">
            <text:p>0.66587</text:p>
          </table:table-cell>
          <table:table-cell table:style-name="ce6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6" office:value-type="float" office:value="0.656153" calcext:value-type="float">
            <text:p>0.656153</text:p>
          </table:table-cell>
          <table:table-cell table:style-name="ce6" office:value-type="float" office:value="0.673115" calcext:value-type="float">
            <text:p>0.673115</text:p>
          </table:table-cell>
          <table:table-cell table:style-name="ce6" office:value-type="float" office:value="0.651614" calcext:value-type="float">
            <text:p>0.651614</text:p>
          </table:table-cell>
          <table:table-cell table:style-name="ce6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42527" calcext:value-type="float">
            <text:p>0.64252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2659" calcext:value-type="float">
            <text:p>0.652659</text:p>
          </table:table-cell>
          <table:table-cell office:value-type="float" office:value="0.684415" calcext:value-type="float">
            <text:p>0.684415</text:p>
          </table:table-cell>
          <table:table-cell office:value-type="float" office:value="0.649573" calcext:value-type="float">
            <text:p>0.649573</text:p>
          </table:table-cell>
          <table:table-cell table:style-name="ce6" office:value-type="float" office:value="0.670295" calcext:value-type="float">
            <text:p>0.670295</text:p>
          </table:table-cell>
          <table:table-cell table:style-name="ce6" office:value-type="float" office:value="0.665349" calcext:value-type="float">
            <text:p>0.665349</text:p>
          </table:table-cell>
          <table:table-cell office:value-type="float" office:value="0.613752" calcext:value-type="float">
            <text:p>0.613752</text:p>
          </table:table-cell>
          <table:table-cell office:value-type="float" office:value="0.680878" calcext:value-type="float">
            <text:p>0.680878</text:p>
          </table:table-cell>
          <table:table-cell office:value-type="float" office:value="0.66072" calcext:value-type="float">
            <text:p>0.66072</text:p>
          </table:table-cell>
          <table:table-cell table:number-columns-repeated="1000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7" office:value-type="float" office:value="0.678586" calcext:value-type="float">
            <text:p>0.678586</text:p>
          </table:table-cell>
          <table:table-cell table:style-name="ce6" office:value-type="float" office:value="0.686585" calcext:value-type="float">
            <text:p>0.686585</text:p>
          </table:table-cell>
          <table:table-cell table:style-name="ce6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7" office:value-type="float" office:value="0.673324" calcext:value-type="float">
            <text:p>0.673324</text:p>
          </table:table-cell>
          <table:table-cell table:style-name="ce6" office:value-type="float" office:value="0.659692" calcext:value-type="float">
            <text:p>0.659692</text:p>
          </table:table-cell>
          <table:table-cell table:style-name="ce6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.650521" calcext:value-type="float">
            <text:p>0.65052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5354" calcext:value-type="float">
            <text:p>0.65354</text:p>
          </table:table-cell>
          <table:table-cell office:value-type="float" office:value="0.700393" calcext:value-type="float">
            <text:p>0.700393</text:p>
          </table:table-cell>
          <table:table-cell office:value-type="float" office:value="0.650012" calcext:value-type="float">
            <text:p>0.650012</text:p>
          </table:table-cell>
          <table:table-cell table:style-name="ce6" office:value-type="float" office:value="0.650726" calcext:value-type="float">
            <text:p>0.650726</text:p>
          </table:table-cell>
          <table:table-cell table:style-name="ce7" office:value-type="float" office:value="0.659924" calcext:value-type="float">
            <text:p>0.659924</text:p>
          </table:table-cell>
          <table:table-cell office:value-type="float" office:value="0.617569" calcext:value-type="float">
            <text:p>0.617569</text:p>
          </table:table-cell>
          <table:table-cell office:value-type="float" office:value="0.676312" calcext:value-type="float">
            <text:p>0.676312</text:p>
          </table:table-cell>
          <table:table-cell office:value-type="float" office:value="0.672928" calcext:value-type="float">
            <text:p>0.672928</text:p>
          </table:table-cell>
          <table:table-cell table:number-columns-repeated="1000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table:style-name="ce6" office:value-type="float" office:value="0.679238" calcext:value-type="float">
            <text:p>0.679238</text:p>
          </table:table-cell>
          <table:table-cell table:style-name="ce6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7" office:value-type="float" office:value="0.680372" calcext:value-type="float">
            <text:p>0.680372</text:p>
          </table:table-cell>
          <table:table-cell table:style-name="ce6" office:value-type="float" office:value="0.654934" calcext:value-type="float">
            <text:p>0.654934</text:p>
          </table:table-cell>
          <table:table-cell table:style-name="ce6" office:value-type="float" office:value="0.66287" calcext:value-type="float">
            <text:p>0.66287</text:p>
          </table:table-cell>
          <table:table-cell table:style-name="ce6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7" office:value-type="float" office:value="0.615898" calcext:value-type="float">
            <text:p>0.61589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56573" calcext:value-type="float">
            <text:p>0.656573</text:p>
          </table:table-cell>
          <table:table-cell office:value-type="float" office:value="0" calcext:value-type="float">
            <text:p>0</text:p>
          </table:table-cell>
          <table:table-cell office:value-type="float" office:value="0.658603" calcext:value-type="float">
            <text:p>0.658603</text:p>
          </table:table-cell>
          <table:table-cell table:style-name="ce7" office:value-type="float" office:value="0.700799" calcext:value-type="float">
            <text:p>0.700799</text:p>
          </table:table-cell>
          <table:table-cell table:style-name="ce7" office:value-type="float" office:value="0.650247" calcext:value-type="float">
            <text:p>0.650247</text:p>
          </table:table-cell>
          <table:table-cell table:style-name="ce6" office:value-type="float" office:value="0.674268" calcext:value-type="float">
            <text:p>0.674268</text:p>
          </table:table-cell>
          <table:table-cell table:style-name="ce6" office:value-type="float" office:value="0.590976" calcext:value-type="float">
            <text:p>0.590976</text:p>
          </table:table-cell>
          <table:table-cell office:value-type="float" office:value="0.634483" calcext:value-type="float">
            <text:p>0.634483</text:p>
          </table:table-cell>
          <table:table-cell office:value-type="float" office:value="0.67777" calcext:value-type="float">
            <text:p>0.67777</text:p>
          </table:table-cell>
          <table:table-cell office:value-type="float" office:value="0.674321" calcext:value-type="float">
            <text:p>0.674321</text:p>
          </table:table-cell>
          <table:table-cell table:number-columns-repeated="1000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table:style-name="ce6" office:value-type="float" office:value="0.6737" calcext:value-type="float">
            <text:p>0.6737</text:p>
          </table:table-cell>
          <table:table-cell table:style-name="ce6" office:value-type="float" office:value="0.681989" calcext:value-type="float">
            <text:p>0.681989</text:p>
          </table:table-cell>
          <table:table-cell table:style-name="ce6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6" office:value-type="float" office:value="0.652132" calcext:value-type="float">
            <text:p>0.652132</text:p>
          </table:table-cell>
          <table:table-cell table:style-name="ce6" office:value-type="float" office:value="0.647032" calcext:value-type="float">
            <text:p>0.647032</text:p>
          </table:table-cell>
          <table:table-cell table:style-name="ce6" office:value-type="float" office:value="0.668318" calcext:value-type="float">
            <text:p>0.668318</text:p>
          </table:table-cell>
          <table:table-cell table:style-name="ce6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0.662615" calcext:value-type="float">
            <text:p>0.662615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263" calcext:value-type="float">
            <text:p>0.66263</text:p>
          </table:table-cell>
          <table:table-cell office:value-type="float" office:value="0.693009" calcext:value-type="float">
            <text:p>0.693009</text:p>
          </table:table-cell>
          <table:table-cell office:value-type="float" office:value="0.678105" calcext:value-type="float">
            <text:p>0.678105</text:p>
          </table:table-cell>
          <table:table-cell table:style-name="ce6" office:value-type="float" office:value="0.660395" calcext:value-type="float">
            <text:p>0.660395</text:p>
          </table:table-cell>
          <table:table-cell table:style-name="ce6" office:value-type="float" office:value="0.677617" calcext:value-type="float">
            <text:p>0.677617</text:p>
          </table:table-cell>
          <table:table-cell office:value-type="float" office:value="0.619592" calcext:value-type="float">
            <text:p>0.619592</text:p>
          </table:table-cell>
          <table:table-cell office:value-type="float" office:value="0.678479" calcext:value-type="float">
            <text:p>0.678479</text:p>
          </table:table-cell>
          <table:table-cell office:value-type="float" office:value="0.687044" calcext:value-type="float">
            <text:p>0.687044</text:p>
          </table:table-cell>
          <table:table-cell table:number-columns-repeated="1000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table:style-name="ce6" office:value-type="float" office:value="0.67185" calcext:value-type="float">
            <text:p>0.67185</text:p>
          </table:table-cell>
          <table:table-cell table:style-name="ce6" office:value-type="float" office:value="0.670344" calcext:value-type="float">
            <text:p>0.670344</text:p>
          </table:table-cell>
          <table:table-cell table:style-name="ce7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6" office:value-type="float" office:value="0.64988" calcext:value-type="float">
            <text:p>0.64988</text:p>
          </table:table-cell>
          <table:table-cell table:style-name="ce6" office:value-type="float" office:value="0.65573" calcext:value-type="float">
            <text:p>0.65573</text:p>
          </table:table-cell>
          <table:table-cell table:style-name="ce6" office:value-type="float" office:value="0.644315" calcext:value-type="float">
            <text:p>0.644315</text:p>
          </table:table-cell>
          <table:table-cell table:style-name="ce7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20144" calcext:value-type="float">
            <text:p>0.520144</text:p>
          </table:table-cell>
          <table:table-cell table:style-name="ce6" office:value-type="float" office:value="0.662581" calcext:value-type="float">
            <text:p>0.66258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.665518" calcext:value-type="float">
            <text:p>0.665518</text:p>
          </table:table-cell>
          <table:table-cell office:value-type="float" office:value="0.666321" calcext:value-type="float">
            <text:p>0.666321</text:p>
          </table:table-cell>
          <table:table-cell office:value-type="float" office:value="0.67861" calcext:value-type="float">
            <text:p>0.67861</text:p>
          </table:table-cell>
          <table:table-cell table:style-name="ce6" office:value-type="float" office:value="0.68385" calcext:value-type="float">
            <text:p>0.68385</text:p>
          </table:table-cell>
          <table:table-cell table:style-name="ce6" office:value-type="float" office:value="0.6559" calcext:value-type="float">
            <text:p>0.6559</text:p>
          </table:table-cell>
          <table:table-cell office:value-type="float" office:value="0.641887" calcext:value-type="float">
            <text:p>0.641887</text:p>
          </table:table-cell>
          <table:table-cell office:value-type="float" office:value="0.68492" calcext:value-type="float">
            <text:p>0.68492</text:p>
          </table:table-cell>
          <table:table-cell office:value-type="float" office:value="0.661651" calcext:value-type="float">
            <text:p>0.661651</text:p>
          </table:table-cell>
          <table:table-cell table:number-columns-repeated="1000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table:style-name="ce6" office:value-type="float" office:value="0.652944" calcext:value-type="float">
            <text:p>0.652944</text:p>
          </table:table-cell>
          <table:table-cell table:style-name="ce6" office:value-type="float" office:value="0.655398" calcext:value-type="float">
            <text:p>0.655398</text:p>
          </table:table-cell>
          <table:table-cell table:style-name="ce6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6" office:value-type="float" office:value="0.668719" calcext:value-type="float">
            <text:p>0.668719</text:p>
          </table:table-cell>
          <table:table-cell table:style-name="ce6" office:value-type="float" office:value="0.672885" calcext:value-type="float">
            <text:p>0.672885</text:p>
          </table:table-cell>
          <table:table-cell table:style-name="ce6" office:value-type="float" office:value="0.65754" calcext:value-type="float">
            <text:p>0.65754</text:p>
          </table:table-cell>
          <table:table-cell table:style-name="ce6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587938" calcext:value-type="float">
            <text:p>0.587938</text:p>
          </table:table-cell>
          <table:table-cell table:style-name="ce6" office:value-type="float" office:value="0.666489" calcext:value-type="float">
            <text:p>0.666489</text:p>
          </table:table-cell>
          <table:table-cell table:style-name="ce6" office:value-type="float" office:value="0.000089" calcext:value-type="float">
            <text:p>8.9E-05</text:p>
          </table:table-cell>
          <table:table-cell office:value-type="float" office:value="0.654339" calcext:value-type="float">
            <text:p>0.654339</text:p>
          </table:table-cell>
          <table:table-cell office:value-type="float" office:value="0.689139" calcext:value-type="float">
            <text:p>0.689139</text:p>
          </table:table-cell>
          <table:table-cell office:value-type="float" office:value="0.679383" calcext:value-type="float">
            <text:p>0.679383</text:p>
          </table:table-cell>
          <table:table-cell table:style-name="ce6" office:value-type="float" office:value="0.682048" calcext:value-type="float">
            <text:p>0.682048</text:p>
          </table:table-cell>
          <table:table-cell table:style-name="ce6" office:value-type="float" office:value="0.684402" calcext:value-type="float">
            <text:p>0.684402</text:p>
          </table:table-cell>
          <table:table-cell office:value-type="float" office:value="0.649041" calcext:value-type="float">
            <text:p>0.649041</text:p>
          </table:table-cell>
          <table:table-cell office:value-type="float" office:value="0.671029" calcext:value-type="float">
            <text:p>0.671029</text:p>
          </table:table-cell>
          <table:table-cell office:value-type="float" office:value="0.66631" calcext:value-type="float">
            <text:p>0.66631</text:p>
          </table:table-cell>
          <table:table-cell table:number-columns-repeated="1000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table:style-name="ce6" office:value-type="float" office:value="0.66894" calcext:value-type="float">
            <text:p>0.66894</text:p>
          </table:table-cell>
          <table:table-cell table:style-name="ce8" office:value-type="float" office:value="0.674051" calcext:value-type="float">
            <text:p>0.674051</text:p>
          </table:table-cell>
          <table:table-cell table:style-name="ce6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6" office:value-type="float" office:value="0.673847" calcext:value-type="float">
            <text:p>0.673847</text:p>
          </table:table-cell>
          <table:table-cell table:style-name="ce6" office:value-type="float" office:value="0.691537" calcext:value-type="float">
            <text:p>0.691537</text:p>
          </table:table-cell>
          <table:table-cell table:style-name="ce8" office:value-type="float" office:value="0.673666" calcext:value-type="float">
            <text:p>0.673666</text:p>
          </table:table-cell>
          <table:table-cell table:style-name="ce6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0.486865" calcext:value-type="float">
            <text:p>0.486865</text:p>
          </table:table-cell>
          <table:table-cell table:style-name="ce8" office:value-type="float" office:value="0.645687" calcext:value-type="float">
            <text:p>0.645687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65821" calcext:value-type="float">
            <text:p>0.665821</text:p>
          </table:table-cell>
          <table:table-cell office:value-type="float" office:value="0.715732" calcext:value-type="float">
            <text:p>0.715732</text:p>
          </table:table-cell>
          <table:table-cell office:value-type="float" office:value="0.680494" calcext:value-type="float">
            <text:p>0.680494</text:p>
          </table:table-cell>
          <table:table-cell table:style-name="ce6" office:value-type="float" office:value="0.678846" calcext:value-type="float">
            <text:p>0.678846</text:p>
          </table:table-cell>
          <table:table-cell table:style-name="ce6" office:value-type="float" office:value="0.659363" calcext:value-type="float">
            <text:p>0.659363</text:p>
          </table:table-cell>
          <table:table-cell office:value-type="float" office:value="0.652259" calcext:value-type="float">
            <text:p>0.652259</text:p>
          </table:table-cell>
          <table:table-cell office:value-type="float" office:value="0.659216" calcext:value-type="float">
            <text:p>0.659216</text:p>
          </table:table-cell>
          <table:table-cell office:value-type="float" office:value="0.691229" calcext:value-type="float">
            <text:p>0.691229</text:p>
          </table:table-cell>
          <table:table-cell table:number-columns-repeated="1000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table:style-name="ce6" office:value-type="float" office:value="0.67963" calcext:value-type="float">
            <text:p>0.67963</text:p>
          </table:table-cell>
          <table:table-cell table:style-name="ce6" office:value-type="float" office:value="0.681549" calcext:value-type="float">
            <text:p>0.681549</text:p>
          </table:table-cell>
          <table:table-cell table:style-name="ce6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6" office:value-type="float" office:value="0.672918" calcext:value-type="float">
            <text:p>0.672918</text:p>
          </table:table-cell>
          <table:table-cell table:style-name="ce6" office:value-type="float" office:value="0.649711" calcext:value-type="float">
            <text:p>0.649711</text:p>
          </table:table-cell>
          <table:table-cell table:style-name="ce6" office:value-type="float" office:value="0.676968" calcext:value-type="float">
            <text:p>0.676968</text:p>
          </table:table-cell>
          <table:table-cell table:style-name="ce6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6" office:value-type="float" office:value="0.499636" calcext:value-type="float">
            <text:p>0.499636</text:p>
          </table:table-cell>
          <table:table-cell table:style-name="ce6" office:value-type="float" office:value="0.509525" calcext:value-type="float">
            <text:p>0.509525</text:p>
          </table:table-cell>
          <table:table-cell table:style-name="ce6" office:value-type="float" office:value="0.663078" calcext:value-type="float">
            <text:p>0.663078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.671085" calcext:value-type="float">
            <text:p>0.671085</text:p>
          </table:table-cell>
          <table:table-cell office:value-type="float" office:value="0.692114" calcext:value-type="float">
            <text:p>0.692114</text:p>
          </table:table-cell>
          <table:table-cell office:value-type="float" office:value="0.625803" calcext:value-type="float">
            <text:p>0.625803</text:p>
          </table:table-cell>
          <table:table-cell table:style-name="ce6" office:value-type="float" office:value="0.656597" calcext:value-type="float">
            <text:p>0.656597</text:p>
          </table:table-cell>
          <table:table-cell table:style-name="ce6" office:value-type="float" office:value="0.673471" calcext:value-type="float">
            <text:p>0.673471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688059" calcext:value-type="float">
            <text:p>0.688059</text:p>
          </table:table-cell>
          <table:table-cell office:value-type="float" office:value="0.663221" calcext:value-type="float">
            <text:p>0.663221</text:p>
          </table:table-cell>
          <table:table-cell table:number-columns-repeated="1000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table:style-name="ce6" office:value-type="float" office:value="0.647389" calcext:value-type="float">
            <text:p>0.647389</text:p>
          </table:table-cell>
          <table:table-cell table:style-name="ce6" office:value-type="float" office:value="0.666968" calcext:value-type="float">
            <text:p>0.666968</text:p>
          </table:table-cell>
          <table:table-cell table:style-name="ce6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6" office:value-type="float" office:value="0.675256" calcext:value-type="float">
            <text:p>0.675256</text:p>
          </table:table-cell>
          <table:table-cell table:style-name="ce6" office:value-type="float" office:value="0.636041" calcext:value-type="float">
            <text:p>0.636041</text:p>
          </table:table-cell>
          <table:table-cell table:style-name="ce6" office:value-type="float" office:value="0.676557" calcext:value-type="float">
            <text:p>0.676557</text:p>
          </table:table-cell>
          <table:table-cell table:style-name="ce6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6" office:value-type="float" office:value="0.58119" calcext:value-type="float">
            <text:p>0.58119</text:p>
          </table:table-cell>
          <table:table-cell table:style-name="ce6" office:value-type="float" office:value="0.583805" calcext:value-type="float">
            <text:p>0.583805</text:p>
          </table:table-cell>
          <table:table-cell table:style-name="ce6" office:value-type="float" office:value="0.67448" calcext:value-type="float">
            <text:p>0.67448</text:p>
          </table:table-cell>
          <table:table-cell table:style-name="ce6" office:value-type="float" office:value="0.370897" calcext:value-type="float">
            <text:p>0.370897</text:p>
          </table:table-cell>
          <table:table-cell office:value-type="float" office:value="0.64091" calcext:value-type="float">
            <text:p>0.64091</text:p>
          </table:table-cell>
          <table:table-cell office:value-type="float" office:value="0.695858" calcext:value-type="float">
            <text:p>0.695858</text:p>
          </table:table-cell>
          <table:table-cell office:value-type="float" office:value="0.679804" calcext:value-type="float">
            <text:p>0.679804</text:p>
          </table:table-cell>
          <table:table-cell table:style-name="ce6" office:value-type="float" office:value="0.633039" calcext:value-type="float">
            <text:p>0.633039</text:p>
          </table:table-cell>
          <table:table-cell table:style-name="ce6" office:value-type="float" office:value="0.667369" calcext:value-type="float">
            <text:p>0.667369</text:p>
          </table:table-cell>
          <table:table-cell office:value-type="float" office:value="0.639269" calcext:value-type="float">
            <text:p>0.639269</text:p>
          </table:table-cell>
          <table:table-cell office:value-type="float" office:value="0.686798" calcext:value-type="float">
            <text:p>0.686798</text:p>
          </table:table-cell>
          <table:table-cell office:value-type="float" office:value="0.690314" calcext:value-type="float">
            <text:p>0.690314</text:p>
          </table:table-cell>
          <table:table-cell table:number-columns-repeated="1000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table:style-name="ce6" office:value-type="float" office:value="0.691277" calcext:value-type="float">
            <text:p>0.691277</text:p>
          </table:table-cell>
          <table:table-cell table:style-name="ce8" office:value-type="float" office:value="0.694692" calcext:value-type="float">
            <text:p>0.694692</text:p>
          </table:table-cell>
          <table:table-cell table:style-name="ce6" office:value-type="float" office:value="0.689779" calcext:value-type="float">
            <text:p>0.689779</text:p>
          </table:table-cell>
          <table:table-cell table:style-name="ce7" office:value-type="float" office:value="0.603924" calcext:value-type="float">
            <text:p>0.603924</text:p>
          </table:table-cell>
          <table:table-cell table:style-name="ce7" office:value-type="float" office:value="0.697411" calcext:value-type="float">
            <text:p>0.697411</text:p>
          </table:table-cell>
          <table:table-cell table:style-name="ce6" office:value-type="float" office:value="0.687332" calcext:value-type="float">
            <text:p>0.687332</text:p>
          </table:table-cell>
          <table:table-cell table:style-name="ce6" office:value-type="float" office:value="0.686774" calcext:value-type="float">
            <text:p>0.686774</text:p>
          </table:table-cell>
          <table:table-cell table:style-name="ce8" office:value-type="float" office:value="0.684103" calcext:value-type="float">
            <text:p>0.684103</text:p>
          </table:table-cell>
          <table:table-cell table:style-name="ce6" office:value-type="float" office:value="0.679422" calcext:value-type="float">
            <text:p>0.679422</text:p>
          </table:table-cell>
          <table:table-cell table:style-name="ce7" office:value-type="float" office:value="0.678829" calcext:value-type="float">
            <text:p>0.678829</text:p>
          </table:table-cell>
          <table:table-cell table:style-name="ce7" office:value-type="float" office:value="0.659763" calcext:value-type="float">
            <text:p>0.659763</text:p>
          </table:table-cell>
          <table:table-cell table:style-name="ce6" office:value-type="float" office:value="0.596252" calcext:value-type="float">
            <text:p>0.596252</text:p>
          </table:table-cell>
          <table:table-cell table:style-name="ce6" office:value-type="float" office:value="0.618568" calcext:value-type="float">
            <text:p>0.618568</text:p>
          </table:table-cell>
          <table:table-cell table:style-name="ce8" office:value-type="float" office:value="0.655583" calcext:value-type="float">
            <text:p>0.655583</text:p>
          </table:table-cell>
          <table:table-cell table:style-name="ce6" office:value-type="float" office:value="0.182041" calcext:value-type="float">
            <text:p>0.182041</text:p>
          </table:table-cell>
          <table:table-cell table:style-name="ce7" office:value-type="float" office:value="0.661956" calcext:value-type="float">
            <text:p>0.661956</text:p>
          </table:table-cell>
          <table:table-cell table:style-name="ce7" office:value-type="float" office:value="0.723708" calcext:value-type="float">
            <text:p>0.723708</text:p>
          </table:table-cell>
          <table:table-cell table:style-name="ce7" office:value-type="float" office:value="0.665171" calcext:value-type="float">
            <text:p>0.665171</text:p>
          </table:table-cell>
          <table:table-cell table:style-name="ce6" office:value-type="float" office:value="0.690978" calcext:value-type="float">
            <text:p>0.690978</text:p>
          </table:table-cell>
          <table:table-cell table:style-name="ce6" office:value-type="float" office:value="0.68096" calcext:value-type="float">
            <text:p>0.68096</text:p>
          </table:table-cell>
          <table:table-cell office:value-type="float" office:value="0.657768" calcext:value-type="float">
            <text:p>0.657768</text:p>
          </table:table-cell>
          <table:table-cell office:value-type="float" office:value="0.671367" calcext:value-type="float">
            <text:p>0.671367</text:p>
          </table:table-cell>
          <table:table-cell office:value-type="float" office:value="0.675729" calcext:value-type="float">
            <text:p>0.675729</text:p>
          </table:table-cell>
          <table:table-cell table:number-columns-repeated="1000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table:style-name="ce6" office:value-type="float" office:value="0.669718" calcext:value-type="float">
            <text:p>0.669718</text:p>
          </table:table-cell>
          <table:table-cell table:style-name="ce6" office:value-type="float" office:value="0.678297" calcext:value-type="float">
            <text:p>0.678297</text:p>
          </table:table-cell>
          <table:table-cell table:style-name="ce6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6" office:value-type="float" office:value="0.688569" calcext:value-type="float">
            <text:p>0.688569</text:p>
          </table:table-cell>
          <table:table-cell table:style-name="ce6" office:value-type="float" office:value="0.641225" calcext:value-type="float">
            <text:p>0.641225</text:p>
          </table:table-cell>
          <table:table-cell table:style-name="ce6" office:value-type="float" office:value="0.657572" calcext:value-type="float">
            <text:p>0.657572</text:p>
          </table:table-cell>
          <table:table-cell table:style-name="ce6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6" office:value-type="float" office:value="0.60029" calcext:value-type="float">
            <text:p>0.60029</text:p>
          </table:table-cell>
          <table:table-cell table:style-name="ce6" office:value-type="float" office:value="0.592974" calcext:value-type="float">
            <text:p>0.592974</text:p>
          </table:table-cell>
          <table:table-cell table:style-name="ce6" office:value-type="float" office:value="0.680219" calcext:value-type="float">
            <text:p>0.680219</text:p>
          </table:table-cell>
          <table:table-cell table:style-name="ce6" office:value-type="float" office:value="0.010872" calcext:value-type="float">
            <text:p>0.010872</text:p>
          </table:table-cell>
          <table:table-cell office:value-type="float" office:value="0.680345" calcext:value-type="float">
            <text:p>0.680345</text:p>
          </table:table-cell>
          <table:table-cell office:value-type="float" office:value="0.716506" calcext:value-type="float">
            <text:p>0.716506</text:p>
          </table:table-cell>
          <table:table-cell office:value-type="float" office:value="0.678826" calcext:value-type="float">
            <text:p>0.678826</text:p>
          </table:table-cell>
          <table:table-cell table:style-name="ce6" office:value-type="float" office:value="0.672884" calcext:value-type="float">
            <text:p>0.672884</text:p>
          </table:table-cell>
          <table:table-cell table:style-name="ce6" office:value-type="float" office:value="0.657126" calcext:value-type="float">
            <text:p>0.657126</text:p>
          </table:table-cell>
          <table:table-cell office:value-type="float" office:value="0.661672" calcext:value-type="float">
            <text:p>0.661672</text:p>
          </table:table-cell>
          <table:table-cell office:value-type="float" office:value="0.674229" calcext:value-type="float">
            <text:p>0.674229</text:p>
          </table:table-cell>
          <table:table-cell office:value-type="float" office:value="0.67355" calcext:value-type="float">
            <text:p>0.67355</text:p>
          </table:table-cell>
          <table:table-cell table:number-columns-repeated="1000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table:style-name="ce6" office:value-type="float" office:value="0.685777" calcext:value-type="float">
            <text:p>0.685777</text:p>
          </table:table-cell>
          <table:table-cell table:style-name="ce6" office:value-type="float" office:value="0.692032" calcext:value-type="float">
            <text:p>0.692032</text:p>
          </table:table-cell>
          <table:table-cell table:style-name="ce6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office:value-type="float" office:value="0.682855" calcext:value-type="float">
            <text:p>0.682855</text:p>
          </table:table-cell>
          <table:table-cell office:value-type="float" office:value="0.365842" calcext:value-type="float">
            <text:p>0.365842</text:p>
          </table:table-cell>
          <table:table-cell office:value-type="float" office:value="0.641929" calcext:value-type="float">
            <text:p>0.641929</text:p>
          </table:table-cell>
          <table:table-cell office:value-type="float" office:value="0.715427" calcext:value-type="float">
            <text:p>0.715427</text:p>
          </table:table-cell>
          <table:table-cell office:value-type="float" office:value="0.703446" calcext:value-type="float">
            <text:p>0.703446</text:p>
          </table:table-cell>
          <table:table-cell office:value-type="float" office:value="0.639292" calcext:value-type="float">
            <text:p>0.639292</text:p>
          </table:table-cell>
          <table:table-cell office:value-type="float" office:value="0.666336" calcext:value-type="float">
            <text:p>0.666336</text:p>
          </table:table-cell>
          <table:table-cell office:value-type="float" office:value="0.666714" calcext:value-type="float">
            <text:p>0.666714</text:p>
          </table:table-cell>
          <table:table-cell office:value-type="float" office:value="0.682012" calcext:value-type="float">
            <text:p>0.682012</text:p>
          </table:table-cell>
          <table:table-cell office:value-type="float" office:value="0.675125" calcext:value-type="float">
            <text:p>0.675125</text:p>
          </table:table-cell>
          <table:table-cell table:number-columns-repeated="1000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table:style-name="ce6" office:value-type="float" office:value="0.673923" calcext:value-type="float">
            <text:p>0.673923</text:p>
          </table:table-cell>
          <table:table-cell table:style-name="ce6" office:value-type="float" office:value="0.687786" calcext:value-type="float">
            <text:p>0.687786</text:p>
          </table:table-cell>
          <table:table-cell table:style-name="ce6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7" office:value-type="float" office:value="0.625719" calcext:value-type="float">
            <text:p>0.625719</text:p>
          </table:table-cell>
          <table:table-cell office:value-type="float" office:value="0.685407" calcext:value-type="float">
            <text:p>0.685407</text:p>
          </table:table-cell>
          <table:table-cell office:value-type="float" office:value="0.372428" calcext:value-type="float">
            <text:p>0.372428</text:p>
          </table:table-cell>
          <table:table-cell office:value-type="float" office:value="0.681514" calcext:value-type="float">
            <text:p>0.681514</text:p>
          </table:table-cell>
          <table:table-cell office:value-type="float" office:value="0.707556" calcext:value-type="float">
            <text:p>0.707556</text:p>
          </table:table-cell>
          <table:table-cell office:value-type="float" office:value="0.70563" calcext:value-type="float">
            <text:p>0.70563</text:p>
          </table:table-cell>
          <table:table-cell office:value-type="float" office:value="0.674378" calcext:value-type="float">
            <text:p>0.674378</text:p>
          </table:table-cell>
          <table:table-cell office:value-type="float" office:value="0.633667" calcext:value-type="float">
            <text:p>0.633667</text:p>
          </table:table-cell>
          <table:table-cell office:value-type="float" office:value="0.670173" calcext:value-type="float">
            <text:p>0.670173</text:p>
          </table:table-cell>
          <table:table-cell office:value-type="float" office:value="0.685221" calcext:value-type="float">
            <text:p>0.685221</text:p>
          </table:table-cell>
          <table:table-cell office:value-type="float" office:value="0.681987" calcext:value-type="float">
            <text:p>0.681987</text:p>
          </table:table-cell>
          <table:table-cell table:number-columns-repeated="1000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table:style-name="ce6" office:value-type="float" office:value="0.699915" calcext:value-type="float">
            <text:p>0.699915</text:p>
          </table:table-cell>
          <table:table-cell table:style-name="ce6" office:value-type="float" office:value="0.648962" calcext:value-type="float">
            <text:p>0.648962</text:p>
          </table:table-cell>
          <table:table-cell table:style-name="ce6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office:value-type="float" office:value="0.679569" calcext:value-type="float">
            <text:p>0.679569</text:p>
          </table:table-cell>
          <table:table-cell office:value-type="float" office:value="0.39808" calcext:value-type="float">
            <text:p>0.39808</text:p>
          </table:table-cell>
          <table:table-cell office:value-type="float" office:value="0.681761" calcext:value-type="float">
            <text:p>0.681761</text:p>
          </table:table-cell>
          <table:table-cell office:value-type="float" office:value="0.703636" calcext:value-type="float">
            <text:p>0.703636</text:p>
          </table:table-cell>
          <table:table-cell office:value-type="float" office:value="0.701724" calcext:value-type="float">
            <text:p>0.701724</text:p>
          </table:table-cell>
          <table:table-cell office:value-type="float" office:value="0.654564" calcext:value-type="float">
            <text:p>0.654564</text:p>
          </table:table-cell>
          <table:table-cell office:value-type="float" office:value="0.681929" calcext:value-type="float">
            <text:p>0.681929</text:p>
          </table:table-cell>
          <table:table-cell office:value-type="float" office:value="0.657355" calcext:value-type="float">
            <text:p>0.657355</text:p>
          </table:table-cell>
          <table:table-cell office:value-type="float" office:value="0.671769" calcext:value-type="float">
            <text:p>0.671769</text:p>
          </table:table-cell>
          <table:table-cell office:value-type="float" office:value="0.693999" calcext:value-type="float">
            <text:p>0.693999</text:p>
          </table:table-cell>
          <table:table-cell table:number-columns-repeated="1000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table:style-name="ce6" office:value-type="float" office:value="0.67201" calcext:value-type="float">
            <text:p>0.67201</text:p>
          </table:table-cell>
          <table:table-cell table:style-name="ce6" office:value-type="float" office:value="0.663536" calcext:value-type="float">
            <text:p>0.663536</text:p>
          </table:table-cell>
          <table:table-cell table:style-name="ce6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7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office:value-type="float" office:value="0.66787" calcext:value-type="float">
            <text:p>0.66787</text:p>
          </table:table-cell>
          <table:table-cell office:value-type="float" office:value="0.280259" calcext:value-type="float">
            <text:p>0.280259</text:p>
          </table:table-cell>
          <table:table-cell office:value-type="float" office:value="0.687756" calcext:value-type="float">
            <text:p>0.687756</text:p>
          </table:table-cell>
          <table:table-cell office:value-type="float" office:value="0.712583" calcext:value-type="float">
            <text:p>0.712583</text:p>
          </table:table-cell>
          <table:table-cell office:value-type="float" office:value="0.710611" calcext:value-type="float">
            <text:p>0.710611</text:p>
          </table:table-cell>
          <table:table-cell office:value-type="float" office:value="0.690733" calcext:value-type="float">
            <text:p>0.690733</text:p>
          </table:table-cell>
          <table:table-cell office:value-type="float" office:value="0.680634" calcext:value-type="float">
            <text:p>0.680634</text:p>
          </table:table-cell>
          <table:table-cell office:value-type="float" office:value="0.67207" calcext:value-type="float">
            <text:p>0.67207</text:p>
          </table:table-cell>
          <table:table-cell office:value-type="float" office:value="0.675139" calcext:value-type="float">
            <text:p>0.675139</text:p>
          </table:table-cell>
          <table:table-cell office:value-type="float" office:value="0.671159" calcext:value-type="float">
            <text:p>0.671159</text:p>
          </table:table-cell>
          <table:table-cell table:number-columns-repeated="1000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table:style-name="ce6" office:value-type="float" office:value="0.693688" calcext:value-type="float">
            <text:p>0.693688</text:p>
          </table:table-cell>
          <table:table-cell table:style-name="ce7" office:value-type="float" office:value="0.68215" calcext:value-type="float">
            <text:p>0.68215</text:p>
          </table:table-cell>
          <table:table-cell table:style-name="ce6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7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office:value-type="float" office:value="0.681485" calcext:value-type="float">
            <text:p>0.681485</text:p>
          </table:table-cell>
          <table:table-cell office:value-type="float" office:value="0.251484" calcext:value-type="float">
            <text:p>0.251484</text:p>
          </table:table-cell>
          <table:table-cell office:value-type="float" office:value="0.676946" calcext:value-type="float">
            <text:p>0.676946</text:p>
          </table:table-cell>
          <table:table-cell office:value-type="float" office:value="0.72514" calcext:value-type="float">
            <text:p>0.72514</text:p>
          </table:table-cell>
          <table:table-cell office:value-type="float" office:value="0.704602" calcext:value-type="float">
            <text:p>0.704602</text:p>
          </table:table-cell>
          <table:table-cell office:value-type="float" office:value="0.651047" calcext:value-type="float">
            <text:p>0.651047</text:p>
          </table:table-cell>
          <table:table-cell office:value-type="float" office:value="0.665377" calcext:value-type="float">
            <text:p>0.665377</text:p>
          </table:table-cell>
          <table:table-cell office:value-type="float" office:value="0.548076" calcext:value-type="float">
            <text:p>0.548076</text:p>
          </table:table-cell>
          <table:table-cell office:value-type="float" office:value="0.683246" calcext:value-type="float">
            <text:p>0.683246</text:p>
          </table:table-cell>
          <table:table-cell office:value-type="float" office:value="0.679722" calcext:value-type="float">
            <text:p>0.679722</text:p>
          </table:table-cell>
          <table:table-cell table:number-columns-repeated="1000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table:style-name="ce6" office:value-type="float" office:value="0.698474" calcext:value-type="float">
            <text:p>0.698474</text:p>
          </table:table-cell>
          <table:table-cell table:style-name="ce6" office:value-type="float" office:value="0.707615" calcext:value-type="float">
            <text:p>0.707615</text:p>
          </table:table-cell>
          <table:table-cell table:style-name="ce6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office:value-type="float" office:value="0.685111" calcext:value-type="float">
            <text:p>0.685111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675929" calcext:value-type="float">
            <text:p>0.675929</text:p>
          </table:table-cell>
          <table:table-cell office:value-type="float" office:value="0.711595" calcext:value-type="float">
            <text:p>0.71159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0.689255" calcext:value-type="float">
            <text:p>0.689255</text:p>
          </table:table-cell>
          <table:table-cell office:value-type="float" office:value="0.649052" calcext:value-type="float">
            <text:p>0.649052</text:p>
          </table:table-cell>
          <table:table-cell office:value-type="float" office:value="0.58986" calcext:value-type="float">
            <text:p>0.58986</text:p>
          </table:table-cell>
          <table:table-cell office:value-type="float" office:value="0.684791" calcext:value-type="float">
            <text:p>0.684791</text:p>
          </table:table-cell>
          <table:table-cell office:value-type="float" office:value="0.685517" calcext:value-type="float">
            <text:p>0.685517</text:p>
          </table:table-cell>
          <table:table-cell table:number-columns-repeated="1000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table:style-name="ce6" office:value-type="float" office:value="0.680417" calcext:value-type="float">
            <text:p>0.680417</text:p>
          </table:table-cell>
          <table:table-cell table:style-name="ce6" office:value-type="float" office:value="0.707904" calcext:value-type="float">
            <text:p>0.707904</text:p>
          </table:table-cell>
          <table:table-cell table:style-name="ce6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office:value-type="float" office:value="0.651893" calcext:value-type="float">
            <text:p>0.651893</text:p>
          </table:table-cell>
          <table:table-cell office:value-type="float" office:value="0.463969" calcext:value-type="float">
            <text:p>0.463969</text:p>
          </table:table-cell>
          <table:table-cell office:value-type="float" office:value="0.677261" calcext:value-type="float">
            <text:p>0.677261</text:p>
          </table:table-cell>
          <table:table-cell office:value-type="float" office:value="0.710945" calcext:value-type="float">
            <text:p>0.710945</text:p>
          </table:table-cell>
          <table:table-cell office:value-type="float" office:value="0.70315" calcext:value-type="float">
            <text:p>0.70315</text:p>
          </table:table-cell>
          <table:table-cell office:value-type="float" office:value="0.691145" calcext:value-type="float">
            <text:p>0.691145</text:p>
          </table:table-cell>
          <table:table-cell office:value-type="float" office:value="0.694303" calcext:value-type="float">
            <text:p>0.694303</text:p>
          </table:table-cell>
          <table:table-cell office:value-type="float" office:value="0.614604" calcext:value-type="float">
            <text:p>0.614604</text:p>
          </table:table-cell>
          <table:table-cell office:value-type="float" office:value="0.674179" calcext:value-type="float">
            <text:p>0.674179</text:p>
          </table:table-cell>
          <table:table-cell office:value-type="float" office:value="0.683145" calcext:value-type="float">
            <text:p>0.683145</text:p>
          </table:table-cell>
          <table:table-cell table:number-columns-repeated="1000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table:style-name="ce6" office:value-type="float" office:value="0.69713" calcext:value-type="float">
            <text:p>0.69713</text:p>
          </table:table-cell>
          <table:table-cell table:style-name="ce6" office:value-type="float" office:value="0.672899" calcext:value-type="float">
            <text:p>0.672899</text:p>
          </table:table-cell>
          <table:table-cell table:style-name="ce6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office:value-type="float" office:value="0.609088" calcext:value-type="float">
            <text:p>0.609088</text:p>
          </table:table-cell>
          <table:table-cell office:value-type="float" office:value="0.646879" calcext:value-type="float">
            <text:p>0.646879</text:p>
          </table:table-cell>
          <table:table-cell office:value-type="float" office:value="0.392995" calcext:value-type="float">
            <text:p>0.392995</text:p>
          </table:table-cell>
          <table:table-cell office:value-type="float" office:value="0.68783" calcext:value-type="float">
            <text:p>0.68783</text:p>
          </table:table-cell>
          <table:table-cell office:value-type="float" office:value="0.725552" calcext:value-type="float">
            <text:p>0.725552</text:p>
          </table:table-cell>
          <table:table-cell office:value-type="float" office:value="0.679161" calcext:value-type="float">
            <text:p>0.679161</text:p>
          </table:table-cell>
          <table:table-cell office:value-type="float" office:value="0.697257" calcext:value-type="float">
            <text:p>0.697257</text:p>
          </table:table-cell>
          <table:table-cell office:value-type="float" office:value="0.647005" calcext:value-type="float">
            <text:p>0.647005</text:p>
          </table:table-cell>
          <table:table-cell office:value-type="float" office:value="0.622312" calcext:value-type="float">
            <text:p>0.622312</text:p>
          </table:table-cell>
          <table:table-cell office:value-type="float" office:value="0.669353" calcext:value-type="float">
            <text:p>0.669353</text:p>
          </table:table-cell>
          <table:table-cell office:value-type="float" office:value="0.683592" calcext:value-type="float">
            <text:p>0.683592</text:p>
          </table:table-cell>
          <table:table-cell table:number-columns-repeated="1000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table:style-name="ce6" office:value-type="float" office:value="0.686492" calcext:value-type="float">
            <text:p>0.686492</text:p>
          </table:table-cell>
          <table:table-cell table:style-name="ce6" office:value-type="float" office:value="0.692197" calcext:value-type="float">
            <text:p>0.692197</text:p>
          </table:table-cell>
          <table:table-cell table:style-name="ce6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7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0.640732" calcext:value-type="float">
            <text:p>0.640732</text:p>
          </table:table-cell>
          <table:table-cell office:value-type="float" office:value="0.67653" calcext:value-type="float">
            <text:p>0.67653</text:p>
          </table:table-cell>
          <table:table-cell office:value-type="float" office:value="0.317283" calcext:value-type="float">
            <text:p>0.317283</text:p>
          </table:table-cell>
          <table:table-cell office:value-type="float" office:value="0.67493" calcext:value-type="float">
            <text:p>0.67493</text:p>
          </table:table-cell>
          <table:table-cell office:value-type="float" office:value="0.732732" calcext:value-type="float">
            <text:p>0.732732</text:p>
          </table:table-cell>
          <table:table-cell office:value-type="float" office:value="0.723227" calcext:value-type="float">
            <text:p>0.723227</text:p>
          </table:table-cell>
          <table:table-cell office:value-type="float" office:value="0.683597" calcext:value-type="float">
            <text:p>0.683597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17277" calcext:value-type="float">
            <text:p>0.617277</text:p>
          </table:table-cell>
          <table:table-cell office:value-type="float" office:value="0.68167" calcext:value-type="float">
            <text:p>0.68167</text:p>
          </table:table-cell>
          <table:table-cell office:value-type="float" office:value="0.676169" calcext:value-type="float">
            <text:p>0.676169</text:p>
          </table:table-cell>
          <table:table-cell table:number-columns-repeated="1000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table:style-name="ce6" office:value-type="float" office:value="0.695406" calcext:value-type="float">
            <text:p>0.695406</text:p>
          </table:table-cell>
          <table:table-cell table:style-name="ce6" office:value-type="float" office:value="0.697559" calcext:value-type="float">
            <text:p>0.697559</text:p>
          </table:table-cell>
          <table:table-cell table:style-name="ce6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office:value-type="float" office:value="0.61572" calcext:value-type="float">
            <text:p>0.61572</text:p>
          </table:table-cell>
          <table:table-cell office:value-type="float" office:value="0.690619" calcext:value-type="float">
            <text:p>0.690619</text:p>
          </table:table-cell>
          <table:table-cell office:value-type="float" office:value="0.464357" calcext:value-type="float">
            <text:p>0.464357</text:p>
          </table:table-cell>
          <table:table-cell office:value-type="float" office:value="0.69684" calcext:value-type="float">
            <text:p>0.69684</text:p>
          </table:table-cell>
          <table:table-cell office:value-type="float" office:value="0.719185" calcext:value-type="float">
            <text:p>0.719185</text:p>
          </table:table-cell>
          <table:table-cell office:value-type="float" office:value="0.718754" calcext:value-type="float">
            <text:p>0.718754</text:p>
          </table:table-cell>
          <table:table-cell office:value-type="float" office:value="0.687492" calcext:value-type="float">
            <text:p>0.687492</text:p>
          </table:table-cell>
          <table:table-cell office:value-type="float" office:value="0.684427" calcext:value-type="float">
            <text:p>0.684427</text:p>
          </table:table-cell>
          <table:table-cell office:value-type="float" office:value="0.631973" calcext:value-type="float">
            <text:p>0.631973</text:p>
          </table:table-cell>
          <table:table-cell office:value-type="float" office:value="0.681811" calcext:value-type="float">
            <text:p>0.681811</text:p>
          </table:table-cell>
          <table:table-cell office:value-type="float" office:value="0.665443" calcext:value-type="float">
            <text:p>0.665443</text:p>
          </table:table-cell>
          <table:table-cell table:number-columns-repeated="1000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office:value-type="float" office:value="0.622644" calcext:value-type="float">
            <text:p>0.622644</text:p>
          </table:table-cell>
          <table:table-cell office:value-type="float" office:value="0.68877" calcext:value-type="float">
            <text:p>0.68877</text:p>
          </table:table-cell>
          <table:table-cell office:value-type="float" office:value="0.446237" calcext:value-type="float">
            <text:p>0.446237</text:p>
          </table:table-cell>
          <table:table-cell office:value-type="float" office:value="0.68153" calcext:value-type="float">
            <text:p>0.68153</text:p>
          </table:table-cell>
          <table:table-cell office:value-type="float" office:value="0.723291" calcext:value-type="float">
            <text:p>0.723291</text:p>
          </table:table-cell>
          <table:table-cell office:value-type="float" office:value="0.715191" calcext:value-type="float">
            <text:p>0.715191</text:p>
          </table:table-cell>
          <table:table-cell office:value-type="float" office:value="0.674467" calcext:value-type="float">
            <text:p>0.67446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30366" calcext:value-type="float">
            <text:p>0.630366</text:p>
          </table:table-cell>
          <table:table-cell office:value-type="float" office:value="0.677268" calcext:value-type="float">
            <text:p>0.677268</text:p>
          </table:table-cell>
          <table:table-cell office:value-type="float" office:value="0.689651" calcext:value-type="float">
            <text:p>0.689651</text:p>
          </table:table-cell>
          <table:table-cell table:number-columns-repeated="1000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7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office:value-type="float" office:value="0.644237" calcext:value-type="float">
            <text:p>0.644237</text:p>
          </table:table-cell>
          <table:table-cell office:value-type="float" office:value="0.699553" calcext:value-type="float">
            <text:p>0.699553</text:p>
          </table:table-cell>
          <table:table-cell office:value-type="float" office:value="0.471484" calcext:value-type="float">
            <text:p>0.471484</text:p>
          </table:table-cell>
          <table:table-cell office:value-type="float" office:value="0.702384" calcext:value-type="float">
            <text:p>0.702384</text:p>
          </table:table-cell>
          <table:table-cell office:value-type="float" office:value="0.715659" calcext:value-type="float">
            <text:p>0.715659</text:p>
          </table:table-cell>
          <table:table-cell office:value-type="float" office:value="0.720371" calcext:value-type="float">
            <text:p>0.720371</text:p>
          </table:table-cell>
          <table:table-cell office:value-type="float" office:value="0.683757" calcext:value-type="float">
            <text:p>0.683757</text:p>
          </table:table-cell>
          <table:table-cell office:value-type="float" office:value="0.697119" calcext:value-type="float">
            <text:p>0.697119</text:p>
          </table:table-cell>
          <table:table-cell office:value-type="float" office:value="0.628784" calcext:value-type="float">
            <text:p>0.628784</text:p>
          </table:table-cell>
          <table:table-cell office:value-type="float" office:value="0.691197" calcext:value-type="float">
            <text:p>0.691197</text:p>
          </table:table-cell>
          <table:table-cell office:value-type="float" office:value="0.686579" calcext:value-type="float">
            <text:p>0.686579</text:p>
          </table:table-cell>
          <table:table-cell table:number-columns-repeated="1000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7" office:value-type="float" office:value="0.674364" calcext:value-type="float">
            <text:p>0.674364</text:p>
          </table:table-cell>
          <table:table-cell office:value-type="float" office:value="0.617493" calcext:value-type="float">
            <text:p>0.617493</text:p>
          </table:table-cell>
          <table:table-cell office:value-type="float" office:value="0.682398" calcext:value-type="float">
            <text:p>0.682398</text:p>
          </table:table-cell>
          <table:table-cell office:value-type="float" office:value="0.38201" calcext:value-type="float">
            <text:p>0.38201</text:p>
          </table:table-cell>
          <table:table-cell office:value-type="float" office:value="0.689264" calcext:value-type="float">
            <text:p>0.689264</text:p>
          </table:table-cell>
          <table:table-cell office:value-type="float" office:value="0.715525" calcext:value-type="float">
            <text:p>0.715525</text:p>
          </table:table-cell>
          <table:table-cell office:value-type="float" office:value="0.680321" calcext:value-type="float">
            <text:p>0.680321</text:p>
          </table:table-cell>
          <table:table-cell office:value-type="float" office:value="0.679594" calcext:value-type="float">
            <text:p>0.679594</text:p>
          </table:table-cell>
          <table:table-cell office:value-type="float" office:value="0.691549" calcext:value-type="float">
            <text:p>0.691549</text:p>
          </table:table-cell>
          <table:table-cell office:value-type="float" office:value="0.641269" calcext:value-type="float">
            <text:p>0.641269</text:p>
          </table:table-cell>
          <table:table-cell office:value-type="float" office:value="0.681024" calcext:value-type="float">
            <text:p>0.681024</text:p>
          </table:table-cell>
          <table:table-cell office:value-type="float" office:value="0.68052" calcext:value-type="float">
            <text:p>0.68052</text:p>
          </table:table-cell>
          <table:table-cell table:number-columns-repeated="100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office:value-type="float" office:value="0.624017" calcext:value-type="float">
            <text:p>0.624017</text:p>
          </table:table-cell>
          <table:table-cell office:value-type="float" office:value="0.689166" calcext:value-type="float">
            <text:p>0.689166</text:p>
          </table:table-cell>
          <table:table-cell office:value-type="float" office:value="0.380378" calcext:value-type="float">
            <text:p>0.380378</text:p>
          </table:table-cell>
          <table:table-cell office:value-type="float" office:value="0.69383" calcext:value-type="float">
            <text:p>0.69383</text:p>
          </table:table-cell>
          <table:table-cell office:value-type="float" office:value="0.712574" calcext:value-type="float">
            <text:p>0.712574</text:p>
          </table:table-cell>
          <table:table-cell office:value-type="float" office:value="0.727925" calcext:value-type="float">
            <text:p>0.727925</text:p>
          </table:table-cell>
          <table:table-cell office:value-type="float" office:value="0.696625" calcext:value-type="float">
            <text:p>0.696625</text:p>
          </table:table-cell>
          <table:table-cell office:value-type="float" office:value="0.691463" calcext:value-type="float">
            <text:p>0.691463</text:p>
          </table:table-cell>
          <table:table-cell office:value-type="float" office:value="0.645583" calcext:value-type="float">
            <text:p>0.645583</text:p>
          </table:table-cell>
          <table:table-cell office:value-type="float" office:value="0.688388" calcext:value-type="float">
            <text:p>0.688388</text:p>
          </table:table-cell>
          <table:table-cell table:number-columns-repeated="1001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office:value-type="float" office:value="0.63769" calcext:value-type="float">
            <text:p>0.63769</text:p>
          </table:table-cell>
          <table:table-cell office:value-type="float" office:value="0.696259" calcext:value-type="float">
            <text:p>0.696259</text:p>
          </table:table-cell>
          <table:table-cell office:value-type="float" office:value="0.469285" calcext:value-type="float">
            <text:p>0.469285</text:p>
          </table:table-cell>
          <table:table-cell office:value-type="float" office:value="0.686839" calcext:value-type="float">
            <text:p>0.686839</text:p>
          </table:table-cell>
          <table:table-cell office:value-type="float" office:value="0.699984" calcext:value-type="float">
            <text:p>0.699984</text:p>
          </table:table-cell>
          <table:table-cell office:value-type="float" office:value="0.710559" calcext:value-type="float">
            <text:p>0.710559</text:p>
          </table:table-cell>
          <table:table-cell office:value-type="float" office:value="0.682641" calcext:value-type="float">
            <text:p>0.682641</text:p>
          </table:table-cell>
          <table:table-cell office:value-type="float" office:value="0.670517" calcext:value-type="float">
            <text:p>0.670517</text:p>
          </table:table-cell>
          <table:table-cell office:value-type="float" office:value="0.647151" calcext:value-type="float">
            <text:p>0.647151</text:p>
          </table:table-cell>
          <table:table-cell office:value-type="float" office:value="0.683528" calcext:value-type="float">
            <text:p>0.683528</text:p>
          </table:table-cell>
          <table:table-cell table:number-columns-repeated="1001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office:value-type="float" office:value="0.660144" calcext:value-type="float">
            <text:p>0.660144</text:p>
          </table:table-cell>
          <table:table-cell office:value-type="float" office:value="0.646483" calcext:value-type="float">
            <text:p>0.646483</text:p>
          </table:table-cell>
          <table:table-cell office:value-type="float" office:value="0.657796" calcext:value-type="float">
            <text:p>0.657796</text:p>
          </table:table-cell>
          <table:table-cell office:value-type="float" office:value="0.345209" calcext:value-type="float">
            <text:p>0.345209</text:p>
          </table:table-cell>
          <table:table-cell office:value-type="float" office:value="0.686194" calcext:value-type="float">
            <text:p>0.686194</text:p>
          </table:table-cell>
          <table:table-cell office:value-type="float" office:value="0.709271" calcext:value-type="float">
            <text:p>0.709271</text:p>
          </table:table-cell>
          <table:table-cell office:value-type="float" office:value="0.685897" calcext:value-type="float">
            <text:p>0.685897</text:p>
          </table:table-cell>
          <table:table-cell office:value-type="float" office:value="0.639222" calcext:value-type="float">
            <text:p>0.639222</text:p>
          </table:table-cell>
          <table:table-cell office:value-type="float" office:value="0.667042" calcext:value-type="float">
            <text:p>0.667042</text:p>
          </table:table-cell>
          <table:table-cell office:value-type="float" office:value="0.643945" calcext:value-type="float">
            <text:p>0.643945</text:p>
          </table:table-cell>
          <table:table-cell office:value-type="float" office:value="0.688811" calcext:value-type="float">
            <text:p>0.688811</text:p>
          </table:table-cell>
          <table:table-cell table:number-columns-repeated="1001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office:value-type="float" office:value="0.67472" calcext:value-type="float">
            <text:p>0.67472</text:p>
          </table:table-cell>
          <table:table-cell office:value-type="float" office:value="0.621552" calcext:value-type="float">
            <text:p>0.621552</text:p>
          </table:table-cell>
          <table:table-cell office:value-type="float" office:value="0.679707" calcext:value-type="float">
            <text:p>0.679707</text:p>
          </table:table-cell>
          <table:table-cell office:value-type="float" office:value="0.468132" calcext:value-type="float">
            <text:p>0.468132</text:p>
          </table:table-cell>
          <table:table-cell office:value-type="float" office:value="0.691868" calcext:value-type="float">
            <text:p>0.691868</text:p>
          </table:table-cell>
          <table:table-cell office:value-type="float" office:value="0.722671" calcext:value-type="float">
            <text:p>0.722671</text:p>
          </table:table-cell>
          <table:table-cell office:value-type="float" office:value="0.720952" calcext:value-type="float">
            <text:p>0.720952</text:p>
          </table:table-cell>
          <table:table-cell office:value-type="float" office:value="0.674728" calcext:value-type="float">
            <text:p>0.674728</text:p>
          </table:table-cell>
          <table:table-cell office:value-type="float" office:value="0.666688" calcext:value-type="float">
            <text:p>0.666688</text:p>
          </table:table-cell>
          <table:table-cell office:value-type="float" office:value="0.641265" calcext:value-type="float">
            <text:p>0.641265</text:p>
          </table:table-cell>
          <table:table-cell office:value-type="float" office:value="0.67665" calcext:value-type="float">
            <text:p>0.67665</text:p>
          </table:table-cell>
          <table:table-cell table:number-columns-repeated="1001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office:value-type="float" office:value="0.654732" calcext:value-type="float">
            <text:p>0.654732</text:p>
          </table:table-cell>
          <table:table-cell office:value-type="float" office:value="0.64809" calcext:value-type="float">
            <text:p>0.64809</text:p>
          </table:table-cell>
          <table:table-cell office:value-type="float" office:value="0.695815" calcext:value-type="float">
            <text:p>0.695815</text:p>
          </table:table-cell>
          <table:table-cell office:value-type="float" office:value="0.227883" calcext:value-type="float">
            <text:p>0.227883</text:p>
          </table:table-cell>
          <table:table-cell office:value-type="float" office:value="0.693471" calcext:value-type="float">
            <text:p>0.693471</text:p>
          </table:table-cell>
          <table:table-cell office:value-type="float" office:value="0.734089" calcext:value-type="float">
            <text:p>0.734089</text:p>
          </table:table-cell>
          <table:table-cell office:value-type="float" office:value="0.721082" calcext:value-type="float">
            <text:p>0.721082</text:p>
          </table:table-cell>
          <table:table-cell office:value-type="float" office:value="0.671427" calcext:value-type="float">
            <text:p>0.671427</text:p>
          </table:table-cell>
          <table:table-cell office:value-type="float" office:value="0.661368" calcext:value-type="float">
            <text:p>0.661368</text:p>
          </table:table-cell>
          <table:table-cell office:value-type="float" office:value="0.648065" calcext:value-type="float">
            <text:p>0.648065</text:p>
          </table:table-cell>
          <table:table-cell office:value-type="float" office:value="0.690745" calcext:value-type="float">
            <text:p>0.690745</text:p>
          </table:table-cell>
          <table:table-cell table:number-columns-repeated="1001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office:value-type="float" office:value="0.679777" calcext:value-type="float">
            <text:p>0.679777</text:p>
          </table:table-cell>
          <table:table-cell office:value-type="float" office:value="0.637387" calcext:value-type="float">
            <text:p>0.637387</text:p>
          </table:table-cell>
          <table:table-cell office:value-type="float" office:value="0.67324" calcext:value-type="float">
            <text:p>0.67324</text:p>
          </table:table-cell>
          <table:table-cell/>
          <table:table-cell office:value-type="float" office:value="0.689746" calcext:value-type="float">
            <text:p>0.689746</text:p>
          </table:table-cell>
          <table:table-cell office:value-type="float" office:value="0.724696" calcext:value-type="float">
            <text:p>0.724696</text:p>
          </table:table-cell>
          <table:table-cell office:value-type="float" office:value="0.729215" calcext:value-type="float">
            <text:p>0.729215</text:p>
          </table:table-cell>
          <table:table-cell office:value-type="float" office:value="0.680008" calcext:value-type="float">
            <text:p>0.680008</text:p>
          </table:table-cell>
          <table:table-cell office:value-type="float" office:value="0.686022" calcext:value-type="float">
            <text:p>0.686022</text:p>
          </table:table-cell>
          <table:table-cell office:value-type="float" office:value="0.639081" calcext:value-type="float">
            <text:p>0.639081</text:p>
          </table:table-cell>
          <table:table-cell office:value-type="float" office:value="0.644285" calcext:value-type="float">
            <text:p>0.644285</text:p>
          </table:table-cell>
          <table:table-cell table:number-columns-repeated="1001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office:value-type="float" office:value="0.675767" calcext:value-type="float">
            <text:p>0.675767</text:p>
          </table:table-cell>
          <table:table-cell office:value-type="float" office:value="0.637251" calcext:value-type="float">
            <text:p>0.637251</text:p>
          </table:table-cell>
          <table:table-cell office:value-type="float" office:value="0.699246" calcext:value-type="float">
            <text:p>0.699246</text:p>
          </table:table-cell>
          <table:table-cell/>
          <table:table-cell office:value-type="float" office:value="0.697492" calcext:value-type="float">
            <text:p>0.697492</text:p>
          </table:table-cell>
          <table:table-cell office:value-type="float" office:value="0.724586" calcext:value-type="float">
            <text:p>0.724586</text:p>
          </table:table-cell>
          <table:table-cell office:value-type="float" office:value="0.726248" calcext:value-type="float">
            <text:p>0.726248</text:p>
          </table:table-cell>
          <table:table-cell office:value-type="float" office:value="0.680025" calcext:value-type="float">
            <text:p>0.680025</text:p>
          </table:table-cell>
          <table:table-cell office:value-type="float" office:value="0.689258" calcext:value-type="float">
            <text:p>0.689258</text:p>
          </table:table-cell>
          <table:table-cell office:value-type="float" office:value="0.653485" calcext:value-type="float">
            <text:p>0.653485</text:p>
          </table:table-cell>
          <table:table-cell office:value-type="float" office:value="0.693335" calcext:value-type="float">
            <text:p>0.693335</text:p>
          </table:table-cell>
          <table:table-cell table:number-columns-repeated="1001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office:value-type="float" office:value="0.675974" calcext:value-type="float">
            <text:p>0.675974</text:p>
          </table:table-cell>
          <table:table-cell office:value-type="float" office:value="0.654058" calcext:value-type="float">
            <text:p>0.654058</text:p>
          </table:table-cell>
          <table:table-cell table:number-columns-repeated="2"/>
          <table:table-cell office:value-type="float" office:value="0.701867" calcext:value-type="float">
            <text:p>0.701867</text:p>
          </table:table-cell>
          <table:table-cell office:value-type="float" office:value="0.724682" calcext:value-type="float">
            <text:p>0.724682</text:p>
          </table:table-cell>
          <table:table-cell/>
          <table:table-cell office:value-type="float" office:value="0.686178" calcext:value-type="float">
            <text:p>0.686178</text:p>
          </table:table-cell>
          <table:table-cell office:value-type="float" office:value="0.688659" calcext:value-type="float">
            <text:p>0.688659</text:p>
          </table:table-cell>
          <table:table-cell office:value-type="float" office:value="0.653022" calcext:value-type="float">
            <text:p>0.653022</text:p>
          </table:table-cell>
          <table:table-cell office:value-type="float" office:value="0.658406" calcext:value-type="float">
            <text:p>0.658406</text:p>
          </table:table-cell>
          <table:table-cell table:number-columns-repeated="1001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office:value-type="float" office:value="0.666926" calcext:value-type="float">
            <text:p>0.666926</text:p>
          </table:table-cell>
          <table:table-cell office:value-type="float" office:value="0.630749" calcext:value-type="float">
            <text:p>0.630749</text:p>
          </table:table-cell>
          <table:table-cell table:number-columns-repeated="2"/>
          <table:table-cell office:value-type="float" office:value="0.689779" calcext:value-type="float">
            <text:p>0.689779</text:p>
          </table:table-cell>
          <table:table-cell office:value-type="float" office:value="0.711454" calcext:value-type="float">
            <text:p>0.711454</text:p>
          </table:table-cell>
          <table:table-cell/>
          <table:table-cell office:value-type="float" office:value="0.684635" calcext:value-type="float">
            <text:p>0.684635</text:p>
          </table:table-cell>
          <table:table-cell office:value-type="float" office:value="0.690337" calcext:value-type="float">
            <text:p>0.690337</text:p>
          </table:table-cell>
          <table:table-cell office:value-type="float" office:value="0.657433" calcext:value-type="float">
            <text:p>0.657433</text:p>
          </table:table-cell>
          <table:table-cell office:value-type="float" office:value="0.683486" calcext:value-type="float">
            <text:p>0.683486</text:p>
          </table:table-cell>
          <table:table-cell table:number-columns-repeated="1001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office:value-type="float" office:value="0.684565" calcext:value-type="float">
            <text:p>0.684565</text:p>
          </table:table-cell>
          <table:table-cell office:value-type="float" office:value="0.642259" calcext:value-type="float">
            <text:p>0.642259</text:p>
          </table:table-cell>
          <table:table-cell table:number-columns-repeated="2"/>
          <table:table-cell office:value-type="float" office:value="0.680203" calcext:value-type="float">
            <text:p>0.680203</text:p>
          </table:table-cell>
          <table:table-cell office:value-type="float" office:value="0.698705" calcext:value-type="float">
            <text:p>0.698705</text:p>
          </table:table-cell>
          <table:table-cell/>
          <table:table-cell office:value-type="float" office:value="0.6914" calcext:value-type="float">
            <text:p>0.6914</text:p>
          </table:table-cell>
          <table:table-cell office:value-type="float" office:value="0.673389" calcext:value-type="float">
            <text:p>0.673389</text:p>
          </table:table-cell>
          <table:table-cell office:value-type="float" office:value="0.654755" calcext:value-type="float">
            <text:p>0.654755</text:p>
          </table:table-cell>
          <table:table-cell office:value-type="float" office:value="0.678756" calcext:value-type="float">
            <text:p>0.678756</text:p>
          </table:table-cell>
          <table:table-cell table:number-columns-repeated="1001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office:value-type="float" office:value="0.675839" calcext:value-type="float">
            <text:p>0.675839</text:p>
          </table:table-cell>
          <table:table-cell office:value-type="float" office:value="0.709217" calcext:value-type="float">
            <text:p>0.709217</text:p>
          </table:table-cell>
          <table:table-cell table:number-columns-repeated="4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3"/>
          <table:table-cell office:value-type="float" office:value="0.679139" calcext:value-type="float">
            <text:p>0.679139</text:p>
          </table:table-cell>
          <table:table-cell office:value-type="float" office:value="0.648003" calcext:value-type="float">
            <text:p>0.648003</text:p>
          </table:table-cell>
          <table:table-cell table:number-columns-repeated="1010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office:value-type="float" office:value="0.691826" calcext:value-type="float">
            <text:p>0.691826</text:p>
          </table:table-cell>
          <table:table-cell office:value-type="float" office:value="0.705285" calcext:value-type="float">
            <text:p>0.705285</text:p>
          </table:table-cell>
          <table:table-cell table:number-columns-repeated="4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3"/>
          <table:table-cell office:value-type="float" office:value="0.671497" calcext:value-type="float">
            <text:p>0.671497</text:p>
          </table:table-cell>
          <table:table-cell office:value-type="float" office:value="0.635345" calcext:value-type="float">
            <text:p>0.635345</text:p>
          </table:table-cell>
          <table:table-cell table:number-columns-repeated="1010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office:value-type="float" office:value="0.694447" calcext:value-type="float">
            <text:p>0.694447</text:p>
          </table:table-cell>
          <table:table-cell office:value-type="float" office:value="0.680266" calcext:value-type="float">
            <text:p>0.680266</text:p>
          </table:table-cell>
          <table:table-cell table:number-columns-repeated="4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3"/>
          <table:table-cell office:value-type="float" office:value="0.683717" calcext:value-type="float">
            <text:p>0.683717</text:p>
          </table:table-cell>
          <table:table-cell office:value-type="float" office:value="0.656034" calcext:value-type="float">
            <text:p>0.656034</text:p>
          </table:table-cell>
          <table:table-cell table:number-columns-repeated="1010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office:value-type="float" office:value="0.674835" calcext:value-type="float">
            <text:p>0.674835</text:p>
          </table:table-cell>
          <table:table-cell office:value-type="float" office:value="0.697677" calcext:value-type="float">
            <text:p>0.697677</text:p>
          </table:table-cell>
          <table:table-cell table:number-columns-repeated="4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3"/>
          <table:table-cell office:value-type="float" office:value="0.678393" calcext:value-type="float">
            <text:p>0.678393</text:p>
          </table:table-cell>
          <table:table-cell office:value-type="float" office:value="0.644433" calcext:value-type="float">
            <text:p>0.644433</text:p>
          </table:table-cell>
          <table:table-cell table:number-columns-repeated="1010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office:value-type="float" office:value="0.689774" calcext:value-type="float">
            <text:p>0.689774</text:p>
          </table:table-cell>
          <table:table-cell office:value-type="float" office:value="0.706288" calcext:value-type="float">
            <text:p>0.706288</text:p>
          </table:table-cell>
          <table:table-cell table:number-columns-repeated="4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3"/>
          <table:table-cell office:value-type="float" office:value="0.660761" calcext:value-type="float">
            <text:p>0.660761</text:p>
          </table:table-cell>
          <table:table-cell office:value-type="float" office:value="0.641911" calcext:value-type="float">
            <text:p>0.641911</text:p>
          </table:table-cell>
          <table:table-cell table:number-columns-repeated="1010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office:value-type="float" office:value="0.689781" calcext:value-type="float">
            <text:p>0.689781</text:p>
          </table:table-cell>
          <table:table-cell office:value-type="float" office:value="0.693059" calcext:value-type="float">
            <text:p>0.693059</text:p>
          </table:table-cell>
          <table:table-cell table:number-columns-repeated="4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3"/>
          <table:table-cell office:value-type="float" office:value="0.686826" calcext:value-type="float">
            <text:p>0.686826</text:p>
          </table:table-cell>
          <table:table-cell office:value-type="float" office:value="0.662065" calcext:value-type="float">
            <text:p>0.662065</text:p>
          </table:table-cell>
          <table:table-cell table:number-columns-repeated="1010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office:value-type="float" office:value="0.691733" calcext:value-type="float">
            <text:p>0.691733</text:p>
          </table:table-cell>
          <table:table-cell office:value-type="float" office:value="0.696424" calcext:value-type="float">
            <text:p>0.696424</text:p>
          </table:table-cell>
          <table:table-cell table:number-columns-repeated="4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3"/>
          <table:table-cell office:value-type="float" office:value="0.690977" calcext:value-type="float">
            <text:p>0.690977</text:p>
          </table:table-cell>
          <table:table-cell office:value-type="float" office:value="0.638721" calcext:value-type="float">
            <text:p>0.638721</text:p>
          </table:table-cell>
          <table:table-cell table:number-columns-repeated="1010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office:value-type="float" office:value="0.679145" calcext:value-type="float">
            <text:p>0.679145</text:p>
          </table:table-cell>
          <table:table-cell office:value-type="float" office:value="0.700244" calcext:value-type="float">
            <text:p>0.700244</text:p>
          </table:table-cell>
          <table:table-cell table:number-columns-repeated="4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3"/>
          <table:table-cell office:value-type="float" office:value="0.689063" calcext:value-type="float">
            <text:p>0.689063</text:p>
          </table:table-cell>
          <table:table-cell office:value-type="float" office:value="0.646453" calcext:value-type="float">
            <text:p>0.646453</text:p>
          </table:table-cell>
          <table:table-cell table:number-columns-repeated="1010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office:value-type="float" office:value="0.687763" calcext:value-type="float">
            <text:p>0.687763</text:p>
          </table:table-cell>
          <table:table-cell office:value-type="float" office:value="0.683814" calcext:value-type="float">
            <text:p>0.683814</text:p>
          </table:table-cell>
          <table:table-cell table:number-columns-repeated="4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3"/>
          <table:table-cell office:value-type="float" office:value="0.692982" calcext:value-type="float">
            <text:p>0.692982</text:p>
          </table:table-cell>
          <table:table-cell office:value-type="float" office:value="0.642641" calcext:value-type="float">
            <text:p>0.642641</text:p>
          </table:table-cell>
          <table:table-cell table:number-columns-repeated="1010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0.697208" calcext:value-type="float">
            <text:p>0.697208</text:p>
          </table:table-cell>
          <table:table-cell table:number-columns-repeated="4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3"/>
          <table:table-cell office:value-type="float" office:value="0.655651" calcext:value-type="float">
            <text:p>0.655651</text:p>
          </table:table-cell>
          <table:table-cell office:value-type="float" office:value="0.647515" calcext:value-type="float">
            <text:p>0.647515</text:p>
          </table:table-cell>
          <table:table-cell table:number-columns-repeated="1010"/>
        </table:table-row>
        <table:table-row table:style-name="ro1">
          <table:table-cell table:formula="of:=[.A52]+10" office:value-type="float" office:value="510" calcext:value-type="float">
            <text:p>510</text:p>
          </table:table-cell>
          <table:table-cell office:value-type="float" office:value="0.696587" calcext:value-type="float">
            <text:p>0.696587</text:p>
          </table:table-cell>
          <table:table-cell table:number-columns-repeated="5"/>
          <table:table-cell office:value-type="float" office:value="0.675372" calcext:value-type="float">
            <text:p>0.675372</text:p>
          </table:table-cell>
          <table:table-cell office:value-type="float" office:value="0.687114" calcext:value-type="float">
            <text:p>0.687114</text:p>
          </table:table-cell>
          <table:table-cell table:number-columns-repeated="3"/>
          <table:table-cell office:value-type="float" office:value="0.663887" calcext:value-type="float">
            <text:p>0.663887</text:p>
          </table:table-cell>
          <table:table-cell office:value-type="float" office:value="0.664219" calcext:value-type="float">
            <text:p>0.664219</text:p>
          </table:table-cell>
          <table:table-cell table:number-columns-repeated="1010"/>
        </table:table-row>
        <table:table-row table:style-name="ro1">
          <table:table-cell table:formula="of:=[.A53]+10" office:value-type="float" office:value="520" calcext:value-type="float">
            <text:p>520</text:p>
          </table:table-cell>
          <table:table-cell office:value-type="float" office:value="0.686784" calcext:value-type="float">
            <text:p>0.686784</text:p>
          </table:table-cell>
          <table:table-cell table:number-columns-repeated="5"/>
          <table:table-cell office:value-type="float" office:value="0.673008" calcext:value-type="float">
            <text:p>0.673008</text:p>
          </table:table-cell>
          <table:table-cell office:value-type="float" office:value="0.684916" calcext:value-type="float">
            <text:p>0.684916</text:p>
          </table:table-cell>
          <table:table-cell table:number-columns-repeated="3"/>
          <table:table-cell office:value-type="float" office:value="0.69999" calcext:value-type="float">
            <text:p>0.69999</text:p>
          </table:table-cell>
          <table:table-cell office:value-type="float" office:value="0.634457" calcext:value-type="float">
            <text:p>0.634457</text:p>
          </table:table-cell>
          <table:table-cell table:number-columns-repeated="1010"/>
        </table:table-row>
        <table:table-row table:style-name="ro1">
          <table:table-cell table:formula="of:=[.A54]+10" office:value-type="float" office:value="530" calcext:value-type="float">
            <text:p>530</text:p>
          </table:table-cell>
          <table:table-cell office:value-type="float" office:value="0.691685" calcext:value-type="float">
            <text:p>0.691685</text:p>
          </table:table-cell>
          <table:table-cell table:number-columns-repeated="5"/>
          <table:table-cell office:value-type="float" office:value="0.667379" calcext:value-type="float">
            <text:p>0.667379</text:p>
          </table:table-cell>
          <table:table-cell office:value-type="float" office:value="0.671734" calcext:value-type="float">
            <text:p>0.671734</text:p>
          </table:table-cell>
          <table:table-cell table:number-columns-repeated="3"/>
          <table:table-cell office:value-type="float" office:value="0.671369" calcext:value-type="float">
            <text:p>0.671369</text:p>
          </table:table-cell>
          <table:table-cell office:value-type="float" office:value="0.663725" calcext:value-type="float">
            <text:p>0.663725</text:p>
          </table:table-cell>
          <table:table-cell table:number-columns-repeated="1010"/>
        </table:table-row>
        <table:table-row table:style-name="ro1">
          <table:table-cell table:formula="of:=[.A55]+10" office:value-type="float" office:value="540" calcext:value-type="float">
            <text:p>540</text:p>
          </table:table-cell>
          <table:table-cell office:value-type="float" office:value="0.687041" calcext:value-type="float">
            <text:p>0.687041</text:p>
          </table:table-cell>
          <table:table-cell table:number-columns-repeated="5"/>
          <table:table-cell office:value-type="float" office:value="0.680013" calcext:value-type="float">
            <text:p>0.680013</text:p>
          </table:table-cell>
          <table:table-cell office:value-type="float" office:value="0.685715" calcext:value-type="float">
            <text:p>0.685715</text:p>
          </table:table-cell>
          <table:table-cell table:number-columns-repeated="3"/>
          <table:table-cell office:value-type="float" office:value="0.69918" calcext:value-type="float">
            <text:p>0.69918</text:p>
          </table:table-cell>
          <table:table-cell office:value-type="float" office:value="0.654407" calcext:value-type="float">
            <text:p>0.654407</text:p>
          </table:table-cell>
          <table:table-cell table:number-columns-repeated="1010"/>
        </table:table-row>
        <table:table-row table:style-name="ro1">
          <table:table-cell table:formula="of:=[.A56]+10" office:value-type="float" office:value="550" calcext:value-type="float">
            <text:p>550</text:p>
          </table:table-cell>
          <table:table-cell office:value-type="float" office:value="0.688072" calcext:value-type="float">
            <text:p>0.688072</text:p>
          </table:table-cell>
          <table:table-cell table:number-columns-repeated="5"/>
          <table:table-cell office:value-type="float" office:value="0.652525" calcext:value-type="float">
            <text:p>0.652525</text:p>
          </table:table-cell>
          <table:table-cell office:value-type="float" office:value="0.685328" calcext:value-type="float">
            <text:p>0.685328</text:p>
          </table:table-cell>
          <table:table-cell table:number-columns-repeated="3"/>
          <table:table-cell office:value-type="float" office:value="0.699044" calcext:value-type="float">
            <text:p>0.699044</text:p>
          </table:table-cell>
          <table:table-cell office:value-type="float" office:value="0.616534" calcext:value-type="float">
            <text:p>0.616534</text:p>
          </table:table-cell>
          <table:table-cell table:number-columns-repeated="1010"/>
        </table:table-row>
        <table:table-row table:style-name="ro1">
          <table:table-cell table:formula="of:=[.A57]+10" office:value-type="float" office:value="560" calcext:value-type="float">
            <text:p>560</text:p>
          </table:table-cell>
          <table:table-cell office:value-type="float" office:value="0.678916" calcext:value-type="float">
            <text:p>0.678916</text:p>
          </table:table-cell>
          <table:table-cell table:number-columns-repeated="5"/>
          <table:table-cell office:value-type="float" office:value="0.678321" calcext:value-type="float">
            <text:p>0.678321</text:p>
          </table:table-cell>
          <table:table-cell office:value-type="float" office:value="0.683799" calcext:value-type="float">
            <text:p>0.683799</text:p>
          </table:table-cell>
          <table:table-cell table:number-columns-repeated="3"/>
          <table:table-cell office:value-type="float" office:value="0.65667" calcext:value-type="float">
            <text:p>0.65667</text:p>
          </table:table-cell>
          <table:table-cell office:value-type="float" office:value="0.663291" calcext:value-type="float">
            <text:p>0.663291</text:p>
          </table:table-cell>
          <table:table-cell table:number-columns-repeated="1010"/>
        </table:table-row>
        <table:table-row table:style-name="ro1">
          <table:table-cell table:formula="of:=[.A58]+10" office:value-type="float" office:value="570" calcext:value-type="float">
            <text:p>570</text:p>
          </table:table-cell>
          <table:table-cell office:value-type="float" office:value="0.692045" calcext:value-type="float">
            <text:p>0.692045</text:p>
          </table:table-cell>
          <table:table-cell table:number-columns-repeated="5"/>
          <table:table-cell office:value-type="float" office:value="0.668581" calcext:value-type="float">
            <text:p>0.668581</text:p>
          </table:table-cell>
          <table:table-cell office:value-type="float" office:value="0.666791" calcext:value-type="float">
            <text:p>0.666791</text:p>
          </table:table-cell>
          <table:table-cell table:number-columns-repeated="3"/>
          <table:table-cell office:value-type="float" office:value="0.675182" calcext:value-type="float">
            <text:p>0.675182</text:p>
          </table:table-cell>
          <table:table-cell office:value-type="float" office:value="0.655905" calcext:value-type="float">
            <text:p>0.655905</text:p>
          </table:table-cell>
          <table:table-cell table:number-columns-repeated="1010"/>
        </table:table-row>
        <table:table-row table:style-name="ro1">
          <table:table-cell table:formula="of:=[.A59]+10" office:value-type="float" office:value="580" calcext:value-type="float">
            <text:p>580</text:p>
          </table:table-cell>
          <table:table-cell office:value-type="float" office:value="0.68195" calcext:value-type="float">
            <text:p>0.68195</text:p>
          </table:table-cell>
          <table:table-cell table:number-columns-repeated="5"/>
          <table:table-cell office:value-type="float" office:value="0.677118" calcext:value-type="float">
            <text:p>0.677118</text:p>
          </table:table-cell>
          <table:table-cell office:value-type="float" office:value="0.694919" calcext:value-type="float">
            <text:p>0.694919</text:p>
          </table:table-cell>
          <table:table-cell table:number-columns-repeated="3"/>
          <table:table-cell office:value-type="float" office:value="0.696442" calcext:value-type="float">
            <text:p>0.696442</text:p>
          </table:table-cell>
          <table:table-cell office:value-type="float" office:value="0.663774" calcext:value-type="float">
            <text:p>0.663774</text:p>
          </table:table-cell>
          <table:table-cell table:number-columns-repeated="1010"/>
        </table:table-row>
        <table:table-row table:style-name="ro1">
          <table:table-cell table:formula="of:=[.A60]+10" office:value-type="float" office:value="590" calcext:value-type="float">
            <text:p>590</text:p>
          </table:table-cell>
          <table:table-cell office:value-type="float" office:value="0.699558" calcext:value-type="float">
            <text:p>0.699558</text:p>
          </table:table-cell>
          <table:table-cell table:number-columns-repeated="5"/>
          <table:table-cell office:value-type="float" office:value="0.668697" calcext:value-type="float">
            <text:p>0.668697</text:p>
          </table:table-cell>
          <table:table-cell office:value-type="float" office:value="0.690439" calcext:value-type="float">
            <text:p>0.690439</text:p>
          </table:table-cell>
          <table:table-cell table:number-columns-repeated="3"/>
          <table:table-cell office:value-type="float" office:value="0.624379" calcext:value-type="float">
            <text:p>0.624379</text:p>
          </table:table-cell>
          <table:table-cell office:value-type="float" office:value="0.667276" calcext:value-type="float">
            <text:p>0.667276</text:p>
          </table:table-cell>
          <table:table-cell table:number-columns-repeated="1010"/>
        </table:table-row>
        <table:table-row table:style-name="ro1">
          <table:table-cell table:formula="of:=[.A61]+10" office:value-type="float" office:value="600" calcext:value-type="float">
            <text:p>600</text:p>
          </table:table-cell>
          <table:table-cell office:value-type="float" office:value="0.691281" calcext:value-type="float">
            <text:p>0.691281</text:p>
          </table:table-cell>
          <table:table-cell table:number-columns-repeated="5"/>
          <table:table-cell office:value-type="float" office:value="0.66481" calcext:value-type="float">
            <text:p>0.66481</text:p>
          </table:table-cell>
          <table:table-cell office:value-type="float" office:value="0.688619" calcext:value-type="float">
            <text:p>0.688619</text:p>
          </table:table-cell>
          <table:table-cell table:number-columns-repeated="3"/>
          <table:table-cell office:value-type="float" office:value="0.69181" calcext:value-type="float">
            <text:p>0.69181</text:p>
          </table:table-cell>
          <table:table-cell office:value-type="float" office:value="0.665089" calcext:value-type="float">
            <text:p>0.665089</text:p>
          </table:table-cell>
          <table:table-cell table:number-columns-repeated="1010"/>
        </table:table-row>
      </table:table>
      <table:table table:name="f-AUC" table:style-name="ta1">
        <table:shapes>
          <draw:frame draw:z-index="0" draw:style-name="gr1" draw:text-style-name="P1" svg:width="8.5323in" svg:height="4.7992in" svg:x="21.7079in" svg:y="2.0543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5992in" svg:y="11.8295in">
            <draw:object draw:notify-on-update-of-ranges="'f-AUC'.A3:'f-AUC'.A42 'f-AUC'.B2:'f-AUC'.B2 'f-AUC'.B3:'f-AUC'.B62 'f-AUC'.H2:'f-AUC'.H2 'f-AUC'.H3:'f-AUC'.H62 'f-AUC'.I2:'f-AUC'.I2 'f-AUC'.I3:'f-AUC'.I62 'f-AUC'.M2:'f-AUC'.M2 'f-AUC'.M3:'f-AUC'.M62 'f-AUC'.N2:'f-AUC'.N2 'f-AUC'.N3:'f-AUC'.N6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1.4287in" svg:y="9.5433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2.6343in" svg:y="11.7559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8.3126in" svg:height="4.6756in" svg:x="2.9244in" svg:y="16.6669in">
            <draw:object draw:notify-on-update-of-ranges="'f-AUC'.A3:'f-AUC'.A42 'f-AUC'.C2:'f-AUC'.C2 'f-AUC'.C3:'f-AUC'.C42 'f-AUC'.R2:'f-AUC'.R2 'f-AUC'.R3:'f-AUC'.R42 'f-AUC'.S2:'f-AUC'.S2 'f-AUC'.S3:'f-AUC'.S42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8.4083in" svg:height="4.7295in" svg:x="12.9748in" svg:y="16.8114in">
            <draw:object draw:notify-on-update-of-ranges="'f-AUC'.A3:'f-AUC'.A42 'f-AUC'.B2:'f-AUC'.B2 'f-AUC'.B3:'f-AUC'.B42 'f-AUC'.V2:'f-AUC'.V2 'f-AUC'.V3:'f-AUC'.V42 'f-AUC'.W2:'f-AUC'.W2 'f-AUC'.W3:'f-AUC'.W4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 office:value-type="float" office:value="0.520409" calcext:value-type="float">
            <text:p>0.520409</text:p>
          </table:table-cell>
          <table:table-cell office:value-type="float" office:value="0.590859" calcext:value-type="float">
            <text:p>0.590859</text:p>
          </table:table-cell>
          <table:table-cell office:value-type="float" office:value="0.706674" calcext:value-type="float">
            <text:p>0.70667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89341" calcext:value-type="float">
            <text:p>0.689341</text:p>
          </table:table-cell>
          <table:table-cell office:value-type="float" office:value="0.671033" calcext:value-type="float">
            <text:p>0.671033</text:p>
          </table:table-cell>
          <table:table-cell office:value-type="float" office:value="0.607084" calcext:value-type="float">
            <text:p>0.607084</text:p>
          </table:table-cell>
          <table:table-cell office:value-type="float" office:value="0.697233" calcext:value-type="float">
            <text:p>0.697233</text:p>
          </table:table-cell>
          <table:table-cell office:value-type="float" office:value="0.717028" calcext:value-type="float">
            <text:p>0.717028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 office:value-type="float" office:value="0.530339" calcext:value-type="float">
            <text:p>0.530339</text:p>
          </table:table-cell>
          <table:table-cell office:value-type="float" office:value="0.613627" calcext:value-type="float">
            <text:p>0.613627</text:p>
          </table:table-cell>
          <table:table-cell office:value-type="float" office:value="0.74165" calcext:value-type="float">
            <text:p>0.74165</text:p>
          </table:table-cell>
          <table:table-cell office:value-type="float" office:value="0.694895" calcext:value-type="float">
            <text:p>0.694895</text:p>
          </table:table-cell>
          <table:table-cell office:value-type="float" office:value="0.701234" calcext:value-type="float">
            <text:p>0.701234</text:p>
          </table:table-cell>
          <table:table-cell office:value-type="float" office:value="0.700246" calcext:value-type="float">
            <text:p>0.700246</text:p>
          </table:table-cell>
          <table:table-cell office:value-type="float" office:value="0.62882" calcext:value-type="float">
            <text:p>0.62882</text:p>
          </table:table-cell>
          <table:table-cell office:value-type="float" office:value="0.731957" calcext:value-type="float">
            <text:p>0.731957</text:p>
          </table:table-cell>
          <table:table-cell office:value-type="float" office:value="0.733119" calcext:value-type="float">
            <text:p>0.733119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office:value-type="float" office:value="0.643934" calcext:value-type="float">
            <text:p>0.643934</text:p>
          </table:table-cell>
          <table:table-cell office:value-type="float" office:value="0.525483" calcext:value-type="float">
            <text:p>0.525483</text:p>
          </table:table-cell>
          <table:table-cell office:value-type="float" office:value="0.605018" calcext:value-type="float">
            <text:p>0.605018</text:p>
          </table:table-cell>
          <table:table-cell office:value-type="float" office:value="0.745802" calcext:value-type="float">
            <text:p>0.745802</text:p>
          </table:table-cell>
          <table:table-cell office:value-type="float" office:value="0.701944" calcext:value-type="float">
            <text:p>0.701944</text:p>
          </table:table-cell>
          <table:table-cell office:value-type="float" office:value="0.733046" calcext:value-type="float">
            <text:p>0.733046</text:p>
          </table:table-cell>
          <table:table-cell office:value-type="float" office:value="0.727428" calcext:value-type="float">
            <text:p>0.727428</text:p>
          </table:table-cell>
          <table:table-cell office:value-type="float" office:value="0.636051" calcext:value-type="float">
            <text:p>0.636051</text:p>
          </table:table-cell>
          <table:table-cell office:value-type="float" office:value="0.748769" calcext:value-type="float">
            <text:p>0.748769</text:p>
          </table:table-cell>
          <table:table-cell office:value-type="float" office:value="0.749409" calcext:value-type="float">
            <text:p>0.749409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office:value-type="float" office:value="0.679339" calcext:value-type="float">
            <text:p>0.679339</text:p>
          </table:table-cell>
          <table:table-cell office:value-type="float" office:value="0.507495" calcext:value-type="float">
            <text:p>0.507495</text:p>
          </table:table-cell>
          <table:table-cell office:value-type="float" office:value="0.666314" calcext:value-type="float">
            <text:p>0.666314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709756" calcext:value-type="float">
            <text:p>0.709756</text:p>
          </table:table-cell>
          <table:table-cell office:value-type="float" office:value="0.736767" calcext:value-type="float">
            <text:p>0.736767</text:p>
          </table:table-cell>
          <table:table-cell office:value-type="float" office:value="0.736042" calcext:value-type="float">
            <text:p>0.736042</text:p>
          </table:table-cell>
          <table:table-cell office:value-type="float" office:value="0.666279" calcext:value-type="float">
            <text:p>0.666279</text:p>
          </table:table-cell>
          <table:table-cell office:value-type="float" office:value="0.754684" calcext:value-type="float">
            <text:p>0.754684</text:p>
          </table:table-cell>
          <table:table-cell office:value-type="float" office:value="0.754206" calcext:value-type="float">
            <text:p>0.754206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office:value-type="float" office:value="0.687373" calcext:value-type="float">
            <text:p>0.687373</text:p>
          </table:table-cell>
          <table:table-cell office:value-type="float" office:value="0.505895" calcext:value-type="float">
            <text:p>0.505895</text:p>
          </table:table-cell>
          <table:table-cell office:value-type="float" office:value="0.683961" calcext:value-type="float">
            <text:p>0.683961</text:p>
          </table:table-cell>
          <table:table-cell office:value-type="float" office:value="0.760756" calcext:value-type="float">
            <text:p>0.760756</text:p>
          </table:table-cell>
          <table:table-cell office:value-type="float" office:value="0.717874" calcext:value-type="float">
            <text:p>0.717874</text:p>
          </table:table-cell>
          <table:table-cell office:value-type="float" office:value="0.743508" calcext:value-type="float">
            <text:p>0.743508</text:p>
          </table:table-cell>
          <table:table-cell office:value-type="float" office:value="0.751435" calcext:value-type="float">
            <text:p>0.751435</text:p>
          </table:table-cell>
          <table:table-cell office:value-type="float" office:value="0.678488" calcext:value-type="float">
            <text:p>0.678488</text:p>
          </table:table-cell>
          <table:table-cell office:value-type="float" office:value="0.764155" calcext:value-type="float">
            <text:p>0.764155</text:p>
          </table:table-cell>
          <table:table-cell office:value-type="float" office:value="0.759837" calcext:value-type="float">
            <text:p>0.759837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office:value-type="float" office:value="0.715555" calcext:value-type="float">
            <text:p>0.715555</text:p>
          </table:table-cell>
          <table:table-cell office:value-type="float" office:value="0.502411" calcext:value-type="float">
            <text:p>0.502411</text:p>
          </table:table-cell>
          <table:table-cell office:value-type="float" office:value="0.710884" calcext:value-type="float">
            <text:p>0.710884</text:p>
          </table:table-cell>
          <table:table-cell office:value-type="float" office:value="0.770564" calcext:value-type="float">
            <text:p>0.770564</text:p>
          </table:table-cell>
          <table:table-cell office:value-type="float" office:value="0.735774" calcext:value-type="float">
            <text:p>0.735774</text:p>
          </table:table-cell>
          <table:table-cell office:value-type="float" office:value="0.753655" calcext:value-type="float">
            <text:p>0.753655</text:p>
          </table:table-cell>
          <table:table-cell office:value-type="float" office:value="0.752117" calcext:value-type="float">
            <text:p>0.752117</text:p>
          </table:table-cell>
          <table:table-cell office:value-type="float" office:value="0.683921" calcext:value-type="float">
            <text:p>0.683921</text:p>
          </table:table-cell>
          <table:table-cell office:value-type="float" office:value="0.76802" calcext:value-type="float">
            <text:p>0.76802</text:p>
          </table:table-cell>
          <table:table-cell office:value-type="float" office:value="0.767605" calcext:value-type="float">
            <text:p>0.767605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office:value-type="float" office:value="0.723661" calcext:value-type="float">
            <text:p>0.723661</text:p>
          </table:table-cell>
          <table:table-cell office:value-type="float" office:value="0.491249" calcext:value-type="float">
            <text:p>0.491249</text:p>
          </table:table-cell>
          <table:table-cell office:value-type="float" office:value="0.729345" calcext:value-type="float">
            <text:p>0.729345</text:p>
          </table:table-cell>
          <table:table-cell office:value-type="float" office:value="0.782646" calcext:value-type="float">
            <text:p>0.782646</text:p>
          </table:table-cell>
          <table:table-cell office:value-type="float" office:value="0.730152" calcext:value-type="float">
            <text:p>0.730152</text:p>
          </table:table-cell>
          <table:table-cell office:value-type="float" office:value="0.76153" calcext:value-type="float">
            <text:p>0.76153</text:p>
          </table:table-cell>
          <table:table-cell office:value-type="float" office:value="0.755109" calcext:value-type="float">
            <text:p>0.755109</text:p>
          </table:table-cell>
          <table:table-cell office:value-type="float" office:value="0.692492" calcext:value-type="float">
            <text:p>0.692492</text:p>
          </table:table-cell>
          <table:table-cell office:value-type="float" office:value="0.76889" calcext:value-type="float">
            <text:p>0.76889</text:p>
          </table:table-cell>
          <table:table-cell office:value-type="float" office:value="0.769881" calcext:value-type="float">
            <text:p>0.769881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office:value-type="float" office:value="0.734069" calcext:value-type="float">
            <text:p>0.734069</text:p>
          </table:table-cell>
          <table:table-cell office:value-type="float" office:value="0.49652" calcext:value-type="float">
            <text:p>0.49652</text:p>
          </table:table-cell>
          <table:table-cell office:value-type="float" office:value="0.72949" calcext:value-type="float">
            <text:p>0.72949</text:p>
          </table:table-cell>
          <table:table-cell office:value-type="float" office:value="0.786258" calcext:value-type="float">
            <text:p>0.786258</text:p>
          </table:table-cell>
          <table:table-cell office:value-type="float" office:value="0.731029" calcext:value-type="float">
            <text:p>0.731029</text:p>
          </table:table-cell>
          <table:table-cell office:value-type="float" office:value="0.766398" calcext:value-type="float">
            <text:p>0.766398</text:p>
          </table:table-cell>
          <table:table-cell office:value-type="float" office:value="0.754301" calcext:value-type="float">
            <text:p>0.754301</text:p>
          </table:table-cell>
          <table:table-cell office:value-type="float" office:value="0.702926" calcext:value-type="float">
            <text:p>0.702926</text:p>
          </table:table-cell>
          <table:table-cell office:value-type="float" office:value="0.764913" calcext:value-type="float">
            <text:p>0.764913</text:p>
          </table:table-cell>
          <table:table-cell office:value-type="float" office:value="0.775198" calcext:value-type="float">
            <text:p>0.775198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office:value-type="float" office:value="0.742784" calcext:value-type="float">
            <text:p>0.742784</text:p>
          </table:table-cell>
          <table:table-cell office:value-type="float" office:value="0.506832" calcext:value-type="float">
            <text:p>0.506832</text:p>
          </table:table-cell>
          <table:table-cell office:value-type="float" office:value="0.743997" calcext:value-type="float">
            <text:p>0.743997</text:p>
          </table:table-cell>
          <table:table-cell office:value-type="float" office:value="0.788748" calcext:value-type="float">
            <text:p>0.788748</text:p>
          </table:table-cell>
          <table:table-cell office:value-type="float" office:value="0.748702" calcext:value-type="float">
            <text:p>0.748702</text:p>
          </table:table-cell>
          <table:table-cell office:value-type="float" office:value="0.763521" calcext:value-type="float">
            <text:p>0.763521</text:p>
          </table:table-cell>
          <table:table-cell office:value-type="float" office:value="0.760405" calcext:value-type="float">
            <text:p>0.760405</text:p>
          </table:table-cell>
          <table:table-cell office:value-type="float" office:value="0.709781" calcext:value-type="float">
            <text:p>0.709781</text:p>
          </table:table-cell>
          <table:table-cell office:value-type="float" office:value="0.77453" calcext:value-type="float">
            <text:p>0.77453</text:p>
          </table:table-cell>
          <table:table-cell office:value-type="float" office:value="0.771759" calcext:value-type="float">
            <text:p>0.771759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office:value-type="float" office:value="0.749685" calcext:value-type="float">
            <text:p>0.749685</text:p>
          </table:table-cell>
          <table:table-cell office:value-type="float" office:value="0.494875" calcext:value-type="float">
            <text:p>0.494875</text:p>
          </table:table-cell>
          <table:table-cell office:value-type="float" office:value="0.743496" calcext:value-type="float">
            <text:p>0.743496</text:p>
          </table:table-cell>
          <table:table-cell office:value-type="float" office:value="0.794866" calcext:value-type="float">
            <text:p>0.794866</text:p>
          </table:table-cell>
          <table:table-cell office:value-type="float" office:value="0.754168" calcext:value-type="float">
            <text:p>0.754168</text:p>
          </table:table-cell>
          <table:table-cell office:value-type="float" office:value="0.769328" calcext:value-type="float">
            <text:p>0.769328</text:p>
          </table:table-cell>
          <table:table-cell office:value-type="float" office:value="0.757575" calcext:value-type="float">
            <text:p>0.757575</text:p>
          </table:table-cell>
          <table:table-cell office:value-type="float" office:value="0.722073" calcext:value-type="float">
            <text:p>0.722073</text:p>
          </table:table-cell>
          <table:table-cell office:value-type="float" office:value="0.776997" calcext:value-type="float">
            <text:p>0.776997</text:p>
          </table:table-cell>
          <table:table-cell office:value-type="float" office:value="0.771915" calcext:value-type="float">
            <text:p>0.771915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office:value-type="float" office:value="0.754289" calcext:value-type="float">
            <text:p>0.754289</text:p>
          </table:table-cell>
          <table:table-cell office:value-type="float" office:value="0.497067" calcext:value-type="float">
            <text:p>0.497067</text:p>
          </table:table-cell>
          <table:table-cell office:value-type="float" office:value="0.748173" calcext:value-type="float">
            <text:p>0.748173</text:p>
          </table:table-cell>
          <table:table-cell office:value-type="float" office:value="0.796839" calcext:value-type="float">
            <text:p>0.796839</text:p>
          </table:table-cell>
          <table:table-cell office:value-type="float" office:value="0.756663" calcext:value-type="float">
            <text:p>0.756663</text:p>
          </table:table-cell>
          <table:table-cell office:value-type="float" office:value="0.769161" calcext:value-type="float">
            <text:p>0.769161</text:p>
          </table:table-cell>
          <table:table-cell office:value-type="float" office:value="0.763363" calcext:value-type="float">
            <text:p>0.763363</text:p>
          </table:table-cell>
          <table:table-cell office:value-type="float" office:value="0.724234" calcext:value-type="float">
            <text:p>0.724234</text:p>
          </table:table-cell>
          <table:table-cell office:value-type="float" office:value="0.777104" calcext:value-type="float">
            <text:p>0.777104</text:p>
          </table:table-cell>
          <table:table-cell office:value-type="float" office:value="0.779944" calcext:value-type="float">
            <text:p>0.779944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office:value-type="float" office:value="0.754838" calcext:value-type="float">
            <text:p>0.754838</text:p>
          </table:table-cell>
          <table:table-cell office:value-type="float" office:value="0.494699" calcext:value-type="float">
            <text:p>0.494699</text:p>
          </table:table-cell>
          <table:table-cell office:value-type="float" office:value="0.765328" calcext:value-type="float">
            <text:p>0.765328</text:p>
          </table:table-cell>
          <table:table-cell office:value-type="float" office:value="0.796734" calcext:value-type="float">
            <text:p>0.796734</text:p>
          </table:table-cell>
          <table:table-cell office:value-type="float" office:value="0.756514" calcext:value-type="float">
            <text:p>0.756514</text:p>
          </table:table-cell>
          <table:table-cell office:value-type="float" office:value="0.772127" calcext:value-type="float">
            <text:p>0.772127</text:p>
          </table:table-cell>
          <table:table-cell office:value-type="float" office:value="0.766189" calcext:value-type="float">
            <text:p>0.766189</text:p>
          </table:table-cell>
          <table:table-cell office:value-type="float" office:value="0.72827" calcext:value-type="float">
            <text:p>0.72827</text:p>
          </table:table-cell>
          <table:table-cell office:value-type="float" office:value="0.78082" calcext:value-type="float">
            <text:p>0.78082</text:p>
          </table:table-cell>
          <table:table-cell office:value-type="float" office:value="0.773716" calcext:value-type="float">
            <text:p>0.7737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office:value-type="float" office:value="0.760632" calcext:value-type="float">
            <text:p>0.760632</text:p>
          </table:table-cell>
          <table:table-cell office:value-type="float" office:value="0.500634" calcext:value-type="float">
            <text:p>0.500634</text:p>
          </table:table-cell>
          <table:table-cell office:value-type="float" office:value="0.766027" calcext:value-type="float">
            <text:p>0.766027</text:p>
          </table:table-cell>
          <table:table-cell office:value-type="float" office:value="0.801614" calcext:value-type="float">
            <text:p>0.801614</text:p>
          </table:table-cell>
          <table:table-cell office:value-type="float" office:value="0.767049" calcext:value-type="float">
            <text:p>0.767049</text:p>
          </table:table-cell>
          <table:table-cell office:value-type="float" office:value="0.775783" calcext:value-type="float">
            <text:p>0.775783</text:p>
          </table:table-cell>
          <table:table-cell office:value-type="float" office:value="0.771832" calcext:value-type="float">
            <text:p>0.771832</text:p>
          </table:table-cell>
          <table:table-cell office:value-type="float" office:value="0.737142" calcext:value-type="float">
            <text:p>0.737142</text:p>
          </table:table-cell>
          <table:table-cell office:value-type="float" office:value="0.776912" calcext:value-type="float">
            <text:p>0.776912</text:p>
          </table:table-cell>
          <table:table-cell office:value-type="float" office:value="0.78039" calcext:value-type="float">
            <text:p>0.78039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office:value-type="float" office:value="0.760434" calcext:value-type="float">
            <text:p>0.760434</text:p>
          </table:table-cell>
          <table:table-cell office:value-type="float" office:value="0.50504" calcext:value-type="float">
            <text:p>0.50504</text:p>
          </table:table-cell>
          <table:table-cell office:value-type="float" office:value="0.765144" calcext:value-type="float">
            <text:p>0.765144</text:p>
          </table:table-cell>
          <table:table-cell office:value-type="float" office:value="0.805026" calcext:value-type="float">
            <text:p>0.805026</text:p>
          </table:table-cell>
          <table:table-cell office:value-type="float" office:value="0.767439" calcext:value-type="float">
            <text:p>0.767439</text:p>
          </table:table-cell>
          <table:table-cell office:value-type="float" office:value="0.773552" calcext:value-type="float">
            <text:p>0.773552</text:p>
          </table:table-cell>
          <table:table-cell office:value-type="float" office:value="0.778406" calcext:value-type="float">
            <text:p>0.778406</text:p>
          </table:table-cell>
          <table:table-cell office:value-type="float" office:value="0.739166" calcext:value-type="float">
            <text:p>0.739166</text:p>
          </table:table-cell>
          <table:table-cell office:value-type="float" office:value="0.777981" calcext:value-type="float">
            <text:p>0.777981</text:p>
          </table:table-cell>
          <table:table-cell office:value-type="float" office:value="0.777555" calcext:value-type="float">
            <text:p>0.77755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office:value-type="float" office:value="0.76114" calcext:value-type="float">
            <text:p>0.76114</text:p>
          </table:table-cell>
          <table:table-cell office:value-type="float" office:value="0.491871" calcext:value-type="float">
            <text:p>0.491871</text:p>
          </table:table-cell>
          <table:table-cell office:value-type="float" office:value="0.771221" calcext:value-type="float">
            <text:p>0.771221</text:p>
          </table:table-cell>
          <table:table-cell office:value-type="float" office:value="0.810774" calcext:value-type="float">
            <text:p>0.810774</text:p>
          </table:table-cell>
          <table:table-cell office:value-type="float" office:value="0.7677" calcext:value-type="float">
            <text:p>0.7677</text:p>
          </table:table-cell>
          <table:table-cell office:value-type="float" office:value="0.77404" calcext:value-type="float">
            <text:p>0.77404</text:p>
          </table:table-cell>
          <table:table-cell office:value-type="float" office:value="0.775861" calcext:value-type="float">
            <text:p>0.775861</text:p>
          </table:table-cell>
          <table:table-cell office:value-type="float" office:value="0.748977" calcext:value-type="float">
            <text:p>0.748977</text:p>
          </table:table-cell>
          <table:table-cell office:value-type="float" office:value="0.781267" calcext:value-type="float">
            <text:p>0.781267</text:p>
          </table:table-cell>
          <table:table-cell office:value-type="float" office:value="0.772904" calcext:value-type="float">
            <text:p>0.772904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office:value-type="float" office:value="0.769967" calcext:value-type="float">
            <text:p>0.769967</text:p>
          </table:table-cell>
          <table:table-cell office:value-type="float" office:value="0.497762" calcext:value-type="float">
            <text:p>0.497762</text:p>
          </table:table-cell>
          <table:table-cell office:value-type="float" office:value="0.768758" calcext:value-type="float">
            <text:p>0.768758</text:p>
          </table:table-cell>
          <table:table-cell office:value-type="float" office:value="0.809289" calcext:value-type="float">
            <text:p>0.809289</text:p>
          </table:table-cell>
          <table:table-cell office:value-type="float" office:value="0.766505" calcext:value-type="float">
            <text:p>0.766505</text:p>
          </table:table-cell>
          <table:table-cell office:value-type="float" office:value="0.779459" calcext:value-type="float">
            <text:p>0.779459</text:p>
          </table:table-cell>
          <table:table-cell office:value-type="float" office:value="0.773486" calcext:value-type="float">
            <text:p>0.773486</text:p>
          </table:table-cell>
          <table:table-cell office:value-type="float" office:value="0.746212" calcext:value-type="float">
            <text:p>0.746212</text:p>
          </table:table-cell>
          <table:table-cell office:value-type="float" office:value="0.785677" calcext:value-type="float">
            <text:p>0.785677</text:p>
          </table:table-cell>
          <table:table-cell office:value-type="float" office:value="0.780062" calcext:value-type="float">
            <text:p>0.780062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office:value-type="float" office:value="0.770764" calcext:value-type="float">
            <text:p>0.770764</text:p>
          </table:table-cell>
          <table:table-cell office:value-type="float" office:value="0.503033" calcext:value-type="float">
            <text:p>0.503033</text:p>
          </table:table-cell>
          <table:table-cell office:value-type="float" office:value="0.771975" calcext:value-type="float">
            <text:p>0.771975</text:p>
          </table:table-cell>
          <table:table-cell office:value-type="float" office:value="0.805102" calcext:value-type="float">
            <text:p>0.805102</text:p>
          </table:table-cell>
          <table:table-cell office:value-type="float" office:value="0.776222" calcext:value-type="float">
            <text:p>0.776222</text:p>
          </table:table-cell>
          <table:table-cell office:value-type="float" office:value="0.780877" calcext:value-type="float">
            <text:p>0.780877</text:p>
          </table:table-cell>
          <table:table-cell office:value-type="float" office:value="0.770102" calcext:value-type="float">
            <text:p>0.770102</text:p>
          </table:table-cell>
          <table:table-cell office:value-type="float" office:value="0.748837" calcext:value-type="float">
            <text:p>0.748837</text:p>
          </table:table-cell>
          <table:table-cell office:value-type="float" office:value="0.781722" calcext:value-type="float">
            <text:p>0.781722</text:p>
          </table:table-cell>
          <table:table-cell office:value-type="float" office:value="0.764834" calcext:value-type="float">
            <text:p>0.764834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496459" calcext:value-type="float">
            <text:p>0.496459</text:p>
          </table:table-cell>
          <table:table-cell office:value-type="float" office:value="0.778665" calcext:value-type="float">
            <text:p>0.778665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0.786859" calcext:value-type="float">
            <text:p>0.786859</text:p>
          </table:table-cell>
          <table:table-cell office:value-type="float" office:value="0.782884" calcext:value-type="float">
            <text:p>0.782884</text:p>
          </table:table-cell>
          <table:table-cell office:value-type="float" office:value="0.773161" calcext:value-type="float">
            <text:p>0.773161</text:p>
          </table:table-cell>
          <table:table-cell office:value-type="float" office:value="0.749556" calcext:value-type="float">
            <text:p>0.749556</text:p>
          </table:table-cell>
          <table:table-cell office:value-type="float" office:value="0.78428" calcext:value-type="float">
            <text:p>0.78428</text:p>
          </table:table-cell>
          <table:table-cell office:value-type="float" office:value="0.775991" calcext:value-type="float">
            <text:p>0.775991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office:value-type="float" office:value="0.779571" calcext:value-type="float">
            <text:p>0.779571</text:p>
          </table:table-cell>
          <table:table-cell office:value-type="float" office:value="0.497307" calcext:value-type="float">
            <text:p>0.497307</text:p>
          </table:table-cell>
          <table:table-cell office:value-type="float" office:value="0.779152" calcext:value-type="float">
            <text:p>0.779152</text:p>
          </table:table-cell>
          <table:table-cell office:value-type="float" office:value="0.813975" calcext:value-type="float">
            <text:p>0.813975</text:p>
          </table:table-cell>
          <table:table-cell office:value-type="float" office:value="0.78833" calcext:value-type="float">
            <text:p>0.78833</text:p>
          </table:table-cell>
          <table:table-cell office:value-type="float" office:value="0.779147" calcext:value-type="float">
            <text:p>0.779147</text:p>
          </table:table-cell>
          <table:table-cell office:value-type="float" office:value="0.77021" calcext:value-type="float">
            <text:p>0.77021</text:p>
          </table:table-cell>
          <table:table-cell office:value-type="float" office:value="0.751099" calcext:value-type="float">
            <text:p>0.751099</text:p>
          </table:table-cell>
          <table:table-cell office:value-type="float" office:value="0.776588" calcext:value-type="float">
            <text:p>0.776588</text:p>
          </table:table-cell>
          <table:table-cell office:value-type="float" office:value="0.773861" calcext:value-type="float">
            <text:p>0.773861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office:value-type="float" office:value="0.773981" calcext:value-type="float">
            <text:p>0.773981</text:p>
          </table:table-cell>
          <table:table-cell office:value-type="float" office:value="0.49564" calcext:value-type="float">
            <text:p>0.49564</text:p>
          </table:table-cell>
          <table:table-cell office:value-type="float" office:value="0.775208" calcext:value-type="float">
            <text:p>0.775208</text:p>
          </table:table-cell>
          <table:table-cell office:value-type="float" office:value="0.810773" calcext:value-type="float">
            <text:p>0.810773</text:p>
          </table:table-cell>
          <table:table-cell office:value-type="float" office:value="0.781696" calcext:value-type="float">
            <text:p>0.781696</text:p>
          </table:table-cell>
          <table:table-cell office:value-type="float" office:value="0.783867" calcext:value-type="float">
            <text:p>0.783867</text:p>
          </table:table-cell>
          <table:table-cell office:value-type="float" office:value="0.778647" calcext:value-type="float">
            <text:p>0.778647</text:p>
          </table:table-cell>
          <table:table-cell office:value-type="float" office:value="0.755314" calcext:value-type="float">
            <text:p>0.755314</text:p>
          </table:table-cell>
          <table:table-cell office:value-type="float" office:value="0.77788" calcext:value-type="float">
            <text:p>0.77788</text:p>
          </table:table-cell>
          <table:table-cell office:value-type="float" office:value="0.774493" calcext:value-type="float">
            <text:p>0.774493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50143" calcext:value-type="float">
            <text:p>0.50143</text:p>
          </table:table-cell>
          <table:table-cell office:value-type="float" office:value="0.777236" calcext:value-type="float">
            <text:p>0.777236</text:p>
          </table:table-cell>
          <table:table-cell office:value-type="float" office:value="0.810359" calcext:value-type="float">
            <text:p>0.810359</text:p>
          </table:table-cell>
          <table:table-cell office:value-type="float" office:value="0.794491" calcext:value-type="float">
            <text:p>0.794491</text:p>
          </table:table-cell>
          <table:table-cell office:value-type="float" office:value="0.785418" calcext:value-type="float">
            <text:p>0.785418</text:p>
          </table:table-cell>
          <table:table-cell office:value-type="float" office:value="0.773714" calcext:value-type="float">
            <text:p>0.773714</text:p>
          </table:table-cell>
          <table:table-cell office:value-type="float" office:value="0.753823" calcext:value-type="float">
            <text:p>0.753823</text:p>
          </table:table-cell>
          <table:table-cell office:value-type="float" office:value="0.779751" calcext:value-type="float">
            <text:p>0.779751</text:p>
          </table:table-cell>
          <table:table-cell office:value-type="float" office:value="0.772031" calcext:value-type="float">
            <text:p>0.772031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office:value-type="float" office:value="0.778627" calcext:value-type="float">
            <text:p>0.778627</text:p>
          </table:table-cell>
          <table:table-cell office:value-type="float" office:value="0.50187" calcext:value-type="float">
            <text:p>0.50187</text:p>
          </table:table-cell>
          <table:table-cell office:value-type="float" office:value="0.785224" calcext:value-type="float">
            <text:p>0.785224</text:p>
          </table:table-cell>
          <table:table-cell office:value-type="float" office:value="0.810888" calcext:value-type="float">
            <text:p>0.810888</text:p>
          </table:table-cell>
          <table:table-cell office:value-type="float" office:value="0.790505" calcext:value-type="float">
            <text:p>0.790505</text:p>
          </table:table-cell>
          <table:table-cell office:value-type="float" office:value="0.785006" calcext:value-type="float">
            <text:p>0.785006</text:p>
          </table:table-cell>
          <table:table-cell office:value-type="float" office:value="0.771991" calcext:value-type="float">
            <text:p>0.771991</text:p>
          </table:table-cell>
          <table:table-cell office:value-type="float" office:value="0.610589" calcext:value-type="float">
            <text:p>0.610589</text:p>
          </table:table-cell>
          <table:table-cell office:value-type="float" office:value="0.774195" calcext:value-type="float">
            <text:p>0.774195</text:p>
          </table:table-cell>
          <table:table-cell office:value-type="float" office:value="0.771246" calcext:value-type="float">
            <text:p>0.771246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office:value-type="float" office:value="0.776823" calcext:value-type="float">
            <text:p>0.776823</text:p>
          </table:table-cell>
          <table:table-cell office:value-type="float" office:value="0.499909" calcext:value-type="float">
            <text:p>0.499909</text:p>
          </table:table-cell>
          <table:table-cell office:value-type="float" office:value="0.785765" calcext:value-type="float">
            <text:p>0.785765</text:p>
          </table:table-cell>
          <table:table-cell office:value-type="float" office:value="0.814325" calcext:value-type="float">
            <text:p>0.814325</text:p>
          </table:table-cell>
          <table:table-cell office:value-type="float" office:value="0.796947" calcext:value-type="float">
            <text:p>0.796947</text:p>
          </table:table-cell>
          <table:table-cell office:value-type="float" office:value="0.783551" calcext:value-type="float">
            <text:p>0.783551</text:p>
          </table:table-cell>
          <table:table-cell office:value-type="float" office:value="0.772223" calcext:value-type="float">
            <text:p>0.772223</text:p>
          </table:table-cell>
          <table:table-cell office:value-type="float" office:value="0.647614" calcext:value-type="float">
            <text:p>0.647614</text:p>
          </table:table-cell>
          <table:table-cell office:value-type="float" office:value="0.778393" calcext:value-type="float">
            <text:p>0.778393</text:p>
          </table:table-cell>
          <table:table-cell office:value-type="float" office:value="0.776135" calcext:value-type="float">
            <text:p>0.776135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office:value-type="float" office:value="0.783537" calcext:value-type="float">
            <text:p>0.783537</text:p>
          </table:table-cell>
          <table:table-cell office:value-type="float" office:value="0.494753" calcext:value-type="float">
            <text:p>0.494753</text:p>
          </table:table-cell>
          <table:table-cell office:value-type="float" office:value="0.781969" calcext:value-type="float">
            <text:p>0.781969</text:p>
          </table:table-cell>
          <table:table-cell office:value-type="float" office:value="0.816909" calcext:value-type="float">
            <text:p>0.816909</text:p>
          </table:table-cell>
          <table:table-cell office:value-type="float" office:value="0.792704" calcext:value-type="float">
            <text:p>0.792704</text:p>
          </table:table-cell>
          <table:table-cell office:value-type="float" office:value="0.784199" calcext:value-type="float">
            <text:p>0.784199</text:p>
          </table:table-cell>
          <table:table-cell office:value-type="float" office:value="0.772953" calcext:value-type="float">
            <text:p>0.772953</text:p>
          </table:table-cell>
          <table:table-cell office:value-type="float" office:value="0.667962" calcext:value-type="float">
            <text:p>0.667962</text:p>
          </table:table-cell>
          <table:table-cell office:value-type="float" office:value="0.776093" calcext:value-type="float">
            <text:p>0.776093</text:p>
          </table:table-cell>
          <table:table-cell office:value-type="float" office:value="0.770093" calcext:value-type="float">
            <text:p>0.770093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office:value-type="float" office:value="0.722567" calcext:value-type="float">
            <text:p>0.722567</text:p>
          </table:table-cell>
          <table:table-cell office:value-type="float" office:value="0.785978" calcext:value-type="float">
            <text:p>0.785978</text:p>
          </table:table-cell>
          <table:table-cell office:value-type="float" office:value="0.503654" calcext:value-type="float">
            <text:p>0.503654</text:p>
          </table:table-cell>
          <table:table-cell office:value-type="float" office:value="0.782145" calcext:value-type="float">
            <text:p>0.782145</text:p>
          </table:table-cell>
          <table:table-cell office:value-type="float" office:value="0.814303" calcext:value-type="float">
            <text:p>0.814303</text:p>
          </table:table-cell>
          <table:table-cell office:value-type="float" office:value="0.800405" calcext:value-type="float">
            <text:p>0.800405</text:p>
          </table:table-cell>
          <table:table-cell office:value-type="float" office:value="0.783974" calcext:value-type="float">
            <text:p>0.783974</text:p>
          </table:table-cell>
          <table:table-cell office:value-type="float" office:value="0.766141" calcext:value-type="float">
            <text:p>0.766141</text:p>
          </table:table-cell>
          <table:table-cell office:value-type="float" office:value="0.683583" calcext:value-type="float">
            <text:p>0.683583</text:p>
          </table:table-cell>
          <table:table-cell office:value-type="float" office:value="0.779074" calcext:value-type="float">
            <text:p>0.779074</text:p>
          </table:table-cell>
          <table:table-cell office:value-type="float" office:value="0.760359" calcext:value-type="float">
            <text:p>0.760359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office:value-type="float" office:value="0.729649" calcext:value-type="float">
            <text:p>0.729649</text:p>
          </table:table-cell>
          <table:table-cell office:value-type="float" office:value="0.781007" calcext:value-type="float">
            <text:p>0.781007</text:p>
          </table:table-cell>
          <table:table-cell office:value-type="float" office:value="0.50405" calcext:value-type="float">
            <text:p>0.50405</text:p>
          </table:table-cell>
          <table:table-cell office:value-type="float" office:value="0.78572" calcext:value-type="float">
            <text:p>0.78572</text:p>
          </table:table-cell>
          <table:table-cell office:value-type="float" office:value="0.810767" calcext:value-type="float">
            <text:p>0.810767</text:p>
          </table:table-cell>
          <table:table-cell office:value-type="float" office:value="0.803795" calcext:value-type="float">
            <text:p>0.803795</text:p>
          </table:table-cell>
          <table:table-cell office:value-type="float" office:value="0.780519" calcext:value-type="float">
            <text:p>0.780519</text:p>
          </table:table-cell>
          <table:table-cell office:value-type="float" office:value="0.773547" calcext:value-type="float">
            <text:p>0.773547</text:p>
          </table:table-cell>
          <table:table-cell office:value-type="float" office:value="0.688953" calcext:value-type="float">
            <text:p>0.688953</text:p>
          </table:table-cell>
          <table:table-cell office:value-type="float" office:value="0.773692" calcext:value-type="float">
            <text:p>0.773692</text:p>
          </table:table-cell>
          <table:table-cell office:value-type="float" office:value="0.764718" calcext:value-type="float">
            <text:p>0.764718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office:value-type="float" office:value="0.725602" calcext:value-type="float">
            <text:p>0.725602</text:p>
          </table:table-cell>
          <table:table-cell office:value-type="float" office:value="0.779994" calcext:value-type="float">
            <text:p>0.779994</text:p>
          </table:table-cell>
          <table:table-cell office:value-type="float" office:value="0.497786" calcext:value-type="float">
            <text:p>0.497786</text:p>
          </table:table-cell>
          <table:table-cell office:value-type="float" office:value="0.787037" calcext:value-type="float">
            <text:p>0.787037</text:p>
          </table:table-cell>
          <table:table-cell office:value-type="float" office:value="0.811063" calcext:value-type="float">
            <text:p>0.811063</text:p>
          </table:table-cell>
          <table:table-cell office:value-type="float" office:value="0.804601" calcext:value-type="float">
            <text:p>0.804601</text:p>
          </table:table-cell>
          <table:table-cell office:value-type="float" office:value="0.774449" calcext:value-type="float">
            <text:p>0.774449</text:p>
          </table:table-cell>
          <table:table-cell office:value-type="float" office:value="0.769614" calcext:value-type="float">
            <text:p>0.769614</text:p>
          </table:table-cell>
          <table:table-cell office:value-type="float" office:value="0.702479" calcext:value-type="float">
            <text:p>0.702479</text:p>
          </table:table-cell>
          <table:table-cell office:value-type="float" office:value="0.774329" calcext:value-type="float">
            <text:p>0.774329</text:p>
          </table:table-cell>
          <table:table-cell office:value-type="float" office:value="0.761238" calcext:value-type="float">
            <text:p>0.761238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office:value-type="float" office:value="0.714769" calcext:value-type="float">
            <text:p>0.71476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501169" calcext:value-type="float">
            <text:p>0.501169</text:p>
          </table:table-cell>
          <table:table-cell office:value-type="float" office:value="0.786766" calcext:value-type="float">
            <text:p>0.786766</text:p>
          </table:table-cell>
          <table:table-cell office:value-type="float" office:value="0.813524" calcext:value-type="float">
            <text:p>0.813524</text:p>
          </table:table-cell>
          <table:table-cell office:value-type="float" office:value="0.803329" calcext:value-type="float">
            <text:p>0.803329</text:p>
          </table:table-cell>
          <table:table-cell office:value-type="float" office:value="0.778277" calcext:value-type="float">
            <text:p>0.778277</text:p>
          </table:table-cell>
          <table:table-cell office:value-type="float" office:value="0.776918" calcext:value-type="float">
            <text:p>0.776918</text:p>
          </table:table-cell>
          <table:table-cell office:value-type="float" office:value="0.713666" calcext:value-type="float">
            <text:p>0.713666</text:p>
          </table:table-cell>
          <table:table-cell office:value-type="float" office:value="0.774874" calcext:value-type="float">
            <text:p>0.774874</text:p>
          </table:table-cell>
          <table:table-cell office:value-type="float" office:value="0.770209" calcext:value-type="float">
            <text:p>0.770209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office:value-type="float" office:value="0.734065" calcext:value-type="float">
            <text:p>0.734065</text:p>
          </table:table-cell>
          <table:table-cell office:value-type="float" office:value="0.78553" calcext:value-type="float">
            <text:p>0.78553</text:p>
          </table:table-cell>
          <table:table-cell office:value-type="float" office:value="0.500505" calcext:value-type="float">
            <text:p>0.500505</text:p>
          </table:table-cell>
          <table:table-cell office:value-type="float" office:value="0.785401" calcext:value-type="float">
            <text:p>0.785401</text:p>
          </table:table-cell>
          <table:table-cell office:value-type="float" office:value="0.812648" calcext:value-type="float">
            <text:p>0.812648</text:p>
          </table:table-cell>
          <table:table-cell office:value-type="float" office:value="0.806685" calcext:value-type="float">
            <text:p>0.806685</text:p>
          </table:table-cell>
          <table:table-cell office:value-type="float" office:value="0.781837" calcext:value-type="float">
            <text:p>0.781837</text:p>
          </table:table-cell>
          <table:table-cell office:value-type="float" office:value="0.778625" calcext:value-type="float">
            <text:p>0.778625</text:p>
          </table:table-cell>
          <table:table-cell office:value-type="float" office:value="0.70623" calcext:value-type="float">
            <text:p>0.70623</text:p>
          </table:table-cell>
          <table:table-cell office:value-type="float" office:value="0.770906" calcext:value-type="float">
            <text:p>0.770906</text:p>
          </table:table-cell>
          <table:table-cell office:value-type="float" office:value="0.765944" calcext:value-type="float">
            <text:p>0.765944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office:value-type="float" office:value="0.727864" calcext:value-type="float">
            <text:p>0.727864</text:p>
          </table:table-cell>
          <table:table-cell office:value-type="float" office:value="0.786082" calcext:value-type="float">
            <text:p>0.786082</text:p>
          </table:table-cell>
          <table:table-cell office:value-type="float" office:value="0.50465" calcext:value-type="float">
            <text:p>0.50465</text:p>
          </table:table-cell>
          <table:table-cell office:value-type="float" office:value="0.787697" calcext:value-type="float">
            <text:p>0.787697</text:p>
          </table:table-cell>
          <table:table-cell office:value-type="float" office:value="0.813224" calcext:value-type="float">
            <text:p>0.813224</text:p>
          </table:table-cell>
          <table:table-cell office:value-type="float" office:value="0.805503" calcext:value-type="float">
            <text:p>0.805503</text:p>
          </table:table-cell>
          <table:table-cell office:value-type="float" office:value="0.783813" calcext:value-type="float">
            <text:p>0.783813</text:p>
          </table:table-cell>
          <table:table-cell office:value-type="float" office:value="0.773689" calcext:value-type="float">
            <text:p>0.773689</text:p>
          </table:table-cell>
          <table:table-cell office:value-type="float" office:value="0.722156" calcext:value-type="float">
            <text:p>0.722156</text:p>
          </table:table-cell>
          <table:table-cell office:value-type="float" office:value="0.768076" calcext:value-type="float">
            <text:p>0.768076</text:p>
          </table:table-cell>
          <table:table-cell office:value-type="float" office:value="0.755728" calcext:value-type="float">
            <text:p>0.755728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office:value-type="float" office:value="0.734333" calcext:value-type="float">
            <text:p>0.734333</text:p>
          </table:table-cell>
          <table:table-cell office:value-type="float" office:value="0.782897" calcext:value-type="float">
            <text:p>0.782897</text:p>
          </table:table-cell>
          <table:table-cell office:value-type="float" office:value="0.506771" calcext:value-type="float">
            <text:p>0.506771</text:p>
          </table:table-cell>
          <table:table-cell office:value-type="float" office:value="0.78584" calcext:value-type="float">
            <text:p>0.78584</text:p>
          </table:table-cell>
          <table:table-cell office:value-type="float" office:value="0.813509" calcext:value-type="float">
            <text:p>0.813509</text:p>
          </table:table-cell>
          <table:table-cell office:value-type="float" office:value="0.808995" calcext:value-type="float">
            <text:p>0.808995</text:p>
          </table:table-cell>
          <table:table-cell office:value-type="float" office:value="0.778264" calcext:value-type="float">
            <text:p>0.778264</text:p>
          </table:table-cell>
          <table:table-cell office:value-type="float" office:value="0.775503" calcext:value-type="float">
            <text:p>0.775503</text:p>
          </table:table-cell>
          <table:table-cell office:value-type="float" office:value="0.722559" calcext:value-type="float">
            <text:p>0.722559</text:p>
          </table:table-cell>
          <table:table-cell office:value-type="float" office:value="0.771412" calcext:value-type="float">
            <text:p>0.771412</text:p>
          </table:table-cell>
          <table:table-cell table:number-columns-repeated="1001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office:value-type="float" office:value="0.726267" calcext:value-type="float">
            <text:p>0.726267</text:p>
          </table:table-cell>
          <table:table-cell office:value-type="float" office:value="0.782893" calcext:value-type="float">
            <text:p>0.782893</text:p>
          </table:table-cell>
          <table:table-cell office:value-type="float" office:value="0.500818" calcext:value-type="float">
            <text:p>0.500818</text:p>
          </table:table-cell>
          <table:table-cell office:value-type="float" office:value="0.783592" calcext:value-type="float">
            <text:p>0.783592</text:p>
          </table:table-cell>
          <table:table-cell office:value-type="float" office:value="0.817027" calcext:value-type="float">
            <text:p>0.817027</text:p>
          </table:table-cell>
          <table:table-cell office:value-type="float" office:value="0.796622" calcext:value-type="float">
            <text:p>0.796622</text:p>
          </table:table-cell>
          <table:table-cell office:value-type="float" office:value="0.780472" calcext:value-type="float">
            <text:p>0.780472</text:p>
          </table:table-cell>
          <table:table-cell office:value-type="float" office:value="0.769147" calcext:value-type="float">
            <text:p>0.769147</text:p>
          </table:table-cell>
          <table:table-cell office:value-type="float" office:value="0.728664" calcext:value-type="float">
            <text:p>0.728664</text:p>
          </table:table-cell>
          <table:table-cell office:value-type="float" office:value="0.766806" calcext:value-type="float">
            <text:p>0.766806</text:p>
          </table:table-cell>
          <table:table-cell table:number-columns-repeated="1001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office:value-type="float" office:value="0.739417" calcext:value-type="float">
            <text:p>0.739417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785169" calcext:value-type="float">
            <text:p>0.785169</text:p>
          </table:table-cell>
          <table:table-cell office:value-type="float" office:value="0.506506" calcext:value-type="float">
            <text:p>0.506506</text:p>
          </table:table-cell>
          <table:table-cell office:value-type="float" office:value="0.785721" calcext:value-type="float">
            <text:p>0.785721</text:p>
          </table:table-cell>
          <table:table-cell office:value-type="float" office:value="0.816479" calcext:value-type="float">
            <text:p>0.816479</text:p>
          </table:table-cell>
          <table:table-cell office:value-type="float" office:value="0.811284" calcext:value-type="float">
            <text:p>0.811284</text:p>
          </table:table-cell>
          <table:table-cell office:value-type="float" office:value="0.776175" calcext:value-type="float">
            <text:p>0.776175</text:p>
          </table:table-cell>
          <table:table-cell office:value-type="float" office:value="0.763784" calcext:value-type="float">
            <text:p>0.763784</text:p>
          </table:table-cell>
          <table:table-cell office:value-type="float" office:value="0.732121" calcext:value-type="float">
            <text:p>0.732121</text:p>
          </table:table-cell>
          <table:table-cell office:value-type="float" office:value="0.767797" calcext:value-type="float">
            <text:p>0.767797</text:p>
          </table:table-cell>
          <table:table-cell table:number-columns-repeated="100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office:value-type="float" office:value="0.750027" calcext:value-type="float">
            <text:p>0.750027</text:p>
          </table:table-cell>
          <table:table-cell office:value-type="float" office:value="0.734942" calcext:value-type="float">
            <text:p>0.734942</text:p>
          </table:table-cell>
          <table:table-cell office:value-type="float" office:value="0.78644" calcext:value-type="float">
            <text:p>0.78644</text:p>
          </table:table-cell>
          <table:table-cell office:value-type="float" office:value="0.498572" calcext:value-type="float">
            <text:p>0.498572</text:p>
          </table:table-cell>
          <table:table-cell office:value-type="float" office:value="0.782676" calcext:value-type="float">
            <text:p>0.782676</text:p>
          </table:table-cell>
          <table:table-cell office:value-type="float" office:value="0.813728" calcext:value-type="float">
            <text:p>0.813728</text:p>
          </table:table-cell>
          <table:table-cell office:value-type="float" office:value="0.815845" calcext:value-type="float">
            <text:p>0.815845</text:p>
          </table:table-cell>
          <table:table-cell office:value-type="float" office:value="0.771051" calcext:value-type="float">
            <text:p>0.7710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736402" calcext:value-type="float">
            <text:p>0.736402</text:p>
          </table:table-cell>
          <table:table-cell office:value-type="float" office:value="0.763655" calcext:value-type="float">
            <text:p>0.763655</text:p>
          </table:table-cell>
          <table:table-cell table:number-columns-repeated="100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office:value-type="float" office:value="0.75167" calcext:value-type="float">
            <text:p>0.75167</text:p>
          </table:table-cell>
          <table:table-cell office:value-type="float" office:value="0.73557" calcext:value-type="float">
            <text:p>0.73557</text:p>
          </table:table-cell>
          <table:table-cell office:value-type="float" office:value="0.787279" calcext:value-type="float">
            <text:p>0.787279</text:p>
          </table:table-cell>
          <table:table-cell office:value-type="float" office:value="0.509819" calcext:value-type="float">
            <text:p>0.509819</text:p>
          </table:table-cell>
          <table:table-cell office:value-type="float" office:value="0.783154" calcext:value-type="float">
            <text:p>0.783154</text:p>
          </table:table-cell>
          <table:table-cell office:value-type="float" office:value="0.812811" calcext:value-type="float">
            <text:p>0.812811</text:p>
          </table:table-cell>
          <table:table-cell office:value-type="float" office:value="0.806909" calcext:value-type="float">
            <text:p>0.806909</text:p>
          </table:table-cell>
          <table:table-cell office:value-type="float" office:value="0.779835" calcext:value-type="float">
            <text:p>0.779835</text:p>
          </table:table-cell>
          <table:table-cell office:value-type="float" office:value="0.764996" calcext:value-type="float">
            <text:p>0.764996</text:p>
          </table:table-cell>
          <table:table-cell office:value-type="float" office:value="0.73861" calcext:value-type="float">
            <text:p>0.73861</text:p>
          </table:table-cell>
          <table:table-cell office:value-type="float" office:value="0.76368" calcext:value-type="float">
            <text:p>0.76368</text:p>
          </table:table-cell>
          <table:table-cell table:number-columns-repeated="100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office:value-type="float" office:value="0.750664" calcext:value-type="float">
            <text:p>0.750664</text:p>
          </table:table-cell>
          <table:table-cell office:value-type="float" office:value="0.729517" calcext:value-type="float">
            <text:p>0.729517</text:p>
          </table:table-cell>
          <table:table-cell office:value-type="float" office:value="0.781187" calcext:value-type="float">
            <text:p>0.781187</text:p>
          </table:table-cell>
          <table:table-cell/>
          <table:table-cell office:value-type="float" office:value="0.780746" calcext:value-type="float">
            <text:p>0.780746</text:p>
          </table:table-cell>
          <table:table-cell office:value-type="float" office:value="0.806246" calcext:value-type="float">
            <text:p>0.806246</text:p>
          </table:table-cell>
          <table:table-cell office:value-type="float" office:value="0.80937" calcext:value-type="float">
            <text:p>0.80937</text:p>
          </table:table-cell>
          <table:table-cell office:value-type="float" office:value="0.772343" calcext:value-type="float">
            <text:p>0.772343</text:p>
          </table:table-cell>
          <table:table-cell office:value-type="float" office:value="0.765482" calcext:value-type="float">
            <text:p>0.765482</text:p>
          </table:table-cell>
          <table:table-cell office:value-type="float" office:value="0.737047" calcext:value-type="float">
            <text:p>0.737047</text:p>
          </table:table-cell>
          <table:table-cell office:value-type="float" office:value="0.763506" calcext:value-type="float">
            <text:p>0.763506</text:p>
          </table:table-cell>
          <table:table-cell table:number-columns-repeated="100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office:value-type="float" office:value="0.750722" calcext:value-type="float">
            <text:p>0.750722</text:p>
          </table:table-cell>
          <table:table-cell office:value-type="float" office:value="0.727189" calcext:value-type="float">
            <text:p>0.727189</text:p>
          </table:table-cell>
          <table:table-cell office:value-type="float" office:value="0.783651" calcext:value-type="float">
            <text:p>0.783651</text:p>
          </table:table-cell>
          <table:table-cell/>
          <table:table-cell office:value-type="float" office:value="0.78312" calcext:value-type="float">
            <text:p>0.78312</text:p>
          </table:table-cell>
          <table:table-cell office:value-type="float" office:value="0.809449" calcext:value-type="float">
            <text:p>0.809449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773838" calcext:value-type="float">
            <text:p>0.773838</text:p>
          </table:table-cell>
          <table:table-cell office:value-type="float" office:value="0.772232" calcext:value-type="float">
            <text:p>0.772232</text:p>
          </table:table-cell>
          <table:table-cell office:value-type="float" office:value="0.737473" calcext:value-type="float">
            <text:p>0.737473</text:p>
          </table:table-cell>
          <table:table-cell office:value-type="float" office:value="0.775121" calcext:value-type="float">
            <text:p>0.775121</text:p>
          </table:table-cell>
          <table:table-cell table:number-columns-repeated="100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office:value-type="float" office:value="0.749544" calcext:value-type="float">
            <text:p>0.749544</text:p>
          </table:table-cell>
          <table:table-cell office:value-type="float" office:value="0.74459" calcext:value-type="float">
            <text:p>0.74459</text:p>
          </table:table-cell>
          <table:table-cell table:number-columns-repeated="2"/>
          <table:table-cell office:value-type="float" office:value="0.786779" calcext:value-type="float">
            <text:p>0.786779</text:p>
          </table:table-cell>
          <table:table-cell office:value-type="float" office:value="0.807353" calcext:value-type="float">
            <text:p>0.807353</text:p>
          </table:table-cell>
          <table:table-cell/>
          <table:table-cell office:value-type="float" office:value="0.772218" calcext:value-type="float">
            <text:p>0.772218</text:p>
          </table:table-cell>
          <table:table-cell office:value-type="float" office:value="0.775302" calcext:value-type="float">
            <text:p>0.775302</text:p>
          </table:table-cell>
          <table:table-cell office:value-type="float" office:value="0.739984" calcext:value-type="float">
            <text:p>0.739984</text:p>
          </table:table-cell>
          <table:table-cell office:value-type="float" office:value="0.764222" calcext:value-type="float">
            <text:p>0.764222</text:p>
          </table:table-cell>
          <table:table-cell table:number-columns-repeated="100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office:value-type="float" office:value="0.76017" calcext:value-type="float">
            <text:p>0.76017</text:p>
          </table:table-cell>
          <table:table-cell office:value-type="float" office:value="0.735822" calcext:value-type="float">
            <text:p>0.735822</text:p>
          </table:table-cell>
          <table:table-cell table:number-columns-repeated="2"/>
          <table:table-cell office:value-type="float" office:value="0.786053" calcext:value-type="float">
            <text:p>0.786053</text:p>
          </table:table-cell>
          <table:table-cell office:value-type="float" office:value="0.811755" calcext:value-type="float">
            <text:p>0.811755</text:p>
          </table:table-cell>
          <table:table-cell/>
          <table:table-cell office:value-type="float" office:value="0.770731" calcext:value-type="float">
            <text:p>0.770731</text:p>
          </table:table-cell>
          <table:table-cell office:value-type="float" office:value="0.760263" calcext:value-type="float">
            <text:p>0.760263</text:p>
          </table:table-cell>
          <table:table-cell office:value-type="float" office:value="0.741438" calcext:value-type="float">
            <text:p>0.741438</text:p>
          </table:table-cell>
          <table:table-cell office:value-type="float" office:value="0.762961" calcext:value-type="float">
            <text:p>0.762961</text:p>
          </table:table-cell>
          <table:table-cell table:number-columns-repeated="100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office:value-type="float" office:value="0.757258" calcext:value-type="float">
            <text:p>0.757258</text:p>
          </table:table-cell>
          <table:table-cell office:value-type="float" office:value="0.738942" calcext:value-type="float">
            <text:p>0.738942</text:p>
          </table:table-cell>
          <table:table-cell table:number-columns-repeated="2"/>
          <table:table-cell office:value-type="float" office:value="0.777297" calcext:value-type="float">
            <text:p>0.777297</text:p>
          </table:table-cell>
          <table:table-cell office:value-type="float" office:value="0.806752" calcext:value-type="float">
            <text:p>0.806752</text:p>
          </table:table-cell>
          <table:table-cell/>
          <table:table-cell office:value-type="float" office:value="0.778107" calcext:value-type="float">
            <text:p>0.778107</text:p>
          </table:table-cell>
          <table:table-cell office:value-type="float" office:value="0.762936" calcext:value-type="float">
            <text:p>0.762936</text:p>
          </table:table-cell>
          <table:table-cell office:value-type="float" office:value="0.743139" calcext:value-type="float">
            <text:p>0.743139</text:p>
          </table:table-cell>
          <table:table-cell office:value-type="float" office:value="0.765521" calcext:value-type="float">
            <text:p>0.765521</text:p>
          </table:table-cell>
          <table:table-cell table:number-columns-repeated="100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office:value-type="float" office:value="0.791699" calcext:value-type="float">
            <text:p>0.791699</text:p>
          </table:table-cell>
          <table:table-cell table:number-columns-repeated="4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3"/>
          <table:table-cell office:value-type="float" office:value="0.763814" calcext:value-type="float">
            <text:p>0.763814</text:p>
          </table:table-cell>
          <table:table-cell office:value-type="float" office:value="0.742728" calcext:value-type="float">
            <text:p>0.742728</text:p>
          </table:table-cell>
          <table:table-cell table:number-columns-repeated="101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office:value-type="float" office:value="0.795779" calcext:value-type="float">
            <text:p>0.795779</text:p>
          </table:table-cell>
          <table:table-cell table:number-columns-repeated="4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3"/>
          <table:table-cell office:value-type="float" office:value="0.763188" calcext:value-type="float">
            <text:p>0.763188</text:p>
          </table:table-cell>
          <table:table-cell office:value-type="float" office:value="0.744716" calcext:value-type="float">
            <text:p>0.744716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office:value-type="float" office:value="0.788598" calcext:value-type="float">
            <text:p>0.788598</text:p>
          </table:table-cell>
          <table:table-cell table:number-columns-repeated="4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3"/>
          <table:table-cell office:value-type="float" office:value="0.761762" calcext:value-type="float">
            <text:p>0.761762</text:p>
          </table:table-cell>
          <table:table-cell office:value-type="float" office:value="0.743928" calcext:value-type="float">
            <text:p>0.743928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office:value-type="float" office:value="0.786892" calcext:value-type="float">
            <text:p>0.786892</text:p>
          </table:table-cell>
          <table:table-cell table:number-columns-repeated="4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3"/>
          <table:table-cell office:value-type="float" office:value="0.761839" calcext:value-type="float">
            <text:p>0.761839</text:p>
          </table:table-cell>
          <table:table-cell office:value-type="float" office:value="0.738716" calcext:value-type="float">
            <text:p>0.738716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office:value-type="float" office:value="0.793497" calcext:value-type="float">
            <text:p>0.793497</text:p>
          </table:table-cell>
          <table:table-cell table:number-columns-repeated="4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3"/>
          <table:table-cell office:value-type="float" office:value="0.768684" calcext:value-type="float">
            <text:p>0.768684</text:p>
          </table:table-cell>
          <table:table-cell office:value-type="float" office:value="0.739339" calcext:value-type="float">
            <text:p>0.739339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office:value-type="float" office:value="0.794402" calcext:value-type="float">
            <text:p>0.794402</text:p>
          </table:table-cell>
          <table:table-cell table:number-columns-repeated="4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3"/>
          <table:table-cell office:value-type="float" office:value="0.764633" calcext:value-type="float">
            <text:p>0.764633</text:p>
          </table:table-cell>
          <table:table-cell office:value-type="float" office:value="0.750157" calcext:value-type="float">
            <text:p>0.75015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office:value-type="float" office:value="0.790352" calcext:value-type="float">
            <text:p>0.790352</text:p>
          </table:table-cell>
          <table:table-cell table:number-columns-repeated="4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3"/>
          <table:table-cell office:value-type="float" office:value="0.767782" calcext:value-type="float">
            <text:p>0.767782</text:p>
          </table:table-cell>
          <table:table-cell office:value-type="float" office:value="0.745843" calcext:value-type="float">
            <text:p>0.745843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office:value-type="float" office:value="0.793328" calcext:value-type="float">
            <text:p>0.793328</text:p>
          </table:table-cell>
          <table:table-cell table:number-columns-repeated="4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3"/>
          <table:table-cell office:value-type="float" office:value="0.777301" calcext:value-type="float">
            <text:p>0.777301</text:p>
          </table:table-cell>
          <table:table-cell office:value-type="float" office:value="0.74836" calcext:value-type="float">
            <text:p>0.74836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office:value-type="float" office:value="0.795617" calcext:value-type="float">
            <text:p>0.795617</text:p>
          </table:table-cell>
          <table:table-cell table:number-columns-repeated="4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3"/>
          <table:table-cell office:value-type="float" office:value="0.771913" calcext:value-type="float">
            <text:p>0.771913</text:p>
          </table:table-cell>
          <table:table-cell office:value-type="float" office:value="0.750074" calcext:value-type="float">
            <text:p>0.750074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office:value-type="float" office:value="0.785729" calcext:value-type="float">
            <text:p>0.785729</text:p>
          </table:table-cell>
          <table:table-cell table:number-columns-repeated="4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3"/>
          <table:table-cell office:value-type="float" office:value="0.772835" calcext:value-type="float">
            <text:p>0.772835</text:p>
          </table:table-cell>
          <table:table-cell office:value-type="float" office:value="0.751222" calcext:value-type="float">
            <text:p>0.751222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office:value-type="float" office:value="0.777018" calcext:value-type="float">
            <text:p>0.777018</text:p>
          </table:table-cell>
          <table:table-cell table:number-columns-repeated="5"/>
          <table:table-cell office:value-type="float" office:value="0.758132" calcext:value-type="float">
            <text:p>0.758132</text:p>
          </table:table-cell>
          <table:table-cell office:value-type="float" office:value="0.776158" calcext:value-type="float">
            <text:p>0.776158</text:p>
          </table:table-cell>
          <table:table-cell table:number-columns-repeated="3"/>
          <table:table-cell office:value-type="float" office:value="0.776394" calcext:value-type="float">
            <text:p>0.776394</text:p>
          </table:table-cell>
          <table:table-cell office:value-type="float" office:value="0.751477" calcext:value-type="float">
            <text:p>0.751477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office:value-type="float" office:value="0.772079" calcext:value-type="float">
            <text:p>0.772079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office:value-type="float" office:value="0.760642" calcext:value-type="float">
            <text:p>0.760642</text:p>
          </table:table-cell>
          <table:table-cell office:value-type="float" office:value="0.77913" calcext:value-type="float">
            <text:p>0.77913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office:value-type="float" office:value="0.776906" calcext:value-type="float">
            <text:p>0.776906</text:p>
          </table:table-cell>
          <table:table-cell office:value-type="float" office:value="0.750507" calcext:value-type="float">
            <text:p>0.750507</text:p>
          </table:table-cell>
          <table:table-cell table:formula="of:=MAX([.O3:.O42])" office:value-type="float" office:value="0.787279" calcext:value-type="float">
            <text:p>0.787279</text:p>
          </table:table-cell>
          <table:table-cell table:formula="of:=MAX([.P3:.P42])" office:value-type="float" office:value="0.530339" calcext:value-type="float">
            <text:p>0.530339</text:p>
          </table:table-cell>
          <table:table-cell table:formula="of:=MAX([.Q3:.Q42])" office:value-type="float" office:value="0.787697" calcext:value-type="float">
            <text:p>0.787697</text:p>
          </table:table-cell>
          <table:table-cell table:formula="of:=MAX([.R3:.R42])" office:value-type="float" office:value="0.817027" calcext:value-type="float">
            <text:p>0.817027</text:p>
          </table:table-cell>
          <table:table-cell table:formula="of:=MAX([.S3:.S42])" office:value-type="float" office:value="0.815845" calcext:value-type="float">
            <text:p>0.815845</text:p>
          </table:table-cell>
          <table:table-cell table:formula="of:=MAX([.T3:.T42])" office:value-type="float" office:value="0.785418" calcext:value-type="float">
            <text:p>0.785418</text:p>
          </table:table-cell>
          <table:table-cell table:formula="of:=MAX([.U3:.U42])" office:value-type="float" office:value="0.778647" calcext:value-type="float">
            <text:p>0.778647</text:p>
          </table:table-cell>
          <table:table-cell table:formula="of:=MAX([.V3:.V42])" office:value-type="float" office:value="0.755314" calcext:value-type="float">
            <text:p>0.755314</text:p>
          </table:table-cell>
          <table:table-cell table:formula="of:=MAX([.W3:.W42])" office:value-type="float" office:value="0.785677" calcext:value-type="float">
            <text:p>0.785677</text:p>
          </table:table-cell>
          <table:table-cell table:number-columns-repeated="1001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office:value-type="float" office:value="0.773494" calcext:value-type="float">
            <text:p>0.773494</text:p>
          </table:table-cell>
          <table:table-cell table:number-columns-repeated="5"/>
          <table:table-cell office:value-type="float" office:value="0.76174" calcext:value-type="float">
            <text:p>0.76174</text:p>
          </table:table-cell>
          <table:table-cell office:value-type="float" office:value="0.772028" calcext:value-type="float">
            <text:p>0.772028</text:p>
          </table:table-cell>
          <table:table-cell table:number-columns-repeated="3"/>
          <table:table-cell office:value-type="float" office:value="0.776737" calcext:value-type="float">
            <text:p>0.776737</text:p>
          </table:table-cell>
          <table:table-cell office:value-type="float" office:value="0.745836" calcext:value-type="float">
            <text:p>0.745836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office:value-type="float" office:value="0.772489" calcext:value-type="float">
            <text:p>0.772489</text:p>
          </table:table-cell>
          <table:table-cell table:number-columns-repeated="5"/>
          <table:table-cell office:value-type="float" office:value="0.761115" calcext:value-type="float">
            <text:p>0.761115</text:p>
          </table:table-cell>
          <table:table-cell office:value-type="float" office:value="0.775016" calcext:value-type="float">
            <text:p>0.775016</text:p>
          </table:table-cell>
          <table:table-cell table:number-columns-repeated="3"/>
          <table:table-cell office:value-type="float" office:value="0.77698" calcext:value-type="float">
            <text:p>0.77698</text:p>
          </table:table-cell>
          <table:table-cell office:value-type="float" office:value="0.757918" calcext:value-type="float">
            <text:p>0.757918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office:value-type="float" office:value="0.767616" calcext:value-type="float">
            <text:p>0.767616</text:p>
          </table:table-cell>
          <table:table-cell table:number-columns-repeated="5"/>
          <table:table-cell office:value-type="float" office:value="0.751182" calcext:value-type="float">
            <text:p>0.751182</text:p>
          </table:table-cell>
          <table:table-cell office:value-type="float" office:value="0.770154" calcext:value-type="float">
            <text:p>0.770154</text:p>
          </table:table-cell>
          <table:table-cell table:number-columns-repeated="3"/>
          <table:table-cell office:value-type="float" office:value="0.779262" calcext:value-type="float">
            <text:p>0.779262</text:p>
          </table:table-cell>
          <table:table-cell office:value-type="float" office:value="0.751573" calcext:value-type="float">
            <text:p>0.751573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office:value-type="float" office:value="0.76883" calcext:value-type="float">
            <text:p>0.76883</text:p>
          </table:table-cell>
          <table:table-cell table:number-columns-repeated="5"/>
          <table:table-cell office:value-type="float" office:value="0.764944" calcext:value-type="float">
            <text:p>0.764944</text:p>
          </table:table-cell>
          <table:table-cell office:value-type="float" office:value="0.774382" calcext:value-type="float">
            <text:p>0.774382</text:p>
          </table:table-cell>
          <table:table-cell table:number-columns-repeated="3"/>
          <table:table-cell office:value-type="float" office:value="0.783298" calcext:value-type="float">
            <text:p>0.783298</text:p>
          </table:table-cell>
          <table:table-cell office:value-type="float" office:value="0.757301" calcext:value-type="float">
            <text:p>0.757301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office:value-type="float" office:value="0.771068" calcext:value-type="float">
            <text:p>0.771068</text:p>
          </table:table-cell>
          <table:table-cell table:number-columns-repeated="5"/>
          <table:table-cell office:value-type="float" office:value="0.764363" calcext:value-type="float">
            <text:p>0.764363</text:p>
          </table:table-cell>
          <table:table-cell office:value-type="float" office:value="0.760824" calcext:value-type="float">
            <text:p>0.760824</text:p>
          </table:table-cell>
          <table:table-cell table:number-columns-repeated="3"/>
          <table:table-cell office:value-type="float" office:value="0.785297" calcext:value-type="float">
            <text:p>0.785297</text:p>
          </table:table-cell>
          <table:table-cell office:value-type="float" office:value="0.757055" calcext:value-type="float">
            <text:p>0.757055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office:value-type="float" office:value="0.776294" calcext:value-type="float">
            <text:p>0.776294</text:p>
          </table:table-cell>
          <table:table-cell table:number-columns-repeated="5"/>
          <table:table-cell office:value-type="float" office:value="0.7582" calcext:value-type="float">
            <text:p>0.7582</text:p>
          </table:table-cell>
          <table:table-cell office:value-type="float" office:value="0.773286" calcext:value-type="float">
            <text:p>0.773286</text:p>
          </table:table-cell>
          <table:table-cell table:number-columns-repeated="3"/>
          <table:table-cell office:value-type="float" office:value="0.784593" calcext:value-type="float">
            <text:p>0.784593</text:p>
          </table:table-cell>
          <table:table-cell office:value-type="float" office:value="0.759155" calcext:value-type="float">
            <text:p>0.759155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office:value-type="float" office:value="0.776423" calcext:value-type="float">
            <text:p>0.776423</text:p>
          </table:table-cell>
          <table:table-cell table:number-columns-repeated="5"/>
          <table:table-cell office:value-type="float" office:value="0.752616" calcext:value-type="float">
            <text:p>0.752616</text:p>
          </table:table-cell>
          <table:table-cell office:value-type="float" office:value="0.773985" calcext:value-type="float">
            <text:p>0.773985</text:p>
          </table:table-cell>
          <table:table-cell table:number-columns-repeated="3"/>
          <table:table-cell office:value-type="float" office:value="0.784387" calcext:value-type="float">
            <text:p>0.784387</text:p>
          </table:table-cell>
          <table:table-cell office:value-type="float" office:value="0.753697" calcext:value-type="float">
            <text:p>0.753697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office:value-type="float" office:value="0.775905" calcext:value-type="float">
            <text:p>0.775905</text:p>
          </table:table-cell>
          <table:table-cell table:number-columns-repeated="5"/>
          <table:table-cell office:value-type="float" office:value="0.759325" calcext:value-type="float">
            <text:p>0.759325</text:p>
          </table:table-cell>
          <table:table-cell office:value-type="float" office:value="0.762579" calcext:value-type="float">
            <text:p>0.762579</text:p>
          </table:table-cell>
          <table:table-cell table:number-columns-repeated="3"/>
          <table:table-cell office:value-type="float" office:value="0.775369" calcext:value-type="float">
            <text:p>0.775369</text:p>
          </table:table-cell>
          <table:table-cell office:value-type="float" office:value="0.753489" calcext:value-type="float">
            <text:p>0.7534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62])" office:value-type="float" office:value="0.792127" calcext:value-type="float">
            <text:p>0.792127</text:p>
          </table:table-cell>
          <table:table-cell table:number-columns-repeated="5"/>
          <table:table-cell table:formula="of:=MAX([.H3:.H62])" office:value-type="float" office:value="0.787775" calcext:value-type="float">
            <text:p>0.787775</text:p>
          </table:table-cell>
          <table:table-cell table:formula="of:=MAX([.I3:.I62])" office:value-type="float" office:value="0.785809" calcext:value-type="float">
            <text:p>0.785809</text:p>
          </table:table-cell>
          <table:table-cell table:number-columns-repeated="3"/>
          <table:table-cell table:formula="of:=MAX([.M3:.M62])" office:value-type="float" office:value="0.785297" calcext:value-type="float">
            <text:p>0.785297</text:p>
          </table:table-cell>
          <table:table-cell table:formula="of:=MAX([.N3:.N62])" office:value-type="float" office:value="0.759155" calcext:value-type="float">
            <text:p>0.759155</text:p>
          </table:table-cell>
          <table:table-cell table:number-columns-repeated="1010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22.5504in" svg:y="0.5283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22.6661in" svg:y="5.7528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441in" svg:y="11.2752in">
            <draw:object draw:notify-on-update-of-ranges="'F1-mean f-AUC'.B2:'F1-mean f-AUC'.B2 'F1-mean f-AUC'.B3:'F1-mean f-AUC'.B62 'F1-mean f-AUC'.H2:'F1-mean f-AUC'.H2 'F1-mean f-AUC'.H3:'F1-mean f-AUC'.H62 'F1-mean f-AUC'.I2:'F1-mean f-AUC'.I2 'F1-mean f-AUC'.I3:'F1-mean f-AUC'.I62 'F1-mean f-AUC'.M2:'F1-mean f-AUC'.M2 'F1-mean f-AUC'.M3:'F1-mean f-AUC'.M62 'F1-mean f-AUC'.N2:'F1-mean f-AUC'.N2 'F1-mean f-AUC'.N3:'F1-mean f-AUC'.N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6.852in" svg:y="16.5701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6.7709in" svg:y="16.1724in">
            <draw:object draw:notify-on-update-of-ranges="'F1-mean f-AUC'.A3:'F1-mean f-AUC'.A42 'F1-mean f-AUC'.C2:'F1-mean f-AUC'.C2 'F1-mean f-AUC'.C3:'F1-mean f-AUC'.C42 'F1-mean f-AUC'.R2:'F1-mean f-AUC'.R2 'F1-mean f-AUC'.R3:'F1-mean f-AUC'.R42 'F1-mean f-AUC'.S2:'F1-mean f-AUC'.S2 'F1-mean f-AUC'.S3:'F1-mean f-AUC'.S4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8.8705in" svg:height="4.9894in" svg:x="25.587in" svg:y="10.7567in">
            <draw:object draw:notify-on-update-of-ranges="'F1-mean f-AUC'.A3:'F1-mean f-AUC'.A42 'F1-mean f-AUC'.B2:'F1-mean f-AUC'.B2 'F1-mean f-AUC'.B3:'F1-mean f-AUC'.B42 'F1-mean f-AUC'.V2:'F1-mean f-AUC'.V2 'F1-mean f-AUC'.V3:'F1-mean f-AUC'.V42 'F1-mean f-AUC'.W2:'F1-mean f-AUC'.W2 'F1-mean f-AUC'.W3:'F1-mean f-AUC'.W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3"/>
          <table:table-cell office:value-type="string" calcext:value-type="string">
            <text:p>Lstm 4</text:p>
          </table:table-cell>
          <table:table-cell office:value-type="string" calcext:value-type="string">
            <text:p>no lstm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epochs</text:p>
          </table:table-cell>
          <table:table-cell table:style-name="ce5" office:value-type="string" calcext:value-type="string">
            <text:p>v22</text:p>
          </table:table-cell>
          <table:table-cell table:style-name="ce5" office:value-type="string" calcext:value-type="string">
            <text:p>V22_2</text:p>
          </table:table-cell>
          <table:table-cell table:style-name="ce5" office:value-type="string" calcext:value-type="string">
            <text:p>V22_3</text:p>
          </table:table-cell>
          <table:table-cell table:style-name="ce5" office:value-type="string" calcext:value-type="string">
            <text:p>V22_4</text:p>
          </table:table-cell>
          <table:table-cell table:style-name="ce5" office:value-type="string" calcext:value-type="string">
            <text:p>V22_5</text:p>
          </table:table-cell>
          <table:table-cell table:style-name="ce5" office:value-type="string" calcext:value-type="string">
            <text:p>v23</text:p>
          </table:table-cell>
          <table:table-cell table:style-name="ce5" office:value-type="string" calcext:value-type="string">
            <text:p>v24</text:p>
          </table:table-cell>
          <table:table-cell table:style-name="ce5" office:value-type="string" calcext:value-type="string">
            <text:p>V24_2</text:p>
          </table:table-cell>
          <table:table-cell table:style-name="ce5" office:value-type="string" calcext:value-type="string">
            <text:p>v25</text:p>
          </table:table-cell>
          <table:table-cell table:style-name="ce5" office:value-type="string" calcext:value-type="string">
            <text:p>v26</text:p>
          </table:table-cell>
          <table:table-cell table:style-name="ce5" office:value-type="string" calcext:value-type="string">
            <text:p>V27_2</text:p>
          </table:table-cell>
          <table:table-cell table:style-name="ce5" office:value-type="string" calcext:value-type="string">
            <text:p>V24_3</text:p>
          </table:table-cell>
          <table:table-cell table:style-name="ce5" office:value-type="string" calcext:value-type="string">
            <text:p>V24_4</text:p>
          </table:table-cell>
          <table:table-cell table:style-name="ce5" office:value-type="string" calcext:value-type="string">
            <text:p>v29</text:p>
          </table:table-cell>
          <table:table-cell table:style-name="ce5" office:value-type="string" calcext:value-type="string">
            <text:p>V29_2</text:p>
          </table:table-cell>
          <table:table-cell table:style-name="ce5" office:value-type="string" calcext:value-type="string">
            <text:p>V29_3</text:p>
          </table:table-cell>
          <table:table-cell table:style-name="ce5" office:value-type="string" calcext:value-type="string">
            <text:p>v30</text:p>
          </table:table-cell>
          <table:table-cell table:style-name="ce5" office:value-type="string" calcext:value-type="string">
            <text:p>V30_2</text:p>
          </table:table-cell>
          <table:table-cell table:style-name="ce5" office:value-type="string" calcext:value-type="string">
            <text:p>V26_2</text:p>
          </table:table-cell>
          <table:table-cell table:style-name="ce5" office:value-type="string" calcext:value-type="string">
            <text:p>V26_3</text:p>
          </table:table-cell>
          <table:table-cell table:style-name="ce5" office:value-type="string" calcext:value-type="string">
            <text:p>v28</text:p>
          </table:table-cell>
          <table:table-cell table:style-name="ce5" office:value-type="string" calcext:value-type="string">
            <text:p>V28_3</text:p>
          </table:table-cell>
          <table:table-cell table:style-name="ce5" office:value-type="string" calcext:value-type="string">
            <text:p>V28_4</text:p>
          </table:table-cell>
          <table:table-cell table:style-name="ce5" table:number-columns-repeated="1000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float" office:value="0" calcext:value-type="float">
            <text:p>0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formula="of:=([$'F1-mean'.R3]*[$'f-AUC'.R3])/([$'F1-mean'.R3]+[$'f-AUC'.R3])" office:value-type="float" office:value="0.33222687952024" calcext:value-type="float">
            <text:p>0.33222687952024</text:p>
          </table:table-cell>
          <table:table-cell table:formula="of:=([$'F1-mean'.S3]*[$'f-AUC'.S3])/([$'F1-mean'.S3]+[$'f-AUC'.S3])" office:value-type="float" office:value="0" calcext:value-type="float">
            <text:p>0</text:p>
          </table:table-cell>
          <table:table-cell table:formula="of:=([$'F1-mean'.T3]*[$'f-AUC'.T3])/([$'F1-mean'.T3]+[$'f-AUC'.T3])" office:value-type="float" office:value="0.291257888290841" calcext:value-type="float">
            <text:p>0.291257888290841</text:p>
          </table:table-cell>
          <table:table-cell table:formula="of:=([$'F1-mean'.U3]*[$'f-AUC'.U3])/([$'F1-mean'.U3]+[$'f-AUC'.U3])" office:value-type="float" office:value="0.314820566815548" calcext:value-type="float">
            <text:p>0.314820566815548</text:p>
          </table:table-cell>
          <table:table-cell table:formula="of:=([$'F1-mean'.V3]*[$'f-AUC'.V3])/([$'F1-mean'.V3]+[$'f-AUC'.V3])" office:value-type="float" office:value="0" calcext:value-type="float">
            <text:p>0</text:p>
          </table:table-cell>
          <table:table-cell table:formula="of:=([$'F1-mean'.W3]*[$'f-AUC'.W3])/([$'F1-mean'.W3]+[$'f-AUC'.W3])" office:value-type="float" office:value="0.328701854586267" calcext:value-type="float">
            <text:p>0.328701854586267</text:p>
          </table:table-cell>
          <table:table-cell table:formula="of:=([$'F1-mean'.X3]*[$'f-AUC'.X3])/([$'F1-mean'.X3]+[$'f-AUC'.X3])" office:value-type="float" office:value="0.311565287060156" calcext:value-type="float">
            <text:p>0.311565287060156</text:p>
          </table:table-cell>
          <table:table-cell table:number-columns-repeated="1000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 table:formula="of:=([$'F1-mean'.P4]*[$'f-AUC'.P4])/([$'F1-mean'.P4]+[$'f-AUC'.P4])" office:value-type="float" office:value="0" calcext:value-type="float">
            <text:p>0</text:p>
          </table:table-cell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formula="of:=([$'F1-mean'.R4]*[$'f-AUC'.R4])/([$'F1-mean'.R4]+[$'f-AUC'.R4])" office:value-type="float" office:value="0.347953553573077" calcext:value-type="float">
            <text:p>0.347953553573077</text:p>
          </table:table-cell>
          <table:table-cell table:formula="of:=([$'F1-mean'.S4]*[$'f-AUC'.S4])/([$'F1-mean'.S4]+[$'f-AUC'.S4])" office:value-type="float" office:value="0" calcext:value-type="float">
            <text:p>0</text:p>
          </table:table-cell>
          <table:table-cell table:formula="of:=([$'F1-mean'.T4]*[$'f-AUC'.T4])/([$'F1-mean'.T4]+[$'f-AUC'.T4])" office:value-type="float" office:value="0.329065215705092" calcext:value-type="float">
            <text:p>0.329065215705092</text:p>
          </table:table-cell>
          <table:table-cell table:formula="of:=([$'F1-mean'.U4]*[$'f-AUC'.U4])/([$'F1-mean'.U4]+[$'f-AUC'.U4])" office:value-type="float" office:value="0.325810629476991" calcext:value-type="float">
            <text:p>0.325810629476991</text:p>
          </table:table-cell>
          <table:table-cell table:formula="of:=([$'F1-mean'.V4]*[$'f-AUC'.V4])/([$'F1-mean'.V4]+[$'f-AUC'.V4])" office:value-type="float" office:value="0" calcext:value-type="float">
            <text:p>0</text:p>
          </table:table-cell>
          <table:table-cell table:formula="of:=([$'F1-mean'.W4]*[$'f-AUC'.W4])/([$'F1-mean'.W4]+[$'f-AUC'.W4])" office:value-type="float" office:value="0.343216175147076" calcext:value-type="float">
            <text:p>0.343216175147076</text:p>
          </table:table-cell>
          <table:table-cell table:formula="of:=([$'F1-mean'.X4]*[$'f-AUC'.X4])/([$'F1-mean'.X4]+[$'f-AUC'.X4])" office:value-type="float" office:value="0.34575570841994" calcext:value-type="float">
            <text:p>0.34575570841994</text:p>
          </table:table-cell>
          <table:table-cell table:number-columns-repeated="1000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formula="of:=([$'F1-mean'.O5]*[$'f-AUC'.O5])/([$'F1-mean'.O5]+[$'f-AUC'.O5])" office:value-type="float" office:value="0.305455824621953" calcext:value-type="float">
            <text:p>0.305455824621953</text:p>
          </table:table-cell>
          <table:table-cell table:formula="of:=([$'F1-mean'.P5]*[$'f-AUC'.P5])/([$'F1-mean'.P5]+[$'f-AUC'.P5])" office:value-type="float" office:value="0" calcext:value-type="float">
            <text:p>0</text:p>
          </table:table-cell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formula="of:=([$'F1-mean'.R5]*[$'f-AUC'.R5])/([$'F1-mean'.R5]+[$'f-AUC'.R5])" office:value-type="float" office:value="0.349711893052515" calcext:value-type="float">
            <text:p>0.349711893052515</text:p>
          </table:table-cell>
          <table:table-cell table:formula="of:=([$'F1-mean'.S5]*[$'f-AUC'.S5])/([$'F1-mean'.S5]+[$'f-AUC'.S5])" office:value-type="float" office:value="0.264453929690878" calcext:value-type="float">
            <text:p>0.264453929690878</text:p>
          </table:table-cell>
          <table:table-cell table:formula="of:=([$'F1-mean'.T5]*[$'f-AUC'.T5])/([$'F1-mean'.T5]+[$'f-AUC'.T5])" office:value-type="float" office:value="0.340095091316207" calcext:value-type="float">
            <text:p>0.340095091316207</text:p>
          </table:table-cell>
          <table:table-cell table:formula="of:=([$'F1-mean'.U5]*[$'f-AUC'.U5])/([$'F1-mean'.U5]+[$'f-AUC'.U5])" office:value-type="float" office:value="0.33466531202779" calcext:value-type="float">
            <text:p>0.33466531202779</text:p>
          </table:table-cell>
          <table:table-cell table:formula="of:=([$'F1-mean'.V5]*[$'f-AUC'.V5])/([$'F1-mean'.V5]+[$'f-AUC'.V5])" office:value-type="float" office:value="0.14487878098715" calcext:value-type="float">
            <text:p>0.14487878098715</text:p>
          </table:table-cell>
          <table:table-cell table:formula="of:=([$'F1-mean'.W5]*[$'f-AUC'.W5])/([$'F1-mean'.W5]+[$'f-AUC'.W5])" office:value-type="float" office:value="0.348496693497605" calcext:value-type="float">
            <text:p>0.348496693497605</text:p>
          </table:table-cell>
          <table:table-cell table:formula="of:=([$'F1-mean'.X5]*[$'f-AUC'.X5])/([$'F1-mean'.X5]+[$'f-AUC'.X5])" office:value-type="float" office:value="0.351624631717846" calcext:value-type="float">
            <text:p>0.351624631717846</text:p>
          </table:table-cell>
          <table:table-cell table:number-columns-repeated="1000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formula="of:=([$'F1-mean'.O6]*[$'f-AUC'.O6])/([$'F1-mean'.O6]+[$'f-AUC'.O6])" office:value-type="float" office:value="0.321362251022732" calcext:value-type="float">
            <text:p>0.321362251022732</text:p>
          </table:table-cell>
          <table:table-cell table:formula="of:=([$'F1-mean'.P6]*[$'f-AUC'.P6])/([$'F1-mean'.P6]+[$'f-AUC'.P6])" office:value-type="float" office:value="0" calcext:value-type="float">
            <text:p>0</text:p>
          </table:table-cell>
          <table:table-cell table:formula="of:=([$'F1-mean'.Q6]*[$'f-AUC'.Q6])/([$'F1-mean'.Q6]+[$'f-AUC'.Q6])" office:value-type="float" office:value="0.316489909755928" calcext:value-type="float">
            <text:p>0.316489909755928</text:p>
          </table:table-cell>
          <table:table-cell table:formula="of:=([$'F1-mean'.R6]*[$'f-AUC'.R6])/([$'F1-mean'.R6]+[$'f-AUC'.R6])" office:value-type="float" office:value="0.353200873426444" calcext:value-type="float">
            <text:p>0.353200873426444</text:p>
          </table:table-cell>
          <table:table-cell table:formula="of:=([$'F1-mean'.S6]*[$'f-AUC'.S6])/([$'F1-mean'.S6]+[$'f-AUC'.S6])" office:value-type="float" office:value="0.330254595733493" calcext:value-type="float">
            <text:p>0.330254595733493</text:p>
          </table:table-cell>
          <table:table-cell table:formula="of:=([$'F1-mean'.T6]*[$'f-AUC'.T6])/([$'F1-mean'.T6]+[$'f-AUC'.T6])" office:value-type="float" office:value="0.34509051738253" calcext:value-type="float">
            <text:p>0.34509051738253</text:p>
          </table:table-cell>
          <table:table-cell table:formula="of:=([$'F1-mean'.U6]*[$'f-AUC'.U6])/([$'F1-mean'.U6]+[$'f-AUC'.U6])" office:value-type="float" office:value="0.344794673324215" calcext:value-type="float">
            <text:p>0.344794673324215</text:p>
          </table:table-cell>
          <table:table-cell table:formula="of:=([$'F1-mean'.V6]*[$'f-AUC'.V6])/([$'F1-mean'.V6]+[$'f-AUC'.V6])" office:value-type="float" office:value="0.254741745325418" calcext:value-type="float">
            <text:p>0.254741745325418</text:p>
          </table:table-cell>
          <table:table-cell table:formula="of:=([$'F1-mean'.W6]*[$'f-AUC'.W6])/([$'F1-mean'.W6]+[$'f-AUC'.W6])" office:value-type="float" office:value="0.3552260529246" calcext:value-type="float">
            <text:p>0.3552260529246</text:p>
          </table:table-cell>
          <table:table-cell table:formula="of:=([$'F1-mean'.X6]*[$'f-AUC'.X6])/([$'F1-mean'.X6]+[$'f-AUC'.X6])" office:value-type="float" office:value="0.353262409696064" calcext:value-type="float">
            <text:p>0.353262409696064</text:p>
          </table:table-cell>
          <table:table-cell table:number-columns-repeated="1000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formula="of:=([$'F1-mean'.O7]*[$'f-AUC'.O7])/([$'F1-mean'.O7]+[$'f-AUC'.O7])" office:value-type="float" office:value="0.325617763434274" calcext:value-type="float">
            <text:p>0.325617763434274</text:p>
          </table:table-cell>
          <table:table-cell table:formula="of:=([$'F1-mean'.P7]*[$'f-AUC'.P7])/([$'F1-mean'.P7]+[$'f-AUC'.P7])" office:value-type="float" office:value="0" calcext:value-type="float">
            <text:p>0</text:p>
          </table:table-cell>
          <table:table-cell table:formula="of:=([$'F1-mean'.Q7]*[$'f-AUC'.Q7])/([$'F1-mean'.Q7]+[$'f-AUC'.Q7])" office:value-type="float" office:value="0.320891544134653" calcext:value-type="float">
            <text:p>0.320891544134653</text:p>
          </table:table-cell>
          <table:table-cell table:formula="of:=([$'F1-mean'.R7]*[$'f-AUC'.R7])/([$'F1-mean'.R7]+[$'f-AUC'.R7])" office:value-type="float" office:value="0.356753816791282" calcext:value-type="float">
            <text:p>0.356753816791282</text:p>
          </table:table-cell>
          <table:table-cell table:formula="of:=([$'F1-mean'.S7]*[$'f-AUC'.S7])/([$'F1-mean'.S7]+[$'f-AUC'.S7])" office:value-type="float" office:value="0.338598339119018" calcext:value-type="float">
            <text:p>0.338598339119018</text:p>
          </table:table-cell>
          <table:table-cell table:formula="of:=([$'F1-mean'.T7]*[$'f-AUC'.T7])/([$'F1-mean'.T7]+[$'f-AUC'.T7])" office:value-type="float" office:value="0.348431732510788" calcext:value-type="float">
            <text:p>0.348431732510788</text:p>
          </table:table-cell>
          <table:table-cell table:formula="of:=([$'F1-mean'.U7]*[$'f-AUC'.U7])/([$'F1-mean'.U7]+[$'f-AUC'.U7])" office:value-type="float" office:value="0.343235538556519" calcext:value-type="float">
            <text:p>0.343235538556519</text:p>
          </table:table-cell>
          <table:table-cell table:formula="of:=([$'F1-mean'.V7]*[$'f-AUC'.V7])/([$'F1-mean'.V7]+[$'f-AUC'.V7])" office:value-type="float" office:value="0.31856489830588" calcext:value-type="float">
            <text:p>0.31856489830588</text:p>
          </table:table-cell>
          <table:table-cell table:formula="of:=([$'F1-mean'.W7]*[$'f-AUC'.W7])/([$'F1-mean'.W7]+[$'f-AUC'.W7])" office:value-type="float" office:value="0.357192589094244" calcext:value-type="float">
            <text:p>0.357192589094244</text:p>
          </table:table-cell>
          <table:table-cell table:formula="of:=([$'F1-mean'.X7]*[$'f-AUC'.X7])/([$'F1-mean'.X7]+[$'f-AUC'.X7])" office:value-type="float" office:value="0.356818462288754" calcext:value-type="float">
            <text:p>0.356818462288754</text:p>
          </table:table-cell>
          <table:table-cell table:number-columns-repeated="1000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formula="of:=([$'F1-mean'.O8]*[$'f-AUC'.O8])/([$'F1-mean'.O8]+[$'f-AUC'.O8])" office:value-type="float" office:value="0.338224808493594" calcext:value-type="float">
            <text:p>0.338224808493594</text:p>
          </table:table-cell>
          <table:table-cell table:formula="of:=([$'F1-mean'.P8]*[$'f-AUC'.P8])/([$'F1-mean'.P8]+[$'f-AUC'.P8])" office:value-type="float" office:value="0" calcext:value-type="float">
            <text:p>0</text:p>
          </table:table-cell>
          <table:table-cell table:formula="of:=([$'F1-mean'.Q8]*[$'f-AUC'.Q8])/([$'F1-mean'.Q8]+[$'f-AUC'.Q8])" office:value-type="float" office:value="0.335204304483124" calcext:value-type="float">
            <text:p>0.335204304483124</text:p>
          </table:table-cell>
          <table:table-cell table:formula="of:=([$'F1-mean'.R8]*[$'f-AUC'.R8])/([$'F1-mean'.R8]+[$'f-AUC'.R8])" office:value-type="float" office:value="0.360081081356338" calcext:value-type="float">
            <text:p>0.360081081356338</text:p>
          </table:table-cell>
          <table:table-cell table:formula="of:=([$'F1-mean'.S8]*[$'f-AUC'.S8])/([$'F1-mean'.S8]+[$'f-AUC'.S8])" office:value-type="float" office:value="0.344629620045519" calcext:value-type="float">
            <text:p>0.344629620045519</text:p>
          </table:table-cell>
          <table:table-cell table:formula="of:=([$'F1-mean'.T8]*[$'f-AUC'.T8])/([$'F1-mean'.T8]+[$'f-AUC'.T8])" office:value-type="float" office:value="0.345570368503827" calcext:value-type="float">
            <text:p>0.345570368503827</text:p>
          </table:table-cell>
          <table:table-cell table:formula="of:=([$'F1-mean'.U8]*[$'f-AUC'.U8])/([$'F1-mean'.U8]+[$'f-AUC'.U8])" office:value-type="float" office:value="0.354731685800893" calcext:value-type="float">
            <text:p>0.354731685800893</text:p>
          </table:table-cell>
          <table:table-cell table:formula="of:=([$'F1-mean'.V8]*[$'f-AUC'.V8])/([$'F1-mean'.V8]+[$'f-AUC'.V8])" office:value-type="float" office:value="0.321064107634962" calcext:value-type="float">
            <text:p>0.321064107634962</text:p>
          </table:table-cell>
          <table:table-cell table:formula="of:=([$'F1-mean'.W8]*[$'f-AUC'.W8])/([$'F1-mean'.W8]+[$'f-AUC'.W8])" office:value-type="float" office:value="0.359606605726535" calcext:value-type="float">
            <text:p>0.359606605726535</text:p>
          </table:table-cell>
          <table:table-cell table:formula="of:=([$'F1-mean'.X8]*[$'f-AUC'.X8])/([$'F1-mean'.X8]+[$'f-AUC'.X8])" office:value-type="float" office:value="0.353341136052686" calcext:value-type="float">
            <text:p>0.353341136052686</text:p>
          </table:table-cell>
          <table:table-cell table:number-columns-repeated="1000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formula="of:=([$'F1-mean'.O9]*[$'f-AUC'.O9])/([$'F1-mean'.O9]+[$'f-AUC'.O9])" office:value-type="float" office:value="0.340342420916448" calcext:value-type="float">
            <text:p>0.340342420916448</text:p>
          </table:table-cell>
          <table:table-cell table:formula="of:=([$'F1-mean'.P9]*[$'f-AUC'.P9])/([$'F1-mean'.P9]+[$'f-AUC'.P9])" office:value-type="float" office:value="0" calcext:value-type="float">
            <text:p>0</text:p>
          </table:table-cell>
          <table:table-cell table:formula="of:=([$'F1-mean'.Q9]*[$'f-AUC'.Q9])/([$'F1-mean'.Q9]+[$'f-AUC'.Q9])" office:value-type="float" office:value="0.344437192913335" calcext:value-type="float">
            <text:p>0.344437192913335</text:p>
          </table:table-cell>
          <table:table-cell table:formula="of:=([$'F1-mean'.R9]*[$'f-AUC'.R9])/([$'F1-mean'.R9]+[$'f-AUC'.R9])" office:value-type="float" office:value="0.365120920050359" calcext:value-type="float">
            <text:p>0.365120920050359</text:p>
          </table:table-cell>
          <table:table-cell table:formula="of:=([$'F1-mean'.S9]*[$'f-AUC'.S9])/([$'F1-mean'.S9]+[$'f-AUC'.S9])" office:value-type="float" office:value="0.343754751922303" calcext:value-type="float">
            <text:p>0.343754751922303</text:p>
          </table:table-cell>
          <table:table-cell table:formula="of:=([$'F1-mean'.T9]*[$'f-AUC'.T9])/([$'F1-mean'.T9]+[$'f-AUC'.T9])" office:value-type="float" office:value="0.356502890611632" calcext:value-type="float">
            <text:p>0.356502890611632</text:p>
          </table:table-cell>
          <table:table-cell table:formula="of:=([$'F1-mean'.U9]*[$'f-AUC'.U9])/([$'F1-mean'.U9]+[$'f-AUC'.U9])" office:value-type="float" office:value="0.353696496510984" calcext:value-type="float">
            <text:p>0.353696496510984</text:p>
          </table:table-cell>
          <table:table-cell table:formula="of:=([$'F1-mean'.V9]*[$'f-AUC'.V9])/([$'F1-mean'.V9]+[$'f-AUC'.V9])" office:value-type="float" office:value="0.325374394051953" calcext:value-type="float">
            <text:p>0.325374394051953</text:p>
          </table:table-cell>
          <table:table-cell table:formula="of:=([$'F1-mean'.W9]*[$'f-AUC'.W9])/([$'F1-mean'.W9]+[$'f-AUC'.W9])" office:value-type="float" office:value="0.361106249703401" calcext:value-type="float">
            <text:p>0.361106249703401</text:p>
          </table:table-cell>
          <table:table-cell table:formula="of:=([$'F1-mean'.X9]*[$'f-AUC'.X9])/([$'F1-mean'.X9]+[$'f-AUC'.X9])" office:value-type="float" office:value="0.355567886727326" calcext:value-type="float">
            <text:p>0.355567886727326</text:p>
          </table:table-cell>
          <table:table-cell table:number-columns-repeated="1000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formula="of:=([$'F1-mean'.O10]*[$'f-AUC'.O10])/([$'F1-mean'.O10]+[$'f-AUC'.O10])" office:value-type="float" office:value="0.34488715067204" calcext:value-type="float">
            <text:p>0.34488715067204</text:p>
          </table:table-cell>
          <table:table-cell table:formula="of:=([$'F1-mean'.P10]*[$'f-AUC'.P10])/([$'F1-mean'.P10]+[$'f-AUC'.P10])" office:value-type="float" office:value="0" calcext:value-type="float">
            <text:p>0</text:p>
          </table:table-cell>
          <table:table-cell table:formula="of:=([$'F1-mean'.Q10]*[$'f-AUC'.Q10])/([$'F1-mean'.Q10]+[$'f-AUC'.Q10])" office:value-type="float" office:value="0.344714788977824" calcext:value-type="float">
            <text:p>0.344714788977824</text:p>
          </table:table-cell>
          <table:table-cell table:formula="of:=([$'F1-mean'.R10]*[$'f-AUC'.R10])/([$'F1-mean'.R10]+[$'f-AUC'.R10])" office:value-type="float" office:value="0.370422916605175" calcext:value-type="float">
            <text:p>0.370422916605175</text:p>
          </table:table-cell>
          <table:table-cell table:formula="of:=([$'F1-mean'.S10]*[$'f-AUC'.S10])/([$'F1-mean'.S10]+[$'f-AUC'.S10])" office:value-type="float" office:value="0.344072060386332" calcext:value-type="float">
            <text:p>0.344072060386332</text:p>
          </table:table-cell>
          <table:table-cell table:formula="of:=([$'F1-mean'.T10]*[$'f-AUC'.T10])/([$'F1-mean'.T10]+[$'f-AUC'.T10])" office:value-type="float" office:value="0.351920583483167" calcext:value-type="float">
            <text:p>0.351920583483167</text:p>
          </table:table-cell>
          <table:table-cell table:formula="of:=([$'F1-mean'.U10]*[$'f-AUC'.U10])/([$'F1-mean'.U10]+[$'f-AUC'.U10])" office:value-type="float" office:value="0.351981709504499" calcext:value-type="float">
            <text:p>0.351981709504499</text:p>
          </table:table-cell>
          <table:table-cell table:formula="of:=([$'F1-mean'.V10]*[$'f-AUC'.V10])/([$'F1-mean'.V10]+[$'f-AUC'.V10])" office:value-type="float" office:value="0.32874437759628" calcext:value-type="float">
            <text:p>0.32874437759628</text:p>
          </table:table-cell>
          <table:table-cell table:formula="of:=([$'F1-mean'.W10]*[$'f-AUC'.W10])/([$'F1-mean'.W10]+[$'f-AUC'.W10])" office:value-type="float" office:value="0.358944537359538" calcext:value-type="float">
            <text:p>0.358944537359538</text:p>
          </table:table-cell>
          <table:table-cell table:formula="of:=([$'F1-mean'.X10]*[$'f-AUC'.X10])/([$'F1-mean'.X10]+[$'f-AUC'.X10])" office:value-type="float" office:value="0.360225864147181" calcext:value-type="float">
            <text:p>0.360225864147181</text:p>
          </table:table-cell>
          <table:table-cell table:number-columns-repeated="1000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formula="of:=([$'F1-mean'.O11]*[$'f-AUC'.O11])/([$'F1-mean'.O11]+[$'f-AUC'.O11])" office:value-type="float" office:value="0.348511437204373" calcext:value-type="float">
            <text:p>0.348511437204373</text:p>
          </table:table-cell>
          <table:table-cell table:formula="of:=([$'F1-mean'.P11]*[$'f-AUC'.P11])/([$'F1-mean'.P11]+[$'f-AUC'.P11])" office:value-type="float" office:value="0" calcext:value-type="float">
            <text:p>0</text:p>
          </table:table-cell>
          <table:table-cell table:formula="of:=([$'F1-mean'.Q11]*[$'f-AUC'.Q11])/([$'F1-mean'.Q11]+[$'f-AUC'.Q11])" office:value-type="float" office:value="0.349350246820904" calcext:value-type="float">
            <text:p>0.349350246820904</text:p>
          </table:table-cell>
          <table:table-cell table:formula="of:=([$'F1-mean'.R11]*[$'f-AUC'.R11])/([$'F1-mean'.R11]+[$'f-AUC'.R11])" office:value-type="float" office:value="0.371088532051691" calcext:value-type="float">
            <text:p>0.371088532051691</text:p>
          </table:table-cell>
          <table:table-cell table:formula="of:=([$'F1-mean'.S11]*[$'f-AUC'.S11])/([$'F1-mean'.S11]+[$'f-AUC'.S11])" office:value-type="float" office:value="0.348004987597118" calcext:value-type="float">
            <text:p>0.348004987597118</text:p>
          </table:table-cell>
          <table:table-cell table:formula="of:=([$'F1-mean'.T11]*[$'f-AUC'.T11])/([$'F1-mean'.T11]+[$'f-AUC'.T11])" office:value-type="float" office:value="0.358062120121937" calcext:value-type="float">
            <text:p>0.358062120121937</text:p>
          </table:table-cell>
          <table:table-cell table:formula="of:=([$'F1-mean'.U11]*[$'f-AUC'.U11])/([$'F1-mean'.U11]+[$'f-AUC'.U11])" office:value-type="float" office:value="0.332534722095397" calcext:value-type="float">
            <text:p>0.332534722095397</text:p>
          </table:table-cell>
          <table:table-cell table:formula="of:=([$'F1-mean'.V11]*[$'f-AUC'.V11])/([$'F1-mean'.V11]+[$'f-AUC'.V11])" office:value-type="float" office:value="0.335011558907328" calcext:value-type="float">
            <text:p>0.335011558907328</text:p>
          </table:table-cell>
          <table:table-cell table:formula="of:=([$'F1-mean'.W11]*[$'f-AUC'.W11])/([$'F1-mean'.W11]+[$'f-AUC'.W11])" office:value-type="float" office:value="0.361463332713627" calcext:value-type="float">
            <text:p>0.361463332713627</text:p>
          </table:table-cell>
          <table:table-cell table:formula="of:=([$'F1-mean'.X11]*[$'f-AUC'.X11])/([$'F1-mean'.X11]+[$'f-AUC'.X11])" office:value-type="float" office:value="0.359878637861667" calcext:value-type="float">
            <text:p>0.359878637861667</text:p>
          </table:table-cell>
          <table:table-cell table:number-columns-repeated="1000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formula="of:=([$'F1-mean'.O12]*[$'f-AUC'.O12])/([$'F1-mean'.O12]+[$'f-AUC'.O12])" office:value-type="float" office:value="0.351733007346173" calcext:value-type="float">
            <text:p>0.351733007346173</text:p>
          </table:table-cell>
          <table:table-cell table:formula="of:=([$'F1-mean'.P12]*[$'f-AUC'.P12])/([$'F1-mean'.P12]+[$'f-AUC'.P12])" office:value-type="float" office:value="0" calcext:value-type="float">
            <text:p>0</text:p>
          </table:table-cell>
          <table:table-cell table:formula="of:=([$'F1-mean'.Q12]*[$'f-AUC'.Q12])/([$'F1-mean'.Q12]+[$'f-AUC'.Q12])" office:value-type="float" office:value="0.350368853488237" calcext:value-type="float">
            <text:p>0.350368853488237</text:p>
          </table:table-cell>
          <table:table-cell table:formula="of:=([$'F1-mean'.R12]*[$'f-AUC'.R12])/([$'F1-mean'.R12]+[$'f-AUC'.R12])" office:value-type="float" office:value="0.370225517462152" calcext:value-type="float">
            <text:p>0.370225517462152</text:p>
          </table:table-cell>
          <table:table-cell table:formula="of:=([$'F1-mean'.S12]*[$'f-AUC'.S12])/([$'F1-mean'.S12]+[$'f-AUC'.S12])" office:value-type="float" office:value="0.357058390153274" calcext:value-type="float">
            <text:p>0.357058390153274</text:p>
          </table:table-cell>
          <table:table-cell table:formula="of:=([$'F1-mean'.T12]*[$'f-AUC'.T12])/([$'F1-mean'.T12]+[$'f-AUC'.T12])" office:value-type="float" office:value="0.355355802879299" calcext:value-type="float">
            <text:p>0.355355802879299</text:p>
          </table:table-cell>
          <table:table-cell table:formula="of:=([$'F1-mean'.U12]*[$'f-AUC'.U12])/([$'F1-mean'.U12]+[$'f-AUC'.U12])" office:value-type="float" office:value="0.357684336851794" calcext:value-type="float">
            <text:p>0.357684336851794</text:p>
          </table:table-cell>
          <table:table-cell table:formula="of:=([$'F1-mean'.V12]*[$'f-AUC'.V12])/([$'F1-mean'.V12]+[$'f-AUC'.V12])" office:value-type="float" office:value="0.333459286942717" calcext:value-type="float">
            <text:p>0.333459286942717</text:p>
          </table:table-cell>
          <table:table-cell table:formula="of:=([$'F1-mean'.W12]*[$'f-AUC'.W12])/([$'F1-mean'.W12]+[$'f-AUC'.W12])" office:value-type="float" office:value="0.362201882795044" calcext:value-type="float">
            <text:p>0.362201882795044</text:p>
          </table:table-cell>
          <table:table-cell table:formula="of:=([$'F1-mean'.X12]*[$'f-AUC'.X12])/([$'F1-mean'.X12]+[$'f-AUC'.X12])" office:value-type="float" office:value="0.36350546469092" calcext:value-type="float">
            <text:p>0.36350546469092</text:p>
          </table:table-cell>
          <table:table-cell table:number-columns-repeated="1000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formula="of:=([$'F1-mean'.O13]*[$'f-AUC'.O13])/([$'F1-mean'.O13]+[$'f-AUC'.O13])" office:value-type="float" office:value="0.352733532299364" calcext:value-type="float">
            <text:p>0.352733532299364</text:p>
          </table:table-cell>
          <table:table-cell table:formula="of:=([$'F1-mean'.P13]*[$'f-AUC'.P13])/([$'F1-mean'.P13]+[$'f-AUC'.P13])" office:value-type="float" office:value="0" calcext:value-type="float">
            <text:p>0</text:p>
          </table:table-cell>
          <table:table-cell table:formula="of:=([$'F1-mean'.Q13]*[$'f-AUC'.Q13])/([$'F1-mean'.Q13]+[$'f-AUC'.Q13])" office:value-type="float" office:value="0.352214591883233" calcext:value-type="float">
            <text:p>0.352214591883233</text:p>
          </table:table-cell>
          <table:table-cell table:formula="of:=([$'F1-mean'.R13]*[$'f-AUC'.R13])/([$'F1-mean'.R13]+[$'f-AUC'.R13])" office:value-type="float" office:value="0.362879356542688" calcext:value-type="float">
            <text:p>0.362879356542688</text:p>
          </table:table-cell>
          <table:table-cell table:formula="of:=([$'F1-mean'.S13]*[$'f-AUC'.S13])/([$'F1-mean'.S13]+[$'f-AUC'.S13])" office:value-type="float" office:value="0.357757080659916" calcext:value-type="float">
            <text:p>0.357757080659916</text:p>
          </table:table-cell>
          <table:table-cell table:formula="of:=([$'F1-mean'.T13]*[$'f-AUC'.T13])/([$'F1-mean'.T13]+[$'f-AUC'.T13])" office:value-type="float" office:value="0.362000528454361" calcext:value-type="float">
            <text:p>0.362000528454361</text:p>
          </table:table-cell>
          <table:table-cell table:formula="of:=([$'F1-mean'.U13]*[$'f-AUC'.U13])/([$'F1-mean'.U13]+[$'f-AUC'.U13])" office:value-type="float" office:value="0.352781543448959" calcext:value-type="float">
            <text:p>0.352781543448959</text:p>
          </table:table-cell>
          <table:table-cell table:formula="of:=([$'F1-mean'.V13]*[$'f-AUC'.V13])/([$'F1-mean'.V13]+[$'f-AUC'.V13])" office:value-type="float" office:value="0.340289322510963" calcext:value-type="float">
            <text:p>0.340289322510963</text:p>
          </table:table-cell>
          <table:table-cell table:formula="of:=([$'F1-mean'.W13]*[$'f-AUC'.W13])/([$'F1-mean'.W13]+[$'f-AUC'.W13])" office:value-type="float" office:value="0.364052896313604" calcext:value-type="float">
            <text:p>0.364052896313604</text:p>
          </table:table-cell>
          <table:table-cell table:formula="of:=([$'F1-mean'.X13]*[$'f-AUC'.X13])/([$'F1-mean'.X13]+[$'f-AUC'.X13])" office:value-type="float" office:value="0.35797205702295" calcext:value-type="float">
            <text:p>0.35797205702295</text:p>
          </table:table-cell>
          <table:table-cell table:number-columns-repeated="1000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formula="of:=([$'F1-mean'.O14]*[$'f-AUC'.O14])/([$'F1-mean'.O14]+[$'f-AUC'.O14])" office:value-type="float" office:value="0.35395881720533" calcext:value-type="float">
            <text:p>0.35395881720533</text:p>
          </table:table-cell>
          <table:table-cell table:formula="of:=([$'F1-mean'.P14]*[$'f-AUC'.P14])/([$'F1-mean'.P14]+[$'f-AUC'.P14])" office:value-type="float" office:value="0.0000889839911234711" calcext:value-type="float">
            <text:p>8.89839911234711E-05</text:p>
          </table:table-cell>
          <table:table-cell table:formula="of:=([$'F1-mean'.Q14]*[$'f-AUC'.Q14])/([$'F1-mean'.Q14]+[$'f-AUC'.Q14])" office:value-type="float" office:value="0.352747481058586" calcext:value-type="float">
            <text:p>0.352747481058586</text:p>
          </table:table-cell>
          <table:table-cell table:formula="of:=([$'F1-mean'.R14]*[$'f-AUC'.R14])/([$'F1-mean'.R14]+[$'f-AUC'.R14])" office:value-type="float" office:value="0.369520458360842" calcext:value-type="float">
            <text:p>0.369520458360842</text:p>
          </table:table-cell>
          <table:table-cell table:formula="of:=([$'F1-mean'.S14]*[$'f-AUC'.S14])/([$'F1-mean'.S14]+[$'f-AUC'.S14])" office:value-type="float" office:value="0.357938453010209" calcext:value-type="float">
            <text:p>0.357938453010209</text:p>
          </table:table-cell>
          <table:table-cell table:formula="of:=([$'F1-mean'.T14]*[$'f-AUC'.T14])/([$'F1-mean'.T14]+[$'f-AUC'.T14])" office:value-type="float" office:value="0.362148762078842" calcext:value-type="float">
            <text:p>0.362148762078842</text:p>
          </table:table-cell>
          <table:table-cell table:formula="of:=([$'F1-mean'.U14]*[$'f-AUC'.U14])/([$'F1-mean'.U14]+[$'f-AUC'.U14])" office:value-type="float" office:value="0.361494924467338" calcext:value-type="float">
            <text:p>0.361494924467338</text:p>
          </table:table-cell>
          <table:table-cell table:formula="of:=([$'F1-mean'.V14]*[$'f-AUC'.V14])/([$'F1-mean'.V14]+[$'f-AUC'.V14])" office:value-type="float" office:value="0.343188349668303" calcext:value-type="float">
            <text:p>0.343188349668303</text:p>
          </table:table-cell>
          <table:table-cell table:formula="of:=([$'F1-mean'.W14]*[$'f-AUC'.W14])/([$'F1-mean'.W14]+[$'f-AUC'.W14])" office:value-type="float" office:value="0.360886609957372" calcext:value-type="float">
            <text:p>0.360886609957372</text:p>
          </table:table-cell>
          <table:table-cell table:formula="of:=([$'F1-mean'.X14]*[$'f-AUC'.X14])/([$'F1-mean'.X14]+[$'f-AUC'.X14])" office:value-type="float" office:value="0.358003749904516" calcext:value-type="float">
            <text:p>0.358003749904516</text:p>
          </table:table-cell>
          <table:table-cell table:number-columns-repeated="1000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formula="of:=([$'F1-mean'.O15]*[$'f-AUC'.O15])/([$'F1-mean'.O15]+[$'f-AUC'.O15])" office:value-type="float" office:value="0.349231002485211" calcext:value-type="float">
            <text:p>0.349231002485211</text:p>
          </table:table-cell>
          <table:table-cell table:formula="of:=([$'F1-mean'.P15]*[$'f-AUC'.P15])/([$'F1-mean'.P15]+[$'f-AUC'.P15])" office:value-type="float" office:value="0" calcext:value-type="float">
            <text:p>0</text:p>
          </table:table-cell>
          <table:table-cell table:formula="of:=([$'F1-mean'.Q15]*[$'f-AUC'.Q15])/([$'F1-mean'.Q15]+[$'f-AUC'.Q15])" office:value-type="float" office:value="0.356208803704723" calcext:value-type="float">
            <text:p>0.356208803704723</text:p>
          </table:table-cell>
          <table:table-cell table:formula="of:=([$'F1-mean'.R15]*[$'f-AUC'.R15])/([$'F1-mean'.R15]+[$'f-AUC'.R15])" office:value-type="float" office:value="0.378121266637932" calcext:value-type="float">
            <text:p>0.378121266637932</text:p>
          </table:table-cell>
          <table:table-cell table:formula="of:=([$'F1-mean'.S15]*[$'f-AUC'.S15])/([$'F1-mean'.S15]+[$'f-AUC'.S15])" office:value-type="float" office:value="0.360591873406179" calcext:value-type="float">
            <text:p>0.360591873406179</text:p>
          </table:table-cell>
          <table:table-cell table:formula="of:=([$'F1-mean'.T15]*[$'f-AUC'.T15])/([$'F1-mean'.T15]+[$'f-AUC'.T15])" office:value-type="float" office:value="0.362042270859442" calcext:value-type="float">
            <text:p>0.362042270859442</text:p>
          </table:table-cell>
          <table:table-cell table:formula="of:=([$'F1-mean'.U15]*[$'f-AUC'.U15])/([$'F1-mean'.U15]+[$'f-AUC'.U15])" office:value-type="float" office:value="0.35558918457373" calcext:value-type="float">
            <text:p>0.35558918457373</text:p>
          </table:table-cell>
          <table:table-cell table:formula="of:=([$'F1-mean'.V15]*[$'f-AUC'.V15])/([$'F1-mean'.V15]+[$'f-AUC'.V15])" office:value-type="float" office:value="0.3460538057609" calcext:value-type="float">
            <text:p>0.3460538057609</text:p>
          </table:table-cell>
          <table:table-cell table:formula="of:=([$'F1-mean'.W15]*[$'f-AUC'.W15])/([$'F1-mean'.W15]+[$'f-AUC'.W15])" office:value-type="float" office:value="0.356620594398271" calcext:value-type="float">
            <text:p>0.356620594398271</text:p>
          </table:table-cell>
          <table:table-cell table:formula="of:=([$'F1-mean'.X15]*[$'f-AUC'.X15])/([$'F1-mean'.X15]+[$'f-AUC'.X15])" office:value-type="float" office:value="0.366554250325662" calcext:value-type="float">
            <text:p>0.366554250325662</text:p>
          </table:table-cell>
          <table:table-cell table:number-columns-repeated="1000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formula="of:=([$'F1-mean'.O16]*[$'f-AUC'.O16])/([$'F1-mean'.O16]+[$'f-AUC'.O16])" office:value-type="float" office:value="0.354213421349451" calcext:value-type="float">
            <text:p>0.354213421349451</text:p>
          </table:table-cell>
          <table:table-cell table:formula="of:=([$'F1-mean'.P16]*[$'f-AUC'.P16])/([$'F1-mean'.P16]+[$'f-AUC'.P16])" office:value-type="float" office:value="0" calcext:value-type="float">
            <text:p>0</text:p>
          </table:table-cell>
          <table:table-cell table:formula="of:=([$'F1-mean'.Q16]*[$'f-AUC'.Q16])/([$'F1-mean'.Q16]+[$'f-AUC'.Q16])" office:value-type="float" office:value="0.357517263082698" calcext:value-type="float">
            <text:p>0.357517263082698</text:p>
          </table:table-cell>
          <table:table-cell table:formula="of:=([$'F1-mean'.R16]*[$'f-AUC'.R16])/([$'F1-mean'.R16]+[$'f-AUC'.R16])" office:value-type="float" office:value="0.372156087582992" calcext:value-type="float">
            <text:p>0.372156087582992</text:p>
          </table:table-cell>
          <table:table-cell table:formula="of:=([$'F1-mean'.S16]*[$'f-AUC'.S16])/([$'F1-mean'.S16]+[$'f-AUC'.S16])" office:value-type="float" office:value="0.344710846010241" calcext:value-type="float">
            <text:p>0.344710846010241</text:p>
          </table:table-cell>
          <table:table-cell table:formula="of:=([$'F1-mean'.T16]*[$'f-AUC'.T16])/([$'F1-mean'.T16]+[$'f-AUC'.T16])" office:value-type="float" office:value="0.355146157878655" calcext:value-type="float">
            <text:p>0.355146157878655</text:p>
          </table:table-cell>
          <table:table-cell table:formula="of:=([$'F1-mean'.U16]*[$'f-AUC'.U16])/([$'F1-mean'.U16]+[$'f-AUC'.U16])" office:value-type="float" office:value="0.36107319506129" calcext:value-type="float">
            <text:p>0.36107319506129</text:p>
          </table:table-cell>
          <table:table-cell table:formula="of:=([$'F1-mean'.V16]*[$'f-AUC'.V16])/([$'F1-mean'.V16]+[$'f-AUC'.V16])" office:value-type="float" office:value="0.347752989762745" calcext:value-type="float">
            <text:p>0.347752989762745</text:p>
          </table:table-cell>
          <table:table-cell table:formula="of:=([$'F1-mean'.W16]*[$'f-AUC'.W16])/([$'F1-mean'.W16]+[$'f-AUC'.W16])" office:value-type="float" office:value="0.365131121169272" calcext:value-type="float">
            <text:p>0.365131121169272</text:p>
          </table:table-cell>
          <table:table-cell table:formula="of:=([$'F1-mean'.X16]*[$'f-AUC'.X16])/([$'F1-mean'.X16]+[$'f-AUC'.X16])" office:value-type="float" office:value="0.35792573214365" calcext:value-type="float">
            <text:p>0.35792573214365</text:p>
          </table:table-cell>
          <table:table-cell table:number-columns-repeated="1000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formula="of:=([$'F1-mean'.O17]*[$'f-AUC'.O17])/([$'F1-mean'.O17]+[$'f-AUC'.O17])" office:value-type="float" office:value="0.357597210403867" calcext:value-type="float">
            <text:p>0.357597210403867</text:p>
          </table:table-cell>
          <table:table-cell table:formula="of:=([$'F1-mean'.P17]*[$'f-AUC'.P17])/([$'F1-mean'.P17]+[$'f-AUC'.P17])" office:value-type="float" office:value="0.211451373123482" calcext:value-type="float">
            <text:p>0.211451373123482</text:p>
          </table:table-cell>
          <table:table-cell table:formula="of:=([$'F1-mean'.Q17]*[$'f-AUC'.Q17])/([$'F1-mean'.Q17]+[$'f-AUC'.Q17])" office:value-type="float" office:value="0.350026485581012" calcext:value-type="float">
            <text:p>0.350026485581012</text:p>
          </table:table-cell>
          <table:table-cell table:formula="of:=([$'F1-mean'.R17]*[$'f-AUC'.R17])/([$'F1-mean'.R17]+[$'f-AUC'.R17])" office:value-type="float" office:value="0.37446674044624" calcext:value-type="float">
            <text:p>0.37446674044624</text:p>
          </table:table-cell>
          <table:table-cell table:formula="of:=([$'F1-mean'.S17]*[$'f-AUC'.S17])/([$'F1-mean'.S17]+[$'f-AUC'.S17])" office:value-type="float" office:value="0.360541684720733" calcext:value-type="float">
            <text:p>0.360541684720733</text:p>
          </table:table-cell>
          <table:table-cell table:formula="of:=([$'F1-mean'.T17]*[$'f-AUC'.T17])/([$'F1-mean'.T17]+[$'f-AUC'.T17])" office:value-type="float" office:value="0.348237382236534" calcext:value-type="float">
            <text:p>0.348237382236534</text:p>
          </table:table-cell>
          <table:table-cell table:formula="of:=([$'F1-mean'.U17]*[$'f-AUC'.U17])/([$'F1-mean'.U17]+[$'f-AUC'.U17])" office:value-type="float" office:value="0.358768581382732" calcext:value-type="float">
            <text:p>0.358768581382732</text:p>
          </table:table-cell>
          <table:table-cell table:formula="of:=([$'F1-mean'.V17]*[$'f-AUC'.V17])/([$'F1-mean'.V17]+[$'f-AUC'.V17])" office:value-type="float" office:value="0.344894044580715" calcext:value-type="float">
            <text:p>0.344894044580715</text:p>
          </table:table-cell>
          <table:table-cell table:formula="of:=([$'F1-mean'.W17]*[$'f-AUC'.W17])/([$'F1-mean'.W17]+[$'f-AUC'.W17])" office:value-type="float" office:value="0.365496495772326" calcext:value-type="float">
            <text:p>0.365496495772326</text:p>
          </table:table-cell>
          <table:table-cell table:formula="of:=([$'F1-mean'.X17]*[$'f-AUC'.X17])/([$'F1-mean'.X17]+[$'f-AUC'.X17])" office:value-type="float" office:value="0.364639070771409" calcext:value-type="float">
            <text:p>0.364639070771409</text:p>
          </table:table-cell>
          <table:table-cell table:number-columns-repeated="1000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formula="of:=([$'F1-mean'.O18]*[$'f-AUC'.O18])/([$'F1-mean'.O18]+[$'f-AUC'.O18])" office:value-type="float" office:value="0.354092999727123" calcext:value-type="float">
            <text:p>0.354092999727123</text:p>
          </table:table-cell>
          <table:table-cell table:formula="of:=([$'F1-mean'.P18]*[$'f-AUC'.P18])/([$'F1-mean'.P18]+[$'f-AUC'.P18])" office:value-type="float" office:value="0.133293163228171" calcext:value-type="float">
            <text:p>0.133293163228171</text:p>
          </table:table-cell>
          <table:table-cell table:formula="of:=([$'F1-mean'.Q18]*[$'f-AUC'.Q18])/([$'F1-mean'.Q18]+[$'f-AUC'.Q18])" office:value-type="float" office:value="0.355685322606754" calcext:value-type="float">
            <text:p>0.355685322606754</text:p>
          </table:table-cell>
          <table:table-cell table:formula="of:=([$'F1-mean'.R18]*[$'f-AUC'.R18])/([$'F1-mean'.R18]+[$'f-AUC'.R18])" office:value-type="float" office:value="0.382054840036869" calcext:value-type="float">
            <text:p>0.382054840036869</text:p>
          </table:table-cell>
          <table:table-cell table:formula="of:=([$'F1-mean'.S18]*[$'f-AUC'.S18])/([$'F1-mean'.S18]+[$'f-AUC'.S18])" office:value-type="float" office:value="0.356125895352719" calcext:value-type="float">
            <text:p>0.356125895352719</text:p>
          </table:table-cell>
          <table:table-cell table:formula="of:=([$'F1-mean'.T18]*[$'f-AUC'.T18])/([$'F1-mean'.T18]+[$'f-AUC'.T18])" office:value-type="float" office:value="0.366278202263681" calcext:value-type="float">
            <text:p>0.366278202263681</text:p>
          </table:table-cell>
          <table:table-cell table:formula="of:=([$'F1-mean'.U18]*[$'f-AUC'.U18])/([$'F1-mean'.U18]+[$'f-AUC'.U18])" office:value-type="float" office:value="0.362139967080249" calcext:value-type="float">
            <text:p>0.362139967080249</text:p>
          </table:table-cell>
          <table:table-cell table:formula="of:=([$'F1-mean'.V18]*[$'f-AUC'.V18])/([$'F1-mean'.V18]+[$'f-AUC'.V18])" office:value-type="float" office:value="0.349602113146911" calcext:value-type="float">
            <text:p>0.349602113146911</text:p>
          </table:table-cell>
          <table:table-cell table:formula="of:=([$'F1-mean'.W18]*[$'f-AUC'.W18])/([$'F1-mean'.W18]+[$'f-AUC'.W18])" office:value-type="float" office:value="0.362018999054936" calcext:value-type="float">
            <text:p>0.362018999054936</text:p>
          </table:table-cell>
          <table:table-cell table:formula="of:=([$'F1-mean'.X18]*[$'f-AUC'.X18])/([$'F1-mean'.X18]+[$'f-AUC'.X18])" office:value-type="float" office:value="0.362078426915677" calcext:value-type="float">
            <text:p>0.362078426915677</text:p>
          </table:table-cell>
          <table:table-cell table:number-columns-repeated="1000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formula="of:=([$'F1-mean'.O19]*[$'f-AUC'.O19])/([$'F1-mean'.O19]+[$'f-AUC'.O19])" office:value-type="float" office:value="0.361333190889211" calcext:value-type="float">
            <text:p>0.361333190889211</text:p>
          </table:table-cell>
          <table:table-cell table:formula="of:=([$'F1-mean'.P19]*[$'f-AUC'.P19])/([$'F1-mean'.P19]+[$'f-AUC'.P19])" office:value-type="float" office:value="0.010641995652893" calcext:value-type="float">
            <text:p>0.010641995652893</text:p>
          </table:table-cell>
          <table:table-cell table:formula="of:=([$'F1-mean'.Q19]*[$'f-AUC'.Q19])/([$'F1-mean'.Q19]+[$'f-AUC'.Q19])" office:value-type="float" office:value="0.36163471643646" calcext:value-type="float">
            <text:p>0.36163471643646</text:p>
          </table:table-cell>
          <table:table-cell table:formula="of:=([$'F1-mean'.R19]*[$'f-AUC'.R19])/([$'F1-mean'.R19]+[$'f-AUC'.R19])" office:value-type="float" office:value="0.379112369028028" calcext:value-type="float">
            <text:p>0.379112369028028</text:p>
          </table:table-cell>
          <table:table-cell table:formula="of:=([$'F1-mean'.S19]*[$'f-AUC'.S19])/([$'F1-mean'.S19]+[$'f-AUC'.S19])" office:value-type="float" office:value="0.362132160156916" calcext:value-type="float">
            <text:p>0.362132160156916</text:p>
          </table:table-cell>
          <table:table-cell table:formula="of:=([$'F1-mean'.T19]*[$'f-AUC'.T19])/([$'F1-mean'.T19]+[$'f-AUC'.T19])" office:value-type="float" office:value="0.361434678236657" calcext:value-type="float">
            <text:p>0.361434678236657</text:p>
          </table:table-cell>
          <table:table-cell table:formula="of:=([$'F1-mean'.U19]*[$'f-AUC'.U19])/([$'F1-mean'.U19]+[$'f-AUC'.U19])" office:value-type="float" office:value="0.354571271620232" calcext:value-type="float">
            <text:p>0.354571271620232</text:p>
          </table:table-cell>
          <table:table-cell table:formula="of:=([$'F1-mean'.V19]*[$'f-AUC'.V19])/([$'F1-mean'.V19]+[$'f-AUC'.V19])" office:value-type="float" office:value="0.35128061959477" calcext:value-type="float">
            <text:p>0.35128061959477</text:p>
          </table:table-cell>
          <table:table-cell table:formula="of:=([$'F1-mean'.W19]*[$'f-AUC'.W19])/([$'F1-mean'.W19]+[$'f-AUC'.W19])" office:value-type="float" office:value="0.362003695411453" calcext:value-type="float">
            <text:p>0.362003695411453</text:p>
          </table:table-cell>
          <table:table-cell table:formula="of:=([$'F1-mean'.X19]*[$'f-AUC'.X19])/([$'F1-mean'.X19]+[$'f-AUC'.X19])" office:value-type="float" office:value="0.358147713475678" calcext:value-type="float">
            <text:p>0.358147713475678</text:p>
          </table:table-cell>
          <table:table-cell table:number-columns-repeated="1000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formula="of:=([$'F1-mean'.O20]*[$'f-AUC'.O20])/([$'F1-mean'.O20]+[$'f-AUC'.O20])" office:value-type="float" office:value="0.362827058935562" calcext:value-type="float">
            <text:p>0.362827058935562</text:p>
          </table:table-cell>
          <table:table-cell table:formula="of:=([$'F1-mean'.P20]*[$'f-AUC'.P20])/([$'F1-mean'.P20]+[$'f-AUC'.P20])" office:value-type="float" office:value="0.210628949146528" calcext:value-type="float">
            <text:p>0.210628949146528</text:p>
          </table:table-cell>
          <table:table-cell table:formula="of:=([$'F1-mean'.Q20]*[$'f-AUC'.Q20])/([$'F1-mean'.Q20]+[$'f-AUC'.Q20])" office:value-type="float" office:value="0.351858197898203" calcext:value-type="float">
            <text:p>0.351858197898203</text:p>
          </table:table-cell>
          <table:table-cell table:formula="of:=([$'F1-mean'.R20]*[$'f-AUC'.R20])/([$'F1-mean'.R20]+[$'f-AUC'.R20])" office:value-type="float" office:value="0.379601863344212" calcext:value-type="float">
            <text:p>0.379601863344212</text:p>
          </table:table-cell>
          <table:table-cell table:formula="of:=([$'F1-mean'.S20]*[$'f-AUC'.S20])/([$'F1-mean'.S20]+[$'f-AUC'.S20])" office:value-type="float" office:value="0.371409084794052" calcext:value-type="float">
            <text:p>0.371409084794052</text:p>
          </table:table-cell>
          <table:table-cell table:formula="of:=([$'F1-mean'.T20]*[$'f-AUC'.T20])/([$'F1-mean'.T20]+[$'f-AUC'.T20])" office:value-type="float" office:value="0.351919507942758" calcext:value-type="float">
            <text:p>0.351919507942758</text:p>
          </table:table-cell>
          <table:table-cell table:formula="of:=([$'F1-mean'.U20]*[$'f-AUC'.U20])/([$'F1-mean'.U20]+[$'f-AUC'.U20])" office:value-type="float" office:value="0.357892380530143" calcext:value-type="float">
            <text:p>0.357892380530143</text:p>
          </table:table-cell>
          <table:table-cell table:formula="of:=([$'F1-mean'.V20]*[$'f-AUC'.V20])/([$'F1-mean'.V20]+[$'f-AUC'.V20])" office:value-type="float" office:value="0.352856078984939" calcext:value-type="float">
            <text:p>0.352856078984939</text:p>
          </table:table-cell>
          <table:table-cell table:formula="of:=([$'F1-mean'.W20]*[$'f-AUC'.W20])/([$'F1-mean'.W20]+[$'f-AUC'.W20])" office:value-type="float" office:value="0.364789804049944" calcext:value-type="float">
            <text:p>0.364789804049944</text:p>
          </table:table-cell>
          <table:table-cell table:formula="of:=([$'F1-mean'.X20]*[$'f-AUC'.X20])/([$'F1-mean'.X20]+[$'f-AUC'.X20])" office:value-type="float" office:value="0.361026219733639" calcext:value-type="float">
            <text:p>0.361026219733639</text:p>
          </table:table-cell>
          <table:table-cell table:number-columns-repeated="1000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formula="of:=([$'F1-mean'.O21]*[$'f-AUC'.O21])/([$'F1-mean'.O21]+[$'f-AUC'.O21])" office:value-type="float" office:value="0.36473136142454" calcext:value-type="float">
            <text:p>0.36473136142454</text:p>
          </table:table-cell>
          <table:table-cell table:formula="of:=([$'F1-mean'.P21]*[$'f-AUC'.P21])/([$'F1-mean'.P21]+[$'f-AUC'.P21])" office:value-type="float" office:value="0.21295113039719" calcext:value-type="float">
            <text:p>0.21295113039719</text:p>
          </table:table-cell>
          <table:table-cell table:formula="of:=([$'F1-mean'.Q21]*[$'f-AUC'.Q21])/([$'F1-mean'.Q21]+[$'f-AUC'.Q21])" office:value-type="float" office:value="0.363534850628412" calcext:value-type="float">
            <text:p>0.363534850628412</text:p>
          </table:table-cell>
          <table:table-cell table:formula="of:=([$'F1-mean'.R21]*[$'f-AUC'.R21])/([$'F1-mean'.R21]+[$'f-AUC'.R21])" office:value-type="float" office:value="0.378521959197677" calcext:value-type="float">
            <text:p>0.378521959197677</text:p>
          </table:table-cell>
          <table:table-cell table:formula="of:=([$'F1-mean'.S21]*[$'f-AUC'.S21])/([$'F1-mean'.S21]+[$'f-AUC'.S21])" office:value-type="float" office:value="0.372345509853008" calcext:value-type="float">
            <text:p>0.372345509853008</text:p>
          </table:table-cell>
          <table:table-cell table:formula="of:=([$'F1-mean'.T21]*[$'f-AUC'.T21])/([$'F1-mean'.T21]+[$'f-AUC'.T21])" office:value-type="float" office:value="0.361493332117439" calcext:value-type="float">
            <text:p>0.361493332117439</text:p>
          </table:table-cell>
          <table:table-cell table:formula="of:=([$'F1-mean'.U21]*[$'f-AUC'.U21])/([$'F1-mean'.U21]+[$'f-AUC'.U21])" office:value-type="float" office:value="0.347649160197083" calcext:value-type="float">
            <text:p>0.347649160197083</text:p>
          </table:table-cell>
          <table:table-cell table:formula="of:=([$'F1-mean'.V21]*[$'f-AUC'.V21])/([$'F1-mean'.V21]+[$'f-AUC'.V21])" office:value-type="float" office:value="0.35416603586576" calcext:value-type="float">
            <text:p>0.35416603586576</text:p>
          </table:table-cell>
          <table:table-cell table:formula="of:=([$'F1-mean'.W21]*[$'f-AUC'.W21])/([$'F1-mean'.W21]+[$'f-AUC'.W21])" office:value-type="float" office:value="0.364024579098911" calcext:value-type="float">
            <text:p>0.364024579098911</text:p>
          </table:table-cell>
          <table:table-cell table:formula="of:=([$'F1-mean'.X21]*[$'f-AUC'.X21])/([$'F1-mean'.X21]+[$'f-AUC'.X21])" office:value-type="float" office:value="0.362512530021678" calcext:value-type="float">
            <text:p>0.362512530021678</text:p>
          </table:table-cell>
          <table:table-cell table:number-columns-repeated="1000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formula="of:=([$'F1-mean'.O22]*[$'f-AUC'.O22])/([$'F1-mean'.O22]+[$'f-AUC'.O22])" office:value-type="float" office:value="0.361854421374566" calcext:value-type="float">
            <text:p>0.361854421374566</text:p>
          </table:table-cell>
          <table:table-cell table:formula="of:=([$'F1-mean'.P22]*[$'f-AUC'.P22])/([$'F1-mean'.P22]+[$'f-AUC'.P22])" office:value-type="float" office:value="0.220767545987558" calcext:value-type="float">
            <text:p>0.220767545987558</text:p>
          </table:table-cell>
          <table:table-cell table:formula="of:=([$'F1-mean'.Q22]*[$'f-AUC'.Q22])/([$'F1-mean'.Q22]+[$'f-AUC'.Q22])" office:value-type="float" office:value="0.362743875324732" calcext:value-type="float">
            <text:p>0.362743875324732</text:p>
          </table:table-cell>
          <table:table-cell table:formula="of:=([$'F1-mean'.R22]*[$'f-AUC'.R22])/([$'F1-mean'.R22]+[$'f-AUC'.R22])" office:value-type="float" office:value="0.376707395840886" calcext:value-type="float">
            <text:p>0.376707395840886</text:p>
          </table:table-cell>
          <table:table-cell table:formula="of:=([$'F1-mean'.S22]*[$'f-AUC'.S22])/([$'F1-mean'.S22]+[$'f-AUC'.S22])" office:value-type="float" office:value="0.36977716621321" calcext:value-type="float">
            <text:p>0.36977716621321</text:p>
          </table:table-cell>
          <table:table-cell table:formula="of:=([$'F1-mean'.T22]*[$'f-AUC'.T22])/([$'F1-mean'.T22]+[$'f-AUC'.T22])" office:value-type="float" office:value="0.356701933556771" calcext:value-type="float">
            <text:p>0.356701933556771</text:p>
          </table:table-cell>
          <table:table-cell table:formula="of:=([$'F1-mean'.U22]*[$'f-AUC'.U22])/([$'F1-mean'.U22]+[$'f-AUC'.U22])" office:value-type="float" office:value="0.363542855738421" calcext:value-type="float">
            <text:p>0.363542855738421</text:p>
          </table:table-cell>
          <table:table-cell table:formula="of:=([$'F1-mean'.V22]*[$'f-AUC'.V22])/([$'F1-mean'.V22]+[$'f-AUC'.V22])" office:value-type="float" office:value="0.35146905217712" calcext:value-type="float">
            <text:p>0.35146905217712</text:p>
          </table:table-cell>
          <table:table-cell table:formula="of:=([$'F1-mean'.W22]*[$'f-AUC'.W22])/([$'F1-mean'.W22]+[$'f-AUC'.W22])" office:value-type="float" office:value="0.360470479212554" calcext:value-type="float">
            <text:p>0.360470479212554</text:p>
          </table:table-cell>
          <table:table-cell table:formula="of:=([$'F1-mean'.X22]*[$'f-AUC'.X22])/([$'F1-mean'.X22]+[$'f-AUC'.X22])" office:value-type="float" office:value="0.366019949381406" calcext:value-type="float">
            <text:p>0.366019949381406</text:p>
          </table:table-cell>
          <table:table-cell table:number-columns-repeated="1000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formula="of:=([$'F1-mean'.O23]*[$'f-AUC'.O23])/([$'F1-mean'.O23]+[$'f-AUC'.O23])" office:value-type="float" office:value="0.358585125374515" calcext:value-type="float">
            <text:p>0.358585125374515</text:p>
          </table:table-cell>
          <table:table-cell table:formula="of:=([$'F1-mean'.P23]*[$'f-AUC'.P23])/([$'F1-mean'.P23]+[$'f-AUC'.P23])" office:value-type="float" office:value="0.179777725374158" calcext:value-type="float">
            <text:p>0.179777725374158</text:p>
          </table:table-cell>
          <table:table-cell table:formula="of:=([$'F1-mean'.Q23]*[$'f-AUC'.Q23])/([$'F1-mean'.Q23]+[$'f-AUC'.Q23])" office:value-type="float" office:value="0.364881666531967" calcext:value-type="float">
            <text:p>0.364881666531967</text:p>
          </table:table-cell>
          <table:table-cell table:formula="of:=([$'F1-mean'.R23]*[$'f-AUC'.R23])/([$'F1-mean'.R23]+[$'f-AUC'.R23])" office:value-type="float" office:value="0.379166145064618" calcext:value-type="float">
            <text:p>0.379166145064618</text:p>
          </table:table-cell>
          <table:table-cell table:formula="of:=([$'F1-mean'.S23]*[$'f-AUC'.S23])/([$'F1-mean'.S23]+[$'f-AUC'.S23])" office:value-type="float" office:value="0.37510683262729" calcext:value-type="float">
            <text:p>0.37510683262729</text:p>
          </table:table-cell>
          <table:table-cell table:formula="of:=([$'F1-mean'.T23]*[$'f-AUC'.T23])/([$'F1-mean'.T23]+[$'f-AUC'.T23])" office:value-type="float" office:value="0.367519401059919" calcext:value-type="float">
            <text:p>0.367519401059919</text:p>
          </table:table-cell>
          <table:table-cell table:formula="of:=([$'F1-mean'.U23]*[$'f-AUC'.U23])/([$'F1-mean'.U23]+[$'f-AUC'.U23])" office:value-type="float" office:value="0.362097692351487" calcext:value-type="float">
            <text:p>0.362097692351487</text:p>
          </table:table-cell>
          <table:table-cell table:formula="of:=([$'F1-mean'.V23]*[$'f-AUC'.V23])/([$'F1-mean'.V23]+[$'f-AUC'.V23])" office:value-type="float" office:value="0.35530143118032" calcext:value-type="float">
            <text:p>0.35530143118032</text:p>
          </table:table-cell>
          <table:table-cell table:formula="of:=([$'F1-mean'.W23]*[$'f-AUC'.W23])/([$'F1-mean'.W23]+[$'f-AUC'.W23])" office:value-type="float" office:value="0.361842002068198" calcext:value-type="float">
            <text:p>0.361842002068198</text:p>
          </table:table-cell>
          <table:table-cell table:formula="of:=([$'F1-mean'.X23]*[$'f-AUC'.X23])/([$'F1-mean'.X23]+[$'f-AUC'.X23])" office:value-type="float" office:value="0.359034883784533" calcext:value-type="float">
            <text:p>0.359034883784533</text:p>
          </table:table-cell>
          <table:table-cell table:number-columns-repeated="1000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formula="of:=([$'F1-mean'.O24]*[$'f-AUC'.O24])/([$'F1-mean'.O24]+[$'f-AUC'.O24])" office:value-type="float" office:value="0.363412273233149" calcext:value-type="float">
            <text:p>0.363412273233149</text:p>
          </table:table-cell>
          <table:table-cell table:formula="of:=([$'F1-mean'.P24]*[$'f-AUC'.P24])/([$'F1-mean'.P24]+[$'f-AUC'.P24])" office:value-type="float" office:value="0.167533822187179" calcext:value-type="float">
            <text:p>0.167533822187179</text:p>
          </table:table-cell>
          <table:table-cell table:formula="of:=([$'F1-mean'.Q24]*[$'f-AUC'.Q24])/([$'F1-mean'.Q24]+[$'f-AUC'.Q24])" office:value-type="float" office:value="0.363537923705178" calcext:value-type="float">
            <text:p>0.363537923705178</text:p>
          </table:table-cell>
          <table:table-cell table:formula="of:=([$'F1-mean'.R24]*[$'f-AUC'.R24])/([$'F1-mean'.R24]+[$'f-AUC'.R24])" office:value-type="float" office:value="0.38281029012492" calcext:value-type="float">
            <text:p>0.38281029012492</text:p>
          </table:table-cell>
          <table:table-cell table:formula="of:=([$'F1-mean'.S24]*[$'f-AUC'.S24])/([$'F1-mean'.S24]+[$'f-AUC'.S24])" office:value-type="float" office:value="0.372542837408961" calcext:value-type="float">
            <text:p>0.372542837408961</text:p>
          </table:table-cell>
          <table:table-cell table:formula="of:=([$'F1-mean'.T24]*[$'f-AUC'.T24])/([$'F1-mean'.T24]+[$'f-AUC'.T24])" office:value-type="float" office:value="0.355889233393196" calcext:value-type="float">
            <text:p>0.355889233393196</text:p>
          </table:table-cell>
          <table:table-cell table:formula="of:=([$'F1-mean'.U24]*[$'f-AUC'.U24])/([$'F1-mean'.U24]+[$'f-AUC'.U24])" office:value-type="float" office:value="0.357365028028313" calcext:value-type="float">
            <text:p>0.357365028028313</text:p>
          </table:table-cell>
          <table:table-cell table:formula="of:=([$'F1-mean'.V24]*[$'f-AUC'.V24])/([$'F1-mean'.V24]+[$'f-AUC'.V24])" office:value-type="float" office:value="0.288823065134443" calcext:value-type="float">
            <text:p>0.288823065134443</text:p>
          </table:table-cell>
          <table:table-cell table:formula="of:=([$'F1-mean'.W24]*[$'f-AUC'.W24])/([$'F1-mean'.W24]+[$'f-AUC'.W24])" office:value-type="float" office:value="0.36294137256328" calcext:value-type="float">
            <text:p>0.36294137256328</text:p>
          </table:table-cell>
          <table:table-cell table:formula="of:=([$'F1-mean'.X24]*[$'f-AUC'.X24])/([$'F1-mean'.X24]+[$'f-AUC'.X24])" office:value-type="float" office:value="0.361298714797294" calcext:value-type="float">
            <text:p>0.361298714797294</text:p>
          </table:table-cell>
          <table:table-cell table:number-columns-repeated="1000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formula="of:=([$'F1-mean'.O25]*[$'f-AUC'.O25])/([$'F1-mean'.O25]+[$'f-AUC'.O25])" office:value-type="float" office:value="0.364045150022504" calcext:value-type="float">
            <text:p>0.364045150022504</text:p>
          </table:table-cell>
          <table:table-cell table:formula="of:=([$'F1-mean'.P25]*[$'f-AUC'.P25])/([$'F1-mean'.P25]+[$'f-AUC'.P25])" office:value-type="float" office:value="0.217212577998889" calcext:value-type="float">
            <text:p>0.217212577998889</text:p>
          </table:table-cell>
          <table:table-cell table:formula="of:=([$'F1-mean'.Q25]*[$'f-AUC'.Q25])/([$'F1-mean'.Q25]+[$'f-AUC'.Q25])" office:value-type="float" office:value="0.363360149720119" calcext:value-type="float">
            <text:p>0.363360149720119</text:p>
          </table:table-cell>
          <table:table-cell table:formula="of:=([$'F1-mean'.R25]*[$'f-AUC'.R25])/([$'F1-mean'.R25]+[$'f-AUC'.R25])" office:value-type="float" office:value="0.379750968841748" calcext:value-type="float">
            <text:p>0.379750968841748</text:p>
          </table:table-cell>
          <table:table-cell table:formula="of:=([$'F1-mean'.S25]*[$'f-AUC'.S25])/([$'F1-mean'.S25]+[$'f-AUC'.S25])" office:value-type="float" office:value="0.376064645158383" calcext:value-type="float">
            <text:p>0.376064645158383</text:p>
          </table:table-cell>
          <table:table-cell table:formula="of:=([$'F1-mean'.T25]*[$'f-AUC'.T25])/([$'F1-mean'.T25]+[$'f-AUC'.T25])" office:value-type="float" office:value="0.366692181118898" calcext:value-type="float">
            <text:p>0.366692181118898</text:p>
          </table:table-cell>
          <table:table-cell table:formula="of:=([$'F1-mean'.U25]*[$'f-AUC'.U25])/([$'F1-mean'.U25]+[$'f-AUC'.U25])" office:value-type="float" office:value="0.352650178604422" calcext:value-type="float">
            <text:p>0.352650178604422</text:p>
          </table:table-cell>
          <table:table-cell table:formula="of:=([$'F1-mean'.V25]*[$'f-AUC'.V25])/([$'F1-mean'.V25]+[$'f-AUC'.V25])" office:value-type="float" office:value="0.30869464250562" calcext:value-type="float">
            <text:p>0.30869464250562</text:p>
          </table:table-cell>
          <table:table-cell table:formula="of:=([$'F1-mean'.W25]*[$'f-AUC'.W25])/([$'F1-mean'.W25]+[$'f-AUC'.W25])" office:value-type="float" office:value="0.364299036117809" calcext:value-type="float">
            <text:p>0.364299036117809</text:p>
          </table:table-cell>
          <table:table-cell table:formula="of:=([$'F1-mean'.X25]*[$'f-AUC'.X25])/([$'F1-mean'.X25]+[$'f-AUC'.X25])" office:value-type="float" office:value="0.364008489568652" calcext:value-type="float">
            <text:p>0.364008489568652</text:p>
          </table:table-cell>
          <table:table-cell table:number-columns-repeated="1000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formula="of:=([$'F1-mean'.O26]*[$'f-AUC'.O26])/([$'F1-mean'.O26]+[$'f-AUC'.O26])" office:value-type="float" office:value="0.355839215803627" calcext:value-type="float">
            <text:p>0.355839215803627</text:p>
          </table:table-cell>
          <table:table-cell table:formula="of:=([$'F1-mean'.P26]*[$'f-AUC'.P26])/([$'F1-mean'.P26]+[$'f-AUC'.P26])" office:value-type="float" office:value="0.239433385962771" calcext:value-type="float">
            <text:p>0.239433385962771</text:p>
          </table:table-cell>
          <table:table-cell table:formula="of:=([$'F1-mean'.Q26]*[$'f-AUC'.Q26])/([$'F1-mean'.Q26]+[$'f-AUC'.Q26])" office:value-type="float" office:value="0.362929152298815" calcext:value-type="float">
            <text:p>0.362929152298815</text:p>
          </table:table-cell>
          <table:table-cell table:formula="of:=([$'F1-mean'.R26]*[$'f-AUC'.R26])/([$'F1-mean'.R26]+[$'f-AUC'.R26])" office:value-type="float" office:value="0.380126222142299" calcext:value-type="float">
            <text:p>0.380126222142299</text:p>
          </table:table-cell>
          <table:table-cell table:formula="of:=([$'F1-mean'.S26]*[$'f-AUC'.S26])/([$'F1-mean'.S26]+[$'f-AUC'.S26])" office:value-type="float" office:value="0.372623142098092" calcext:value-type="float">
            <text:p>0.372623142098092</text:p>
          </table:table-cell>
          <table:table-cell table:formula="of:=([$'F1-mean'.T26]*[$'f-AUC'.T26])/([$'F1-mean'.T26]+[$'f-AUC'.T26])" office:value-type="float" office:value="0.367368707132032" calcext:value-type="float">
            <text:p>0.367368707132032</text:p>
          </table:table-cell>
          <table:table-cell table:formula="of:=([$'F1-mean'.U26]*[$'f-AUC'.U26])/([$'F1-mean'.U26]+[$'f-AUC'.U26])" office:value-type="float" office:value="0.365760021945046" calcext:value-type="float">
            <text:p>0.365760021945046</text:p>
          </table:table-cell>
          <table:table-cell table:formula="of:=([$'F1-mean'.V26]*[$'f-AUC'.V26])/([$'F1-mean'.V26]+[$'f-AUC'.V26])" office:value-type="float" office:value="0.320086542952176" calcext:value-type="float">
            <text:p>0.320086542952176</text:p>
          </table:table-cell>
          <table:table-cell table:formula="of:=([$'F1-mean'.W26]*[$'f-AUC'.W26])/([$'F1-mean'.W26]+[$'f-AUC'.W26])" office:value-type="float" office:value="0.36077756630963" calcext:value-type="float">
            <text:p>0.36077756630963</text:p>
          </table:table-cell>
          <table:table-cell table:formula="of:=([$'F1-mean'.X26]*[$'f-AUC'.X26])/([$'F1-mean'.X26]+[$'f-AUC'.X26])" office:value-type="float" office:value="0.362008963765742" calcext:value-type="float">
            <text:p>0.362008963765742</text:p>
          </table:table-cell>
          <table:table-cell table:number-columns-repeated="1000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formula="of:=([$'F1-mean'.N27]*[$'f-AUC'.N27])/([$'F1-mean'.N27]+[$'f-AUC'.N27])" office:value-type="float" office:value="0.330496178736985" calcext:value-type="float">
            <text:p>0.330496178736985</text:p>
          </table:table-cell>
          <table:table-cell table:formula="of:=([$'F1-mean'.O27]*[$'f-AUC'.O27])/([$'F1-mean'.O27]+[$'f-AUC'.O27])" office:value-type="float" office:value="0.354838384194654" calcext:value-type="float">
            <text:p>0.354838384194654</text:p>
          </table:table-cell>
          <table:table-cell table:formula="of:=([$'F1-mean'.P27]*[$'f-AUC'.P27])/([$'F1-mean'.P27]+[$'f-AUC'.P27])" office:value-type="float" office:value="0.220748033767952" calcext:value-type="float">
            <text:p>0.220748033767952</text:p>
          </table:table-cell>
          <table:table-cell table:formula="of:=([$'F1-mean'.Q27]*[$'f-AUC'.Q27])/([$'F1-mean'.Q27]+[$'f-AUC'.Q27])" office:value-type="float" office:value="0.365980914879505" calcext:value-type="float">
            <text:p>0.365980914879505</text:p>
          </table:table-cell>
          <table:table-cell table:formula="of:=([$'F1-mean'.R27]*[$'f-AUC'.R27])/([$'F1-mean'.R27]+[$'f-AUC'.R27])" office:value-type="float" office:value="0.383684938033776" calcext:value-type="float">
            <text:p>0.383684938033776</text:p>
          </table:table-cell>
          <table:table-cell table:formula="of:=([$'F1-mean'.S27]*[$'f-AUC'.S27])/([$'F1-mean'.S27]+[$'f-AUC'.S27])" office:value-type="float" office:value="0.367407645353435" calcext:value-type="float">
            <text:p>0.367407645353435</text:p>
          </table:table-cell>
          <table:table-cell table:formula="of:=([$'F1-mean'.T27]*[$'f-AUC'.T27])/([$'F1-mean'.T27]+[$'f-AUC'.T27])" office:value-type="float" office:value="0.369038562734644" calcext:value-type="float">
            <text:p>0.369038562734644</text:p>
          </table:table-cell>
          <table:table-cell table:formula="of:=([$'F1-mean'.U27]*[$'f-AUC'.U27])/([$'F1-mean'.U27]+[$'f-AUC'.U27])" office:value-type="float" office:value="0.350775544568643" calcext:value-type="float">
            <text:p>0.350775544568643</text:p>
          </table:table-cell>
          <table:table-cell table:formula="of:=([$'F1-mean'.V27]*[$'f-AUC'.V27])/([$'F1-mean'.V27]+[$'f-AUC'.V27])" office:value-type="float" office:value="0.325755059860096" calcext:value-type="float">
            <text:p>0.325755059860096</text:p>
          </table:table-cell>
          <table:table-cell table:formula="of:=([$'F1-mean'.W27]*[$'f-AUC'.W27])/([$'F1-mean'.W27]+[$'f-AUC'.W27])" office:value-type="float" office:value="0.360028858286955" calcext:value-type="float">
            <text:p>0.360028858286955</text:p>
          </table:table-cell>
          <table:table-cell table:formula="of:=([$'F1-mean'.X27]*[$'f-AUC'.X27])/([$'F1-mean'.X27]+[$'f-AUC'.X27])" office:value-type="float" office:value="0.359967429315815" calcext:value-type="float">
            <text:p>0.359967429315815</text:p>
          </table:table-cell>
          <table:table-cell table:number-columns-repeated="100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formula="of:=([$'F1-mean'.N28]*[$'f-AUC'.N28])/([$'F1-mean'.N28]+[$'f-AUC'.N28])" office:value-type="float" office:value="0.341152907890579" calcext:value-type="float">
            <text:p>0.341152907890579</text:p>
          </table:table-cell>
          <table:table-cell table:formula="of:=([$'F1-mean'.O28]*[$'f-AUC'.O28])/([$'F1-mean'.O28]+[$'f-AUC'.O28])" office:value-type="float" office:value="0.362512008758611" calcext:value-type="float">
            <text:p>0.362512008758611</text:p>
          </table:table-cell>
          <table:table-cell table:formula="of:=([$'F1-mean'.P28]*[$'f-AUC'.P28])/([$'F1-mean'.P28]+[$'f-AUC'.P28])" office:value-type="float" office:value="0.194715780505593" calcext:value-type="float">
            <text:p>0.194715780505593</text:p>
          </table:table-cell>
          <table:table-cell table:formula="of:=([$'F1-mean'.Q28]*[$'f-AUC'.Q28])/([$'F1-mean'.Q28]+[$'f-AUC'.Q28])" office:value-type="float" office:value="0.363061650361141" calcext:value-type="float">
            <text:p>0.363061650361141</text:p>
          </table:table-cell>
          <table:table-cell table:formula="of:=([$'F1-mean'.R28]*[$'f-AUC'.R28])/([$'F1-mean'.R28]+[$'f-AUC'.R28])" office:value-type="float" office:value="0.384888442068314" calcext:value-type="float">
            <text:p>0.384888442068314</text:p>
          </table:table-cell>
          <table:table-cell table:formula="of:=([$'F1-mean'.S28]*[$'f-AUC'.S28])/([$'F1-mean'.S28]+[$'f-AUC'.S28])" office:value-type="float" office:value="0.380692777487816" calcext:value-type="float">
            <text:p>0.380692777487816</text:p>
          </table:table-cell>
          <table:table-cell table:formula="of:=([$'F1-mean'.T28]*[$'f-AUC'.T28])/([$'F1-mean'.T28]+[$'f-AUC'.T28])" office:value-type="float" office:value="0.36442498192971" calcext:value-type="float">
            <text:p>0.36442498192971</text:p>
          </table:table-cell>
          <table:table-cell table:formula="of:=([$'F1-mean'.U28]*[$'f-AUC'.U28])/([$'F1-mean'.U28]+[$'f-AUC'.U28])" office:value-type="float" office:value="0.364964663042714" calcext:value-type="float">
            <text:p>0.364964663042714</text:p>
          </table:table-cell>
          <table:table-cell table:formula="of:=([$'F1-mean'.V28]*[$'f-AUC'.V28])/([$'F1-mean'.V28]+[$'f-AUC'.V28])" office:value-type="float" office:value="0.325574241122161" calcext:value-type="float">
            <text:p>0.325574241122161</text:p>
          </table:table-cell>
          <table:table-cell table:formula="of:=([$'F1-mean'.W28]*[$'f-AUC'.W28])/([$'F1-mean'.W28]+[$'f-AUC'.W28])" office:value-type="float" office:value="0.362385870759302" calcext:value-type="float">
            <text:p>0.362385870759302</text:p>
          </table:table-cell>
          <table:table-cell table:formula="of:=([$'F1-mean'.X28]*[$'f-AUC'.X28])/([$'F1-mean'.X28]+[$'f-AUC'.X28])" office:value-type="float" office:value="0.358861316218413" calcext:value-type="float">
            <text:p>0.358861316218413</text:p>
          </table:table-cell>
          <table:table-cell table:number-columns-repeated="100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formula="of:=([$'F1-mean'.N29]*[$'f-AUC'.N29])/([$'F1-mean'.N29]+[$'f-AUC'.N29])" office:value-type="float" office:value="0.333080098171804" calcext:value-type="float">
            <text:p>0.333080098171804</text:p>
          </table:table-cell>
          <table:table-cell table:formula="of:=([$'F1-mean'.O29]*[$'f-AUC'.O29])/([$'F1-mean'.O29]+[$'f-AUC'.O29])" office:value-type="float" office:value="0.366295331461098" calcext:value-type="float">
            <text:p>0.366295331461098</text:p>
          </table:table-cell>
          <table:table-cell table:formula="of:=([$'F1-mean'.P29]*[$'f-AUC'.P29])/([$'F1-mean'.P29]+[$'f-AUC'.P29])" office:value-type="float" office:value="0.240245383068837" calcext:value-type="float">
            <text:p>0.240245383068837</text:p>
          </table:table-cell>
          <table:table-cell table:formula="of:=([$'F1-mean'.Q29]*[$'f-AUC'.Q29])/([$'F1-mean'.Q29]+[$'f-AUC'.Q29])" office:value-type="float" office:value="0.36959860088134" calcext:value-type="float">
            <text:p>0.36959860088134</text:p>
          </table:table-cell>
          <table:table-cell table:formula="of:=([$'F1-mean'.R29]*[$'f-AUC'.R29])/([$'F1-mean'.R29]+[$'f-AUC'.R29])" office:value-type="float" office:value="0.381182882549103" calcext:value-type="float">
            <text:p>0.381182882549103</text:p>
          </table:table-cell>
          <table:table-cell table:formula="of:=([$'F1-mean'.S29]*[$'f-AUC'.S29])/([$'F1-mean'.S29]+[$'f-AUC'.S29])" office:value-type="float" office:value="0.379629296620945" calcext:value-type="float">
            <text:p>0.379629296620945</text:p>
          </table:table-cell>
          <table:table-cell table:formula="of:=([$'F1-mean'.T29]*[$'f-AUC'.T29])/([$'F1-mean'.T29]+[$'f-AUC'.T29])" office:value-type="float" office:value="0.364192188267516" calcext:value-type="float">
            <text:p>0.364192188267516</text:p>
          </table:table-cell>
          <table:table-cell table:formula="of:=([$'F1-mean'.U29]*[$'f-AUC'.U29])/([$'F1-mean'.U29]+[$'f-AUC'.U29])" office:value-type="float" office:value="0.362262550490667" calcext:value-type="float">
            <text:p>0.362262550490667</text:p>
          </table:table-cell>
          <table:table-cell table:formula="of:=([$'F1-mean'.V29]*[$'f-AUC'.V29])/([$'F1-mean'.V29]+[$'f-AUC'.V29])" office:value-type="float" office:value="0.332681700853234" calcext:value-type="float">
            <text:p>0.332681700853234</text:p>
          </table:table-cell>
          <table:table-cell table:formula="of:=([$'F1-mean'.W29]*[$'f-AUC'.W29])/([$'F1-mean'.W29]+[$'f-AUC'.W29])" office:value-type="float" office:value="0.362565433144478" calcext:value-type="float">
            <text:p>0.362565433144478</text:p>
          </table:table-cell>
          <table:table-cell table:formula="of:=([$'F1-mean'.X29]*[$'f-AUC'.X29])/([$'F1-mean'.X29]+[$'f-AUC'.X29])" office:value-type="float" office:value="0.355062202716655" calcext:value-type="float">
            <text:p>0.355062202716655</text:p>
          </table:table-cell>
          <table:table-cell table:number-columns-repeated="100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formula="of:=([$'F1-mean'.N30]*[$'f-AUC'.N30])/([$'F1-mean'.N30]+[$'f-AUC'.N30])" office:value-type="float" office:value="0.332766788745137" calcext:value-type="float">
            <text:p>0.332766788745137</text:p>
          </table:table-cell>
          <table:table-cell table:formula="of:=([$'F1-mean'.O30]*[$'f-AUC'.O30])/([$'F1-mean'.O30]+[$'f-AUC'.O30])" office:value-type="float" office:value="0.366667749105977" calcext:value-type="float">
            <text:p>0.366667749105977</text:p>
          </table:table-cell>
          <table:table-cell table:formula="of:=([$'F1-mean'.P30]*[$'f-AUC'.P30])/([$'F1-mean'.P30]+[$'f-AUC'.P30])" office:value-type="float" office:value="0.236055240364743" calcext:value-type="float">
            <text:p>0.236055240364743</text:p>
          </table:table-cell>
          <table:table-cell table:formula="of:=([$'F1-mean'.Q30]*[$'f-AUC'.Q30])/([$'F1-mean'.Q30]+[$'f-AUC'.Q30])" office:value-type="float" office:value="0.365188376172107" calcext:value-type="float">
            <text:p>0.365188376172107</text:p>
          </table:table-cell>
          <table:table-cell table:formula="of:=([$'F1-mean'.R30]*[$'f-AUC'.R30])/([$'F1-mean'.R30]+[$'f-AUC'.R30])" office:value-type="float" office:value="0.382879258390893" calcext:value-type="float">
            <text:p>0.382879258390893</text:p>
          </table:table-cell>
          <table:table-cell table:formula="of:=([$'F1-mean'.S30]*[$'f-AUC'.S30])/([$'F1-mean'.S30]+[$'f-AUC'.S30])" office:value-type="float" office:value="0.378351072649027" calcext:value-type="float">
            <text:p>0.378351072649027</text:p>
          </table:table-cell>
          <table:table-cell table:formula="of:=([$'F1-mean'.T30]*[$'f-AUC'.T30])/([$'F1-mean'.T30]+[$'f-AUC'.T30])" office:value-type="float" office:value="0.361331489484039" calcext:value-type="float">
            <text:p>0.361331489484039</text:p>
          </table:table-cell>
          <table:table-cell table:formula="of:=([$'F1-mean'.U30]*[$'f-AUC'.U30])/([$'F1-mean'.U30]+[$'f-AUC'.U30])" office:value-type="float" office:value="0.364880207629369" calcext:value-type="float">
            <text:p>0.364880207629369</text:p>
          </table:table-cell>
          <table:table-cell table:formula="of:=([$'F1-mean'.V30]*[$'f-AUC'.V30])/([$'F1-mean'.V30]+[$'f-AUC'.V30])" office:value-type="float" office:value="0.334717314584772" calcext:value-type="float">
            <text:p>0.334717314584772</text:p>
          </table:table-cell>
          <table:table-cell table:formula="of:=([$'F1-mean'.W30]*[$'f-AUC'.W30])/([$'F1-mean'.W30]+[$'f-AUC'.W30])" office:value-type="float" office:value="0.361395348548558" calcext:value-type="float">
            <text:p>0.361395348548558</text:p>
          </table:table-cell>
          <table:table-cell table:formula="of:=([$'F1-mean'.X30]*[$'f-AUC'.X30])/([$'F1-mean'.X30]+[$'f-AUC'.X30])" office:value-type="float" office:value="0.363853662035401" calcext:value-type="float">
            <text:p>0.363853662035401</text:p>
          </table:table-cell>
          <table:table-cell table:number-columns-repeated="100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formula="of:=([$'F1-mean'.N31]*[$'f-AUC'.N31])/([$'F1-mean'.N31]+[$'f-AUC'.N31])" office:value-type="float" office:value="0.343111911181294" calcext:value-type="float">
            <text:p>0.343111911181294</text:p>
          </table:table-cell>
          <table:table-cell table:formula="of:=([$'F1-mean'.O31]*[$'f-AUC'.O31])/([$'F1-mean'.O31]+[$'f-AUC'.O31])" office:value-type="float" office:value="0.37002636761043" calcext:value-type="float">
            <text:p>0.37002636761043</text:p>
          </table:table-cell>
          <table:table-cell table:formula="of:=([$'F1-mean'.P31]*[$'f-AUC'.P31])/([$'F1-mean'.P31]+[$'f-AUC'.P31])" office:value-type="float" office:value="0.242780627579119" calcext:value-type="float">
            <text:p>0.242780627579119</text:p>
          </table:table-cell>
          <table:table-cell table:formula="of:=([$'F1-mean'.Q31]*[$'f-AUC'.Q31])/([$'F1-mean'.Q31]+[$'f-AUC'.Q31])" office:value-type="float" office:value="0.370788182421519" calcext:value-type="float">
            <text:p>0.370788182421519</text:p>
          </table:table-cell>
          <table:table-cell table:formula="of:=([$'F1-mean'.R31]*[$'f-AUC'.R31])/([$'F1-mean'.R31]+[$'f-AUC'.R31])" office:value-type="float" office:value="0.380537977665482" calcext:value-type="float">
            <text:p>0.380537977665482</text:p>
          </table:table-cell>
          <table:table-cell table:formula="of:=([$'F1-mean'.S31]*[$'f-AUC'.S31])/([$'F1-mean'.S31]+[$'f-AUC'.S31])" office:value-type="float" office:value="0.380544315424582" calcext:value-type="float">
            <text:p>0.380544315424582</text:p>
          </table:table-cell>
          <table:table-cell table:formula="of:=([$'F1-mean'.T31]*[$'f-AUC'.T31])/([$'F1-mean'.T31]+[$'f-AUC'.T31])" office:value-type="float" office:value="0.364757580618507" calcext:value-type="float">
            <text:p>0.364757580618507</text:p>
          </table:table-cell>
          <table:table-cell table:formula="of:=([$'F1-mean'.U31]*[$'f-AUC'.U31])/([$'F1-mean'.U31]+[$'f-AUC'.U31])" office:value-type="float" office:value="0.367810596807441" calcext:value-type="float">
            <text:p>0.367810596807441</text:p>
          </table:table-cell>
          <table:table-cell table:formula="of:=([$'F1-mean'.V31]*[$'f-AUC'.V31])/([$'F1-mean'.V31]+[$'f-AUC'.V31])" office:value-type="float" office:value="0.332630312730803" calcext:value-type="float">
            <text:p>0.332630312730803</text:p>
          </table:table-cell>
          <table:table-cell table:formula="of:=([$'F1-mean'.W31]*[$'f-AUC'.W31])/([$'F1-mean'.W31]+[$'f-AUC'.W31])" office:value-type="float" office:value="0.364439382507252" calcext:value-type="float">
            <text:p>0.364439382507252</text:p>
          </table:table-cell>
          <table:table-cell table:formula="of:=([$'F1-mean'.X31]*[$'f-AUC'.X31])/([$'F1-mean'.X31]+[$'f-AUC'.X31])" office:value-type="float" office:value="0.362046635802669" calcext:value-type="float">
            <text:p>0.362046635802669</text:p>
          </table:table-cell>
          <table:table-cell table:number-columns-repeated="100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formula="of:=([$'F1-mean'.N32]*[$'f-AUC'.N32])/([$'F1-mean'.N32]+[$'f-AUC'.N32])" office:value-type="float" office:value="0.334075583619812" calcext:value-type="float">
            <text:p>0.334075583619812</text:p>
          </table:table-cell>
          <table:table-cell table:formula="of:=([$'F1-mean'.O32]*[$'f-AUC'.O32])/([$'F1-mean'.O32]+[$'f-AUC'.O32])" office:value-type="float" office:value="0.365289813028438" calcext:value-type="float">
            <text:p>0.365289813028438</text:p>
          </table:table-cell>
          <table:table-cell table:formula="of:=([$'F1-mean'.P32]*[$'f-AUC'.P32])/([$'F1-mean'.P32]+[$'f-AUC'.P32])" office:value-type="float" office:value="0.217424206009068" calcext:value-type="float">
            <text:p>0.217424206009068</text:p>
          </table:table-cell>
          <table:table-cell table:formula="of:=([$'F1-mean'.Q32]*[$'f-AUC'.Q32])/([$'F1-mean'.Q32]+[$'f-AUC'.Q32])" office:value-type="float" office:value="0.367600217614412" calcext:value-type="float">
            <text:p>0.367600217614412</text:p>
          </table:table-cell>
          <table:table-cell table:formula="of:=([$'F1-mean'.R32]*[$'f-AUC'.R32])/([$'F1-mean'.R32]+[$'f-AUC'.R32])" office:value-type="float" office:value="0.380626317727763" calcext:value-type="float">
            <text:p>0.380626317727763</text:p>
          </table:table-cell>
          <table:table-cell table:formula="of:=([$'F1-mean'.S32]*[$'f-AUC'.S32])/([$'F1-mean'.S32]+[$'f-AUC'.S32])" office:value-type="float" office:value="0.368819326153703" calcext:value-type="float">
            <text:p>0.368819326153703</text:p>
          </table:table-cell>
          <table:table-cell table:formula="of:=([$'F1-mean'.T32]*[$'f-AUC'.T32])/([$'F1-mean'.T32]+[$'f-AUC'.T32])" office:value-type="float" office:value="0.363996216993632" calcext:value-type="float">
            <text:p>0.363996216993632</text:p>
          </table:table-cell>
          <table:table-cell table:formula="of:=([$'F1-mean'.U32]*[$'f-AUC'.U32])/([$'F1-mean'.U32]+[$'f-AUC'.U32])" office:value-type="float" office:value="0.365158325310291" calcext:value-type="float">
            <text:p>0.365158325310291</text:p>
          </table:table-cell>
          <table:table-cell table:formula="of:=([$'F1-mean'.V32]*[$'f-AUC'.V32])/([$'F1-mean'.V32]+[$'f-AUC'.V32])" office:value-type="float" office:value="0.339656567808277" calcext:value-type="float">
            <text:p>0.339656567808277</text:p>
          </table:table-cell>
          <table:table-cell table:formula="of:=([$'F1-mean'.W32]*[$'f-AUC'.W32])/([$'F1-mean'.W32]+[$'f-AUC'.W32])" office:value-type="float" office:value="0.360967628061555" calcext:value-type="float">
            <text:p>0.360967628061555</text:p>
          </table:table-cell>
          <table:table-cell table:formula="of:=([$'F1-mean'.X32]*[$'f-AUC'.X32])/([$'F1-mean'.X32]+[$'f-AUC'.X32])" office:value-type="float" office:value="0.358077448017334" calcext:value-type="float">
            <text:p>0.358077448017334</text:p>
          </table:table-cell>
          <table:table-cell table:number-columns-repeated="100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formula="of:=([$'F1-mean'.N33]*[$'f-AUC'.N33])/([$'F1-mean'.N33]+[$'f-AUC'.N33])" office:value-type="float" office:value="0.337347720146501" calcext:value-type="float">
            <text:p>0.337347720146501</text:p>
          </table:table-cell>
          <table:table-cell table:formula="of:=([$'F1-mean'.O33]*[$'f-AUC'.O33])/([$'F1-mean'.O33]+[$'f-AUC'.O33])" office:value-type="float" office:value="0.366523711214805" calcext:value-type="float">
            <text:p>0.366523711214805</text:p>
          </table:table-cell>
          <table:table-cell table:formula="of:=([$'F1-mean'.P33]*[$'f-AUC'.P33])/([$'F1-mean'.P33]+[$'f-AUC'.P33])" office:value-type="float" office:value="0.217285415908714" calcext:value-type="float">
            <text:p>0.217285415908714</text:p>
          </table:table-cell>
          <table:table-cell table:formula="of:=([$'F1-mean'.Q33]*[$'f-AUC'.Q33])/([$'F1-mean'.Q33]+[$'f-AUC'.Q33])" office:value-type="float" office:value="0.36848714051106" calcext:value-type="float">
            <text:p>0.36848714051106</text:p>
          </table:table-cell>
          <table:table-cell table:formula="of:=([$'F1-mean'.R33]*[$'f-AUC'.R33])/([$'F1-mean'.R33]+[$'f-AUC'.R33])" office:value-type="float" office:value="0.379851791918264" calcext:value-type="float">
            <text:p>0.379851791918264</text:p>
          </table:table-cell>
          <table:table-cell table:formula="of:=([$'F1-mean'.S33]*[$'f-AUC'.S33])/([$'F1-mean'.S33]+[$'f-AUC'.S33])" office:value-type="float" office:value="0.383160922738334" calcext:value-type="float">
            <text:p>0.383160922738334</text:p>
          </table:table-cell>
          <table:table-cell table:formula="of:=([$'F1-mean'.T33]*[$'f-AUC'.T33])/([$'F1-mean'.T33]+[$'f-AUC'.T33])" office:value-type="float" office:value="0.367592516453781" calcext:value-type="float">
            <text:p>0.367592516453781</text:p>
          </table:table-cell>
          <table:table-cell table:formula="of:=([$'F1-mean'.U33]*[$'f-AUC'.U33])/([$'F1-mean'.U33]+[$'f-AUC'.U33])" office:value-type="float" office:value="0.3655378726494" calcext:value-type="float">
            <text:p>0.3655378726494</text:p>
          </table:table-cell>
          <table:table-cell table:formula="of:=([$'F1-mean'.V33]*[$'f-AUC'.V33])/([$'F1-mean'.V33]+[$'f-AUC'.V33])" office:value-type="float" office:value="0.340952771639932" calcext:value-type="float">
            <text:p>0.340952771639932</text:p>
          </table:table-cell>
          <table:table-cell table:formula="of:=([$'F1-mean'.W33]*[$'f-AUC'.W33])/([$'F1-mean'.W33]+[$'f-AUC'.W33])" office:value-type="float" office:value="0.36376953271407" calcext:value-type="float">
            <text:p>0.36376953271407</text:p>
          </table:table-cell>
          <table:table-cell table:formula="of:=([$'F1-mean'.X33]*[$'f-AUC'.X33])/([$'F1-mean'.X33]+[$'f-AUC'.X33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formula="of:=([$'F1-mean'.N34]*[$'f-AUC'.N34])/([$'F1-mean'.N34]+[$'f-AUC'.N34])" office:value-type="float" office:value="0.339551175902173" calcext:value-type="float">
            <text:p>0.339551175902173</text:p>
          </table:table-cell>
          <table:table-cell table:formula="of:=([$'F1-mean'.O34]*[$'f-AUC'.O34])/([$'F1-mean'.O34]+[$'f-AUC'.O34])" office:value-type="float" office:value="0.36851946066868" calcext:value-type="float">
            <text:p>0.36851946066868</text:p>
          </table:table-cell>
          <table:table-cell table:formula="of:=([$'F1-mean'.P34]*[$'f-AUC'.P34])/([$'F1-mean'.P34]+[$'f-AUC'.P34])" office:value-type="float" office:value="0.242269506567859" calcext:value-type="float">
            <text:p>0.242269506567859</text:p>
          </table:table-cell>
          <table:table-cell table:formula="of:=([$'F1-mean'.Q34]*[$'f-AUC'.Q34])/([$'F1-mean'.Q34]+[$'f-AUC'.Q34])" office:value-type="float" office:value="0.366016185518396" calcext:value-type="float">
            <text:p>0.366016185518396</text:p>
          </table:table-cell>
          <table:table-cell table:formula="of:=([$'F1-mean'.R34]*[$'f-AUC'.R34])/([$'F1-mean'.R34]+[$'f-AUC'.R34])" office:value-type="float" office:value="0.376995175096291" calcext:value-type="float">
            <text:p>0.376995175096291</text:p>
          </table:table-cell>
          <table:table-cell table:formula="of:=([$'F1-mean'.S34]*[$'f-AUC'.S34])/([$'F1-mean'.S34]+[$'f-AUC'.S34])" office:value-type="float" office:value="0.375566658349594" calcext:value-type="float">
            <text:p>0.375566658349594</text:p>
          </table:table-cell>
          <table:table-cell table:formula="of:=([$'F1-mean'.T34]*[$'f-AUC'.T34])/([$'F1-mean'.T34]+[$'f-AUC'.T34])" office:value-type="float" office:value="0.364142883394516" calcext:value-type="float">
            <text:p>0.364142883394516</text:p>
          </table:table-cell>
          <table:table-cell table:formula="of:=([$'F1-mean'.U34]*[$'f-AUC'.U34])/([$'F1-mean'.U34]+[$'f-AUC'.U34])" office:value-type="float" office:value="0.358226738321581" calcext:value-type="float">
            <text:p>0.358226738321581</text:p>
          </table:table-cell>
          <table:table-cell table:formula="of:=([$'F1-mean'.V34]*[$'f-AUC'.V34])/([$'F1-mean'.V34]+[$'f-AUC'.V34])" office:value-type="float" office:value="0.34274639850852" calcext:value-type="float">
            <text:p>0.34274639850852</text:p>
          </table:table-cell>
          <table:table-cell table:formula="of:=([$'F1-mean'.W34]*[$'f-AUC'.W34])/([$'F1-mean'.W34]+[$'f-AUC'.W34])" office:value-type="float" office:value="0.361388046869204" calcext:value-type="float">
            <text:p>0.361388046869204</text:p>
          </table:table-cell>
          <table:table-cell table:formula="of:=([$'F1-mean'.X34]*[$'f-AUC'.X34])/([$'F1-mean'.X34]+[$'f-AUC'.X34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formula="of:=([$'F1-mean'.M35]*[$'f-AUC'.M35])/([$'F1-mean'.M35]+[$'f-AUC'.M35])" office:value-type="float" office:value="0.348767717911545" calcext:value-type="float">
            <text:p>0.348767717911545</text:p>
          </table:table-cell>
          <table:table-cell table:formula="of:=([$'F1-mean'.N35]*[$'f-AUC'.N35])/([$'F1-mean'.N35]+[$'f-AUC'.N35])" office:value-type="float" office:value="0.344251249640777" calcext:value-type="float">
            <text:p>0.344251249640777</text:p>
          </table:table-cell>
          <table:table-cell table:formula="of:=([$'F1-mean'.O35]*[$'f-AUC'.O35])/([$'F1-mean'.O35]+[$'f-AUC'.O35])" office:value-type="float" office:value="0.357930391606172" calcext:value-type="float">
            <text:p>0.357930391606172</text:p>
          </table:table-cell>
          <table:table-cell table:formula="of:=([$'F1-mean'.P35]*[$'f-AUC'.P35])/([$'F1-mean'.P35]+[$'f-AUC'.P35])" office:value-type="float" office:value="0.20529218078113" calcext:value-type="float">
            <text:p>0.20529218078113</text:p>
          </table:table-cell>
          <table:table-cell table:formula="of:=([$'F1-mean'.Q35]*[$'f-AUC'.Q35])/([$'F1-mean'.Q35]+[$'f-AUC'.Q35])" office:value-type="float" office:value="0.366296311861758" calcext:value-type="float">
            <text:p>0.366296311861758</text:p>
          </table:table-cell>
          <table:table-cell table:formula="of:=([$'F1-mean'.R35]*[$'f-AUC'.R35])/([$'F1-mean'.R35]+[$'f-AUC'.R35])" office:value-type="float" office:value="0.379554236807472" calcext:value-type="float">
            <text:p>0.379554236807472</text:p>
          </table:table-cell>
          <table:table-cell table:formula="of:=([$'F1-mean'.S35]*[$'f-AUC'.S35])/([$'F1-mean'.S35]+[$'f-AUC'.S35])" office:value-type="float" office:value="0.371669999651345" calcext:value-type="float">
            <text:p>0.371669999651345</text:p>
          </table:table-cell>
          <table:table-cell table:formula="of:=([$'F1-mean'.T35]*[$'f-AUC'.T35])/([$'F1-mean'.T35]+[$'f-AUC'.T35])" office:value-type="float" office:value="0.35053637661377" calcext:value-type="float">
            <text:p>0.35053637661377</text:p>
          </table:table-cell>
          <table:table-cell table:formula="of:=([$'F1-mean'.U35]*[$'f-AUC'.U35])/([$'F1-mean'.U35]+[$'f-AUC'.U35])" office:value-type="float" office:value="0.356071253197803" calcext:value-type="float">
            <text:p>0.356071253197803</text:p>
          </table:table-cell>
          <table:table-cell table:formula="of:=([$'F1-mean'.V35]*[$'f-AUC'.V35])/([$'F1-mean'.V35]+[$'f-AUC'.V35])" office:value-type="float" office:value="0.342603957473697" calcext:value-type="float">
            <text:p>0.342603957473697</text:p>
          </table:table-cell>
          <table:table-cell table:formula="of:=([$'F1-mean'.W35]*[$'f-AUC'.W35])/([$'F1-mean'.W35]+[$'f-AUC'.W35])" office:value-type="float" office:value="0.363081226635443" calcext:value-type="float">
            <text:p>0.363081226635443</text:p>
          </table:table-cell>
          <table:table-cell table:formula="of:=([$'F1-mean'.X35]*[$'f-AUC'.X35])/([$'F1-mean'.X35]+[$'f-AUC'.X35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formula="of:=([$'F1-mean'.M36]*[$'f-AUC'.M36])/([$'F1-mean'.M36]+[$'f-AUC'.M36])" office:value-type="float" office:value="0.355191635736029" calcext:value-type="float">
            <text:p>0.355191635736029</text:p>
          </table:table-cell>
          <table:table-cell table:formula="of:=([$'F1-mean'.N36]*[$'f-AUC'.N36])/([$'F1-mean'.N36]+[$'f-AUC'.N36])" office:value-type="float" office:value="0.336753918545898" calcext:value-type="float">
            <text:p>0.336753918545898</text:p>
          </table:table-cell>
          <table:table-cell table:formula="of:=([$'F1-mean'.O36]*[$'f-AUC'.O36])/([$'F1-mean'.O36]+[$'f-AUC'.O36])" office:value-type="float" office:value="0.364594254928053" calcext:value-type="float">
            <text:p>0.364594254928053</text:p>
          </table:table-cell>
          <table:table-cell table:formula="of:=([$'F1-mean'.P36]*[$'f-AUC'.P36])/([$'F1-mean'.P36]+[$'f-AUC'.P36])" office:value-type="float" office:value="0.241436372978699" calcext:value-type="float">
            <text:p>0.241436372978699</text:p>
          </table:table-cell>
          <table:table-cell table:formula="of:=([$'F1-mean'.Q36]*[$'f-AUC'.Q36])/([$'F1-mean'.Q36]+[$'f-AUC'.Q36])" office:value-type="float" office:value="0.36723792492323" calcext:value-type="float">
            <text:p>0.36723792492323</text:p>
          </table:table-cell>
          <table:table-cell table:formula="of:=([$'F1-mean'.R36]*[$'f-AUC'.R36])/([$'F1-mean'.R36]+[$'f-AUC'.R36])" office:value-type="float" office:value="0.382750592448967" calcext:value-type="float">
            <text:p>0.382750592448967</text:p>
          </table:table-cell>
          <table:table-cell table:formula="of:=([$'F1-mean'.S36]*[$'f-AUC'.S36])/([$'F1-mean'.S36]+[$'f-AUC'.S36])" office:value-type="float" office:value="0.382734404374813" calcext:value-type="float">
            <text:p>0.382734404374813</text:p>
          </table:table-cell>
          <table:table-cell table:formula="of:=([$'F1-mean'.T36]*[$'f-AUC'.T36])/([$'F1-mean'.T36]+[$'f-AUC'.T36])" office:value-type="float" office:value="0.359840403774021" calcext:value-type="float">
            <text:p>0.359840403774021</text:p>
          </table:table-cell>
          <table:table-cell table:formula="of:=([$'F1-mean'.U36]*[$'f-AUC'.U36])/([$'F1-mean'.U36]+[$'f-AUC'.U36])" office:value-type="float" office:value="0.356450956523681" calcext:value-type="float">
            <text:p>0.356450956523681</text:p>
          </table:table-cell>
          <table:table-cell table:formula="of:=([$'F1-mean'.V36]*[$'f-AUC'.V36])/([$'F1-mean'.V36]+[$'f-AUC'.V36])" office:value-type="float" office:value="0.342774290543361" calcext:value-type="float">
            <text:p>0.342774290543361</text:p>
          </table:table-cell>
          <table:table-cell table:formula="of:=([$'F1-mean'.W36]*[$'f-AUC'.W36])/([$'F1-mean'.W36]+[$'f-AUC'.W36])" office:value-type="float" office:value="0.358762314752778" calcext:value-type="float">
            <text:p>0.358762314752778</text:p>
          </table:table-cell>
          <table:table-cell table:formula="of:=([$'F1-mean'.X36]*[$'f-AUC'.X36])/([$'F1-mean'.X36]+[$'f-AUC'.X36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formula="of:=([$'F1-mean'.M37]*[$'f-AUC'.M37])/([$'F1-mean'.M37]+[$'f-AUC'.M37])" office:value-type="float" office:value="0.349930107067538" calcext:value-type="float">
            <text:p>0.349930107067538</text:p>
          </table:table-cell>
          <table:table-cell table:formula="of:=([$'F1-mean'.N37]*[$'f-AUC'.N37])/([$'F1-mean'.N37]+[$'f-AUC'.N37])" office:value-type="float" office:value="0.344532299336542" calcext:value-type="float">
            <text:p>0.344532299336542</text:p>
          </table:table-cell>
          <table:table-cell table:formula="of:=([$'F1-mean'.O37]*[$'f-AUC'.O37])/([$'F1-mean'.O37]+[$'f-AUC'.O37])" office:value-type="float" office:value="0.369363329219186" calcext:value-type="float">
            <text:p>0.369363329219186</text:p>
          </table:table-cell>
          <table:table-cell table:formula="of:=([$'F1-mean'.P37]*[$'f-AUC'.P37])/([$'F1-mean'.P37]+[$'f-AUC'.P37])" office:value-type="float" office:value="0.157487824591773" calcext:value-type="float">
            <text:p>0.157487824591773</text:p>
          </table:table-cell>
          <table:table-cell table:formula="of:=([$'F1-mean'.Q37]*[$'f-AUC'.Q37])/([$'F1-mean'.Q37]+[$'f-AUC'.Q37])" office:value-type="float" office:value="0.36779452300618" calcext:value-type="float">
            <text:p>0.36779452300618</text:p>
          </table:table-cell>
          <table:table-cell table:formula="of:=([$'F1-mean'.R37]*[$'f-AUC'.R37])/([$'F1-mean'.R37]+[$'f-AUC'.R37])" office:value-type="float" office:value="0.385723456059862" calcext:value-type="float">
            <text:p>0.385723456059862</text:p>
          </table:table-cell>
          <table:table-cell table:formula="of:=([$'F1-mean'.S37]*[$'f-AUC'.S37])/([$'F1-mean'.S37]+[$'f-AUC'.S37])" office:value-type="float" office:value="0.380792527925884" calcext:value-type="float">
            <text:p>0.380792527925884</text:p>
          </table:table-cell>
          <table:table-cell table:formula="of:=([$'F1-mean'.T37]*[$'f-AUC'.T37])/([$'F1-mean'.T37]+[$'f-AUC'.T37])" office:value-type="float" office:value="0.360791004343117" calcext:value-type="float">
            <text:p>0.360791004343117</text:p>
          </table:table-cell>
          <table:table-cell table:formula="of:=([$'F1-mean'.U37]*[$'f-AUC'.U37])/([$'F1-mean'.U37]+[$'f-AUC'.U37])" office:value-type="float" office:value="0.354708808220062" calcext:value-type="float">
            <text:p>0.354708808220062</text:p>
          </table:table-cell>
          <table:table-cell table:formula="of:=([$'F1-mean'.V37]*[$'f-AUC'.V37])/([$'F1-mean'.V37]+[$'f-AUC'.V37])" office:value-type="float" office:value="0.345190682495898" calcext:value-type="float">
            <text:p>0.345190682495898</text:p>
          </table:table-cell>
          <table:table-cell table:formula="of:=([$'F1-mean'.W37]*[$'f-AUC'.W37])/([$'F1-mean'.W37]+[$'f-AUC'.W37])" office:value-type="float" office:value="0.362691882771542" calcext:value-type="float">
            <text:p>0.362691882771542</text:p>
          </table:table-cell>
          <table:table-cell table:formula="of:=([$'F1-mean'.X37]*[$'f-AUC'.X37])/([$'F1-mean'.X37]+[$'f-AUC'.X37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formula="of:=([$'F1-mean'.M38]*[$'f-AUC'.M38])/([$'F1-mean'.M38]+[$'f-AUC'.M38])" office:value-type="float" office:value="0.356732030141753" calcext:value-type="float">
            <text:p>0.356732030141753</text:p>
          </table:table-cell>
          <table:table-cell table:formula="of:=([$'F1-mean'.N38]*[$'f-AUC'.N38])/([$'F1-mean'.N38]+[$'f-AUC'.N38])" office:value-type="float" office:value="0.340173598203678" calcext:value-type="float">
            <text:p>0.340173598203678</text:p>
          </table:table-cell>
          <table:table-cell table:formula="of:=([$'F1-mean'.O38]*[$'f-AUC'.O38])/([$'F1-mean'.O38]+[$'f-AUC'.O38])" office:value-type="float" office:value="0.36160380402729" calcext:value-type="float">
            <text:p>0.36160380402729</text:p>
          </table:table-cell>
          <table:table-cell table:formula="of:=([$'F1-mean'.P38]*[$'f-AUC'.P38])/([$'F1-mean'.P38]+[$'f-AUC'.P38])" office:value-type="string" office:string-value="" calcext:value-type="error">
            <text:p>#DIV/0!</text:p>
          </table:table-cell>
          <table:table-cell table:formula="of:=([$'F1-mean'.Q38]*[$'f-AUC'.Q38])/([$'F1-mean'.Q38]+[$'f-AUC'.Q38])" office:value-type="float" office:value="0.366215137869502" calcext:value-type="float">
            <text:p>0.366215137869502</text:p>
          </table:table-cell>
          <table:table-cell table:formula="of:=([$'F1-mean'.R38]*[$'f-AUC'.R38])/([$'F1-mean'.R38]+[$'f-AUC'.R38])" office:value-type="float" office:value="0.381649501559171" calcext:value-type="float">
            <text:p>0.381649501559171</text:p>
          </table:table-cell>
          <table:table-cell table:formula="of:=([$'F1-mean'.S38]*[$'f-AUC'.S38])/([$'F1-mean'.S38]+[$'f-AUC'.S38])" office:value-type="float" office:value="0.383602299872935" calcext:value-type="float">
            <text:p>0.383602299872935</text:p>
          </table:table-cell>
          <table:table-cell table:formula="of:=([$'F1-mean'.T38]*[$'f-AUC'.T38])/([$'F1-mean'.T38]+[$'f-AUC'.T38])" office:value-type="float" office:value="0.361620172220076" calcext:value-type="float">
            <text:p>0.361620172220076</text:p>
          </table:table-cell>
          <table:table-cell table:formula="of:=([$'F1-mean'.U38]*[$'f-AUC'.U38])/([$'F1-mean'.U38]+[$'f-AUC'.U38])" office:value-type="float" office:value="0.36178852597306" calcext:value-type="float">
            <text:p>0.36178852597306</text:p>
          </table:table-cell>
          <table:table-cell table:formula="of:=([$'F1-mean'.V38]*[$'f-AUC'.V38])/([$'F1-mean'.V38]+[$'f-AUC'.V38])" office:value-type="float" office:value="0.34228845994486" calcext:value-type="float">
            <text:p>0.34228845994486</text:p>
          </table:table-cell>
          <table:table-cell table:formula="of:=([$'F1-mean'.W38]*[$'f-AUC'.W38])/([$'F1-mean'.W38]+[$'f-AUC'.W38])" office:value-type="float" office:value="0.349423645420378" calcext:value-type="float">
            <text:p>0.349423645420378</text:p>
          </table:table-cell>
          <table:table-cell table:formula="of:=([$'F1-mean'.X38]*[$'f-AUC'.X38])/([$'F1-mean'.X38]+[$'f-AUC'.X38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formula="of:=([$'F1-mean'.M39]*[$'f-AUC'.M39])/([$'F1-mean'.M39]+[$'f-AUC'.M39])" office:value-type="float" office:value="0.355637620601351" calcext:value-type="float">
            <text:p>0.355637620601351</text:p>
          </table:table-cell>
          <table:table-cell table:formula="of:=([$'F1-mean'.N39]*[$'f-AUC'.N39])/([$'F1-mean'.N39]+[$'f-AUC'.N39])" office:value-type="float" office:value="0.339627918735159" calcext:value-type="float">
            <text:p>0.339627918735159</text:p>
          </table:table-cell>
          <table:table-cell table:formula="of:=([$'F1-mean'.O39]*[$'f-AUC'.O39])/([$'F1-mean'.O39]+[$'f-AUC'.O39])" office:value-type="float" office:value="0.369523188155347" calcext:value-type="float">
            <text:p>0.369523188155347</text:p>
          </table:table-cell>
          <table:table-cell table:formula="of:=([$'F1-mean'.P39]*[$'f-AUC'.P39])/([$'F1-mean'.P39]+[$'f-AUC'.P39])" office:value-type="string" office:string-value="" calcext:value-type="error">
            <text:p>#DIV/0!</text:p>
          </table:table-cell>
          <table:table-cell table:formula="of:=([$'F1-mean'.Q39]*[$'f-AUC'.Q39])/([$'F1-mean'.Q39]+[$'f-AUC'.Q39])" office:value-type="float" office:value="0.368914972349272" calcext:value-type="float">
            <text:p>0.368914972349272</text:p>
          </table:table-cell>
          <table:table-cell table:formula="of:=([$'F1-mean'.R39]*[$'f-AUC'.R39])/([$'F1-mean'.R39]+[$'f-AUC'.R39])" office:value-type="float" office:value="0.38233509216804" calcext:value-type="float">
            <text:p>0.38233509216804</text:p>
          </table:table-cell>
          <table:table-cell table:formula="of:=([$'F1-mean'.S39]*[$'f-AUC'.S39])/([$'F1-mean'.S39]+[$'f-AUC'.S39])" office:value-type="float" office:value="0.38376410518223" calcext:value-type="float">
            <text:p>0.38376410518223</text:p>
          </table:table-cell>
          <table:table-cell table:formula="of:=([$'F1-mean'.T39]*[$'f-AUC'.T39])/([$'F1-mean'.T39]+[$'f-AUC'.T39])" office:value-type="float" office:value="0.361952388877081" calcext:value-type="float">
            <text:p>0.361952388877081</text:p>
          </table:table-cell>
          <table:table-cell table:formula="of:=([$'F1-mean'.U39]*[$'f-AUC'.U39])/([$'F1-mean'.U39]+[$'f-AUC'.U39])" office:value-type="float" office:value="0.364194817519107" calcext:value-type="float">
            <text:p>0.364194817519107</text:p>
          </table:table-cell>
          <table:table-cell table:formula="of:=([$'F1-mean'.V39]*[$'f-AUC'.V39])/([$'F1-mean'.V39]+[$'f-AUC'.V39])" office:value-type="float" office:value="0.346471671614096" calcext:value-type="float">
            <text:p>0.346471671614096</text:p>
          </table:table-cell>
          <table:table-cell table:formula="of:=([$'F1-mean'.W39]*[$'f-AUC'.W39])/([$'F1-mean'.W39]+[$'f-AUC'.W39])" office:value-type="float" office:value="0.36597522740552" calcext:value-type="float">
            <text:p>0.36597522740552</text:p>
          </table:table-cell>
          <table:table-cell table:formula="of:=([$'F1-mean'.X39]*[$'f-AUC'.X39])/([$'F1-mean'.X39]+[$'f-AUC'.X39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formula="of:=([$'F1-mean'.M40]*[$'f-AUC'.M40])/([$'F1-mean'.M40]+[$'f-AUC'.M40])" office:value-type="float" office:value="0.355430275770632" calcext:value-type="float">
            <text:p>0.355430275770632</text:p>
          </table:table-cell>
          <table:table-cell table:formula="of:=([$'F1-mean'.N40]*[$'f-AUC'.N40])/([$'F1-mean'.N40]+[$'f-AUC'.N40])" office:value-type="float" office:value="0.348197006123056" calcext:value-type="float">
            <text:p>0.348197006123056</text:p>
          </table:table-cell>
          <table:table-cell table:formula="of:=([$'F1-mean'.O40]*[$'f-AUC'.O40])/([$'F1-mean'.O40]+[$'f-AUC'.O40])" office:value-type="string" office:string-value="" calcext:value-type="error">
            <text:p>#DIV/0!</text:p>
          </table:table-cell>
          <table:table-cell/>
          <table:table-cell table:formula="of:=([$'F1-mean'.Q40]*[$'f-AUC'.Q40])/([$'F1-mean'.Q40]+[$'f-AUC'.Q40])" office:value-type="float" office:value="0.370950660125376" calcext:value-type="float">
            <text:p>0.370950660125376</text:p>
          </table:table-cell>
          <table:table-cell table:formula="of:=([$'F1-mean'.R40]*[$'f-AUC'.R40])/([$'F1-mean'.R40]+[$'f-AUC'.R40])" office:value-type="float" office:value="0.381893485949081" calcext:value-type="float">
            <text:p>0.381893485949081</text:p>
          </table:table-cell>
          <table:table-cell table:formula="of:=([$'F1-mean'.S40]*[$'f-AUC'.S40])/([$'F1-mean'.S40]+[$'f-AUC'.S40])" office:value-type="string" office:string-value="" calcext:value-type="error">
            <text:p>#DIV/0!</text:p>
          </table:table-cell>
          <table:table-cell table:formula="of:=([$'F1-mean'.T40]*[$'f-AUC'.T40])/([$'F1-mean'.T40]+[$'f-AUC'.T40])" office:value-type="float" office:value="0.363329989114068" calcext:value-type="float">
            <text:p>0.363329989114068</text:p>
          </table:table-cell>
          <table:table-cell table:formula="of:=([$'F1-mean'.U40]*[$'f-AUC'.U40])/([$'F1-mean'.U40]+[$'f-AUC'.U40])" office:value-type="float" office:value="0.364708281175523" calcext:value-type="float">
            <text:p>0.364708281175523</text:p>
          </table:table-cell>
          <table:table-cell table:formula="of:=([$'F1-mean'.V40]*[$'f-AUC'.V40])/([$'F1-mean'.V40]+[$'f-AUC'.V40])" office:value-type="float" office:value="0.346894293095651" calcext:value-type="float">
            <text:p>0.346894293095651</text:p>
          </table:table-cell>
          <table:table-cell table:formula="of:=([$'F1-mean'.W40]*[$'f-AUC'.W40])/([$'F1-mean'.W40]+[$'f-AUC'.W40])" office:value-type="float" office:value="0.353689334198399" calcext:value-type="float">
            <text:p>0.353689334198399</text:p>
          </table:table-cell>
          <table:table-cell table:formula="of:=([$'F1-mean'.X40]*[$'f-AUC'.X40])/([$'F1-mean'.X40]+[$'f-AUC'.X40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formula="of:=([$'F1-mean'.M41]*[$'f-AUC'.M41])/([$'F1-mean'.M41]+[$'f-AUC'.M41])" office:value-type="float" office:value="0.355250899322821" calcext:value-type="float">
            <text:p>0.355250899322821</text:p>
          </table:table-cell>
          <table:table-cell table:formula="of:=([$'F1-mean'.N41]*[$'f-AUC'.N41])/([$'F1-mean'.N41]+[$'f-AUC'.N41])" office:value-type="float" office:value="0.339623035084163" calcext:value-type="float">
            <text:p>0.339623035084163</text:p>
          </table:table-cell>
          <table:table-cell table:formula="of:=([$'F1-mean'.O41]*[$'f-AUC'.O41])/([$'F1-mean'.O41]+[$'f-AUC'.O41])" office:value-type="string" office:string-value="" calcext:value-type="error">
            <text:p>#DIV/0!</text:p>
          </table:table-cell>
          <table:table-cell/>
          <table:table-cell table:formula="of:=([$'F1-mean'.Q41]*[$'f-AUC'.Q41])/([$'F1-mean'.Q41]+[$'f-AUC'.Q41])" office:value-type="float" office:value="0.367387922396994" calcext:value-type="float">
            <text:p>0.367387922396994</text:p>
          </table:table-cell>
          <table:table-cell table:formula="of:=([$'F1-mean'.R41]*[$'f-AUC'.R41])/([$'F1-mean'.R41]+[$'f-AUC'.R41])" office:value-type="float" office:value="0.379151082858623" calcext:value-type="float">
            <text:p>0.379151082858623</text:p>
          </table:table-cell>
          <table:table-cell table:formula="of:=([$'F1-mean'.S41]*[$'f-AUC'.S41])/([$'F1-mean'.S41]+[$'f-AUC'.S41])" office:value-type="string" office:string-value="" calcext:value-type="error">
            <text:p>#DIV/0!</text:p>
          </table:table-cell>
          <table:table-cell table:formula="of:=([$'F1-mean'.T41]*[$'f-AUC'.T41])/([$'F1-mean'.T41]+[$'f-AUC'.T41])" office:value-type="float" office:value="0.362568191221315" calcext:value-type="float">
            <text:p>0.362568191221315</text:p>
          </table:table-cell>
          <table:table-cell table:formula="of:=([$'F1-mean'.U41]*[$'f-AUC'.U41])/([$'F1-mean'.U41]+[$'f-AUC'.U41])" office:value-type="float" office:value="0.361807306377361" calcext:value-type="float">
            <text:p>0.361807306377361</text:p>
          </table:table-cell>
          <table:table-cell table:formula="of:=([$'F1-mean'.V41]*[$'f-AUC'.V41])/([$'F1-mean'.V41]+[$'f-AUC'.V41])" office:value-type="float" office:value="0.348456582954397" calcext:value-type="float">
            <text:p>0.348456582954397</text:p>
          </table:table-cell>
          <table:table-cell table:formula="of:=([$'F1-mean'.W41]*[$'f-AUC'.W41])/([$'F1-mean'.W41]+[$'f-AUC'.W41])" office:value-type="float" office:value="0.360520061949038" calcext:value-type="float">
            <text:p>0.360520061949038</text:p>
          </table:table-cell>
          <table:table-cell table:formula="of:=([$'F1-mean'.X41]*[$'f-AUC'.X41])/([$'F1-mean'.X41]+[$'f-AUC'.X41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formula="of:=([$'F1-mean'.M42]*[$'f-AUC'.M42])/([$'F1-mean'.M42]+[$'f-AUC'.M42])" office:value-type="float" office:value="0.3595395015685" calcext:value-type="float">
            <text:p>0.3595395015685</text:p>
          </table:table-cell>
          <table:table-cell table:formula="of:=([$'F1-mean'.N42]*[$'f-AUC'.N42])/([$'F1-mean'.N42]+[$'f-AUC'.N42])" office:value-type="float" office:value="0.343608316224793" calcext:value-type="float">
            <text:p>0.343608316224793</text:p>
          </table:table-cell>
          <table:table-cell table:formula="of:=([$'F1-mean'.O42]*[$'f-AUC'.O42])/([$'F1-mean'.O42]+[$'f-AUC'.O42])" office:value-type="string" office:string-value="" calcext:value-type="error">
            <text:p>#DIV/0!</text:p>
          </table:table-cell>
          <table:table-cell/>
          <table:table-cell table:formula="of:=([$'F1-mean'.Q42]*[$'f-AUC'.Q42])/([$'F1-mean'.Q42]+[$'f-AUC'.Q42])" office:value-type="float" office:value="0.362757976872041" calcext:value-type="float">
            <text:p>0.362757976872041</text:p>
          </table:table-cell>
          <table:table-cell table:formula="of:=([$'F1-mean'.R42]*[$'f-AUC'.R42])/([$'F1-mean'.R42]+[$'f-AUC'.R42])" office:value-type="float" office:value="0.374425610402688" calcext:value-type="float">
            <text:p>0.374425610402688</text:p>
          </table:table-cell>
          <table:table-cell table:formula="of:=([$'F1-mean'.S42]*[$'f-AUC'.S42])/([$'F1-mean'.S42]+[$'f-AUC'.S42])" office:value-type="string" office:string-value="" calcext:value-type="error">
            <text:p>#DIV/0!</text:p>
          </table:table-cell>
          <table:table-cell table:formula="of:=([$'F1-mean'.T42]*[$'f-AUC'.T42])/([$'F1-mean'.T42]+[$'f-AUC'.T42])" office:value-type="float" office:value="0.366097731960446" calcext:value-type="float">
            <text:p>0.366097731960446</text:p>
          </table:table-cell>
          <table:table-cell table:formula="of:=([$'F1-mean'.U42]*[$'f-AUC'.U42])/([$'F1-mean'.U42]+[$'f-AUC'.U42])" office:value-type="float" office:value="0.35768555870294" calcext:value-type="float">
            <text:p>0.35768555870294</text:p>
          </table:table-cell>
          <table:table-cell table:formula="of:=([$'F1-mean'.V42]*[$'f-AUC'.V42])/([$'F1-mean'.V42]+[$'f-AUC'.V42])" office:value-type="float" office:value="0.348076446386493" calcext:value-type="float">
            <text:p>0.348076446386493</text:p>
          </table:table-cell>
          <table:table-cell table:formula="of:=([$'F1-mean'.W42]*[$'f-AUC'.W42])/([$'F1-mean'.W42]+[$'f-AUC'.W42])" office:value-type="float" office:value="0.359766147266764" calcext:value-type="float">
            <text:p>0.359766147266764</text:p>
          </table:table-cell>
          <table:table-cell table:formula="of:=([$'F1-mean'.X42]*[$'f-AUC'.X42])/([$'F1-mean'.X42]+[$'f-AUC'.X42])" office:value-type="string" office:string-value="" calcext:value-type="error">
            <text:p>#DIV/0!</text:p>
          </table:table-cell>
          <table:table-cell table:number-columns-repeated="1000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formula="of:=([$'F1-mean'.C43]*[$'f-AUC'.C43])/([$'F1-mean'.C43]+[$'f-AUC'.C43])" office:value-type="float" office:value="0.374095811946172" calcext:value-type="float">
            <text:p>0.374095811946172</text:p>
          </table:table-cell>
          <table:table-cell table:number-columns-repeated="4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 table:formula="of:=([$'F1-mean'.M43]*[$'f-AUC'.M43])/([$'F1-mean'.M43]+[$'f-AUC'.M43])" office:value-type="float" office:value="0.359496030810428" calcext:value-type="float">
            <text:p>0.359496030810428</text:p>
          </table:table-cell>
          <table:table-cell table:formula="of:=([$'F1-mean'.N43]*[$'f-AUC'.N43])/([$'F1-mean'.N43]+[$'f-AUC'.N43])" office:value-type="float" office:value="0.346069780700941" calcext:value-type="float">
            <text:p>0.346069780700941</text:p>
          </table:table-cell>
          <table:table-cell table:number-columns-repeated="10" office:value-type="string" calcext:value-type="string">
            <text:p>xxx</text:p>
          </table:table-cell>
          <table:table-cell table:number-columns-repeated="1000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formula="of:=([$'F1-mean'.C44]*[$'f-AUC'.C44])/([$'F1-mean'.C44]+[$'f-AUC'.C44])" office:value-type="float" office:value="0.373902106782256" calcext:value-type="float">
            <text:p>0.373902106782256</text:p>
          </table:table-cell>
          <table:table-cell table:number-columns-repeated="4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3"/>
          <table:table-cell table:formula="of:=([$'F1-mean'.M44]*[$'f-AUC'.M44])/([$'F1-mean'.M44]+[$'f-AUC'.M44])" office:value-type="float" office:value="0.357206252547423" calcext:value-type="float">
            <text:p>0.357206252547423</text:p>
          </table:table-cell>
          <table:table-cell table:formula="of:=([$'F1-mean'.N44]*[$'f-AUC'.N44])/([$'F1-mean'.N44]+[$'f-AUC'.N44])" office:value-type="float" office:value="0.342848313965832" calcext:value-type="float">
            <text:p>0.342848313965832</text:p>
          </table:table-cell>
          <table:table-cell table:number-columns-repeated="1010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formula="of:=([$'F1-mean'.C45]*[$'f-AUC'.C45])/([$'F1-mean'.C45]+[$'f-AUC'.C45])" office:value-type="float" office:value="0.365218568273169" calcext:value-type="float">
            <text:p>0.365218568273169</text:p>
          </table:table-cell>
          <table:table-cell table:number-columns-repeated="4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3"/>
          <table:table-cell table:formula="of:=([$'F1-mean'.M45]*[$'f-AUC'.M45])/([$'F1-mean'.M45]+[$'f-AUC'.M45])" office:value-type="float" office:value="0.360316289170579" calcext:value-type="float">
            <text:p>0.360316289170579</text:p>
          </table:table-cell>
          <table:table-cell table:formula="of:=([$'F1-mean'.N45]*[$'f-AUC'.N45])/([$'F1-mean'.N45]+[$'f-AUC'.N45])" office:value-type="float" office:value="0.348610934833945" calcext:value-type="float">
            <text:p>0.348610934833945</text:p>
          </table:table-cell>
          <table:table-cell table:number-columns-repeated="1010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formula="of:=([$'F1-mean'.C46]*[$'f-AUC'.C46])/([$'F1-mean'.C46]+[$'f-AUC'.C46])" office:value-type="float" office:value="0.369801908758704" calcext:value-type="float">
            <text:p>0.369801908758704</text:p>
          </table:table-cell>
          <table:table-cell table:number-columns-repeated="4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3"/>
          <table:table-cell table:formula="of:=([$'F1-mean'.M46]*[$'f-AUC'.M46])/([$'F1-mean'.M46]+[$'f-AUC'.M46])" office:value-type="float" office:value="0.35884929978434" calcext:value-type="float">
            <text:p>0.35884929978434</text:p>
          </table:table-cell>
          <table:table-cell table:formula="of:=([$'F1-mean'.N46]*[$'f-AUC'.N46])/([$'F1-mean'.N46]+[$'f-AUC'.N46])" office:value-type="float" office:value="0.344180538776372" calcext:value-type="float">
            <text:p>0.344180538776372</text:p>
          </table:table-cell>
          <table:table-cell table:number-columns-repeated="1010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formula="of:=([$'F1-mean'.C47]*[$'f-AUC'.C47])/([$'F1-mean'.C47]+[$'f-AUC'.C47])" office:value-type="float" office:value="0.373678500009001" calcext:value-type="float">
            <text:p>0.373678500009001</text:p>
          </table:table-cell>
          <table:table-cell table:number-columns-repeated="4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3"/>
          <table:table-cell table:formula="of:=([$'F1-mean'.M47]*[$'f-AUC'.M47])/([$'F1-mean'.M47]+[$'f-AUC'.M47])" office:value-type="float" office:value="0.355324205215311" calcext:value-type="float">
            <text:p>0.355324205215311</text:p>
          </table:table-cell>
          <table:table-cell table:formula="of:=([$'F1-mean'.N47]*[$'f-AUC'.N47])/([$'F1-mean'.N47]+[$'f-AUC'.N47])" office:value-type="float" office:value="0.343594452002896" calcext:value-type="float">
            <text:p>0.343594452002896</text:p>
          </table:table-cell>
          <table:table-cell table:number-columns-repeated="1010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formula="of:=([$'F1-mean'.C48]*[$'f-AUC'.C48])/([$'F1-mean'.C48]+[$'f-AUC'.C48])" office:value-type="float" office:value="0.370139086482267" calcext:value-type="float">
            <text:p>0.370139086482267</text:p>
          </table:table-cell>
          <table:table-cell table:number-columns-repeated="4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3"/>
          <table:table-cell table:formula="of:=([$'F1-mean'.M48]*[$'f-AUC'.M48])/([$'F1-mean'.M48]+[$'f-AUC'.M48])" office:value-type="float" office:value="0.361822018298829" calcext:value-type="float">
            <text:p>0.361822018298829</text:p>
          </table:table-cell>
          <table:table-cell table:formula="of:=([$'F1-mean'.N48]*[$'f-AUC'.N48])/([$'F1-mean'.N48]+[$'f-AUC'.N48])" office:value-type="float" office:value="0.351681742817347" calcext:value-type="float">
            <text:p>0.351681742817347</text:p>
          </table:table-cell>
          <table:table-cell table:number-columns-repeated="1010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formula="of:=([$'F1-mean'.C49]*[$'f-AUC'.C49])/([$'F1-mean'.C49]+[$'f-AUC'.C49])" office:value-type="float" office:value="0.370210510021684" calcext:value-type="float">
            <text:p>0.370210510021684</text:p>
          </table:table-cell>
          <table:table-cell table:number-columns-repeated="4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3"/>
          <table:table-cell table:formula="of:=([$'F1-mean'.M49]*[$'f-AUC'.M49])/([$'F1-mean'.M49]+[$'f-AUC'.M49])" office:value-type="float" office:value="0.363678786567212" calcext:value-type="float">
            <text:p>0.363678786567212</text:p>
          </table:table-cell>
          <table:table-cell table:formula="of:=([$'F1-mean'.N49]*[$'f-AUC'.N49])/([$'F1-mean'.N49]+[$'f-AUC'.N49])" office:value-type="float" office:value="0.344069025919351" calcext:value-type="float">
            <text:p>0.344069025919351</text:p>
          </table:table-cell>
          <table:table-cell table:number-columns-repeated="1010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formula="of:=([$'F1-mean'.C50]*[$'f-AUC'.C50])/([$'F1-mean'.C50]+[$'f-AUC'.C50])" office:value-type="float" office:value="0.371942679718152" calcext:value-type="float">
            <text:p>0.371942679718152</text:p>
          </table:table-cell>
          <table:table-cell table:number-columns-repeated="4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3"/>
          <table:table-cell table:formula="of:=([$'F1-mean'.M50]*[$'f-AUC'.M50])/([$'F1-mean'.M50]+[$'f-AUC'.M50])" office:value-type="float" office:value="0.365263576412814" calcext:value-type="float">
            <text:p>0.365263576412814</text:p>
          </table:table-cell>
          <table:table-cell table:formula="of:=([$'F1-mean'.N50]*[$'f-AUC'.N50])/([$'F1-mean'.N50]+[$'f-AUC'.N50])" office:value-type="float" office:value="0.346841882804362" calcext:value-type="float">
            <text:p>0.346841882804362</text:p>
          </table:table-cell>
          <table:table-cell table:number-columns-repeated="1010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formula="of:=([$'F1-mean'.C51]*[$'f-AUC'.C51])/([$'F1-mean'.C51]+[$'f-AUC'.C51])" office:value-type="float" office:value="0.367745466492185" calcext:value-type="float">
            <text:p>0.367745466492185</text:p>
          </table:table-cell>
          <table:table-cell table:number-columns-repeated="4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3"/>
          <table:table-cell table:formula="of:=([$'F1-mean'.M51]*[$'f-AUC'.M51])/([$'F1-mean'.M51]+[$'f-AUC'.M51])" office:value-type="float" office:value="0.365160516327791" calcext:value-type="float">
            <text:p>0.365160516327791</text:p>
          </table:table-cell>
          <table:table-cell table:formula="of:=([$'F1-mean'.N51]*[$'f-AUC'.N51])/([$'F1-mean'.N51]+[$'f-AUC'.N51])" office:value-type="float" office:value="0.346106924556711" calcext:value-type="float">
            <text:p>0.346106924556711</text:p>
          </table:table-cell>
          <table:table-cell table:number-columns-repeated="1010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formula="of:=([$'F1-mean'.C52]*[$'f-AUC'.C52])/([$'F1-mean'.C52]+[$'f-AUC'.C52])" office:value-type="float" office:value="0.369413228365062" calcext:value-type="float">
            <text:p>0.369413228365062</text:p>
          </table:table-cell>
          <table:table-cell table:number-columns-repeated="4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3"/>
          <table:table-cell table:formula="of:=([$'F1-mean'.M52]*[$'f-AUC'.M52])/([$'F1-mean'.M52]+[$'f-AUC'.M52])" office:value-type="float" office:value="0.354718240560286" calcext:value-type="float">
            <text:p>0.354718240560286</text:p>
          </table:table-cell>
          <table:table-cell table:formula="of:=([$'F1-mean'.N52]*[$'f-AUC'.N52])/([$'F1-mean'.N52]+[$'f-AUC'.N52])" office:value-type="float" office:value="0.347761954770625" calcext:value-type="float">
            <text:p>0.347761954770625</text:p>
          </table:table-cell>
          <table:table-cell table:number-columns-repeated="1010"/>
        </table:table-row>
        <table:table-row table:style-name="ro1">
          <table:table-cell table:formula="of:=[$'F1-mean'.A53]" office:value-type="float" office:value="510" calcext:value-type="float">
            <text:p>510</text:p>
          </table:table-cell>
          <table:table-cell table:formula="of:=([$'F1-mean'.B53]*[$'f-AUC'.B53])/([$'F1-mean'.B53]+[$'f-AUC'.B53])" office:value-type="float" office:value="0.367303746639025" calcext:value-type="float">
            <text:p>0.367303746639025</text:p>
          </table:table-cell>
          <table:table-cell table:number-columns-repeated="5"/>
          <table:table-cell table:formula="of:=([$'F1-mean'.H53]*[$'f-AUC'.H53])/([$'F1-mean'.H53]+[$'f-AUC'.H53])" office:value-type="float" office:value="0.357181511250753" calcext:value-type="float">
            <text:p>0.357181511250753</text:p>
          </table:table-cell>
          <table:table-cell table:formula="of:=([$'F1-mean'.I53]*[$'f-AUC'.I53])/([$'F1-mean'.I53]+[$'f-AUC'.I53])" office:value-type="float" office:value="0.364463358836908" calcext:value-type="float">
            <text:p>0.364463358836908</text:p>
          </table:table-cell>
          <table:table-cell table:number-columns-repeated="3"/>
          <table:table-cell table:formula="of:=([$'F1-mean'.M53]*[$'f-AUC'.M53])/([$'F1-mean'.M53]+[$'f-AUC'.M53])" office:value-type="float" office:value="0.357873139670661" calcext:value-type="float">
            <text:p>0.357873139670661</text:p>
          </table:table-cell>
          <table:table-cell table:formula="of:=([$'F1-mean'.N53]*[$'f-AUC'.N53])/([$'F1-mean'.N53]+[$'f-AUC'.N53])" office:value-type="float" office:value="0.352579438991846" calcext:value-type="float">
            <text:p>0.352579438991846</text:p>
          </table:table-cell>
          <table:table-cell table:number-columns-repeated="1010"/>
        </table:table-row>
        <table:table-row table:style-name="ro1">
          <table:table-cell table:formula="of:=[$'F1-mean'.A54]" office:value-type="float" office:value="520" calcext:value-type="float">
            <text:p>520</text:p>
          </table:table-cell>
          <table:table-cell table:formula="of:=([$'F1-mean'.B54]*[$'f-AUC'.B54])/([$'F1-mean'.B54]+[$'f-AUC'.B54])" office:value-type="float" office:value="0.363469019322582" calcext:value-type="float">
            <text:p>0.363469019322582</text:p>
          </table:table-cell>
          <table:table-cell table:number-columns-repeated="5"/>
          <table:table-cell table:formula="of:=([$'F1-mean'.H54]*[$'f-AUC'.H54])/([$'F1-mean'.H54]+[$'f-AUC'.H54])" office:value-type="float" office:value="0.357073310177519" calcext:value-type="float">
            <text:p>0.357073310177519</text:p>
          </table:table-cell>
          <table:table-cell table:formula="of:=([$'F1-mean'.I54]*[$'f-AUC'.I54])/([$'F1-mean'.I54]+[$'f-AUC'.I54])" office:value-type="float" office:value="0.364495789804419" calcext:value-type="float">
            <text:p>0.364495789804419</text:p>
          </table:table-cell>
          <table:table-cell table:number-columns-repeated="3"/>
          <table:table-cell table:formula="of:=([$'F1-mean'.M54]*[$'f-AUC'.M54])/([$'F1-mean'.M54]+[$'f-AUC'.M54])" office:value-type="float" office:value="0.36822256336262" calcext:value-type="float">
            <text:p>0.36822256336262</text:p>
          </table:table-cell>
          <table:table-cell table:formula="of:=([$'F1-mean'.N54]*[$'f-AUC'.N54])/([$'F1-mean'.N54]+[$'f-AUC'.N54])" office:value-type="float" office:value="0.34380996163005" calcext:value-type="float">
            <text:p>0.34380996163005</text:p>
          </table:table-cell>
          <table:table-cell table:number-columns-repeated="1010"/>
        </table:table-row>
        <table:table-row table:style-name="ro1">
          <table:table-cell table:formula="of:=[$'F1-mean'.A55]" office:value-type="float" office:value="530" calcext:value-type="float">
            <text:p>530</text:p>
          </table:table-cell>
          <table:table-cell table:formula="of:=([$'F1-mean'.B55]*[$'f-AUC'.B55])/([$'F1-mean'.B55]+[$'f-AUC'.B55])" office:value-type="float" office:value="0.365152788423803" calcext:value-type="float">
            <text:p>0.365152788423803</text:p>
          </table:table-cell>
          <table:table-cell table:number-columns-repeated="5"/>
          <table:table-cell table:formula="of:=([$'F1-mean'.H55]*[$'f-AUC'.H55])/([$'F1-mean'.H55]+[$'f-AUC'.H55])" office:value-type="float" office:value="0.355722147322931" calcext:value-type="float">
            <text:p>0.355722147322931</text:p>
          </table:table-cell>
          <table:table-cell table:formula="of:=([$'F1-mean'.I55]*[$'f-AUC'.I55])/([$'F1-mean'.I55]+[$'f-AUC'.I55])" office:value-type="float" office:value="0.35919871596011" calcext:value-type="float">
            <text:p>0.35919871596011</text:p>
          </table:table-cell>
          <table:table-cell table:number-columns-repeated="3"/>
          <table:table-cell table:formula="of:=([$'F1-mean'.M55]*[$'f-AUC'.M55])/([$'F1-mean'.M55]+[$'f-AUC'.M55])" office:value-type="float" office:value="0.360109786820164" calcext:value-type="float">
            <text:p>0.360109786820164</text:p>
          </table:table-cell>
          <table:table-cell table:formula="of:=([$'F1-mean'.N55]*[$'f-AUC'.N55])/([$'F1-mean'.N55]+[$'f-AUC'.N55])" office:value-type="float" office:value="0.3511944492647" calcext:value-type="float">
            <text:p>0.3511944492647</text:p>
          </table:table-cell>
          <table:table-cell table:number-columns-repeated="1010"/>
        </table:table-row>
        <table:table-row table:style-name="ro1">
          <table:table-cell table:formula="of:=[$'F1-mean'.A56]" office:value-type="float" office:value="540" calcext:value-type="float">
            <text:p>540</text:p>
          </table:table-cell>
          <table:table-cell table:formula="of:=([$'F1-mean'.B56]*[$'f-AUC'.B56])/([$'F1-mean'.B56]+[$'f-AUC'.B56])" office:value-type="float" office:value="0.363631864400869" calcext:value-type="float">
            <text:p>0.363631864400869</text:p>
          </table:table-cell>
          <table:table-cell table:number-columns-repeated="5"/>
          <table:table-cell table:formula="of:=([$'F1-mean'.H56]*[$'f-AUC'.H56])/([$'F1-mean'.H56]+[$'f-AUC'.H56])" office:value-type="float" office:value="0.359140960757823" calcext:value-type="float">
            <text:p>0.359140960757823</text:p>
          </table:table-cell>
          <table:table-cell table:formula="of:=([$'F1-mean'.I56]*[$'f-AUC'.I56])/([$'F1-mean'.I56]+[$'f-AUC'.I56])" office:value-type="float" office:value="0.363817907910491" calcext:value-type="float">
            <text:p>0.363817907910491</text:p>
          </table:table-cell>
          <table:table-cell table:number-columns-repeated="3"/>
          <table:table-cell table:formula="of:=([$'F1-mean'.M56]*[$'f-AUC'.M56])/([$'F1-mean'.M56]+[$'f-AUC'.M56])" office:value-type="float" office:value="0.368014901094732" calcext:value-type="float">
            <text:p>0.368014901094732</text:p>
          </table:table-cell>
          <table:table-cell table:formula="of:=([$'F1-mean'.N56]*[$'f-AUC'.N56])/([$'F1-mean'.N56]+[$'f-AUC'.N56])" office:value-type="float" office:value="0.351184638539996" calcext:value-type="float">
            <text:p>0.351184638539996</text:p>
          </table:table-cell>
          <table:table-cell table:number-columns-repeated="1010"/>
        </table:table-row>
        <table:table-row table:style-name="ro1">
          <table:table-cell table:formula="of:=[$'F1-mean'.A57]" office:value-type="float" office:value="550" calcext:value-type="float">
            <text:p>550</text:p>
          </table:table-cell>
          <table:table-cell table:formula="of:=([$'F1-mean'.B57]*[$'f-AUC'.B57])/([$'F1-mean'.B57]+[$'f-AUC'.B57])" office:value-type="float" office:value="0.362835357818434" calcext:value-type="float">
            <text:p>0.362835357818434</text:p>
          </table:table-cell>
          <table:table-cell table:number-columns-repeated="5"/>
          <table:table-cell table:formula="of:=([$'F1-mean'.H57]*[$'f-AUC'.H57])/([$'F1-mean'.H57]+[$'f-AUC'.H57])" office:value-type="float" office:value="0.349193267932695" calcext:value-type="float">
            <text:p>0.349193267932695</text:p>
          </table:table-cell>
          <table:table-cell table:formula="of:=([$'F1-mean'.I57]*[$'f-AUC'.I57])/([$'F1-mean'.I57]+[$'f-AUC'.I57])" office:value-type="float" office:value="0.362634577763243" calcext:value-type="float">
            <text:p>0.362634577763243</text:p>
          </table:table-cell>
          <table:table-cell table:number-columns-repeated="3"/>
          <table:table-cell table:formula="of:=([$'F1-mean'.M57]*[$'f-AUC'.M57])/([$'F1-mean'.M57]+[$'f-AUC'.M57])" office:value-type="float" office:value="0.368488273421064" calcext:value-type="float">
            <text:p>0.368488273421064</text:p>
          </table:table-cell>
          <table:table-cell table:formula="of:=([$'F1-mean'.N57]*[$'f-AUC'.N57])/([$'F1-mean'.N57]+[$'f-AUC'.N57])" office:value-type="float" office:value="0.33869449391166" calcext:value-type="float">
            <text:p>0.33869449391166</text:p>
          </table:table-cell>
          <table:table-cell table:number-columns-repeated="1010"/>
        </table:table-row>
        <table:table-row table:style-name="ro1">
          <table:table-cell table:formula="of:=[$'F1-mean'.A58]" office:value-type="float" office:value="560" calcext:value-type="float">
            <text:p>560</text:p>
          </table:table-cell>
          <table:table-cell table:formula="of:=([$'F1-mean'.B58]*[$'f-AUC'.B58])/([$'F1-mean'.B58]+[$'f-AUC'.B58])" office:value-type="float" office:value="0.36054044582406" calcext:value-type="float">
            <text:p>0.36054044582406</text:p>
          </table:table-cell>
          <table:table-cell table:number-columns-repeated="5"/>
          <table:table-cell table:formula="of:=([$'F1-mean'.H58]*[$'f-AUC'.H58])/([$'F1-mean'.H58]+[$'f-AUC'.H58])" office:value-type="float" office:value="0.359516498372787" calcext:value-type="float">
            <text:p>0.359516498372787</text:p>
          </table:table-cell>
          <table:table-cell table:formula="of:=([$'F1-mean'.I58]*[$'f-AUC'.I58])/([$'F1-mean'.I58]+[$'f-AUC'.I58])" office:value-type="float" office:value="0.363138483643663" calcext:value-type="float">
            <text:p>0.363138483643663</text:p>
          </table:table-cell>
          <table:table-cell table:number-columns-repeated="3"/>
          <table:table-cell table:formula="of:=([$'F1-mean'.M58]*[$'f-AUC'.M58])/([$'F1-mean'.M58]+[$'f-AUC'.M58])" office:value-type="float" office:value="0.357208144667104" calcext:value-type="float">
            <text:p>0.357208144667104</text:p>
          </table:table-cell>
          <table:table-cell table:formula="of:=([$'F1-mean'.N58]*[$'f-AUC'.N58])/([$'F1-mean'.N58]+[$'f-AUC'.N58])" office:value-type="float" office:value="0.353592683607257" calcext:value-type="float">
            <text:p>0.353592683607257</text:p>
          </table:table-cell>
          <table:table-cell table:number-columns-repeated="1010"/>
        </table:table-row>
        <table:table-row table:style-name="ro1">
          <table:table-cell table:formula="of:=[$'F1-mean'.A59]" office:value-type="float" office:value="570" calcext:value-type="float">
            <text:p>570</text:p>
          </table:table-cell>
          <table:table-cell table:formula="of:=([$'F1-mean'.B59]*[$'f-AUC'.B59])/([$'F1-mean'.B59]+[$'f-AUC'.B59])" office:value-type="float" office:value="0.364711238339076" calcext:value-type="float">
            <text:p>0.364711238339076</text:p>
          </table:table-cell>
          <table:table-cell table:number-columns-repeated="5"/>
          <table:table-cell table:formula="of:=([$'F1-mean'.H59]*[$'f-AUC'.H59])/([$'F1-mean'.H59]+[$'f-AUC'.H59])" office:value-type="float" office:value="0.356635415552178" calcext:value-type="float">
            <text:p>0.356635415552178</text:p>
          </table:table-cell>
          <table:table-cell table:formula="of:=([$'F1-mean'.I59]*[$'f-AUC'.I59])/([$'F1-mean'.I59]+[$'f-AUC'.I59])" office:value-type="float" office:value="0.355355327440521" calcext:value-type="float">
            <text:p>0.355355327440521</text:p>
          </table:table-cell>
          <table:table-cell table:number-columns-repeated="3"/>
          <table:table-cell table:formula="of:=([$'F1-mean'.M59]*[$'f-AUC'.M59])/([$'F1-mean'.M59]+[$'f-AUC'.M59])" office:value-type="float" office:value="0.363044178693429" calcext:value-type="float">
            <text:p>0.363044178693429</text:p>
          </table:table-cell>
          <table:table-cell table:formula="of:=([$'F1-mean'.N59]*[$'f-AUC'.N59])/([$'F1-mean'.N59]+[$'f-AUC'.N59])" office:value-type="float" office:value="0.35142973599748" calcext:value-type="float">
            <text:p>0.35142973599748</text:p>
          </table:table-cell>
          <table:table-cell table:number-columns-repeated="1010"/>
        </table:table-row>
        <table:table-row table:style-name="ro1">
          <table:table-cell table:formula="of:=[$'F1-mean'.A60]" office:value-type="float" office:value="580" calcext:value-type="float">
            <text:p>580</text:p>
          </table:table-cell>
          <table:table-cell table:formula="of:=([$'F1-mean'.B60]*[$'f-AUC'.B60])/([$'F1-mean'.B60]+[$'f-AUC'.B60])" office:value-type="float" office:value="0.363035056753191" calcext:value-type="float">
            <text:p>0.363035056753191</text:p>
          </table:table-cell>
          <table:table-cell table:number-columns-repeated="5"/>
          <table:table-cell table:formula="of:=([$'F1-mean'.H60]*[$'f-AUC'.H60])/([$'F1-mean'.H60]+[$'f-AUC'.H60])" office:value-type="float" office:value="0.357684406939786" calcext:value-type="float">
            <text:p>0.357684406939786</text:p>
          </table:table-cell>
          <table:table-cell table:formula="of:=([$'F1-mean'.I60]*[$'f-AUC'.I60])/([$'F1-mean'.I60]+[$'f-AUC'.I60])" office:value-type="float" office:value="0.366005519552106" calcext:value-type="float">
            <text:p>0.366005519552106</text:p>
          </table:table-cell>
          <table:table-cell table:number-columns-repeated="3"/>
          <table:table-cell table:formula="of:=([$'F1-mean'.M60]*[$'f-AUC'.M60])/([$'F1-mean'.M60]+[$'f-AUC'.M60])" office:value-type="float" office:value="0.368947066143609" calcext:value-type="float">
            <text:p>0.368947066143609</text:p>
          </table:table-cell>
          <table:table-cell table:formula="of:=([$'F1-mean'.N60]*[$'f-AUC'.N60])/([$'F1-mean'.N60]+[$'f-AUC'.N60])" office:value-type="float" office:value="0.354133868218302" calcext:value-type="float">
            <text:p>0.354133868218302</text:p>
          </table:table-cell>
          <table:table-cell table:number-columns-repeated="1010"/>
        </table:table-row>
        <table:table-row table:style-name="ro1">
          <table:table-cell table:formula="of:=[$'F1-mean'.A61]" office:value-type="float" office:value="590" calcext:value-type="float">
            <text:p>590</text:p>
          </table:table-cell>
          <table:table-cell table:formula="of:=([$'F1-mean'.B61]*[$'f-AUC'.B61])/([$'F1-mean'.B61]+[$'f-AUC'.B61])" office:value-type="float" office:value="0.367994520955216" calcext:value-type="float">
            <text:p>0.367994520955216</text:p>
          </table:table-cell>
          <table:table-cell table:number-columns-repeated="5"/>
          <table:table-cell table:formula="of:=([$'F1-mean'.H61]*[$'f-AUC'.H61])/([$'F1-mean'.H61]+[$'f-AUC'.H61])" office:value-type="float" office:value="0.354089536472262" calcext:value-type="float">
            <text:p>0.354089536472262</text:p>
          </table:table-cell>
          <table:table-cell table:formula="of:=([$'F1-mean'.I61]*[$'f-AUC'.I61])/([$'F1-mean'.I61]+[$'f-AUC'.I61])" office:value-type="float" office:value="0.364914416463401" calcext:value-type="float">
            <text:p>0.364914416463401</text:p>
          </table:table-cell>
          <table:table-cell table:number-columns-repeated="3"/>
          <table:table-cell table:formula="of:=([$'F1-mean'.M61]*[$'f-AUC'.M61])/([$'F1-mean'.M61]+[$'f-AUC'.M61])" office:value-type="float" office:value="0.347648062682518" calcext:value-type="float">
            <text:p>0.347648062682518</text:p>
          </table:table-cell>
          <table:table-cell table:formula="of:=([$'F1-mean'.N61]*[$'f-AUC'.N61])/([$'F1-mean'.N61]+[$'f-AUC'.N61])" office:value-type="float" office:value="0.353929257890192" calcext:value-type="float">
            <text:p>0.353929257890192</text:p>
          </table:table-cell>
          <table:table-cell table:number-columns-repeated="1010"/>
        </table:table-row>
        <table:table-row table:style-name="ro1">
          <table:table-cell table:formula="of:=[$'F1-mean'.A62]" office:value-type="float" office:value="600" calcext:value-type="float">
            <text:p>600</text:p>
          </table:table-cell>
          <table:table-cell table:formula="of:=([$'F1-mean'.B62]*[$'f-AUC'.B62])/([$'F1-mean'.B62]+[$'f-AUC'.B62])" office:value-type="float" office:value="0.365576269338039" calcext:value-type="float">
            <text:p>0.365576269338039</text:p>
          </table:table-cell>
          <table:table-cell table:number-columns-repeated="5"/>
          <table:table-cell table:formula="of:=([$'F1-mean'.H62]*[$'f-AUC'.H62])/([$'F1-mean'.H62]+[$'f-AUC'.H62])" office:value-type="float" office:value="0.354465590165258" calcext:value-type="float">
            <text:p>0.354465590165258</text:p>
          </table:table-cell>
          <table:table-cell table:formula="of:=([$'F1-mean'.I62]*[$'f-AUC'.I62])/([$'F1-mean'.I62]+[$'f-AUC'.I62])" office:value-type="float" office:value="0.361857161049698" calcext:value-type="float">
            <text:p>0.361857161049698</text:p>
          </table:table-cell>
          <table:table-cell table:number-columns-repeated="3"/>
          <table:table-cell table:formula="of:=([$'F1-mean'.M62]*[$'f-AUC'.M62])/([$'F1-mean'.M62]+[$'f-AUC'.M62])" office:value-type="float" office:value="0.365605033802965" calcext:value-type="float">
            <text:p>0.365605033802965</text:p>
          </table:table-cell>
          <table:table-cell table:formula="of:=([$'F1-mean'.N62]*[$'f-AUC'.N62])/([$'F1-mean'.N62]+[$'f-AUC'.N62])" office:value-type="float" office:value="0.353267318061467" calcext:value-type="float">
            <text:p>0.3532673180614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/>
          <table:table-cell office:value-type="string" calcext:value-type="string">
            <text:p>xxx</text:p>
          </table:table-cell>
          <table:table-cell/>
          <table:table-cell table:number-columns-repeated="2" office:value-type="string" calcext:value-type="string">
            <text:p>xxx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31">00/00/0000</text:date>, <text:time style:data-style-name="N2" text:time-value="10:51:36.227202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31T12:10:26.683681254</dc:date>
    <meta:editing-duration>P29DT9H20M21S</meta:editing-duration>
    <meta:editing-cycles>405</meta:editing-cycles>
    <meta:generator>LibreOffice/7.0.4.2$Linux_X86_64 LibreOffice_project/00$Build-2</meta:generator>
    <meta:document-statistic meta:table-count="3" meta:cell-count="3347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7" chart:maximum="0.8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15cm" svg:height="11.877cm" xlink:href=".." xlink:type="simple" chart:class="chart:line" chart:style-name="ch1">
        <chart:title svg:x="7.775cm" svg:y="0.373cm" chart:style-name="ch2">
          <text:p>v22_2 240x360 vs 480x640</text:p>
        </chart:title>
        <chart:legend chart:legend-position="end" svg:x="18.792cm" svg:y="5.141cm" style:legend-expansion="high" chart:style-name="ch3"/>
        <chart:plot-area chart:style-name="ch4" table:cell-range-address="'f-AUC'.A3:'f-AUC'.A42 'f-AUC'.C2:'f-AUC'.C42 'f-AUC'.R2:'f-AUC'.S42" chart:data-source-has-labels="both" svg:x="0.422cm" svg:y="1.389cm" svg:width="17.948cm" svg:height="10.251cm">
          <chart:coordinate-region svg:x="1.334cm" svg:y="1.389cm" svg:width="17.036cm" svg:height="9.3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C3:'f-AUC'.C42" chart:label-cell-address="'f-AUC'.C2:'f-AUC'.C2" chart:class="chart:line">
            <chart:data-point chart:repeated="40"/>
          </chart:series>
          <chart:series chart:style-name="ch9" chart:values-cell-range-address="'f-AUC'.R3:'f-AUC'.R42" chart:label-cell-address="'f-AUC'.R2:'f-AUC'.R2" chart:class="chart:line">
            <chart:data-point chart:repeated="40"/>
          </chart:series>
          <chart:series chart:style-name="ch10" chart:values-cell-range-address="'f-AUC'.S3:'f-AUC'.S42" chart:label-cell-address="'f-AUC'.S2:'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-AUC'.C2:'f-AUC'.C2</svg:desc>
                </draw:g>
              </table:table-cell>
              <table:table-cell office:value-type="string">
                <text:p>v30</text:p>
                <draw:g>
                  <svg:desc>'f-AUC'.R2:'f-AUC'.R2</svg:desc>
                </draw:g>
              </table:table-cell>
              <table:table-cell office:value-type="string">
                <text:p>V30_2</text:p>
                <draw:g>
                  <svg:desc>'f-AUC'.S2:'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89708">
                <text:p>0.689708</text:p>
                <draw:g>
                  <svg:desc>'f-AUC'.C3:'f-AUC'.C42</svg:desc>
                </draw:g>
              </table:table-cell>
              <table:table-cell office:value-type="float" office:value="0.706674">
                <text:p>0.706674</text:p>
                <draw:g>
                  <svg:desc>'f-AUC'.R3:'f-AUC'.R42</svg:desc>
                </draw:g>
              </table:table-cell>
              <table:table-cell office:value-type="float" office:value="0.677566">
                <text:p>0.677566</text:p>
                <draw:g>
                  <svg:desc>'f-AUC'.S3:'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27795">
                <text:p>0.727795</text:p>
              </table:table-cell>
              <table:table-cell office:value-type="float" office:value="0.74165">
                <text:p>0.74165</text:p>
              </table:table-cell>
              <table:table-cell office:value-type="float" office:value="0.694895">
                <text:p>0.69489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3951">
                <text:p>0.733951</text:p>
              </table:table-cell>
              <table:table-cell office:value-type="float" office:value="0.745802">
                <text:p>0.745802</text:p>
              </table:table-cell>
              <table:table-cell office:value-type="float" office:value="0.701944">
                <text:p>0.7019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5611">
                <text:p>0.735611</text:p>
              </table:table-cell>
              <table:table-cell office:value-type="float" office:value="0.7574">
                <text:p>0.7574</text:p>
              </table:table-cell>
              <table:table-cell office:value-type="float" office:value="0.709756">
                <text:p>0.7097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6414">
                <text:p>0.746414</text:p>
              </table:table-cell>
              <table:table-cell office:value-type="float" office:value="0.760756">
                <text:p>0.760756</text:p>
              </table:table-cell>
              <table:table-cell office:value-type="float" office:value="0.717874">
                <text:p>0.71787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711">
                <text:p>0.755711</text:p>
              </table:table-cell>
              <table:table-cell office:value-type="float" office:value="0.770564">
                <text:p>0.770564</text:p>
              </table:table-cell>
              <table:table-cell office:value-type="float" office:value="0.735774">
                <text:p>0.73577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59573">
                <text:p>0.759573</text:p>
              </table:table-cell>
              <table:table-cell office:value-type="float" office:value="0.782646">
                <text:p>0.782646</text:p>
              </table:table-cell>
              <table:table-cell office:value-type="float" office:value="0.730152">
                <text:p>0.7301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505">
                <text:p>0.768505</text:p>
              </table:table-cell>
              <table:table-cell office:value-type="float" office:value="0.786258">
                <text:p>0.786258</text:p>
              </table:table-cell>
              <table:table-cell office:value-type="float" office:value="0.731029">
                <text:p>0.7310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9283">
                <text:p>0.769283</text:p>
              </table:table-cell>
              <table:table-cell office:value-type="float" office:value="0.788748">
                <text:p>0.788748</text:p>
              </table:table-cell>
              <table:table-cell office:value-type="float" office:value="0.748702">
                <text:p>0.74870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1829">
                <text:p>0.771829</text:p>
              </table:table-cell>
              <table:table-cell office:value-type="float" office:value="0.794866">
                <text:p>0.794866</text:p>
              </table:table-cell>
              <table:table-cell office:value-type="float" office:value="0.754168">
                <text:p>0.75416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0452">
                <text:p>0.770452</text:p>
              </table:table-cell>
              <table:table-cell office:value-type="float" office:value="0.796839">
                <text:p>0.796839</text:p>
              </table:table-cell>
              <table:table-cell office:value-type="float" office:value="0.756663">
                <text:p>0.7566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9562">
                <text:p>0.779562</text:p>
              </table:table-cell>
              <table:table-cell office:value-type="float" office:value="0.796734">
                <text:p>0.796734</text:p>
              </table:table-cell>
              <table:table-cell office:value-type="float" office:value="0.756514">
                <text:p>0.7565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3571">
                <text:p>0.783571</text:p>
              </table:table-cell>
              <table:table-cell office:value-type="float" office:value="0.801614">
                <text:p>0.801614</text:p>
              </table:table-cell>
              <table:table-cell office:value-type="float" office:value="0.767049">
                <text:p>0.76704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2848">
                <text:p>0.782848</text:p>
              </table:table-cell>
              <table:table-cell office:value-type="float" office:value="0.805026">
                <text:p>0.805026</text:p>
              </table:table-cell>
              <table:table-cell office:value-type="float" office:value="0.767439">
                <text:p>0.76743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328">
                <text:p>0.78328</text:p>
              </table:table-cell>
              <table:table-cell office:value-type="float" office:value="0.810774">
                <text:p>0.810774</text:p>
              </table:table-cell>
              <table:table-cell office:value-type="float" office:value="0.7677">
                <text:p>0.767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0624">
                <text:p>0.790624</text:p>
              </table:table-cell>
              <table:table-cell office:value-type="float" office:value="0.809289">
                <text:p>0.809289</text:p>
              </table:table-cell>
              <table:table-cell office:value-type="float" office:value="0.766505">
                <text:p>0.76650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16">
                <text:p>0.78316</text:p>
              </table:table-cell>
              <table:table-cell office:value-type="float" office:value="0.805102">
                <text:p>0.805102</text:p>
              </table:table-cell>
              <table:table-cell office:value-type="float" office:value="0.776222">
                <text:p>0.7762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5396">
                <text:p>0.785396</text:p>
              </table:table-cell>
              <table:table-cell office:value-type="float" office:value="0.808687">
                <text:p>0.808687</text:p>
              </table:table-cell>
              <table:table-cell office:value-type="float" office:value="0.786859">
                <text:p>0.78685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90707">
                <text:p>0.790707</text:p>
              </table:table-cell>
              <table:table-cell office:value-type="float" office:value="0.813975">
                <text:p>0.813975</text:p>
              </table:table-cell>
              <table:table-cell office:value-type="float" office:value="0.78833">
                <text:p>0.7883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95204">
                <text:p>0.795204</text:p>
              </table:table-cell>
              <table:table-cell office:value-type="float" office:value="0.810773">
                <text:p>0.810773</text:p>
              </table:table-cell>
              <table:table-cell office:value-type="float" office:value="0.781696">
                <text:p>0.7816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90492">
                <text:p>0.790492</text:p>
              </table:table-cell>
              <table:table-cell office:value-type="float" office:value="0.810359">
                <text:p>0.810359</text:p>
              </table:table-cell>
              <table:table-cell office:value-type="float" office:value="0.794491">
                <text:p>0.79449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93954">
                <text:p>0.793954</text:p>
              </table:table-cell>
              <table:table-cell office:value-type="float" office:value="0.810888">
                <text:p>0.810888</text:p>
              </table:table-cell>
              <table:table-cell office:value-type="float" office:value="0.790505">
                <text:p>0.79050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6317">
                <text:p>0.796317</text:p>
              </table:table-cell>
              <table:table-cell office:value-type="float" office:value="0.814325">
                <text:p>0.814325</text:p>
              </table:table-cell>
              <table:table-cell office:value-type="float" office:value="0.796947">
                <text:p>0.7969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96263">
                <text:p>0.796263</text:p>
              </table:table-cell>
              <table:table-cell office:value-type="float" office:value="0.816909">
                <text:p>0.816909</text:p>
              </table:table-cell>
              <table:table-cell office:value-type="float" office:value="0.792704">
                <text:p>0.79270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91605">
                <text:p>0.791605</text:p>
              </table:table-cell>
              <table:table-cell office:value-type="float" office:value="0.814303">
                <text:p>0.814303</text:p>
              </table:table-cell>
              <table:table-cell office:value-type="float" office:value="0.800405">
                <text:p>0.80040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7675">
                <text:p>0.787675</text:p>
              </table:table-cell>
              <table:table-cell office:value-type="float" office:value="0.810767">
                <text:p>0.810767</text:p>
              </table:table-cell>
              <table:table-cell office:value-type="float" office:value="0.803795">
                <text:p>0.803795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5084">
                <text:p>0.795084</text:p>
              </table:table-cell>
              <table:table-cell office:value-type="float" office:value="0.811063">
                <text:p>0.811063</text:p>
              </table:table-cell>
              <table:table-cell office:value-type="float" office:value="0.804601">
                <text:p>0.804601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92672">
                <text:p>0.792672</text:p>
              </table:table-cell>
              <table:table-cell office:value-type="float" office:value="0.813524">
                <text:p>0.813524</text:p>
              </table:table-cell>
              <table:table-cell office:value-type="float" office:value="0.803329">
                <text:p>0.80332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95845">
                <text:p>0.795845</text:p>
              </table:table-cell>
              <table:table-cell office:value-type="float" office:value="0.812648">
                <text:p>0.812648</text:p>
              </table:table-cell>
              <table:table-cell office:value-type="float" office:value="0.806685">
                <text:p>0.80668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98186">
                <text:p>0.798186</text:p>
              </table:table-cell>
              <table:table-cell office:value-type="float" office:value="0.813224">
                <text:p>0.813224</text:p>
              </table:table-cell>
              <table:table-cell office:value-type="float" office:value="0.805503">
                <text:p>0.8055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9886">
                <text:p>0.79886</text:p>
              </table:table-cell>
              <table:table-cell office:value-type="float" office:value="0.813509">
                <text:p>0.813509</text:p>
              </table:table-cell>
              <table:table-cell office:value-type="float" office:value="0.808995">
                <text:p>0.80899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91094">
                <text:p>0.791094</text:p>
              </table:table-cell>
              <table:table-cell office:value-type="float" office:value="0.817027">
                <text:p>0.817027</text:p>
              </table:table-cell>
              <table:table-cell office:value-type="float" office:value="0.796622">
                <text:p>0.79662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93114">
                <text:p>0.793114</text:p>
              </table:table-cell>
              <table:table-cell office:value-type="float" office:value="0.816479">
                <text:p>0.816479</text:p>
              </table:table-cell>
              <table:table-cell office:value-type="float" office:value="0.811284">
                <text:p>0.81128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97723">
                <text:p>0.797723</text:p>
              </table:table-cell>
              <table:table-cell office:value-type="float" office:value="0.813728">
                <text:p>0.813728</text:p>
              </table:table-cell>
              <table:table-cell office:value-type="float" office:value="0.815845">
                <text:p>0.81584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9649">
                <text:p>0.79649</text:p>
              </table:table-cell>
              <table:table-cell office:value-type="float" office:value="0.812811">
                <text:p>0.812811</text:p>
              </table:table-cell>
              <table:table-cell office:value-type="float" office:value="0.806909">
                <text:p>0.80690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99846">
                <text:p>0.799846</text:p>
              </table:table-cell>
              <table:table-cell office:value-type="float" office:value="0.806246">
                <text:p>0.806246</text:p>
              </table:table-cell>
              <table:table-cell office:value-type="float" office:value="0.80937">
                <text:p>0.8093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800278">
                <text:p>0.800278</text:p>
              </table:table-cell>
              <table:table-cell office:value-type="float" office:value="0.809449">
                <text:p>0.809449</text:p>
              </table:table-cell>
              <table:table-cell office:value-type="float" office:value="0.813784">
                <text:p>0.81378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92919">
                <text:p>0.792919</text:p>
              </table:table-cell>
              <table:table-cell office:value-type="float" office:value="0.807353">
                <text:p>0.80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801323">
                <text:p>0.801323</text:p>
              </table:table-cell>
              <table:table-cell office:value-type="float" office:value="0.811755">
                <text:p>0.81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91209">
                <text:p>0.791209</text:p>
              </table:table-cell>
              <table:table-cell office:value-type="float" office:value="0.806752">
                <text:p>0.80675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58cm" svg:height="12.014cm" xlink:href=".." xlink:type="simple" chart:class="chart:line" chart:style-name="ch1">
        <chart:title svg:x="8.995cm" svg:y="0.376cm" chart:style-name="ch2">
          <text:p>video clip length</text:p>
        </chart:title>
        <chart:legend chart:legend-position="end" svg:x="19.035cm" svg:y="5.21cm" style:legend-expansion="high" chart:style-name="ch3"/>
        <chart:plot-area chart:style-name="ch4" table:cell-range-address="'f-AUC'.A3:'f-AUC'.B42 'f-AUC'.A2:'f-AUC'.B2 'f-AUC'.V2:'f-AUC'.W42" chart:data-source-has-labels="both" svg:x="0.427cm" svg:y="1.395cm" svg:width="18.181cm" svg:height="10.379cm">
          <chart:coordinate-region svg:x="1.339cm" svg:y="1.517cm" svg:width="17.269cm" svg:height="9.256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V3:'f-AUC'.V42" chart:label-cell-address="'f-AUC'.V2:'f-AUC'.V2" chart:class="chart:line">
            <chart:data-point chart:repeated="40"/>
          </chart:series>
          <chart:series chart:style-name="ch10" chart:values-cell-range-address="'f-AUC'.W3:'f-AUC'.W42" chart:label-cell-address="'f-AUC'.W2:'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8</text:p>
                <draw:g>
                  <svg:desc>'f-AUC'.V2:'f-AUC'.V2</svg:desc>
                </draw:g>
              </table:table-cell>
              <table:table-cell office:value-type="string">
                <text:p>V28_3</text:p>
                <draw:g>
                  <svg:desc>'f-AUC'.W2:'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07084">
                <text:p>0.607084</text:p>
                <draw:g>
                  <svg:desc>'f-AUC'.V3:'f-AUC'.V42</svg:desc>
                </draw:g>
              </table:table-cell>
              <table:table-cell office:value-type="float" office:value="0.697233">
                <text:p>0.697233</text:p>
                <draw:g>
                  <svg:desc>'f-AUC'.W3:'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2882">
                <text:p>0.62882</text:p>
              </table:table-cell>
              <table:table-cell office:value-type="float" office:value="0.731957">
                <text:p>0.73195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636051">
                <text:p>0.636051</text:p>
              </table:table-cell>
              <table:table-cell office:value-type="float" office:value="0.748769">
                <text:p>0.74876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666279">
                <text:p>0.666279</text:p>
              </table:table-cell>
              <table:table-cell office:value-type="float" office:value="0.754684">
                <text:p>0.7546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678488">
                <text:p>0.678488</text:p>
              </table:table-cell>
              <table:table-cell office:value-type="float" office:value="0.764155">
                <text:p>0.76415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683921">
                <text:p>0.683921</text:p>
              </table:table-cell>
              <table:table-cell office:value-type="float" office:value="0.76802">
                <text:p>0.7680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692492">
                <text:p>0.692492</text:p>
              </table:table-cell>
              <table:table-cell office:value-type="float" office:value="0.76889">
                <text:p>0.7688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02926">
                <text:p>0.702926</text:p>
              </table:table-cell>
              <table:table-cell office:value-type="float" office:value="0.764913">
                <text:p>0.7649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09781">
                <text:p>0.709781</text:p>
              </table:table-cell>
              <table:table-cell office:value-type="float" office:value="0.77453">
                <text:p>0.7745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22073">
                <text:p>0.722073</text:p>
              </table:table-cell>
              <table:table-cell office:value-type="float" office:value="0.776997">
                <text:p>0.77699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24234">
                <text:p>0.724234</text:p>
              </table:table-cell>
              <table:table-cell office:value-type="float" office:value="0.777104">
                <text:p>0.7771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2827">
                <text:p>0.72827</text:p>
              </table:table-cell>
              <table:table-cell office:value-type="float" office:value="0.78082">
                <text:p>0.7808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37142">
                <text:p>0.737142</text:p>
              </table:table-cell>
              <table:table-cell office:value-type="float" office:value="0.776912">
                <text:p>0.77691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39166">
                <text:p>0.739166</text:p>
              </table:table-cell>
              <table:table-cell office:value-type="float" office:value="0.777981">
                <text:p>0.77798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48977">
                <text:p>0.748977</text:p>
              </table:table-cell>
              <table:table-cell office:value-type="float" office:value="0.781267">
                <text:p>0.78126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46212">
                <text:p>0.746212</text:p>
              </table:table-cell>
              <table:table-cell office:value-type="float" office:value="0.785677">
                <text:p>0.7856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48837">
                <text:p>0.748837</text:p>
              </table:table-cell>
              <table:table-cell office:value-type="float" office:value="0.781722">
                <text:p>0.78172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49556">
                <text:p>0.749556</text:p>
              </table:table-cell>
              <table:table-cell office:value-type="float" office:value="0.78428">
                <text:p>0.7842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51099">
                <text:p>0.751099</text:p>
              </table:table-cell>
              <table:table-cell office:value-type="float" office:value="0.776588">
                <text:p>0.77658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55314">
                <text:p>0.755314</text:p>
              </table:table-cell>
              <table:table-cell office:value-type="float" office:value="0.77788">
                <text:p>0.7778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53823">
                <text:p>0.753823</text:p>
              </table:table-cell>
              <table:table-cell office:value-type="float" office:value="0.779751">
                <text:p>0.779751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610589">
                <text:p>0.610589</text:p>
              </table:table-cell>
              <table:table-cell office:value-type="float" office:value="0.774195">
                <text:p>0.77419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647614">
                <text:p>0.647614</text:p>
              </table:table-cell>
              <table:table-cell office:value-type="float" office:value="0.778393">
                <text:p>0.77839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667962">
                <text:p>0.667962</text:p>
              </table:table-cell>
              <table:table-cell office:value-type="float" office:value="0.776093">
                <text:p>0.77609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683583">
                <text:p>0.683583</text:p>
              </table:table-cell>
              <table:table-cell office:value-type="float" office:value="0.779074">
                <text:p>0.7790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688953">
                <text:p>0.688953</text:p>
              </table:table-cell>
              <table:table-cell office:value-type="float" office:value="0.773692">
                <text:p>0.77369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02479">
                <text:p>0.702479</text:p>
              </table:table-cell>
              <table:table-cell office:value-type="float" office:value="0.774329">
                <text:p>0.77432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13666">
                <text:p>0.713666</text:p>
              </table:table-cell>
              <table:table-cell office:value-type="float" office:value="0.774874">
                <text:p>0.77487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0623">
                <text:p>0.70623</text:p>
              </table:table-cell>
              <table:table-cell office:value-type="float" office:value="0.770906">
                <text:p>0.77090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22156">
                <text:p>0.722156</text:p>
              </table:table-cell>
              <table:table-cell office:value-type="float" office:value="0.768076">
                <text:p>0.76807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22559">
                <text:p>0.722559</text:p>
              </table:table-cell>
              <table:table-cell office:value-type="float" office:value="0.771412">
                <text:p>0.77141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28664">
                <text:p>0.728664</text:p>
              </table:table-cell>
              <table:table-cell office:value-type="float" office:value="0.766806">
                <text:p>0.76680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32121">
                <text:p>0.732121</text:p>
              </table:table-cell>
              <table:table-cell office:value-type="float" office:value="0.767797">
                <text:p>0.76779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36402">
                <text:p>0.736402</text:p>
              </table:table-cell>
              <table:table-cell office:value-type="float" office:value="0.763655">
                <text:p>0.763655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3861">
                <text:p>0.73861</text:p>
              </table:table-cell>
              <table:table-cell office:value-type="float" office:value="0.76368">
                <text:p>0.7636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37047">
                <text:p>0.737047</text:p>
              </table:table-cell>
              <table:table-cell office:value-type="float" office:value="0.763506">
                <text:p>0.76350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37473">
                <text:p>0.737473</text:p>
              </table:table-cell>
              <table:table-cell office:value-type="float" office:value="0.775121">
                <text:p>0.775121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39984">
                <text:p>0.739984</text:p>
              </table:table-cell>
              <table:table-cell office:value-type="float" office:value="0.764222">
                <text:p>0.76422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41438">
                <text:p>0.741438</text:p>
              </table:table-cell>
              <table:table-cell office:value-type="float" office:value="0.762961">
                <text:p>0.7629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43139">
                <text:p>0.743139</text:p>
              </table:table-cell>
              <table:table-cell office:value-type="float" office:value="0.765521">
                <text:p>0.76552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532cm" svg:height="12.674cm" xlink:href=".." xlink:type="simple" chart:class="chart:line" chart:style-name="ch1">
        <chart:title svg:x="9.582cm" svg:y="0.389cm" chart:style-name="ch2">
          <text:p>video clip length</text:p>
        </chart:title>
        <chart:legend chart:legend-position="end" svg:x="20.209cm" svg:y="5.54cm" style:legend-expansion="high" chart:style-name="ch3"/>
        <chart:plot-area chart:style-name="ch4" table:cell-range-address="'F1-mean f-AUC'.A3:'F1-mean f-AUC'.B42 'F1-mean f-AUC'.A2:'F1-mean f-AUC'.B2 'F1-mean f-AUC'.V2:'F1-mean f-AUC'.W42" chart:data-source-has-labels="both" svg:x="0.45cm" svg:y="1.421cm" svg:width="19.309cm" svg:height="11cm">
          <chart:coordinate-region svg:x="1.362cm" svg:y="1.542cm" svg:width="18.397cm" svg:height="9.877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V3:'F1-mean f-AUC'.V42" chart:label-cell-address="'F1-mean f-AUC'.V2:'F1-mean f-AUC'.V2" chart:class="chart:line">
            <chart:data-point chart:repeated="40"/>
          </chart:series>
          <chart:series chart:style-name="ch10" chart:values-cell-range-address="'F1-mean f-AUC'.W3:'F1-mean f-AUC'.W42" chart:label-cell-address="'F1-mean f-AUC'.W2:'F1-mean f-AUC'.W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8</text:p>
                <draw:g>
                  <svg:desc>'F1-mean f-AUC'.V2:'F1-mean f-AUC'.V2</svg:desc>
                </draw:g>
              </table:table-cell>
              <table:table-cell office:value-type="string">
                <text:p>V28_3</text:p>
                <draw:g>
                  <svg:desc>'F1-mean f-AUC'.W2:'F1-mean f-AUC'.W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">
                <text:p>0</text:p>
                <draw:g>
                  <svg:desc>'F1-mean f-AUC'.V3:'F1-mean f-AUC'.V42</svg:desc>
                </draw:g>
              </table:table-cell>
              <table:table-cell office:value-type="float" office:value="0.328701854586267">
                <text:p>0.328701854586267</text:p>
                <draw:g>
                  <svg:desc>'F1-mean f-AUC'.W3:'F1-mean f-AUC'.W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">
                <text:p>0</text:p>
              </table:table-cell>
              <table:table-cell office:value-type="float" office:value="0.343216175147076">
                <text:p>0.3432161751470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14487878098715">
                <text:p>0.14487878098715</text:p>
              </table:table-cell>
              <table:table-cell office:value-type="float" office:value="0.348496693497605">
                <text:p>0.34849669349760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254741745325418">
                <text:p>0.254741745325418</text:p>
              </table:table-cell>
              <table:table-cell office:value-type="float" office:value="0.3552260529246">
                <text:p>0.355226052924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1856489830588">
                <text:p>0.31856489830588</text:p>
              </table:table-cell>
              <table:table-cell office:value-type="float" office:value="0.357192589094244">
                <text:p>0.35719258909424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21064107634962">
                <text:p>0.321064107634962</text:p>
              </table:table-cell>
              <table:table-cell office:value-type="float" office:value="0.359606605726535">
                <text:p>0.35960660572653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25374394051953">
                <text:p>0.325374394051953</text:p>
              </table:table-cell>
              <table:table-cell office:value-type="float" office:value="0.361106249703401">
                <text:p>0.3611062497034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2874437759628">
                <text:p>0.32874437759628</text:p>
              </table:table-cell>
              <table:table-cell office:value-type="float" office:value="0.358944537359538">
                <text:p>0.35894453735953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35011558907328">
                <text:p>0.335011558907328</text:p>
              </table:table-cell>
              <table:table-cell office:value-type="float" office:value="0.361463332713627">
                <text:p>0.3614633327136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33459286942717">
                <text:p>0.333459286942717</text:p>
              </table:table-cell>
              <table:table-cell office:value-type="float" office:value="0.362201882795044">
                <text:p>0.36220188279504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40289322510963">
                <text:p>0.340289322510963</text:p>
              </table:table-cell>
              <table:table-cell office:value-type="float" office:value="0.364052896313604">
                <text:p>0.36405289631360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43188349668303">
                <text:p>0.343188349668303</text:p>
              </table:table-cell>
              <table:table-cell office:value-type="float" office:value="0.360886609957372">
                <text:p>0.36088660995737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460538057609">
                <text:p>0.3460538057609</text:p>
              </table:table-cell>
              <table:table-cell office:value-type="float" office:value="0.356620594398271">
                <text:p>0.35662059439827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47752989762745">
                <text:p>0.347752989762745</text:p>
              </table:table-cell>
              <table:table-cell office:value-type="float" office:value="0.365131121169272">
                <text:p>0.3651311211692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4894044580715">
                <text:p>0.344894044580715</text:p>
              </table:table-cell>
              <table:table-cell office:value-type="float" office:value="0.365496495772326">
                <text:p>0.36549649577232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49602113146911">
                <text:p>0.349602113146911</text:p>
              </table:table-cell>
              <table:table-cell office:value-type="float" office:value="0.362018999054936">
                <text:p>0.36201899905493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128061959477">
                <text:p>0.35128061959477</text:p>
              </table:table-cell>
              <table:table-cell office:value-type="float" office:value="0.362003695411453">
                <text:p>0.36200369541145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2856078984939">
                <text:p>0.352856078984939</text:p>
              </table:table-cell>
              <table:table-cell office:value-type="float" office:value="0.364789804049944">
                <text:p>0.36478980404994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5416603586576">
                <text:p>0.35416603586576</text:p>
              </table:table-cell>
              <table:table-cell office:value-type="float" office:value="0.364024579098911">
                <text:p>0.36402457909891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146905217712">
                <text:p>0.35146905217712</text:p>
              </table:table-cell>
              <table:table-cell office:value-type="float" office:value="0.360470479212554">
                <text:p>0.36047047921255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530143118032">
                <text:p>0.35530143118032</text:p>
              </table:table-cell>
              <table:table-cell office:value-type="float" office:value="0.361842002068198">
                <text:p>0.36184200206819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288823065134443">
                <text:p>0.288823065134443</text:p>
              </table:table-cell>
              <table:table-cell office:value-type="float" office:value="0.36294137256328">
                <text:p>0.362941372563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0869464250562">
                <text:p>0.30869464250562</text:p>
              </table:table-cell>
              <table:table-cell office:value-type="float" office:value="0.364299036117809">
                <text:p>0.36429903611780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20086542952176">
                <text:p>0.320086542952176</text:p>
              </table:table-cell>
              <table:table-cell office:value-type="float" office:value="0.36077756630963">
                <text:p>0.360777566309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25755059860096">
                <text:p>0.325755059860096</text:p>
              </table:table-cell>
              <table:table-cell office:value-type="float" office:value="0.360028858286955">
                <text:p>0.36002885828695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25574241122161">
                <text:p>0.325574241122161</text:p>
              </table:table-cell>
              <table:table-cell office:value-type="float" office:value="0.362385870759302">
                <text:p>0.36238587075930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32681700853234">
                <text:p>0.332681700853234</text:p>
              </table:table-cell>
              <table:table-cell office:value-type="float" office:value="0.362565433144478">
                <text:p>0.36256543314447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34717314584772">
                <text:p>0.334717314584772</text:p>
              </table:table-cell>
              <table:table-cell office:value-type="float" office:value="0.361395348548558">
                <text:p>0.36139534854855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32630312730803">
                <text:p>0.332630312730803</text:p>
              </table:table-cell>
              <table:table-cell office:value-type="float" office:value="0.364439382507252">
                <text:p>0.3644393825072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39656567808277">
                <text:p>0.339656567808277</text:p>
              </table:table-cell>
              <table:table-cell office:value-type="float" office:value="0.360967628061555">
                <text:p>0.360967628061555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40952771639932">
                <text:p>0.340952771639932</text:p>
              </table:table-cell>
              <table:table-cell office:value-type="float" office:value="0.36376953271407">
                <text:p>0.3637695327140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4274639850852">
                <text:p>0.34274639850852</text:p>
              </table:table-cell>
              <table:table-cell office:value-type="float" office:value="0.361388046869204">
                <text:p>0.36138804686920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42603957473697">
                <text:p>0.342603957473697</text:p>
              </table:table-cell>
              <table:table-cell office:value-type="float" office:value="0.363081226635443">
                <text:p>0.363081226635443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42774290543361">
                <text:p>0.342774290543361</text:p>
              </table:table-cell>
              <table:table-cell office:value-type="float" office:value="0.358762314752778">
                <text:p>0.3587623147527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45190682495898">
                <text:p>0.345190682495898</text:p>
              </table:table-cell>
              <table:table-cell office:value-type="float" office:value="0.362691882771542">
                <text:p>0.362691882771542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4228845994486">
                <text:p>0.34228845994486</text:p>
              </table:table-cell>
              <table:table-cell office:value-type="float" office:value="0.349423645420378">
                <text:p>0.34942364542037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46471671614096">
                <text:p>0.346471671614096</text:p>
              </table:table-cell>
              <table:table-cell office:value-type="float" office:value="0.36597522740552">
                <text:p>0.3659752274055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46894293095651">
                <text:p>0.346894293095651</text:p>
              </table:table-cell>
              <table:table-cell office:value-type="float" office:value="0.353689334198399">
                <text:p>0.35368933419839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48456582954397">
                <text:p>0.348456582954397</text:p>
              </table:table-cell>
              <table:table-cell office:value-type="float" office:value="0.360520061949038">
                <text:p>0.36052006194903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48076446386493">
                <text:p>0.348076446386493</text:p>
              </table:table-cell>
              <table:table-cell office:value-type="float" office:value="0.359766147266764">
                <text:p>0.35976614726676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62 'F1-mean f-AUC'.H2:'F1-mean f-AUC'.I62 'F1-mean f-AUC'.M2:'F1-mean f-AUC'.N62" chart:data-source-has-labels="row" svg:x="0.46cm" svg:y="1.433cm" svg:width="19.783cm" svg:height="11.26cm">
          <chart:coordinate-region svg:x="1.372cm" svg:y="1.632cm" svg:width="18.871cm" svg:height="10.26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62" chart:label-cell-address="'F1-mean f-AUC'.B2:'F1-mean f-AUC'.B2" chart:class="chart:line">
            <chart:data-point chart:repeated="60"/>
          </chart:series>
          <chart:series chart:style-name="ch9" chart:values-cell-range-address="'F1-mean f-AUC'.H3:'F1-mean f-AUC'.H62" chart:label-cell-address="'F1-mean f-AUC'.H2:'F1-mean f-AUC'.H2" chart:class="chart:line">
            <chart:data-point chart:repeated="60"/>
          </chart:series>
          <chart:series chart:style-name="ch10" chart:values-cell-range-address="'F1-mean f-AUC'.I3:'F1-mean f-AUC'.I62" chart:label-cell-address="'F1-mean f-AUC'.I2:'F1-mean f-AUC'.I2" chart:class="chart:line">
            <chart:data-point chart:repeated="60"/>
          </chart:series>
          <chart:series chart:style-name="ch11" chart:values-cell-range-address="'F1-mean f-AUC'.M3:'F1-mean f-AUC'.M62" chart:label-cell-address="'F1-mean f-AUC'.M2:'F1-mean f-AUC'.M2" chart:class="chart:line">
            <chart:data-point chart:repeated="60"/>
          </chart:series>
          <chart:series chart:style-name="ch12" chart:values-cell-range-address="'F1-mean f-AUC'.N3:'F1-mean f-AUC'.N62" chart:label-cell-address="'F1-mean f-AUC'.N2:'F1-mean 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6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62</svg:desc>
                </draw:g>
              </table:table-cell>
              <table:table-cell office:value-type="float" office:value="0">
                <text:p>0</text:p>
                <draw:g>
                  <svg:desc>'F1-mean f-AUC'.I3:'F1-mean f-AUC'.I62</svg:desc>
                </draw:g>
              </table:table-cell>
              <table:table-cell office:value-type="float" office:value="0">
                <text:p>0</text:p>
                <draw:g>
                  <svg:desc>'F1-mean f-AUC'.M3:'F1-mean f-AUC'.M62</svg:desc>
                </draw:g>
              </table:table-cell>
              <table:table-cell office:value-type="float" office:value="0">
                <text:p>0</text:p>
                <draw:g>
                  <svg:desc>'F1-mean f-AUC'.N3:'F1-mean f-AUC'.N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0.330496178736985">
                <text:p>0.330496178736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0.341152907890579">
                <text:p>0.34115290789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0.333080098171804">
                <text:p>0.3330800981718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0.332766788745137">
                <text:p>0.33276678874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0.343111911181294">
                <text:p>0.3431119111812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0.334075583619812">
                <text:p>0.3340755836198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0.337347720146501">
                <text:p>0.337347720146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0.339551175902173">
                <text:p>0.3395511759021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0.348767717911545">
                <text:p>0.348767717911545</text:p>
              </table:table-cell>
              <table:table-cell office:value-type="float" office:value="0.344251249640777">
                <text:p>0.344251249640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0.355191635736029">
                <text:p>0.355191635736029</text:p>
              </table:table-cell>
              <table:table-cell office:value-type="float" office:value="0.336753918545898">
                <text:p>0.3367539185458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0.349930107067538">
                <text:p>0.349930107067538</text:p>
              </table:table-cell>
              <table:table-cell office:value-type="float" office:value="0.344532299336542">
                <text:p>0.3445322993365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0.356732030141753">
                <text:p>0.356732030141753</text:p>
              </table:table-cell>
              <table:table-cell office:value-type="float" office:value="0.340173598203678">
                <text:p>0.3401735982036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0.355637620601351">
                <text:p>0.355637620601351</text:p>
              </table:table-cell>
              <table:table-cell office:value-type="float" office:value="0.339627918735159">
                <text:p>0.3396279187351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0.355430275770632">
                <text:p>0.355430275770632</text:p>
              </table:table-cell>
              <table:table-cell office:value-type="float" office:value="0.348197006123056">
                <text:p>0.348197006123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0.355250899322821">
                <text:p>0.355250899322821</text:p>
              </table:table-cell>
              <table:table-cell office:value-type="float" office:value="0.339623035084163">
                <text:p>0.3396230350841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0.3595395015685">
                <text:p>0.3595395015685</text:p>
              </table:table-cell>
              <table:table-cell office:value-type="float" office:value="0.343608316224793">
                <text:p>0.3436083162247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61125813416906">
                <text:p>0.361125813416906</text:p>
              </table:table-cell>
              <table:table-cell office:value-type="float" office:value="0.359730220215104">
                <text:p>0.359730220215104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0.359496030810428">
                <text:p>0.359496030810428</text:p>
              </table:table-cell>
              <table:table-cell office:value-type="float" office:value="0.346069780700941">
                <text:p>0.3460697807009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66992573047327">
                <text:p>0.366992573047327</text:p>
              </table:table-cell>
              <table:table-cell office:value-type="float" office:value="0.358147330952877">
                <text:p>0.358147330952877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0.357206252547423">
                <text:p>0.357206252547423</text:p>
              </table:table-cell>
              <table:table-cell office:value-type="float" office:value="0.342848313965832">
                <text:p>0.342848313965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6689442705204">
                <text:p>0.36689442705204</text:p>
              </table:table-cell>
              <table:table-cell office:value-type="float" office:value="0.362294450206905">
                <text:p>0.362294450206905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0.360316289170579">
                <text:p>0.360316289170579</text:p>
              </table:table-cell>
              <table:table-cell office:value-type="float" office:value="0.348610934833945">
                <text:p>0.3486109348339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60867099006945">
                <text:p>0.360867099006945</text:p>
              </table:table-cell>
              <table:table-cell office:value-type="float" office:value="0.35414878934377">
                <text:p>0.35414878934377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0.35884929978434">
                <text:p>0.35884929978434</text:p>
              </table:table-cell>
              <table:table-cell office:value-type="float" office:value="0.344180538776372">
                <text:p>0.3441805387763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6552802279728">
                <text:p>0.36552802279728</text:p>
              </table:table-cell>
              <table:table-cell office:value-type="float" office:value="0.362114937824419">
                <text:p>0.362114937824419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0.355324205215311">
                <text:p>0.355324205215311</text:p>
              </table:table-cell>
              <table:table-cell office:value-type="float" office:value="0.343594452002896">
                <text:p>0.3435944520028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6589991761348">
                <text:p>0.36589991761348</text:p>
              </table:table-cell>
              <table:table-cell office:value-type="float" office:value="0.36217837036609">
                <text:p>0.36217837036609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0.361822018298829">
                <text:p>0.361822018298829</text:p>
              </table:table-cell>
              <table:table-cell office:value-type="float" office:value="0.351681742817347">
                <text:p>0.3516817428173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65430729981622">
                <text:p>0.365430729981622</text:p>
              </table:table-cell>
              <table:table-cell office:value-type="float" office:value="0.357085212060015">
                <text:p>0.357085212060015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0.363678786567212">
                <text:p>0.363678786567212</text:p>
              </table:table-cell>
              <table:table-cell office:value-type="float" office:value="0.344069025919351">
                <text:p>0.3440690259193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62989326682181">
                <text:p>0.362989326682181</text:p>
              </table:table-cell>
              <table:table-cell office:value-type="float" office:value="0.355040188786344">
                <text:p>0.355040188786344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0.365263576412814">
                <text:p>0.365263576412814</text:p>
              </table:table-cell>
              <table:table-cell office:value-type="float" office:value="0.346841882804362">
                <text:p>0.34684188280436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64638149998702">
                <text:p>0.364638149998702</text:p>
              </table:table-cell>
              <table:table-cell office:value-type="float" office:value="0.351367787401184">
                <text:p>0.351367787401184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0.365160516327791">
                <text:p>0.365160516327791</text:p>
              </table:table-cell>
              <table:table-cell office:value-type="float" office:value="0.346106924556711">
                <text:p>0.346106924556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0859571816152">
                <text:p>0.360859571816152</text:p>
              </table:table-cell>
              <table:table-cell office:value-type="float" office:value="0.35775015913968">
                <text:p>0.35775015913968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0.354718240560286">
                <text:p>0.354718240560286</text:p>
              </table:table-cell>
              <table:table-cell office:value-type="float" office:value="0.347761954770625">
                <text:p>0.34776195477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67303746639025">
                <text:p>0.367303746639025</text:p>
              </table:table-cell>
              <table:table-cell office:value-type="float" office:value="0.357181511250753">
                <text:p>0.357181511250753</text:p>
              </table:table-cell>
              <table:table-cell office:value-type="float" office:value="0.364463358836908">
                <text:p>0.364463358836908</text:p>
              </table:table-cell>
              <table:table-cell office:value-type="float" office:value="0.357873139670661">
                <text:p>0.357873139670661</text:p>
              </table:table-cell>
              <table:table-cell office:value-type="float" office:value="0.352579438991846">
                <text:p>0.35257943899184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63469019322582">
                <text:p>0.363469019322582</text:p>
              </table:table-cell>
              <table:table-cell office:value-type="float" office:value="0.357073310177519">
                <text:p>0.357073310177519</text:p>
              </table:table-cell>
              <table:table-cell office:value-type="float" office:value="0.364495789804419">
                <text:p>0.364495789804419</text:p>
              </table:table-cell>
              <table:table-cell office:value-type="float" office:value="0.36822256336262">
                <text:p>0.36822256336262</text:p>
              </table:table-cell>
              <table:table-cell office:value-type="float" office:value="0.34380996163005">
                <text:p>0.343809961630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65152788423803">
                <text:p>0.365152788423803</text:p>
              </table:table-cell>
              <table:table-cell office:value-type="float" office:value="0.355722147322931">
                <text:p>0.355722147322931</text:p>
              </table:table-cell>
              <table:table-cell office:value-type="float" office:value="0.35919871596011">
                <text:p>0.35919871596011</text:p>
              </table:table-cell>
              <table:table-cell office:value-type="float" office:value="0.360109786820164">
                <text:p>0.360109786820164</text:p>
              </table:table-cell>
              <table:table-cell office:value-type="float" office:value="0.3511944492647">
                <text:p>0.35119444926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63631864400869">
                <text:p>0.363631864400869</text:p>
              </table:table-cell>
              <table:table-cell office:value-type="float" office:value="0.359140960757823">
                <text:p>0.359140960757823</text:p>
              </table:table-cell>
              <table:table-cell office:value-type="float" office:value="0.363817907910491">
                <text:p>0.363817907910491</text:p>
              </table:table-cell>
              <table:table-cell office:value-type="float" office:value="0.368014901094732">
                <text:p>0.368014901094732</text:p>
              </table:table-cell>
              <table:table-cell office:value-type="float" office:value="0.351184638539996">
                <text:p>0.3511846385399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62835357818434">
                <text:p>0.362835357818434</text:p>
              </table:table-cell>
              <table:table-cell office:value-type="float" office:value="0.349193267932695">
                <text:p>0.349193267932695</text:p>
              </table:table-cell>
              <table:table-cell office:value-type="float" office:value="0.362634577763243">
                <text:p>0.362634577763243</text:p>
              </table:table-cell>
              <table:table-cell office:value-type="float" office:value="0.368488273421064">
                <text:p>0.368488273421064</text:p>
              </table:table-cell>
              <table:table-cell office:value-type="float" office:value="0.33869449391166">
                <text:p>0.338694493911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6054044582406">
                <text:p>0.36054044582406</text:p>
              </table:table-cell>
              <table:table-cell office:value-type="float" office:value="0.359516498372787">
                <text:p>0.359516498372787</text:p>
              </table:table-cell>
              <table:table-cell office:value-type="float" office:value="0.363138483643663">
                <text:p>0.363138483643663</text:p>
              </table:table-cell>
              <table:table-cell office:value-type="float" office:value="0.357208144667104">
                <text:p>0.357208144667104</text:p>
              </table:table-cell>
              <table:table-cell office:value-type="float" office:value="0.353592683607257">
                <text:p>0.3535926836072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64711238339076">
                <text:p>0.364711238339076</text:p>
              </table:table-cell>
              <table:table-cell office:value-type="float" office:value="0.356635415552178">
                <text:p>0.356635415552178</text:p>
              </table:table-cell>
              <table:table-cell office:value-type="float" office:value="0.355355327440521">
                <text:p>0.355355327440521</text:p>
              </table:table-cell>
              <table:table-cell office:value-type="float" office:value="0.363044178693429">
                <text:p>0.363044178693429</text:p>
              </table:table-cell>
              <table:table-cell office:value-type="float" office:value="0.35142973599748">
                <text:p>0.351429735997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63035056753191">
                <text:p>0.363035056753191</text:p>
              </table:table-cell>
              <table:table-cell office:value-type="float" office:value="0.357684406939786">
                <text:p>0.357684406939786</text:p>
              </table:table-cell>
              <table:table-cell office:value-type="float" office:value="0.366005519552106">
                <text:p>0.366005519552106</text:p>
              </table:table-cell>
              <table:table-cell office:value-type="float" office:value="0.368947066143609">
                <text:p>0.368947066143609</text:p>
              </table:table-cell>
              <table:table-cell office:value-type="float" office:value="0.354133868218302">
                <text:p>0.3541338682183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67994520955216">
                <text:p>0.367994520955216</text:p>
              </table:table-cell>
              <table:table-cell office:value-type="float" office:value="0.354089536472262">
                <text:p>0.354089536472262</text:p>
              </table:table-cell>
              <table:table-cell office:value-type="float" office:value="0.364914416463401">
                <text:p>0.364914416463401</text:p>
              </table:table-cell>
              <table:table-cell office:value-type="float" office:value="0.347648062682518">
                <text:p>0.347648062682518</text:p>
              </table:table-cell>
              <table:table-cell office:value-type="float" office:value="0.353929257890192">
                <text:p>0.3539292578901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5576269338039">
                <text:p>0.365576269338039</text:p>
              </table:table-cell>
              <table:table-cell office:value-type="float" office:value="0.354465590165258">
                <text:p>0.354465590165258</text:p>
              </table:table-cell>
              <table:table-cell office:value-type="float" office:value="0.361857161049698">
                <text:p>0.361857161049698</text:p>
              </table:table-cell>
              <table:table-cell office:value-type="float" office:value="0.365605033802965">
                <text:p>0.365605033802965</text:p>
              </table:table-cell>
              <table:table-cell office:value-type="float" office:value="0.353267318061467">
                <text:p>0.3532673180614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2:'f-AUC'.A42 'f-AUC'.B2:'f-AUC'.B62 'f-AUC'.H2:'f-AUC'.I62 'f-AUC'.M2:'f-AUC'.N6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62" chart:label-cell-address="'f-AUC'.B2:'f-AUC'.B2" chart:class="chart:line">
            <chart:data-point chart:repeated="60"/>
          </chart:series>
          <chart:series chart:style-name="ch9" chart:values-cell-range-address="'f-AUC'.H3:'f-AUC'.H62" chart:label-cell-address="'f-AUC'.H2:'f-AUC'.H2" chart:class="chart:line">
            <chart:data-point chart:repeated="60"/>
          </chart:series>
          <chart:series chart:style-name="ch10" chart:values-cell-range-address="'f-AUC'.I3:'f-AUC'.I62" chart:label-cell-address="'f-AUC'.I2:'f-AUC'.I2" chart:class="chart:line">
            <chart:data-point chart:repeated="60"/>
          </chart:series>
          <chart:series chart:style-name="ch11" chart:values-cell-range-address="'f-AUC'.M3:'f-AUC'.M62" chart:label-cell-address="'f-AUC'.M2:'f-AUC'.M2" chart:class="chart:line">
            <chart:data-point chart:repeated="60"/>
          </chart:series>
          <chart:series chart:style-name="ch12" chart:values-cell-range-address="'f-AUC'.N3:'f-AUC'.N62" chart:label-cell-address="'f-AUC'.N2:'f-AUC'.N2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62</svg:desc>
                </draw:g>
              </table:table-cell>
              <table:table-cell office:value-type="float" office:value="0.705752">
                <text:p>0.705752</text:p>
                <draw:g>
                  <svg:desc>'f-AUC'.H3:'f-AUC'.H62</svg:desc>
                </draw:g>
              </table:table-cell>
              <table:table-cell office:value-type="float" office:value="0.649216">
                <text:p>0.649216</text:p>
                <draw:g>
                  <svg:desc>'f-AUC'.I3:'f-AUC'.I62</svg:desc>
                </draw:g>
              </table:table-cell>
              <table:table-cell office:value-type="float" office:value="0.588691">
                <text:p>0.588691</text:p>
                <draw:g>
                  <svg:desc>'f-AUC'.M3:'f-AUC'.M62</svg:desc>
                </draw:g>
              </table:table-cell>
              <table:table-cell office:value-type="float" office:value="0.502361">
                <text:p>0.502361</text:p>
                <draw:g>
                  <svg:desc>'f-AUC'.N3:'f-AUC'.N6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0.722567">
                <text:p>0.7225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0.729649">
                <text:p>0.729649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0.725602">
                <text:p>0.72560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0.714769">
                <text:p>0.714769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0.734065">
                <text:p>0.73406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0.727864">
                <text:p>0.7278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0.734333">
                <text:p>0.734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0.726267">
                <text:p>0.72626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0.739417">
                <text:p>0.739417</text:p>
              </table:table-cell>
              <table:table-cell office:value-type="float" office:value="0.736364">
                <text:p>0.736364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0.750027">
                <text:p>0.750027</text:p>
              </table:table-cell>
              <table:table-cell office:value-type="float" office:value="0.734942">
                <text:p>0.73494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0.75167">
                <text:p>0.75167</text:p>
              </table:table-cell>
              <table:table-cell office:value-type="float" office:value="0.73557">
                <text:p>0.7355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0.750664">
                <text:p>0.750664</text:p>
              </table:table-cell>
              <table:table-cell office:value-type="float" office:value="0.729517">
                <text:p>0.7295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0.750722">
                <text:p>0.750722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0.749544">
                <text:p>0.749544</text:p>
              </table:table-cell>
              <table:table-cell office:value-type="float" office:value="0.74459">
                <text:p>0.74459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0.76017">
                <text:p>0.76017</text:p>
              </table:table-cell>
              <table:table-cell office:value-type="float" office:value="0.735822">
                <text:p>0.73582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0.757258">
                <text:p>0.757258</text:p>
              </table:table-cell>
              <table:table-cell office:value-type="float" office:value="0.738942">
                <text:p>0.738942</text:p>
              </table:table-cell>
            </table:table-row>
            <table:table-row>
              <table:table-cell office:value-type="string"/>
              <table:table-cell office:value-type="float" office:value="0.775509">
                <text:p>0.775509</text:p>
              </table:table-cell>
              <table:table-cell office:value-type="float" office:value="0.765469">
                <text:p>0.765469</text:p>
              </table:table-cell>
              <table:table-cell office:value-type="float" office:value="0.778778">
                <text:p>0.778778</text:p>
              </table:table-cell>
              <table:table-cell office:value-type="float" office:value="0.763814">
                <text:p>0.763814</text:p>
              </table:table-cell>
              <table:table-cell office:value-type="float" office:value="0.742728">
                <text:p>0.742728</text:p>
              </table:table-cell>
            </table:table-row>
            <table:table-row>
              <table:table-cell office:value-type="string"/>
              <table:table-cell office:value-type="float" office:value="0.781616">
                <text:p>0.781616</text:p>
              </table:table-cell>
              <table:table-cell office:value-type="float" office:value="0.766665">
                <text:p>0.766665</text:p>
              </table:table-cell>
              <table:table-cell office:value-type="float" office:value="0.779096">
                <text:p>0.779096</text:p>
              </table:table-cell>
              <table:table-cell office:value-type="float" office:value="0.763188">
                <text:p>0.763188</text:p>
              </table:table-cell>
              <table:table-cell office:value-type="float" office:value="0.744716">
                <text:p>0.744716</text:p>
              </table:table-cell>
            </table:table-row>
            <table:table-row>
              <table:table-cell office:value-type="string"/>
              <table:table-cell office:value-type="float" office:value="0.777856">
                <text:p>0.777856</text:p>
              </table:table-cell>
              <table:table-cell office:value-type="float" office:value="0.769095">
                <text:p>0.769095</text:p>
              </table:table-cell>
              <table:table-cell office:value-type="float" office:value="0.774501">
                <text:p>0.774501</text:p>
              </table:table-cell>
              <table:table-cell office:value-type="float" office:value="0.761762">
                <text:p>0.761762</text:p>
              </table:table-cell>
              <table:table-cell office:value-type="float" office:value="0.743928">
                <text:p>0.743928</text:p>
              </table:table-cell>
            </table:table-row>
            <table:table-row>
              <table:table-cell office:value-type="string"/>
              <table:table-cell office:value-type="float" office:value="0.775639">
                <text:p>0.775639</text:p>
              </table:table-cell>
              <table:table-cell office:value-type="float" office:value="0.763391">
                <text:p>0.763391</text:p>
              </table:table-cell>
              <table:table-cell office:value-type="float" office:value="0.777648">
                <text:p>0.777648</text:p>
              </table:table-cell>
              <table:table-cell office:value-type="float" office:value="0.761839">
                <text:p>0.761839</text:p>
              </table:table-cell>
              <table:table-cell office:value-type="float" office:value="0.738716">
                <text:p>0.738716</text:p>
              </table:table-cell>
            </table:table-row>
            <table:table-row>
              <table:table-cell office:value-type="string"/>
              <table:table-cell office:value-type="float" office:value="0.777594">
                <text:p>0.777594</text:p>
              </table:table-cell>
              <table:table-cell office:value-type="float" office:value="0.768914">
                <text:p>0.768914</text:p>
              </table:table-cell>
              <table:table-cell office:value-type="float" office:value="0.770237">
                <text:p>0.770237</text:p>
              </table:table-cell>
              <table:table-cell office:value-type="float" office:value="0.768684">
                <text:p>0.768684</text:p>
              </table:table-cell>
              <table:table-cell office:value-type="float" office:value="0.739339">
                <text:p>0.739339</text:p>
              </table:table-cell>
            </table:table-row>
            <table:table-row>
              <table:table-cell office:value-type="string"/>
              <table:table-cell office:value-type="float" office:value="0.77927">
                <text:p>0.77927</text:p>
              </table:table-cell>
              <table:table-cell office:value-type="float" office:value="0.769868">
                <text:p>0.769868</text:p>
              </table:table-cell>
              <table:table-cell office:value-type="float" office:value="0.778975">
                <text:p>0.778975</text:p>
              </table:table-cell>
              <table:table-cell office:value-type="float" office:value="0.764633">
                <text:p>0.764633</text:p>
              </table:table-cell>
              <table:table-cell office:value-type="float" office:value="0.750157">
                <text:p>0.750157</text:p>
              </table:table-cell>
            </table:table-row>
            <table:table-row>
              <table:table-cell office:value-type="string"/>
              <table:table-cell office:value-type="float" office:value="0.774682">
                <text:p>0.774682</text:p>
              </table:table-cell>
              <table:table-cell office:value-type="float" office:value="0.762168">
                <text:p>0.762168</text:p>
              </table:table-cell>
              <table:table-cell office:value-type="float" office:value="0.773904">
                <text:p>0.773904</text:p>
              </table:table-cell>
              <table:table-cell office:value-type="float" office:value="0.767782">
                <text:p>0.767782</text:p>
              </table:table-cell>
              <table:table-cell office:value-type="float" office:value="0.745843">
                <text:p>0.745843</text:p>
              </table:table-cell>
            </table:table-row>
            <table:table-row>
              <table:table-cell office:value-type="string"/>
              <table:table-cell office:value-type="float" office:value="0.77975">
                <text:p>0.77975</text:p>
              </table:table-cell>
              <table:table-cell office:value-type="float" office:value="0.754337">
                <text:p>0.754337</text:p>
              </table:table-cell>
              <table:table-cell office:value-type="float" office:value="0.773116">
                <text:p>0.773116</text:p>
              </table:table-cell>
              <table:table-cell office:value-type="float" office:value="0.777301">
                <text:p>0.777301</text:p>
              </table:table-cell>
              <table:table-cell office:value-type="float" office:value="0.74836">
                <text:p>0.74836</text:p>
              </table:table-cell>
            </table:table-row>
            <table:table-row>
              <table:table-cell office:value-type="string"/>
              <table:table-cell office:value-type="float" office:value="0.776123">
                <text:p>0.776123</text:p>
              </table:table-cell>
              <table:table-cell office:value-type="float" office:value="0.753898">
                <text:p>0.753898</text:p>
              </table:table-cell>
              <table:table-cell office:value-type="float" office:value="0.778906">
                <text:p>0.778906</text:p>
              </table:table-cell>
              <table:table-cell office:value-type="float" office:value="0.771913">
                <text:p>0.771913</text:p>
              </table:table-cell>
              <table:table-cell office:value-type="float" office:value="0.750074">
                <text:p>0.750074</text:p>
              </table:table-cell>
            </table:table-row>
            <table:table-row>
              <table:table-cell office:value-type="string"/>
              <table:table-cell office:value-type="float" office:value="0.770664">
                <text:p>0.770664</text:p>
              </table:table-cell>
              <table:table-cell office:value-type="float" office:value="0.759139">
                <text:p>0.759139</text:p>
              </table:table-cell>
              <table:table-cell office:value-type="float" office:value="0.768858">
                <text:p>0.768858</text:p>
              </table:table-cell>
              <table:table-cell office:value-type="float" office:value="0.772835">
                <text:p>0.772835</text:p>
              </table:table-cell>
              <table:table-cell office:value-type="float" office:value="0.751222">
                <text:p>0.751222</text:p>
              </table:table-cell>
            </table:table-row>
            <table:table-row>
              <table:table-cell office:value-type="string"/>
              <table:table-cell office:value-type="float" office:value="0.777018">
                <text:p>0.777018</text:p>
              </table:table-cell>
              <table:table-cell office:value-type="float" office:value="0.758132">
                <text:p>0.758132</text:p>
              </table:table-cell>
              <table:table-cell office:value-type="float" office:value="0.776158">
                <text:p>0.776158</text:p>
              </table:table-cell>
              <table:table-cell office:value-type="float" office:value="0.776394">
                <text:p>0.776394</text:p>
              </table:table-cell>
              <table:table-cell office:value-type="float" office:value="0.751477">
                <text:p>0.751477</text:p>
              </table:table-cell>
            </table:table-row>
            <table:table-row>
              <table:table-cell office:value-type="string"/>
              <table:table-cell office:value-type="float" office:value="0.772079">
                <text:p>0.772079</text:p>
              </table:table-cell>
              <table:table-cell office:value-type="float" office:value="0.760642">
                <text:p>0.760642</text:p>
              </table:table-cell>
              <table:table-cell office:value-type="float" office:value="0.77913">
                <text:p>0.77913</text:p>
              </table:table-cell>
              <table:table-cell office:value-type="float" office:value="0.776906">
                <text:p>0.776906</text:p>
              </table:table-cell>
              <table:table-cell office:value-type="float" office:value="0.750507">
                <text:p>0.750507</text:p>
              </table:table-cell>
            </table:table-row>
            <table:table-row>
              <table:table-cell office:value-type="string"/>
              <table:table-cell office:value-type="float" office:value="0.773494">
                <text:p>0.773494</text:p>
              </table:table-cell>
              <table:table-cell office:value-type="float" office:value="0.76174">
                <text:p>0.76174</text:p>
              </table:table-cell>
              <table:table-cell office:value-type="float" office:value="0.772028">
                <text:p>0.772028</text:p>
              </table:table-cell>
              <table:table-cell office:value-type="float" office:value="0.776737">
                <text:p>0.776737</text:p>
              </table:table-cell>
              <table:table-cell office:value-type="float" office:value="0.745836">
                <text:p>0.745836</text:p>
              </table:table-cell>
            </table:table-row>
            <table:table-row>
              <table:table-cell office:value-type="string"/>
              <table:table-cell office:value-type="float" office:value="0.772489">
                <text:p>0.772489</text:p>
              </table:table-cell>
              <table:table-cell office:value-type="float" office:value="0.761115">
                <text:p>0.761115</text:p>
              </table:table-cell>
              <table:table-cell office:value-type="float" office:value="0.775016">
                <text:p>0.775016</text:p>
              </table:table-cell>
              <table:table-cell office:value-type="float" office:value="0.77698">
                <text:p>0.77698</text:p>
              </table:table-cell>
              <table:table-cell office:value-type="float" office:value="0.757918">
                <text:p>0.757918</text:p>
              </table:table-cell>
            </table:table-row>
            <table:table-row>
              <table:table-cell office:value-type="string"/>
              <table:table-cell office:value-type="float" office:value="0.767616">
                <text:p>0.767616</text:p>
              </table:table-cell>
              <table:table-cell office:value-type="float" office:value="0.751182">
                <text:p>0.751182</text:p>
              </table:table-cell>
              <table:table-cell office:value-type="float" office:value="0.770154">
                <text:p>0.770154</text:p>
              </table:table-cell>
              <table:table-cell office:value-type="float" office:value="0.779262">
                <text:p>0.779262</text:p>
              </table:table-cell>
              <table:table-cell office:value-type="float" office:value="0.751573">
                <text:p>0.751573</text:p>
              </table:table-cell>
            </table:table-row>
            <table:table-row>
              <table:table-cell office:value-type="string"/>
              <table:table-cell office:value-type="float" office:value="0.76883">
                <text:p>0.76883</text:p>
              </table:table-cell>
              <table:table-cell office:value-type="float" office:value="0.764944">
                <text:p>0.764944</text:p>
              </table:table-cell>
              <table:table-cell office:value-type="float" office:value="0.774382">
                <text:p>0.774382</text:p>
              </table:table-cell>
              <table:table-cell office:value-type="float" office:value="0.783298">
                <text:p>0.783298</text:p>
              </table:table-cell>
              <table:table-cell office:value-type="float" office:value="0.757301">
                <text:p>0.757301</text:p>
              </table:table-cell>
            </table:table-row>
            <table:table-row>
              <table:table-cell office:value-type="string"/>
              <table:table-cell office:value-type="float" office:value="0.771068">
                <text:p>0.771068</text:p>
              </table:table-cell>
              <table:table-cell office:value-type="float" office:value="0.764363">
                <text:p>0.764363</text:p>
              </table:table-cell>
              <table:table-cell office:value-type="float" office:value="0.760824">
                <text:p>0.760824</text:p>
              </table:table-cell>
              <table:table-cell office:value-type="float" office:value="0.785297">
                <text:p>0.785297</text:p>
              </table:table-cell>
              <table:table-cell office:value-type="float" office:value="0.757055">
                <text:p>0.757055</text:p>
              </table:table-cell>
            </table:table-row>
            <table:table-row>
              <table:table-cell office:value-type="string"/>
              <table:table-cell office:value-type="float" office:value="0.776294">
                <text:p>0.776294</text:p>
              </table:table-cell>
              <table:table-cell office:value-type="float" office:value="0.7582">
                <text:p>0.7582</text:p>
              </table:table-cell>
              <table:table-cell office:value-type="float" office:value="0.773286">
                <text:p>0.773286</text:p>
              </table:table-cell>
              <table:table-cell office:value-type="float" office:value="0.784593">
                <text:p>0.784593</text:p>
              </table:table-cell>
              <table:table-cell office:value-type="float" office:value="0.759155">
                <text:p>0.759155</text:p>
              </table:table-cell>
            </table:table-row>
            <table:table-row>
              <table:table-cell office:value-type="string"/>
              <table:table-cell office:value-type="float" office:value="0.776423">
                <text:p>0.776423</text:p>
              </table:table-cell>
              <table:table-cell office:value-type="float" office:value="0.752616">
                <text:p>0.752616</text:p>
              </table:table-cell>
              <table:table-cell office:value-type="float" office:value="0.773985">
                <text:p>0.773985</text:p>
              </table:table-cell>
              <table:table-cell office:value-type="float" office:value="0.784387">
                <text:p>0.784387</text:p>
              </table:table-cell>
              <table:table-cell office:value-type="float" office:value="0.753697">
                <text:p>0.753697</text:p>
              </table:table-cell>
            </table:table-row>
            <table:table-row>
              <table:table-cell office:value-type="string"/>
              <table:table-cell office:value-type="float" office:value="0.775905">
                <text:p>0.775905</text:p>
              </table:table-cell>
              <table:table-cell office:value-type="float" office:value="0.759325">
                <text:p>0.759325</text:p>
              </table:table-cell>
              <table:table-cell office:value-type="float" office:value="0.762579">
                <text:p>0.762579</text:p>
              </table:table-cell>
              <table:table-cell office:value-type="float" office:value="0.775369">
                <text:p>0.775369</text:p>
              </table:table-cell>
              <table:table-cell office:value-type="float" office:value="0.753489">
                <text:p>0.75348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1" chart:maximum="0.3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v22 240x320 vs 480x640</text:p>
        </chart:title>
        <chart:legend chart:legend-position="end" svg:x="13.677cm" svg:y="3.703cm" style:legend-expansion="high" chart:style-name="ch3"/>
        <chart:plot-area chart:style-name="ch4" table:cell-range-address="'F1-mean f-AUC'.A3:'F1-mean f-AUC'.A42 'F1-mean f-AUC'.C2:'F1-mean f-AUC'.C42 'F1-mean f-AUC'.R2:'F1-mean f-AUC'.S42" chart:data-source-has-labels="both" svg:x="0.32cm" svg:y="1.275cm" svg:width="13.037cm" svg:height="7.545cm">
          <chart:coordinate-region svg:x="1.232cm" svg:y="1.396cm" svg:width="12.125cm" svg:height="6.422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9" chart:values-cell-range-address="'F1-mean f-AUC'.R3:'F1-mean f-AUC'.R42" chart:label-cell-address="'F1-mean f-AUC'.R2:'F1-mean f-AUC'.R2" chart:class="chart:line">
            <chart:data-point chart:repeated="40"/>
          </chart:series>
          <chart:series chart:style-name="ch10" chart:values-cell-range-address="'F1-mean f-AUC'.S3:'F1-mean f-AUC'.S42" chart:label-cell-address="'F1-mean f-AUC'.S2:'F1-mean f-AUC'.S2" chart:class="chart:line">
            <chart:data-point chart:repeated="4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30</text:p>
                <draw:g>
                  <svg:desc>'F1-mean f-AUC'.R2:'F1-mean f-AUC'.R2</svg:desc>
                </draw:g>
              </table:table-cell>
              <table:table-cell office:value-type="string">
                <text:p>V30_2</text:p>
                <draw:g>
                  <svg:desc>'F1-mean f-AUC'.S2:'F1-mean f-AUC'.S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33222687952024">
                <text:p>0.33222687952024</text:p>
                <draw:g>
                  <svg:desc>'F1-mean f-AUC'.R3:'F1-mean f-AUC'.R42</svg:desc>
                </draw:g>
              </table:table-cell>
              <table:table-cell office:value-type="float" office:value="0">
                <text:p>0</text:p>
                <draw:g>
                  <svg:desc>'F1-mean f-AUC'.S3:'F1-mean f-AUC'.S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47953553573077">
                <text:p>0.347953553573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9711893052515">
                <text:p>0.349711893052515</text:p>
              </table:table-cell>
              <table:table-cell office:value-type="float" office:value="0.264453929690878">
                <text:p>0.2644539296908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53200873426444">
                <text:p>0.353200873426444</text:p>
              </table:table-cell>
              <table:table-cell office:value-type="float" office:value="0.330254595733493">
                <text:p>0.33025459573349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6753816791282">
                <text:p>0.356753816791282</text:p>
              </table:table-cell>
              <table:table-cell office:value-type="float" office:value="0.338598339119018">
                <text:p>0.3385983391190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60081081356338">
                <text:p>0.360081081356338</text:p>
              </table:table-cell>
              <table:table-cell office:value-type="float" office:value="0.344629620045519">
                <text:p>0.3446296200455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65120920050359">
                <text:p>0.365120920050359</text:p>
              </table:table-cell>
              <table:table-cell office:value-type="float" office:value="0.343754751922303">
                <text:p>0.34375475192230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70422916605175">
                <text:p>0.370422916605175</text:p>
              </table:table-cell>
              <table:table-cell office:value-type="float" office:value="0.344072060386332">
                <text:p>0.34407206038633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71088532051691">
                <text:p>0.371088532051691</text:p>
              </table:table-cell>
              <table:table-cell office:value-type="float" office:value="0.348004987597118">
                <text:p>0.34800498759711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70225517462152">
                <text:p>0.370225517462152</text:p>
              </table:table-cell>
              <table:table-cell office:value-type="float" office:value="0.357058390153274">
                <text:p>0.3570583901532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62879356542688">
                <text:p>0.362879356542688</text:p>
              </table:table-cell>
              <table:table-cell office:value-type="float" office:value="0.357757080659916">
                <text:p>0.35775708065991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9520458360842">
                <text:p>0.369520458360842</text:p>
              </table:table-cell>
              <table:table-cell office:value-type="float" office:value="0.357938453010209">
                <text:p>0.3579384530102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78121266637932">
                <text:p>0.378121266637932</text:p>
              </table:table-cell>
              <table:table-cell office:value-type="float" office:value="0.360591873406179">
                <text:p>0.36059187340617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72156087582992">
                <text:p>0.372156087582992</text:p>
              </table:table-cell>
              <table:table-cell office:value-type="float" office:value="0.344710846010241">
                <text:p>0.34471084601024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7446674044624">
                <text:p>0.37446674044624</text:p>
              </table:table-cell>
              <table:table-cell office:value-type="float" office:value="0.360541684720733">
                <text:p>0.36054168472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82054840036869">
                <text:p>0.382054840036869</text:p>
              </table:table-cell>
              <table:table-cell office:value-type="float" office:value="0.356125895352719">
                <text:p>0.35612589535271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79112369028028">
                <text:p>0.379112369028028</text:p>
              </table:table-cell>
              <table:table-cell office:value-type="float" office:value="0.362132160156916">
                <text:p>0.3621321601569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79601863344212">
                <text:p>0.379601863344212</text:p>
              </table:table-cell>
              <table:table-cell office:value-type="float" office:value="0.371409084794052">
                <text:p>0.37140908479405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78521959197677">
                <text:p>0.378521959197677</text:p>
              </table:table-cell>
              <table:table-cell office:value-type="float" office:value="0.372345509853008">
                <text:p>0.37234550985300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76707395840886">
                <text:p>0.376707395840886</text:p>
              </table:table-cell>
              <table:table-cell office:value-type="float" office:value="0.36977716621321">
                <text:p>0.3697771662132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79166145064618">
                <text:p>0.379166145064618</text:p>
              </table:table-cell>
              <table:table-cell office:value-type="float" office:value="0.37510683262729">
                <text:p>0.375106832627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8281029012492">
                <text:p>0.38281029012492</text:p>
              </table:table-cell>
              <table:table-cell office:value-type="float" office:value="0.372542837408961">
                <text:p>0.372542837408961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79750968841748">
                <text:p>0.379750968841748</text:p>
              </table:table-cell>
              <table:table-cell office:value-type="float" office:value="0.376064645158383">
                <text:p>0.3760646451583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80126222142299">
                <text:p>0.380126222142299</text:p>
              </table:table-cell>
              <table:table-cell office:value-type="float" office:value="0.372623142098092">
                <text:p>0.37262314209809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83684938033776">
                <text:p>0.383684938033776</text:p>
              </table:table-cell>
              <table:table-cell office:value-type="float" office:value="0.367407645353435">
                <text:p>0.367407645353435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84888442068314">
                <text:p>0.384888442068314</text:p>
              </table:table-cell>
              <table:table-cell office:value-type="float" office:value="0.380692777487816">
                <text:p>0.38069277748781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81182882549103">
                <text:p>0.381182882549103</text:p>
              </table:table-cell>
              <table:table-cell office:value-type="float" office:value="0.379629296620945">
                <text:p>0.379629296620945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82879258390893">
                <text:p>0.382879258390893</text:p>
              </table:table-cell>
              <table:table-cell office:value-type="float" office:value="0.378351072649027">
                <text:p>0.37835107264902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80537977665482">
                <text:p>0.380537977665482</text:p>
              </table:table-cell>
              <table:table-cell office:value-type="float" office:value="0.380544315424582">
                <text:p>0.38054431542458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80626317727763">
                <text:p>0.380626317727763</text:p>
              </table:table-cell>
              <table:table-cell office:value-type="float" office:value="0.368819326153703">
                <text:p>0.36881932615370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79851791918264">
                <text:p>0.379851791918264</text:p>
              </table:table-cell>
              <table:table-cell office:value-type="float" office:value="0.383160922738334">
                <text:p>0.38316092273833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76995175096291">
                <text:p>0.376995175096291</text:p>
              </table:table-cell>
              <table:table-cell office:value-type="float" office:value="0.375566658349594">
                <text:p>0.37556665834959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79554236807472">
                <text:p>0.379554236807472</text:p>
              </table:table-cell>
              <table:table-cell office:value-type="float" office:value="0.371669999651345">
                <text:p>0.37166999965134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82750592448967">
                <text:p>0.382750592448967</text:p>
              </table:table-cell>
              <table:table-cell office:value-type="float" office:value="0.382734404374813">
                <text:p>0.38273440437481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85723456059862">
                <text:p>0.385723456059862</text:p>
              </table:table-cell>
              <table:table-cell office:value-type="float" office:value="0.380792527925884">
                <text:p>0.380792527925884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81649501559171">
                <text:p>0.381649501559171</text:p>
              </table:table-cell>
              <table:table-cell office:value-type="float" office:value="0.383602299872935">
                <text:p>0.38360229987293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8233509216804">
                <text:p>0.38233509216804</text:p>
              </table:table-cell>
              <table:table-cell office:value-type="float" office:value="0.38376410518223">
                <text:p>0.3837641051822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81893485949081">
                <text:p>0.381893485949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79151082858623">
                <text:p>0.379151082858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74425610402688">
                <text:p>0.3744256104026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